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Courier New" svg:font-family="Courier New"/>
    <style:font-face style:name="Trebuchet MS" svg:font-family="Trebuchet MS"/>
  </office:font-face-decls>
  <office:automatic-styles>
    <style:style style:name="P1" style:family="paragraph" style:parent-style-name="Title" style:master-page-name="Standard">
      <style:paragraph-properties fo:text-align="center" fo:break-before="auto" fo:line-height="115%" style:writing-mode="lr-tb"/>
    </style:style>
    <style:style style:name="T1_1" style:family="text"/>
    <style:style style:name="T1_2" style:family="text"/>
    <style:style style:name="T1_3" style:family="text"/>
    <style:style style:name="T1_4" style:family="text"/>
    <style:style style:name="T1_5" style:family="text"/>
    <style:style style:name="T1_6" style:family="text"/>
    <style:style style:name="T1_7" style:family="text"/>
    <style:style style:name="P2" style:family="paragraph" style:parent-style-name="Heading_20_1">
      <style:paragraph-properties fo:break-before="auto" fo:line-height="115%" fo:margin-top="0cm" fo:margin-bottom="0cm" style:writing-mode="lr-tb"/>
    </style:style>
    <style:style style:name="T2_1" style:family="text"/>
    <style:style style:name="P3" style:family="paragraph" style:parent-style-name="Standard">
      <style:paragraph-properties fo:break-before="auto" fo:line-height="115%" style:writing-mode="lr-tb"/>
    </style:style>
    <style:style style:name="P4" style:family="paragraph" style:parent-style-name="Standard">
      <style:paragraph-properties fo:break-before="auto" fo:line-height="115%" fo:margin-top="0cm" style:writing-mode="lr-tb"/>
    </style:style>
    <style:style style:name="T4_1" style:family="text"/>
    <style:style style:name="T4_2" style:family="text"/>
    <style:style style:name="T4_3" style:family="text"/>
    <style:style style:name="T4_4" style:family="text"/>
    <style:style style:name="T4_5" style:family="text">
      <style:text-properties fo:background-color="#ffffff"/>
    </style:style>
    <style:style style:name="T4_6" style:family="text">
      <style:text-properties fo:background-color="#ffffff"/>
    </style:style>
    <style:style style:name="T4_7" style:family="text">
      <style:text-properties fo:background-color="#ffffff"/>
    </style:style>
    <style:style style:name="T4_8" style:family="text">
      <style:text-properties fo:background-color="#ffffff"/>
    </style:style>
    <style:style style:name="T4_9" style:family="text">
      <style:text-properties fo:background-color="#ffffff"/>
    </style:style>
    <style:style style:name="T4_10" style:family="text">
      <style:text-properties fo:background-color="#ffffff"/>
    </style:style>
    <style:style style:name="T4_11" style:family="text">
      <style:text-properties fo:background-color="#ffffff"/>
    </style:style>
    <style:style style:name="T4_12" style:family="text">
      <style:text-properties fo:background-color="#ffffff"/>
    </style:style>
    <style:style style:name="T4_13" style:family="text">
      <style:text-properties fo:background-color="#ffffff"/>
    </style:style>
    <style:style style:name="T4_14" style:family="text">
      <style:text-properties fo:background-color="#ffffff"/>
    </style:style>
    <style:style style:name="T4_15" style:family="text">
      <style:text-properties fo:background-color="#ffffff"/>
    </style:style>
    <style:style style:name="T4_16" style:family="text">
      <style:text-properties fo:background-color="#ffffff"/>
    </style:style>
    <style:style style:name="T4_17" style:family="text">
      <style:text-properties fo:background-color="#ffffff"/>
    </style:style>
    <style:style style:name="T4_18" style:family="text">
      <style:text-properties fo:background-color="#ffffff"/>
    </style:style>
    <style:style style:name="T4_19" style:family="text">
      <style:text-properties fo:background-color="#ffffff"/>
    </style:style>
    <style:style style:name="T4_20" style:family="text">
      <style:text-properties fo:background-color="#ffffff"/>
    </style:style>
    <style:style style:name="T4_21" style:family="text">
      <style:text-properties fo:background-color="#ffffff"/>
    </style:style>
    <style:style style:name="T4_22" style:family="text">
      <style:text-properties fo:background-color="#ffffff"/>
    </style:style>
    <style:style style:name="T4_23" style:family="text">
      <style:text-properties fo:background-color="#ffffff"/>
    </style:style>
    <style:style style:name="T4_24" style:family="text">
      <style:text-properties fo:background-color="#ffffff"/>
    </style:style>
    <style:style style:name="T4_25" style:family="text">
      <style:text-properties fo:background-color="#ffffff"/>
    </style:style>
    <style:style style:name="T4_26" style:family="text">
      <style:text-properties fo:background-color="#ffffff"/>
    </style:style>
    <style:style style:name="T4_27" style:family="text">
      <style:text-properties fo:background-color="#ffffff"/>
    </style:style>
    <style:style style:name="T4_28" style:family="text">
      <style:text-properties fo:background-color="#ffffff"/>
    </style:style>
    <style:style style:name="T4_29" style:family="text">
      <style:text-properties fo:background-color="#ffffff"/>
    </style:style>
    <style:style style:name="T4_30" style:family="text">
      <style:text-properties fo:background-color="#ffffff"/>
    </style:style>
    <style:style style:name="P5" style:family="paragraph" style:parent-style-name="Standard">
      <style:paragraph-properties fo:break-before="auto" fo:line-height="115%" fo:margin-top="0cm" style:writing-mode="lr-tb"/>
    </style:style>
    <style:style style:name="T5_1" style:family="text"/>
    <style:style style:name="T5_2" style:family="text"/>
    <style:style style:name="T5_3" style:family="text"/>
    <style:style style:name="T5_4" style:family="text"/>
    <style:style style:name="T5_5" style:family="text"/>
    <style:style style:name="T5_6" style:family="text"/>
    <style:style style:name="T5_7" style:family="text"/>
    <style:style style:name="T5_8" style:family="text"/>
    <style:style style:name="T5_9" style:family="text">
      <style:text-properties fo:background-color="#ffffff"/>
    </style:style>
    <style:style style:name="T5_10" style:family="text">
      <style:text-properties fo:background-color="#ffffff"/>
    </style:style>
    <style:style style:name="T5_11" style:family="text">
      <style:text-properties fo:background-color="#ffffff"/>
    </style:style>
    <style:style style:name="T5_12" style:family="text">
      <style:text-properties fo:background-color="#ffffff"/>
    </style:style>
    <style:style style:name="T5_13" style:family="text">
      <style:text-properties fo:background-color="#ffffff"/>
    </style:style>
    <style:style style:name="T5_14" style:family="text">
      <style:text-properties fo:background-color="#ffffff"/>
    </style:style>
    <style:style style:name="T5_15" style:family="text">
      <style:text-properties fo:background-color="#ffffff"/>
    </style:style>
    <style:style style:name="T5_16" style:family="text">
      <style:text-properties fo:background-color="#ffffff"/>
    </style:style>
    <style:style style:name="T5_17" style:family="text">
      <style:text-properties fo:background-color="#ffffff"/>
    </style:style>
    <style:style style:name="T5_18" style:family="text">
      <style:text-properties fo:background-color="#ffffff"/>
    </style:style>
    <style:style style:name="T5_19" style:family="text">
      <style:text-properties fo:background-color="#ffffff"/>
    </style:style>
    <style:style style:name="T5_20" style:family="text">
      <style:text-properties fo:background-color="#ffffff"/>
    </style:style>
    <style:style style:name="T5_21" style:family="text">
      <style:text-properties fo:background-color="#ffffff"/>
    </style:style>
    <style:style style:name="T5_22" style:family="text">
      <style:text-properties fo:background-color="#ffffff"/>
    </style:style>
    <style:style style:name="T5_23" style:family="text">
      <style:text-properties fo:background-color="#ffffff"/>
    </style:style>
    <style:style style:name="T5_24" style:family="text">
      <style:text-properties fo:background-color="#ffffff"/>
    </style:style>
    <style:style style:name="T5_25" style:family="text">
      <style:text-properties fo:background-color="#ffffff"/>
    </style:style>
    <style:style style:name="T5_26" style:family="text">
      <style:text-properties fo:background-color="#ffffff"/>
    </style:style>
    <style:style style:name="T5_27" style:family="text">
      <style:text-properties fo:background-color="#ffffff"/>
    </style:style>
    <style:style style:name="T5_28" style:family="text">
      <style:text-properties fo:background-color="#ffffff"/>
    </style:style>
    <style:style style:name="T5_29" style:family="text">
      <style:text-properties fo:background-color="#ffffff"/>
    </style:style>
    <style:style style:name="T5_30" style:family="text">
      <style:text-properties fo:background-color="#ffffff"/>
    </style:style>
    <style:style style:name="T5_31" style:family="text">
      <style:text-properties fo:background-color="#ffffff"/>
    </style:style>
    <style:style style:name="T5_32" style:family="text">
      <style:text-properties fo:background-color="#ffffff"/>
    </style:style>
    <style:style style:name="T5_33" style:family="text">
      <style:text-properties fo:background-color="#ffffff"/>
    </style:style>
    <style:style style:name="T5_34" style:family="text">
      <style:text-properties fo:background-color="#ffffff"/>
    </style:style>
    <style:style style:name="T5_35" style:family="text">
      <style:text-properties fo:background-color="#ffffff"/>
    </style:style>
    <style:style style:name="T5_36" style:family="text">
      <style:text-properties fo:background-color="#ffffff"/>
    </style:style>
    <style:style style:name="T5_37" style:family="text">
      <style:text-properties fo:background-color="#ffffff"/>
    </style:style>
    <style:style style:name="T5_38" style:family="text">
      <style:text-properties fo:background-color="#ffffff"/>
    </style:style>
    <style:style style:name="T5_39" style:family="text">
      <style:text-properties fo:background-color="#ffffff"/>
    </style:style>
    <style:style style:name="T5_40" style:family="text">
      <style:text-properties fo:background-color="#ffffff"/>
    </style:style>
    <style:style style:name="T5_41" style:family="text">
      <style:text-properties fo:background-color="#ffffff"/>
    </style:style>
    <style:style style:name="T5_42" style:family="text">
      <style:text-properties fo:background-color="#ffffff"/>
    </style:style>
    <style:style style:name="T5_43" style:family="text">
      <style:text-properties fo:background-color="#ffffff"/>
    </style:style>
    <style:style style:name="T5_44" style:family="text">
      <style:text-properties fo:background-color="#ffffff"/>
    </style:style>
    <style:style style:name="T5_45" style:family="text">
      <style:text-properties fo:background-color="#ffffff"/>
    </style:style>
    <style:style style:name="T5_46" style:family="text">
      <style:text-properties fo:background-color="#ffffff"/>
    </style:style>
    <style:style style:name="T5_47" style:family="text">
      <style:text-properties fo:background-color="#ffffff"/>
    </style:style>
    <style:style style:name="T5_48" style:family="text">
      <style:text-properties fo:background-color="#ffffff"/>
    </style:style>
    <style:style style:name="T5_49" style:family="text">
      <style:text-properties fo:background-color="#ffffff"/>
    </style:style>
    <style:style style:name="T5_50" style:family="text">
      <style:text-properties fo:background-color="#ffffff"/>
    </style:style>
    <style:style style:name="T5_51" style:family="text">
      <style:text-properties fo:background-color="#ffffff"/>
    </style:style>
    <style:style style:name="P6" style:family="paragraph" style:parent-style-name="Standard">
      <style:paragraph-properties fo:break-before="auto" fo:line-height="115%" fo:margin-top="0cm" style:writing-mode="lr-tb"/>
    </style:style>
    <style:style style:name="T6_1" style:family="text"/>
    <style:style style:name="T6_2" style:family="text"/>
    <style:style style:name="T6_3" style:family="text"/>
    <style:style style:name="T6_4" style:family="text"/>
    <style:style style:name="T6_5" style:family="text">
      <style:text-properties fo:background-color="#ffffff"/>
    </style:style>
    <style:style style:name="T6_6" style:family="text">
      <style:text-properties fo:background-color="#ffffff"/>
    </style:style>
    <style:style style:name="T6_7" style:family="text">
      <style:text-properties fo:background-color="#ffffff"/>
    </style:style>
    <style:style style:name="T6_8" style:family="text">
      <style:text-properties fo:background-color="#ffffff"/>
    </style:style>
    <style:style style:name="T6_9" style:family="text">
      <style:text-properties fo:background-color="#ffffff"/>
    </style:style>
    <style:style style:name="T6_10" style:family="text">
      <style:text-properties fo:background-color="#ffffff"/>
    </style:style>
    <style:style style:name="T6_11" style:family="text">
      <style:text-properties fo:background-color="#ffffff"/>
    </style:style>
    <style:style style:name="T6_12" style:family="text">
      <style:text-properties fo:background-color="#ffffff"/>
    </style:style>
    <style:style style:name="T6_13" style:family="text">
      <style:text-properties fo:background-color="#ffffff"/>
    </style:style>
    <style:style style:name="T6_14" style:family="text">
      <style:text-properties fo:background-color="#ffffff"/>
    </style:style>
    <style:style style:name="T6_15" style:family="text">
      <style:text-properties fo:background-color="#ffffff"/>
    </style:style>
    <style:style style:name="T6_16" style:family="text">
      <style:text-properties fo:background-color="#ffffff"/>
    </style:style>
    <style:style style:name="T6_17" style:family="text">
      <style:text-properties fo:background-color="#ffffff"/>
    </style:style>
    <style:style style:name="T6_18" style:family="text">
      <style:text-properties fo:background-color="#ffffff"/>
    </style:style>
    <style:style style:name="T6_19" style:family="text">
      <style:text-properties fo:background-color="#ffffff"/>
    </style:style>
    <style:style style:name="T6_20" style:family="text">
      <style:text-properties fo:background-color="#ffffff"/>
    </style:style>
    <style:style style:name="T6_21" style:family="text">
      <style:text-properties fo:background-color="#ffffff"/>
    </style:style>
    <style:style style:name="T6_22" style:family="text">
      <style:text-properties fo:background-color="#ffffff"/>
    </style:style>
    <style:style style:name="T6_23" style:family="text">
      <style:text-properties fo:background-color="#ffffff"/>
    </style:style>
    <style:style style:name="T6_24" style:family="text">
      <style:text-properties fo:background-color="#ffffff"/>
    </style:style>
    <style:style style:name="P7" style:family="paragraph" style:parent-style-name="Standard">
      <style:paragraph-properties fo:break-before="auto" fo:line-height="115%" fo:margin-top="0cm" style:writing-mode="lr-tb"/>
    </style:style>
    <style:style style:name="T7_1" style:family="text"/>
    <style:style style:name="T7_2" style:family="text"/>
    <style:style style:name="T7_3" style:family="text"/>
    <style:style style:name="T7_4" style:family="text"/>
    <style:style style:name="T7_5" style:family="text">
      <style:text-properties fo:background-color="#ffffff"/>
    </style:style>
    <style:style style:name="T7_6" style:family="text">
      <style:text-properties fo:background-color="#ffffff"/>
    </style:style>
    <style:style style:name="T7_7" style:family="text">
      <style:text-properties fo:background-color="#ffffff"/>
    </style:style>
    <style:style style:name="T7_8" style:family="text">
      <style:text-properties fo:background-color="#ffffff"/>
    </style:style>
    <style:style style:name="T7_9" style:family="text">
      <style:text-properties fo:background-color="#ffffff"/>
    </style:style>
    <style:style style:name="T7_10" style:family="text">
      <style:text-properties fo:background-color="#ffffff"/>
    </style:style>
    <style:style style:name="T7_11" style:family="text">
      <style:text-properties fo:background-color="#ffffff"/>
    </style:style>
    <style:style style:name="T7_12" style:family="text">
      <style:text-properties fo:background-color="#ffffff"/>
    </style:style>
    <style:style style:name="T7_13" style:family="text">
      <style:text-properties fo:background-color="#ffffff"/>
    </style:style>
    <style:style style:name="T7_14" style:family="text">
      <style:text-properties fo:background-color="#ffffff"/>
    </style:style>
    <style:style style:name="T7_15" style:family="text">
      <style:text-properties fo:background-color="#ffffff"/>
    </style:style>
    <style:style style:name="T7_16" style:family="text">
      <style:text-properties fo:background-color="#ffffff"/>
    </style:style>
    <style:style style:name="T7_17" style:family="text">
      <style:text-properties fo:background-color="#ffffff"/>
    </style:style>
    <style:style style:name="T7_18" style:family="text">
      <style:text-properties fo:background-color="#ffffff"/>
    </style:style>
    <style:style style:name="T7_19" style:family="text">
      <style:text-properties fo:background-color="#ffffff"/>
    </style:style>
    <style:style style:name="T7_20" style:family="text">
      <style:text-properties fo:background-color="#ffffff"/>
    </style:style>
    <style:style style:name="T7_21" style:family="text">
      <style:text-properties fo:background-color="#ffffff"/>
    </style:style>
    <style:style style:name="T7_22" style:family="text">
      <style:text-properties fo:background-color="#ffffff"/>
    </style:style>
    <style:style style:name="T7_23" style:family="text">
      <style:text-properties fo:background-color="#ffffff"/>
    </style:style>
    <style:style style:name="T7_24" style:family="text">
      <style:text-properties fo:background-color="#ffffff"/>
    </style:style>
    <style:style style:name="T7_25" style:family="text">
      <style:text-properties fo:background-color="#ffffff"/>
    </style:style>
    <style:style style:name="T7_26" style:family="text">
      <style:text-properties fo:background-color="#ffffff"/>
    </style:style>
    <style:style style:name="T7_27" style:family="text">
      <style:text-properties fo:background-color="#ffffff"/>
    </style:style>
    <style:style style:name="T7_28" style:family="text">
      <style:text-properties fo:background-color="#ffffff"/>
    </style:style>
    <style:style style:name="T7_29" style:family="text">
      <style:text-properties fo:background-color="#ffffff"/>
    </style:style>
    <style:style style:name="T7_30" style:family="text">
      <style:text-properties fo:background-color="#ffffff"/>
    </style:style>
    <style:style style:name="T7_31" style:family="text">
      <style:text-properties fo:background-color="#ffffff"/>
    </style:style>
    <style:style style:name="T7_32" style:family="text">
      <style:text-properties fo:background-color="#ffffff"/>
    </style:style>
    <style:style style:name="T7_33" style:family="text">
      <style:text-properties fo:background-color="#ffffff"/>
    </style:style>
    <style:style style:name="T7_34" style:family="text">
      <style:text-properties fo:background-color="#ffffff"/>
    </style:style>
    <style:style style:name="P8" style:family="paragraph" style:parent-style-name="Standard">
      <style:paragraph-properties fo:break-before="auto" fo:line-height="115%" fo:margin-top="0cm" style:writing-mode="lr-tb"/>
    </style:style>
    <style:style style:name="T8_1" style:family="text"/>
    <style:style style:name="T8_2" style:family="text"/>
    <style:style style:name="T8_3" style:family="text"/>
    <style:style style:name="T8_4" style:family="text"/>
    <style:style style:name="T8_5" style:family="text">
      <style:text-properties fo:background-color="#ffffff"/>
    </style:style>
    <style:style style:name="T8_6" style:family="text">
      <style:text-properties fo:background-color="#ffffff"/>
    </style:style>
    <style:style style:name="T8_7" style:family="text">
      <style:text-properties fo:background-color="#ffffff"/>
    </style:style>
    <style:style style:name="T8_8" style:family="text">
      <style:text-properties fo:background-color="#ffffff"/>
    </style:style>
    <style:style style:name="T8_9" style:family="text">
      <style:text-properties fo:background-color="#ffffff"/>
    </style:style>
    <style:style style:name="T8_10" style:family="text">
      <style:text-properties fo:background-color="#ffffff"/>
    </style:style>
    <style:style style:name="T8_11" style:family="text">
      <style:text-properties fo:background-color="#ffffff"/>
    </style:style>
    <style:style style:name="T8_12" style:family="text">
      <style:text-properties fo:background-color="#ffffff"/>
    </style:style>
    <style:style style:name="T8_13" style:family="text">
      <style:text-properties fo:background-color="#ffffff"/>
    </style:style>
    <style:style style:name="T8_14" style:family="text">
      <style:text-properties fo:background-color="#ffffff"/>
    </style:style>
    <style:style style:name="T8_15" style:family="text">
      <style:text-properties fo:background-color="#ffffff"/>
    </style:style>
    <style:style style:name="T8_16" style:family="text">
      <style:text-properties fo:background-color="#ffffff"/>
    </style:style>
    <style:style style:name="T8_17" style:family="text">
      <style:text-properties fo:background-color="#ffffff"/>
    </style:style>
    <style:style style:name="T8_18" style:family="text">
      <style:text-properties fo:background-color="#ffffff"/>
    </style:style>
    <style:style style:name="T8_19" style:family="text">
      <style:text-properties fo:background-color="#ffffff"/>
    </style:style>
    <style:style style:name="T8_20" style:family="text">
      <style:text-properties fo:background-color="#ffffff"/>
    </style:style>
    <style:style style:name="T8_21" style:family="text">
      <style:text-properties fo:background-color="#ffffff"/>
    </style:style>
    <style:style style:name="T8_22" style:family="text">
      <style:text-properties fo:background-color="#ffffff"/>
    </style:style>
    <style:style style:name="T8_23" style:family="text">
      <style:text-properties fo:background-color="#ffffff"/>
    </style:style>
    <style:style style:name="T8_24" style:family="text">
      <style:text-properties fo:background-color="#ffffff"/>
    </style:style>
    <style:style style:name="T8_25" style:family="text">
      <style:text-properties fo:background-color="#ffffff"/>
    </style:style>
    <style:style style:name="T8_26" style:family="text">
      <style:text-properties fo:background-color="#ffffff"/>
    </style:style>
    <style:style style:name="P9" style:family="paragraph" style:parent-style-name="Standard">
      <style:paragraph-properties fo:break-before="auto" fo:line-height="115%" fo:margin-top="0cm" style:writing-mode="lr-tb"/>
    </style:style>
    <style:style style:name="T9_1" style:family="text"/>
    <style:style style:name="T9_2" style:family="text"/>
    <style:style style:name="T9_3" style:family="text"/>
    <style:style style:name="T9_4" style:family="text"/>
    <style:style style:name="T9_5" style:family="text"/>
    <style:style style:name="T9_6" style:family="text"/>
    <style:style style:name="T9_7" style:family="text"/>
    <style:style style:name="T9_8" style:family="text"/>
    <style:style style:name="T9_9" style:family="text"/>
    <style:style style:name="T9_10" style:family="text"/>
    <style:style style:name="T9_11" style:family="text"/>
    <style:style style:name="T9_12" style:family="text"/>
    <style:style style:name="T9_13" style:family="text"/>
    <style:style style:name="T9_14" style:family="text"/>
    <style:style style:name="T9_15" style:family="text"/>
    <style:style style:name="T9_16" style:family="text"/>
    <style:style style:name="T9_17" style:family="text"/>
    <style:style style:name="T9_18" style:family="text"/>
    <style:style style:name="T9_19" style:family="text"/>
    <style:style style:name="T9_20" style:family="text"/>
    <style:style style:name="T9_21" style:family="text"/>
    <style:style style:name="T9_22" style:family="text"/>
    <style:style style:name="T9_23" style:family="text"/>
    <style:style style:name="T9_24" style:family="text"/>
    <style:style style:name="T9_25" style:family="text"/>
    <style:style style:name="T9_26" style:family="text"/>
    <style:style style:name="T9_27" style:family="text"/>
    <style:style style:name="T9_28" style:family="text"/>
    <style:style style:name="T9_29" style:family="text"/>
    <style:style style:name="T9_30" style:family="text"/>
    <style:style style:name="T9_31" style:family="text"/>
    <style:style style:name="T9_32" style:family="text"/>
    <style:style style:name="T9_33" style:family="text"/>
    <style:style style:name="T9_34" style:family="text"/>
    <style:style style:name="T9_35" style:family="text"/>
    <style:style style:name="T9_36" style:family="text"/>
    <style:style style:name="T9_37" style:family="text"/>
    <style:style style:name="T9_38" style:family="text"/>
    <style:style style:name="T9_39" style:family="text"/>
    <style:style style:name="T9_40" style:family="text"/>
    <style:style style:name="T9_41" style:family="text"/>
    <style:style style:name="T9_42" style:family="text"/>
    <style:style style:name="T9_43" style:family="text"/>
    <style:style style:name="T9_44" style:family="text"/>
    <style:style style:name="T9_45" style:family="text"/>
    <style:style style:name="T9_46" style:family="text"/>
    <style:style style:name="T9_47" style:family="text"/>
    <style:style style:name="T9_48" style:family="text"/>
    <style:style style:name="T9_49" style:family="text"/>
    <style:style style:name="T9_50" style:family="text"/>
    <style:style style:name="T9_51" style:family="text"/>
    <style:style style:name="T9_52" style:family="text"/>
    <style:style style:name="T9_53" style:family="text"/>
    <style:style style:name="T9_54" style:family="text"/>
    <style:style style:name="T9_55" style:family="text">
      <style:text-properties fo:background-color="#ffffff"/>
    </style:style>
    <style:style style:name="T9_56" style:family="text">
      <style:text-properties fo:background-color="#ffffff"/>
    </style:style>
    <style:style style:name="T9_57" style:family="text">
      <style:text-properties fo:background-color="#ffffff"/>
    </style:style>
    <style:style style:name="T9_58" style:family="text">
      <style:text-properties fo:background-color="#ffffff"/>
    </style:style>
    <style:style style:name="T9_59" style:family="text">
      <style:text-properties fo:background-color="#ffffff"/>
    </style:style>
    <style:style style:name="T9_60" style:family="text">
      <style:text-properties fo:background-color="#ffffff"/>
    </style:style>
    <style:style style:name="T9_61" style:family="text">
      <style:text-properties fo:background-color="#ffffff" fo:font-style="italic" style:font-style-asian="italic" style:font-style-complex="italic"/>
    </style:style>
    <style:style style:name="T9_62" style:family="text">
      <style:text-properties fo:background-color="#ffffff"/>
    </style:style>
    <style:style style:name="T9_63" style:family="text">
      <style:text-properties fo:background-color="#ffffff"/>
    </style:style>
    <style:style style:name="T9_64" style:family="text">
      <style:text-properties fo:background-color="#ffffff"/>
    </style:style>
    <style:style style:name="T9_65" style:family="text">
      <style:text-properties fo:background-color="#ffffff"/>
    </style:style>
    <style:style style:name="T9_66" style:family="text">
      <style:text-properties fo:background-color="#ffffff"/>
    </style:style>
    <style:style style:name="T9_67" style:family="text">
      <style:text-properties fo:background-color="#ffffff"/>
    </style:style>
    <style:style style:name="T9_68" style:family="text">
      <style:text-properties fo:background-color="#ffffff"/>
    </style:style>
    <style:style style:name="T9_69" style:family="text">
      <style:text-properties fo:background-color="#ffffff"/>
    </style:style>
    <style:style style:name="T9_70" style:family="text">
      <style:text-properties fo:background-color="#ffffff"/>
    </style:style>
    <style:style style:name="T9_71" style:family="text">
      <style:text-properties fo:background-color="#ffffff"/>
    </style:style>
    <style:style style:name="T9_72" style:family="text">
      <style:text-properties fo:background-color="#ffffff"/>
    </style:style>
    <style:style style:name="T9_73" style:family="text">
      <style:text-properties fo:background-color="#ffffff"/>
    </style:style>
    <style:style style:name="T9_74" style:family="text">
      <style:text-properties fo:background-color="#ffffff"/>
    </style:style>
    <style:style style:name="T9_75" style:family="text">
      <style:text-properties fo:background-color="#ffffff"/>
    </style:style>
    <style:style style:name="T9_76" style:family="text">
      <style:text-properties fo:background-color="#ffffff"/>
    </style:style>
    <style:style style:name="T9_77" style:family="text">
      <style:text-properties fo:background-color="#ffffff"/>
    </style:style>
    <style:style style:name="T9_78" style:family="text">
      <style:text-properties fo:background-color="#ffffff"/>
    </style:style>
    <style:style style:name="T9_79" style:family="text">
      <style:text-properties fo:background-color="#ffffff"/>
    </style:style>
    <style:style style:name="T9_80" style:family="text">
      <style:text-properties fo:background-color="#ffffff"/>
    </style:style>
    <style:style style:name="T9_81" style:family="text">
      <style:text-properties fo:background-color="#ffffff"/>
    </style:style>
    <style:style style:name="T9_82" style:family="text">
      <style:text-properties fo:background-color="#ffffff"/>
    </style:style>
    <style:style style:name="T9_83" style:family="text">
      <style:text-properties fo:background-color="#ffffff"/>
    </style:style>
    <style:style style:name="T9_84" style:family="text">
      <style:text-properties fo:background-color="#ffffff"/>
    </style:style>
    <style:style style:name="T9_85" style:family="text">
      <style:text-properties fo:background-color="#ffffff"/>
    </style:style>
    <style:style style:name="T9_86" style:family="text">
      <style:text-properties fo:background-color="#ffffff"/>
    </style:style>
    <style:style style:name="T9_87" style:family="text">
      <style:text-properties fo:background-color="#ffffff"/>
    </style:style>
    <style:style style:name="T9_88" style:family="text">
      <style:text-properties fo:background-color="#ffffff"/>
    </style:style>
    <style:style style:name="T9_89" style:family="text">
      <style:text-properties fo:background-color="#ffffff"/>
    </style:style>
    <style:style style:name="T9_90" style:family="text">
      <style:text-properties fo:background-color="#ffffff"/>
    </style:style>
    <style:style style:name="T9_91" style:family="text">
      <style:text-properties fo:background-color="#ffffff"/>
    </style:style>
    <style:style style:name="T9_92" style:family="text">
      <style:text-properties fo:background-color="#ffffff"/>
    </style:style>
    <style:style style:name="T9_93" style:family="text">
      <style:text-properties fo:background-color="#ffffff"/>
    </style:style>
    <style:style style:name="T9_94" style:family="text">
      <style:text-properties fo:background-color="#ffffff"/>
    </style:style>
    <style:style style:name="T9_95" style:family="text">
      <style:text-properties fo:background-color="#ffffff"/>
    </style:style>
    <style:style style:name="T9_96" style:family="text">
      <style:text-properties fo:background-color="#ffffff"/>
    </style:style>
    <style:style style:name="T9_97" style:family="text">
      <style:text-properties fo:background-color="#ffffff"/>
    </style:style>
    <style:style style:name="T9_98" style:family="text">
      <style:text-properties fo:background-color="#ffffff"/>
    </style:style>
    <style:style style:name="T9_99" style:family="text">
      <style:text-properties fo:background-color="#ffffff"/>
    </style:style>
    <style:style style:name="T9_100" style:family="text">
      <style:text-properties fo:background-color="#ffffff"/>
    </style:style>
    <style:style style:name="P10" style:family="paragraph" style:parent-style-name="Standard">
      <style:paragraph-properties fo:break-before="auto" fo:line-height="115%" fo:margin-top="0cm" style:writing-mode="lr-tb"/>
    </style:style>
    <style:style style:name="T10_1" style:family="text"/>
    <style:style style:name="T10_2" style:family="text"/>
    <style:style style:name="T10_3" style:family="text"/>
    <style:style style:name="T10_4" style:family="text"/>
    <style:style style:name="T10_5" style:family="text"/>
    <style:style style:name="T10_6" style:family="text"/>
    <style:style style:name="T10_7" style:family="text"/>
    <style:style style:name="T10_8" style:family="text"/>
    <style:style style:name="T10_9" style:family="text">
      <style:text-properties fo:background-color="#ffffff"/>
    </style:style>
    <style:style style:name="T10_10" style:family="text">
      <style:text-properties fo:background-color="#ffffff"/>
    </style:style>
    <style:style style:name="T10_11" style:family="text">
      <style:text-properties fo:background-color="#ffffff"/>
    </style:style>
    <style:style style:name="T10_12" style:family="text">
      <style:text-properties fo:background-color="#ffffff"/>
    </style:style>
    <style:style style:name="T10_13" style:family="text">
      <style:text-properties fo:background-color="#ffffff" fo:font-style="italic" style:font-style-asian="italic" style:font-style-complex="italic"/>
    </style:style>
    <style:style style:name="T10_14" style:family="text">
      <style:text-properties fo:background-color="#ffffff"/>
    </style:style>
    <style:style style:name="T10_15" style:family="text">
      <style:text-properties fo:background-color="#ffffff"/>
    </style:style>
    <style:style style:name="T10_16" style:family="text">
      <style:text-properties fo:background-color="#ffffff"/>
    </style:style>
    <style:style style:name="T10_17" style:family="text">
      <style:text-properties fo:background-color="#ffffff"/>
    </style:style>
    <style:style style:name="T10_18" style:family="text">
      <style:text-properties fo:background-color="#ffffff"/>
    </style:style>
    <style:style style:name="T10_19" style:family="text">
      <style:text-properties fo:background-color="#ffffff"/>
    </style:style>
    <style:style style:name="T10_20" style:family="text">
      <style:text-properties fo:background-color="#ffffff"/>
    </style:style>
    <style:style style:name="T10_21" style:family="text">
      <style:text-properties fo:background-color="#ffffff"/>
    </style:style>
    <style:style style:name="T10_22" style:family="text">
      <style:text-properties fo:background-color="#ffffff"/>
    </style:style>
    <style:style style:name="T10_23" style:family="text">
      <style:text-properties fo:background-color="#ffffff"/>
    </style:style>
    <style:style style:name="T10_24" style:family="text">
      <style:text-properties fo:background-color="#ffffff"/>
    </style:style>
    <style:style style:name="T10_25" style:family="text">
      <style:text-properties fo:background-color="#ffffff"/>
    </style:style>
    <style:style style:name="T10_26" style:family="text">
      <style:text-properties fo:background-color="#ffffff"/>
    </style:style>
    <style:style style:name="T10_27" style:family="text">
      <style:text-properties fo:background-color="#ffffff"/>
    </style:style>
    <style:style style:name="T10_28" style:family="text">
      <style:text-properties fo:background-color="#ffffff"/>
    </style:style>
    <style:style style:name="P11" style:family="paragraph" style:parent-style-name="Standard">
      <style:paragraph-properties fo:break-before="auto" fo:line-height="115%" fo:margin-top="0cm" fo:margin-bottom="0cm" style:writing-mode="lr-tb"/>
    </style:style>
    <style:style style:name="T11_1" style:family="text"/>
    <style:style style:name="T11_2" style:family="text"/>
    <style:style style:name="T11_3" style:family="text"/>
    <style:style style:name="T11_4" style:family="text"/>
    <style:style style:name="T11_5" style:family="text"/>
    <style:style style:name="T11_6" style:family="text"/>
    <style:style style:name="T11_7" style:family="text"/>
    <style:style style:name="T11_8" style:family="text"/>
    <style:style style:name="T11_9" style:family="text"/>
    <style:style style:name="T11_10" style:family="text"/>
    <style:style style:name="T11_11" style:family="text"/>
    <style:style style:name="T11_12" style:family="text"/>
    <style:style style:name="T11_13" style:family="text"/>
    <style:style style:name="T11_14" style:family="text"/>
    <style:style style:name="T11_15" style:family="text"/>
    <style:style style:name="T11_16" style:family="text"/>
    <style:style style:name="P12" style:family="paragraph" style:parent-style-name="Standard">
      <style:paragraph-properties fo:break-before="auto" fo:line-height="115%" style:writing-mode="lr-tb"/>
    </style:style>
    <style:style style:name="P13" style:family="paragraph" style:parent-style-name="Standard">
      <style:paragraph-properties fo:break-before="auto" fo:line-height="115%" style:writing-mode="lr-tb"/>
    </style:style>
    <style:style style:name="T13_1" style:family="text"/>
    <style:style style:name="T13_2" style:family="text"/>
    <style:style style:name="T13_3" style:family="text"/>
    <style:style style:name="T13_4" style:family="text"/>
    <style:style style:name="T13_5" style:family="text"/>
    <style:style style:name="T13_6" style:family="text"/>
    <style:style style:name="T13_7" style:family="text"/>
    <style:style style:name="T13_8" style:family="text"/>
    <style:style style:name="T13_9" style:family="text"/>
    <style:style style:name="T13_10" style:family="text"/>
    <style:style style:name="T13_11" style:family="text"/>
    <style:style style:name="T13_12" style:family="text"/>
    <style:style style:name="T13_13" style:family="text"/>
    <style:style style:name="T13_14" style:family="text"/>
    <style:style style:name="T13_15" style:family="text"/>
    <style:style style:name="T13_16" style:family="text"/>
    <style:style style:name="T13_17" style:family="text"/>
    <style:style style:name="T13_18" style:family="text"/>
    <style:style style:name="T13_19" style:family="text"/>
    <style:style style:name="T13_20" style:family="text"/>
    <style:style style:name="T13_21" style:family="text"/>
    <style:style style:name="T13_22" style:family="text"/>
    <style:style style:name="T13_23" style:family="text"/>
    <style:style style:name="T13_24" style:family="text"/>
    <style:style style:name="T13_25" style:family="text"/>
    <style:style style:name="T13_26" style:family="text"/>
    <style:style style:name="T13_27" style:family="text"/>
    <style:style style:name="T13_28" style:family="text"/>
    <style:style style:name="T13_29" style:family="text"/>
    <style:style style:name="T13_30" style:family="text"/>
    <style:style style:name="P14" style:family="paragraph" style:parent-style-name="Standard">
      <style:paragraph-properties fo:break-before="auto" fo:line-height="115%" style:writing-mode="lr-tb"/>
    </style:style>
    <style:style style:name="T14_1" style:family="text"/>
    <style:style style:name="T14_2" style:family="text"/>
    <style:style style:name="T14_3" style:family="text"/>
    <style:style style:name="T14_4" style:family="text"/>
    <style:style style:name="T14_5" style:family="text"/>
    <style:style style:name="T14_6" style:family="text"/>
    <style:style style:name="T14_7" style:family="text"/>
    <style:style style:name="T14_8" style:family="text"/>
    <style:style style:name="T14_9" style:family="text"/>
    <style:style style:name="T14_10" style:family="text"/>
    <style:style style:name="T14_11" style:family="text"/>
    <style:style style:name="T14_12" style:family="text"/>
    <style:style style:name="T14_13" style:family="text"/>
    <style:style style:name="T14_14" style:family="text"/>
    <style:style style:name="T14_15" style:family="text"/>
    <style:style style:name="T14_16" style:family="text"/>
    <style:style style:name="T14_17" style:family="text"/>
    <style:style style:name="P15" style:family="paragraph" style:parent-style-name="Standard">
      <style:paragraph-properties fo:break-before="auto" fo:line-height="115%" style:writing-mode="lr-tb"/>
    </style:style>
    <style:style style:name="T15_1" style:family="text"/>
    <style:style style:name="T15_2" style:family="text"/>
    <style:style style:name="T15_3" style:family="text"/>
    <style:style style:name="T15_4" style:family="text"/>
    <style:style style:name="T15_5" style:family="text"/>
    <style:style style:name="T15_6" style:family="text"/>
    <style:style style:name="T15_7" style:family="text"/>
    <style:style style:name="T15_8" style:family="text"/>
    <style:style style:name="T15_9" style:family="text"/>
    <style:style style:name="T15_10" style:family="text"/>
    <style:style style:name="T15_11" style:family="text"/>
    <style:style style:name="T15_12" style:family="text"/>
    <style:style style:name="T15_13" style:family="text"/>
    <style:style style:name="T15_14" style:family="text"/>
    <style:style style:name="T15_15" style:family="text"/>
    <style:style style:name="T15_16" style:family="text"/>
    <style:style style:name="T15_17" style:family="text"/>
    <style:style style:name="T15_18" style:family="text"/>
    <style:style style:name="T15_19" style:family="text"/>
    <style:style style:name="T15_20" style:family="text"/>
    <style:style style:name="T15_21" style:family="text"/>
    <style:style style:name="P16" style:family="paragraph" style:parent-style-name="Standard">
      <style:paragraph-properties fo:break-before="auto" fo:line-height="115%" style:writing-mode="lr-tb"/>
    </style:style>
    <style:style style:name="T16_1" style:family="text"/>
    <style:style style:name="T16_2" style:family="text"/>
    <style:style style:name="T16_3" style:family="text"/>
    <style:style style:name="T16_4" style:family="text"/>
    <style:style style:name="T16_5" style:family="text"/>
    <style:style style:name="T16_6" style:family="text"/>
    <style:style style:name="T16_7" style:family="text"/>
    <style:style style:name="T16_8" style:family="text"/>
    <style:style style:name="T16_9" style:family="text"/>
    <style:style style:name="T16_10" style:family="text"/>
    <style:style style:name="T16_11" style:family="text"/>
    <style:style style:name="T16_12" style:family="text"/>
    <style:style style:name="T16_13" style:family="text"/>
    <style:style style:name="T16_14" style:family="text"/>
    <style:style style:name="T16_15" style:family="text"/>
    <style:style style:name="T16_16" style:family="text"/>
    <style:style style:name="T16_17" style:family="text"/>
    <style:style style:name="T16_18" style:family="text"/>
    <style:style style:name="T16_19" style:family="text"/>
    <style:style style:name="T16_20" style:family="text"/>
    <style:style style:name="T16_21" style:family="text"/>
    <style:style style:name="T16_22" style:family="text"/>
    <style:style style:name="T16_23" style:family="text"/>
    <style:style style:name="T16_24" style:family="text"/>
    <style:style style:name="T16_25" style:family="text"/>
    <style:style style:name="P17" style:family="paragraph" style:parent-style-name="Standard">
      <style:paragraph-properties fo:break-before="auto" fo:line-height="115%" style:writing-mode="lr-tb"/>
    </style:style>
    <style:style style:name="T17_1" style:family="text"/>
    <style:style style:name="T17_2" style:family="text"/>
    <style:style style:name="T17_3" style:family="text"/>
    <style:style style:name="T17_4" style:family="text"/>
    <style:style style:name="T17_5" style:family="text"/>
    <style:style style:name="T17_6" style:family="text"/>
    <style:style style:name="T17_7" style:family="text"/>
    <style:style style:name="T17_8" style:family="text"/>
    <style:style style:name="T17_9" style:family="text"/>
    <style:style style:name="T17_10" style:family="text"/>
    <style:style style:name="T17_11" style:family="text"/>
    <style:style style:name="T17_12" style:family="text"/>
    <style:style style:name="T17_13" style:family="text"/>
    <style:style style:name="T17_14" style:family="text"/>
    <style:style style:name="T17_15" style:family="text"/>
    <style:style style:name="T17_16" style:family="text"/>
    <style:style style:name="T17_17" style:family="text"/>
    <style:style style:name="T17_18" style:family="text"/>
    <style:style style:name="T17_19" style:family="text"/>
    <style:style style:name="T17_20" style:family="text"/>
    <style:style style:name="T17_21" style:family="text"/>
    <style:style style:name="T17_22" style:family="text"/>
    <style:style style:name="T17_23" style:family="text"/>
    <style:style style:name="T17_24" style:family="text"/>
    <style:style style:name="T17_25" style:family="text"/>
    <style:style style:name="T17_26" style:family="text"/>
    <style:style style:name="T17_27" style:family="text"/>
    <style:style style:name="T17_28" style:family="text"/>
    <style:style style:name="T17_29" style:family="text"/>
    <style:style style:name="T17_30" style:family="text"/>
    <style:style style:name="T17_31" style:family="text"/>
    <style:style style:name="T17_32" style:family="text"/>
    <style:style style:name="P18" style:family="paragraph" style:parent-style-name="Standard">
      <style:paragraph-properties fo:break-before="auto" fo:line-height="115%" style:writing-mode="lr-tb"/>
    </style:style>
    <style:style style:name="P19" style:family="paragraph" style:parent-style-name="Standard">
      <style:paragraph-properties fo:break-before="auto" fo:line-height="115%" style:writing-mode="lr-tb"/>
    </style:style>
    <style:style style:name="P20" style:family="paragraph" style:parent-style-name="Standard">
      <style:paragraph-properties fo:break-before="auto" fo:line-height="115%" style:writing-mode="lr-tb"/>
    </style:style>
    <style:style style:name="P21" style:family="paragraph" style:parent-style-name="Heading_20_1">
      <style:paragraph-properties fo:break-before="auto" fo:line-height="115%" fo:margin-top="0cm" fo:margin-bottom="0cm" style:writing-mode="lr-tb"/>
    </style:style>
    <style:style style:name="T21_1" style:family="text"/>
    <style:style style:name="T21_2" style:family="text"/>
    <style:style style:name="T21_3" style:family="text"/>
    <style:style style:name="T21_4" style:family="text"/>
    <style:style style:name="T21_5" style:family="text"/>
    <style:style style:name="T21_6" style:family="text"/>
    <style:style style:name="T21_7" style:family="text"/>
    <style:style style:name="P22" style:family="paragraph" style:parent-style-name="Standard">
      <style:paragraph-properties fo:break-before="auto" fo:line-height="115%" style:writing-mode="lr-tb"/>
    </style:style>
    <style:style style:name="P23" style:family="paragraph" style:parent-style-name="Heading_20_2">
      <style:paragraph-properties fo:break-before="auto" fo:line-height="115%" style:writing-mode="lr-tb"/>
    </style:style>
    <style:style style:name="T23_1" style:family="text"/>
    <style:style style:name="T23_2" style:family="text"/>
    <style:style style:name="T23_3" style:family="text"/>
    <style:style style:name="T23_4" style:family="text"/>
    <style:style style:name="T23_5" style:family="text"/>
    <style:style style:name="T23_6" style:family="text"/>
    <style:style style:name="T23_7" style:family="text"/>
    <style:style style:name="T23_8" style:family="text"/>
    <style:style style:name="T23_9" style:family="text"/>
    <style:style style:name="T23_10" style:family="text"/>
    <style:style style:name="T23_11" style:family="text"/>
    <style:style style:name="T23_12" style:family="text"/>
    <style:style style:name="T23_13" style:family="text"/>
    <style:style style:name="T23_14" style:family="text"/>
    <style:style style:name="T23_15" style:family="text"/>
    <style:style style:name="T23_16" style:family="text"/>
    <style:style style:name="P24" style:family="paragraph" style:parent-style-name="Standard">
      <style:paragraph-properties fo:break-before="auto" fo:line-height="115%" fo:margin-top="0.282cm" fo:margin-bottom="0.282cm" style:writing-mode="lr-tb"/>
    </style:style>
    <style:style style:name="T24_1" style:family="text">
      <style:text-properties fo:background-color="#333333" fo:color="#ffffff" style:font-name="Courier New" fo:font-size="10pt" style:font-name-asian="Courier New" style:font-size-asian="10pt" style:font-name-complex="Courier New" style:font-size-complex="10pt"/>
    </style:style>
    <style:style style:name="T24_2" style:family="text">
      <style:text-properties fo:background-color="#333333" fo:color="#ffffff" style:font-name="Courier New" fo:font-size="10pt" style:font-name-asian="Courier New" style:font-size-asian="10pt" style:font-name-complex="Courier New" style:font-size-complex="10pt"/>
    </style:style>
    <style:style style:name="T24_3" style:family="text">
      <style:text-properties fo:background-color="#333333" fo:color="#ffffff" style:font-name="Courier New" fo:font-size="10pt" style:font-name-asian="Courier New" style:font-size-asian="10pt" style:font-name-complex="Courier New" style:font-size-complex="10pt"/>
    </style:style>
    <style:style style:name="T24_4" style:family="text">
      <style:text-properties fo:background-color="#333333" fo:color="#ffffff" style:font-name="Courier New" fo:font-size="10pt" style:font-name-asian="Courier New" style:font-size-asian="10pt" style:font-name-complex="Courier New" style:font-size-complex="10pt"/>
    </style:style>
    <style:style style:name="T24_5" style:family="text">
      <style:text-properties fo:background-color="#333333" fo:color="#ffffff" style:font-name="Courier New" fo:font-size="10pt" style:font-name-asian="Courier New" style:font-size-asian="10pt" style:font-name-complex="Courier New" style:font-size-complex="10pt"/>
    </style:style>
    <style:style style:name="T24_6" style:family="text">
      <style:text-properties fo:background-color="#333333" fo:color="#ffffff" style:font-name="Courier New" fo:font-size="10pt" style:font-name-asian="Courier New" style:font-size-asian="10pt" style:font-name-complex="Courier New" style:font-size-complex="10pt"/>
    </style:style>
    <style:style style:name="T24_7" style:family="text">
      <style:text-properties fo:background-color="#333333" fo:color="#ffffff" style:font-name="Courier New" fo:font-size="10pt" style:font-name-asian="Courier New" style:font-size-asian="10pt" style:font-name-complex="Courier New" style:font-size-complex="10pt"/>
    </style:style>
    <style:style style:name="P25" style:family="paragraph" style:parent-style-name="Standard">
      <style:paragraph-properties fo:break-before="auto" fo:line-height="115%" style:writing-mode="lr-tb"/>
    </style:style>
    <style:style style:name="T25_1" style:family="text"/>
    <style:style style:name="T25_2" style:family="text"/>
    <style:style style:name="T25_3" style:family="text"/>
    <style:style style:name="T25_4" style:family="text"/>
    <style:style style:name="T25_5" style:family="text"/>
    <style:style style:name="T25_6" style:family="text"/>
    <style:style style:name="T25_7" style:family="text"/>
    <style:style style:name="T25_8" style:family="text"/>
    <style:style style:name="T25_9" style:family="text"/>
    <style:style style:name="T25_10" style:family="text"/>
    <style:style style:name="T25_11" style:family="text"/>
    <style:style style:name="T25_12" style:family="text"/>
    <style:style style:name="T25_13" style:family="text"/>
    <style:style style:name="T25_14" style:family="text"/>
    <style:style style:name="T25_15" style:family="text"/>
    <style:style style:name="T25_16" style:family="text"/>
    <style:style style:name="T25_17" style:family="text"/>
    <style:style style:name="T25_18" style:family="text"/>
    <style:style style:name="T25_19" style:family="text"/>
    <style:style style:name="T25_20" style:family="text"/>
    <style:style style:name="T25_21" style:family="text"/>
    <style:style style:name="T25_22" style:family="text"/>
    <style:style style:name="T25_23" style:family="text"/>
    <style:style style:name="T25_24" style:family="text"/>
    <style:style style:name="T25_25" style:family="text"/>
    <style:style style:name="T25_26" style:family="text"/>
    <style:style style:name="T25_27" style:family="text"/>
    <style:style style:name="T25_28" style:family="text"/>
    <style:style style:name="T25_29" style:family="text"/>
    <style:style style:name="T25_30" style:family="text"/>
    <style:style style:name="T25_31" style:family="text"/>
    <style:style style:name="T25_32" style:family="text"/>
    <style:style style:name="T25_33" style:family="text"/>
    <style:style style:name="T25_34" style:family="text"/>
    <style:style style:name="T25_35" style:family="text"/>
    <style:style style:name="T25_36" style:family="text"/>
    <style:style style:name="T25_37" style:family="text"/>
    <style:style style:name="T25_38" style:family="text"/>
    <style:style style:name="T25_39" style:family="text"/>
    <style:style style:name="T25_40" style:family="text"/>
    <style:style style:name="T25_41" style:family="text"/>
    <style:style style:name="T25_42" style:family="text"/>
    <style:style style:name="T25_43" style:family="text"/>
    <style:style style:name="T25_44" style:family="text"/>
    <style:style style:name="T25_45" style:family="text"/>
    <style:style style:name="T25_46" style:family="text"/>
    <style:style style:name="P26" style:family="paragraph" style:parent-style-name="Standard">
      <style:paragraph-properties fo:break-before="auto" fo:line-height="115%" style:writing-mode="lr-tb"/>
    </style:style>
    <style:style style:name="P27" style:family="paragraph" style:parent-style-name="Heading_20_2">
      <style:paragraph-properties fo:break-before="auto" fo:line-height="115%" style:writing-mode="lr-tb"/>
    </style:style>
    <style:style style:name="T27_1" style:family="text"/>
    <style:style style:name="T27_2" style:family="text"/>
    <style:style style:name="T27_3" style:family="text"/>
    <style:style style:name="T27_4" style:family="text"/>
    <style:style style:name="T27_5" style:family="text"/>
    <style:style style:name="T27_6" style:family="text"/>
    <style:style style:name="T27_7" style:family="text"/>
    <style:style style:name="T27_8" style:family="text"/>
    <style:style style:name="T27_9" style:family="text"/>
    <style:style style:name="T27_10" style:family="text"/>
    <style:style style:name="T27_11" style:family="text"/>
    <style:style style:name="T27_12" style:family="text"/>
    <style:style style:name="T27_13" style:family="text"/>
    <style:style style:name="T27_14" style:family="text"/>
    <style:style style:name="T27_15" style:family="text"/>
    <style:style style:name="T27_16" style:family="text"/>
    <style:style style:name="P28" style:family="paragraph" style:parent-style-name="Standard">
      <style:paragraph-properties fo:break-before="auto" fo:line-height="115%" fo:margin-top="0.282cm" fo:margin-bottom="0.282cm" style:writing-mode="lr-tb"/>
    </style:style>
    <style:style style:name="T28_1" style:family="text">
      <style:text-properties fo:background-color="#333333" fo:color="#ffffff" style:font-name="Courier New" fo:font-size="10pt" style:font-name-asian="Courier New" style:font-size-asian="10pt" style:font-name-complex="Courier New" style:font-size-complex="10pt"/>
    </style:style>
    <style:style style:name="T28_2" style:family="text">
      <style:text-properties fo:background-color="#333333" fo:color="#ffffff" style:font-name="Courier New" fo:font-size="10pt" style:font-name-asian="Courier New" style:font-size-asian="10pt" style:font-name-complex="Courier New" style:font-size-complex="10pt"/>
    </style:style>
    <style:style style:name="T28_3" style:family="text">
      <style:text-properties fo:background-color="#333333" fo:color="#ffffff" style:font-name="Courier New" fo:font-size="10pt" style:font-name-asian="Courier New" style:font-size-asian="10pt" style:font-name-complex="Courier New" style:font-size-complex="10pt"/>
    </style:style>
    <style:style style:name="T28_4" style:family="text">
      <style:text-properties fo:background-color="#333333" fo:color="#ffffff" style:font-name="Courier New" fo:font-size="10pt" style:font-name-asian="Courier New" style:font-size-asian="10pt" style:font-name-complex="Courier New" style:font-size-complex="10pt"/>
    </style:style>
    <style:style style:name="T28_5" style:family="text">
      <style:text-properties fo:background-color="#333333" fo:color="#ffffff" style:font-name="Courier New" fo:font-size="10pt" style:font-name-asian="Courier New" style:font-size-asian="10pt" style:font-name-complex="Courier New" style:font-size-complex="10pt"/>
    </style:style>
    <style:style style:name="T28_6" style:family="text">
      <style:text-properties fo:background-color="#333333" fo:color="#ffffff" style:font-name="Courier New" fo:font-size="10pt" style:font-name-asian="Courier New" style:font-size-asian="10pt" style:font-name-complex="Courier New" style:font-size-complex="10pt"/>
    </style:style>
    <style:style style:name="T28_7" style:family="text">
      <style:text-properties fo:background-color="#333333" fo:color="#ffffff" style:font-name="Courier New" fo:font-size="10pt" style:font-name-asian="Courier New" style:font-size-asian="10pt" style:font-name-complex="Courier New" style:font-size-complex="10pt"/>
    </style:style>
    <style:style style:name="T28_8" style:family="text">
      <style:text-properties fo:background-color="#333333" fo:color="#ffffff" style:font-name="Courier New" fo:font-size="10pt" style:font-name-asian="Courier New" style:font-size-asian="10pt" style:font-name-complex="Courier New" style:font-size-complex="10pt"/>
    </style:style>
    <style:style style:name="T28_9" style:family="text">
      <style:text-properties fo:background-color="#333333" fo:color="#ffffff" style:font-name="Courier New" fo:font-size="10pt" style:font-name-asian="Courier New" style:font-size-asian="10pt" style:font-name-complex="Courier New" style:font-size-complex="10pt"/>
    </style:style>
    <style:style style:name="T28_10" style:family="text">
      <style:text-properties fo:background-color="#333333" fo:color="#ffffff" style:font-name="Courier New" fo:font-size="10pt" style:font-name-asian="Courier New" style:font-size-asian="10pt" style:font-name-complex="Courier New" style:font-size-complex="10pt"/>
    </style:style>
    <style:style style:name="T28_11" style:family="text">
      <style:text-properties fo:background-color="#333333" fo:font-style="italic" style:font-style-asian="italic" style:font-style-complex="italic" fo:color="#f9fe64" style:font-name="Courier New" fo:font-size="10pt" style:font-name-asian="Courier New" style:font-size-asian="10pt" style:font-name-complex="Courier New" style:font-size-complex="10pt"/>
    </style:style>
    <style:style style:name="T28_12" style:family="text">
      <style:text-properties fo:background-color="#333333" fo:font-style="italic" style:font-style-asian="italic" style:font-style-complex="italic" fo:color="#f9fe64" style:font-name="Courier New" fo:font-size="10pt" style:font-name-asian="Courier New" style:font-size-asian="10pt" style:font-name-complex="Courier New" style:font-size-complex="10pt"/>
    </style:style>
    <style:style style:name="T28_13" style:family="text">
      <style:text-properties fo:background-color="#333333" fo:font-style="italic" style:font-style-asian="italic" style:font-style-complex="italic" fo:color="#f9fe64" style:font-name="Courier New" fo:font-size="10pt" style:font-name-asian="Courier New" style:font-size-asian="10pt" style:font-name-complex="Courier New" style:font-size-complex="10pt"/>
    </style:style>
    <style:style style:name="T28_14" style:family="text">
      <style:text-properties fo:background-color="#333333" fo:font-style="italic" style:font-style-asian="italic" style:font-style-complex="italic" fo:color="#f9fe64" style:font-name="Courier New" fo:font-size="10pt" style:font-name-asian="Courier New" style:font-size-asian="10pt" style:font-name-complex="Courier New" style:font-size-complex="10pt"/>
    </style:style>
    <style:style style:name="T28_15" style:family="text">
      <style:text-properties fo:background-color="#333333" fo:font-style="italic" style:font-style-asian="italic" style:font-style-complex="italic" fo:color="#f9fe64" style:font-name="Courier New" fo:font-size="10pt" style:font-name-asian="Courier New" style:font-size-asian="10pt" style:font-name-complex="Courier New" style:font-size-complex="10pt"/>
    </style:style>
    <style:style style:name="T28_16" style:family="text">
      <style:text-properties fo:background-color="#333333" fo:font-style="italic" style:font-style-asian="italic" style:font-style-complex="italic" fo:color="#f9fe64" style:font-name="Courier New" fo:font-size="10pt" style:font-name-asian="Courier New" style:font-size-asian="10pt" style:font-name-complex="Courier New" style:font-size-complex="10pt"/>
    </style:style>
    <style:style style:name="T28_17" style:family="text">
      <style:text-properties fo:background-color="#333333" fo:font-style="italic" style:font-style-asian="italic" style:font-style-complex="italic" fo:color="#f9fe64" style:font-name="Courier New" fo:font-size="10pt" style:font-name-asian="Courier New" style:font-size-asian="10pt" style:font-name-complex="Courier New" style:font-size-complex="10pt"/>
    </style:style>
    <style:style style:name="T28_18" style:family="text">
      <style:text-properties fo:background-color="#333333" fo:color="#ffffff" style:font-name="Courier New" fo:font-size="10pt" style:font-name-asian="Courier New" style:font-size-asian="10pt" style:font-name-complex="Courier New" style:font-size-complex="10pt"/>
    </style:style>
    <style:style style:name="T28_19" style:family="text">
      <style:text-properties fo:background-color="#333333" fo:color="#cccccc" style:font-name="Courier New" fo:font-size="10pt" style:font-name-asian="Courier New" style:font-size-asian="10pt" style:font-name-complex="Courier New" style:font-size-complex="10pt"/>
    </style:style>
    <style:style style:name="T28_20" style:family="text">
      <style:text-properties fo:background-color="#333333" fo:color="#cccccc" style:font-name="Courier New" fo:font-size="10pt" style:font-name-asian="Courier New" style:font-size-asian="10pt" style:font-name-complex="Courier New" style:font-size-complex="10pt"/>
    </style:style>
    <style:style style:name="T28_21" style:family="text">
      <style:text-properties fo:background-color="#333333" fo:color="#cccccc" style:font-name="Courier New" fo:font-size="10pt" style:font-name-asian="Courier New" style:font-size-asian="10pt" style:font-name-complex="Courier New" style:font-size-complex="10pt"/>
    </style:style>
    <style:style style:name="T28_22" style:family="text">
      <style:text-properties fo:background-color="#333333" fo:color="#cccccc" style:font-name="Courier New" fo:font-size="10pt" style:font-name-asian="Courier New" style:font-size-asian="10pt" style:font-name-complex="Courier New" style:font-size-complex="10pt"/>
    </style:style>
    <style:style style:name="T28_23" style:family="text">
      <style:text-properties fo:background-color="#333333" fo:color="#cccccc" style:font-name="Courier New" fo:font-size="10pt" style:font-name-asian="Courier New" style:font-size-asian="10pt" style:font-name-complex="Courier New" style:font-size-complex="10pt"/>
    </style:style>
    <style:style style:name="T28_24" style:family="text">
      <style:text-properties fo:background-color="#333333" fo:color="#cccccc" style:font-name="Courier New" fo:font-size="10pt" style:font-name-asian="Courier New" style:font-size-asian="10pt" style:font-name-complex="Courier New" style:font-size-complex="10pt"/>
    </style:style>
    <style:style style:name="T28_25" style:family="text">
      <style:text-properties fo:background-color="#333333" fo:color="#cccccc" style:font-name="Courier New" fo:font-size="10pt" style:font-name-asian="Courier New" style:font-size-asian="10pt" style:font-name-complex="Courier New" style:font-size-complex="10pt"/>
    </style:style>
    <style:style style:name="T28_26" style:family="text">
      <style:text-properties fo:background-color="#333333" fo:color="#cccccc" style:font-name="Courier New" fo:font-size="10pt" style:font-name-asian="Courier New" style:font-size-asian="10pt" style:font-name-complex="Courier New" style:font-size-complex="10pt"/>
    </style:style>
    <style:style style:name="T28_27" style:family="text">
      <style:text-properties fo:background-color="#333333" fo:color="#cccccc" style:font-name="Courier New" fo:font-size="10pt" style:font-name-asian="Courier New" style:font-size-asian="10pt" style:font-name-complex="Courier New" style:font-size-complex="10pt"/>
    </style:style>
    <style:style style:name="T28_28" style:family="text">
      <style:text-properties fo:background-color="#333333" fo:color="#cccccc" style:font-name="Courier New" fo:font-size="10pt" style:font-name-asian="Courier New" style:font-size-asian="10pt" style:font-name-complex="Courier New" style:font-size-complex="10pt"/>
    </style:style>
    <style:style style:name="T28_29" style:family="text">
      <style:text-properties fo:background-color="#333333" fo:color="#cccccc" style:font-name="Courier New" fo:font-size="10pt" style:font-name-asian="Courier New" style:font-size-asian="10pt" style:font-name-complex="Courier New" style:font-size-complex="10pt"/>
    </style:style>
    <style:style style:name="T28_30" style:family="text">
      <style:text-properties fo:background-color="#333333" fo:color="#cccccc" style:font-name="Courier New" fo:font-size="10pt" style:font-name-asian="Courier New" style:font-size-asian="10pt" style:font-name-complex="Courier New" style:font-size-complex="10pt"/>
    </style:style>
    <style:style style:name="T28_31" style:family="text">
      <style:text-properties fo:background-color="#333333" fo:color="#cccccc" style:font-name="Courier New" fo:font-size="10pt" style:font-name-asian="Courier New" style:font-size-asian="10pt" style:font-name-complex="Courier New" style:font-size-complex="10pt"/>
    </style:style>
    <style:style style:name="T28_32" style:family="text">
      <style:text-properties fo:background-color="#333333" fo:color="#cccccc" style:font-name="Courier New" fo:font-size="10pt" style:font-name-asian="Courier New" style:font-size-asian="10pt" style:font-name-complex="Courier New" style:font-size-complex="10pt"/>
    </style:style>
    <style:style style:name="T28_33" style:family="text">
      <style:text-properties fo:background-color="#333333" fo:color="#cccccc" style:font-name="Courier New" fo:font-size="10pt" style:font-name-asian="Courier New" style:font-size-asian="10pt" style:font-name-complex="Courier New" style:font-size-complex="10pt"/>
    </style:style>
    <style:style style:name="T28_34" style:family="text">
      <style:text-properties fo:background-color="#333333" fo:color="#cccccc" style:font-name="Courier New" fo:font-size="10pt" style:font-name-asian="Courier New" style:font-size-asian="10pt" style:font-name-complex="Courier New" style:font-size-complex="10pt"/>
    </style:style>
    <style:style style:name="T28_35" style:family="text">
      <style:text-properties fo:background-color="#333333" fo:color="#cccccc" style:font-name="Courier New" fo:font-size="10pt" style:font-name-asian="Courier New" style:font-size-asian="10pt" style:font-name-complex="Courier New" style:font-size-complex="10pt"/>
    </style:style>
    <style:style style:name="T28_36" style:family="text">
      <style:text-properties fo:background-color="#333333" fo:color="#cccccc" style:font-name="Courier New" fo:font-size="10pt" style:font-name-asian="Courier New" style:font-size-asian="10pt" style:font-name-complex="Courier New" style:font-size-complex="10pt"/>
    </style:style>
    <style:style style:name="T28_37" style:family="text">
      <style:text-properties fo:background-color="#333333" fo:color="#cccccc" style:font-name="Courier New" fo:font-size="10pt" style:font-name-asian="Courier New" style:font-size-asian="10pt" style:font-name-complex="Courier New" style:font-size-complex="10pt"/>
    </style:style>
    <style:style style:name="T28_38" style:family="text">
      <style:text-properties fo:background-color="#333333" fo:color="#cccccc" style:font-name="Courier New" fo:font-size="10pt" style:font-name-asian="Courier New" style:font-size-asian="10pt" style:font-name-complex="Courier New" style:font-size-complex="10pt"/>
    </style:style>
    <style:style style:name="T28_39" style:family="text">
      <style:text-properties fo:background-color="#333333" fo:color="#cccccc" style:font-name="Courier New" fo:font-size="10pt" style:font-name-asian="Courier New" style:font-size-asian="10pt" style:font-name-complex="Courier New" style:font-size-complex="10pt"/>
    </style:style>
    <style:style style:name="T28_40" style:family="text">
      <style:text-properties fo:background-color="#333333" fo:color="#cccccc" style:font-name="Courier New" fo:font-size="10pt" style:font-name-asian="Courier New" style:font-size-asian="10pt" style:font-name-complex="Courier New" style:font-size-complex="10pt"/>
    </style:style>
    <style:style style:name="T28_41" style:family="text">
      <style:text-properties fo:background-color="#333333" fo:color="#cccccc" style:font-name="Courier New" fo:font-size="10pt" style:font-name-asian="Courier New" style:font-size-asian="10pt" style:font-name-complex="Courier New" style:font-size-complex="10pt"/>
    </style:style>
    <style:style style:name="T28_42" style:family="text">
      <style:text-properties fo:background-color="#333333" fo:color="#cccccc" style:font-name="Courier New" fo:font-size="10pt" style:font-name-asian="Courier New" style:font-size-asian="10pt" style:font-name-complex="Courier New" style:font-size-complex="10pt"/>
    </style:style>
    <style:style style:name="T28_43" style:family="text">
      <style:text-properties fo:background-color="#333333" fo:color="#ffffff" style:font-name="Courier New" fo:font-size="10pt" style:font-name-asian="Courier New" style:font-size-asian="10pt" style:font-name-complex="Courier New" style:font-size-complex="10pt"/>
    </style:style>
    <style:style style:name="T28_44" style:family="text">
      <style:text-properties fo:background-color="#333333" fo:color="#63e463" style:font-name="Courier New" fo:font-size="10pt" style:font-name-asian="Courier New" style:font-size-asian="10pt" style:font-name-complex="Courier New" style:font-size-complex="10pt"/>
    </style:style>
    <style:style style:name="T28_45" style:family="text">
      <style:text-properties fo:background-color="#333333" fo:color="#63e463" style:font-name="Courier New" fo:font-size="10pt" style:font-name-asian="Courier New" style:font-size-asian="10pt" style:font-name-complex="Courier New" style:font-size-complex="10pt"/>
    </style:style>
    <style:style style:name="T28_46" style:family="text">
      <style:text-properties fo:background-color="#333333" fo:color="#63e463" style:font-name="Courier New" fo:font-size="10pt" style:font-name-asian="Courier New" style:font-size-asian="10pt" style:font-name-complex="Courier New" style:font-size-complex="10pt"/>
    </style:style>
    <style:style style:name="T28_47" style:family="text">
      <style:text-properties fo:background-color="#333333" fo:color="#63e463" style:font-name="Courier New" fo:font-size="10pt" style:font-name-asian="Courier New" style:font-size-asian="10pt" style:font-name-complex="Courier New" style:font-size-complex="10pt"/>
    </style:style>
    <style:style style:name="T28_48" style:family="text">
      <style:text-properties fo:background-color="#333333" fo:color="#63e463" style:font-name="Courier New" fo:font-size="10pt" style:font-name-asian="Courier New" style:font-size-asian="10pt" style:font-name-complex="Courier New" style:font-size-complex="10pt"/>
    </style:style>
    <style:style style:name="T28_49" style:family="text">
      <style:text-properties fo:background-color="#333333" fo:color="#63e463" style:font-name="Courier New" fo:font-size="10pt" style:font-name-asian="Courier New" style:font-size-asian="10pt" style:font-name-complex="Courier New" style:font-size-complex="10pt"/>
    </style:style>
    <style:style style:name="T28_50" style:family="text">
      <style:text-properties fo:background-color="#333333" fo:color="#63e463" style:font-name="Courier New" fo:font-size="10pt" style:font-name-asian="Courier New" style:font-size-asian="10pt" style:font-name-complex="Courier New" style:font-size-complex="10pt"/>
    </style:style>
    <style:style style:name="T28_51" style:family="text">
      <style:text-properties fo:background-color="#333333" fo:color="#63e463" style:font-name="Courier New" fo:font-size="10pt" style:font-name-asian="Courier New" style:font-size-asian="10pt" style:font-name-complex="Courier New" style:font-size-complex="10pt"/>
    </style:style>
    <style:style style:name="T28_52" style:family="text">
      <style:text-properties fo:background-color="#333333" fo:color="#63e463" style:font-name="Courier New" fo:font-size="10pt" style:font-name-asian="Courier New" style:font-size-asian="10pt" style:font-name-complex="Courier New" style:font-size-complex="10pt"/>
    </style:style>
    <style:style style:name="T28_53" style:family="text">
      <style:text-properties fo:background-color="#333333" fo:color="#63e463" style:font-name="Courier New" fo:font-size="10pt" style:font-name-asian="Courier New" style:font-size-asian="10pt" style:font-name-complex="Courier New" style:font-size-complex="10pt"/>
    </style:style>
    <style:style style:name="T28_54" style:family="text">
      <style:text-properties fo:background-color="#333333" fo:color="#63e463" style:font-name="Courier New" fo:font-size="10pt" style:font-name-asian="Courier New" style:font-size-asian="10pt" style:font-name-complex="Courier New" style:font-size-complex="10pt"/>
    </style:style>
    <style:style style:name="T28_55" style:family="text">
      <style:text-properties fo:background-color="#333333" fo:color="#63e463" style:font-name="Courier New" fo:font-size="10pt" style:font-name-asian="Courier New" style:font-size-asian="10pt" style:font-name-complex="Courier New" style:font-size-complex="10pt"/>
    </style:style>
    <style:style style:name="T28_56" style:family="text">
      <style:text-properties fo:background-color="#333333" fo:color="#63e463" style:font-name="Courier New" fo:font-size="10pt" style:font-name-asian="Courier New" style:font-size-asian="10pt" style:font-name-complex="Courier New" style:font-size-complex="10pt"/>
    </style:style>
    <style:style style:name="T28_57" style:family="text">
      <style:text-properties fo:background-color="#333333" fo:color="#ffffff" style:font-name="Courier New" fo:font-size="10pt" style:font-name-asian="Courier New" style:font-size-asian="10pt" style:font-name-complex="Courier New" style:font-size-complex="10pt"/>
    </style:style>
    <style:style style:name="T28_58" style:family="text">
      <style:text-properties fo:background-color="#333333" fo:color="#63e463" style:font-name="Courier New" fo:font-size="10pt" style:font-name-asian="Courier New" style:font-size-asian="10pt" style:font-name-complex="Courier New" style:font-size-complex="10pt"/>
    </style:style>
    <style:style style:name="T28_59" style:family="text">
      <style:text-properties fo:background-color="#333333" fo:color="#63e463" style:font-name="Courier New" fo:font-size="10pt" style:font-name-asian="Courier New" style:font-size-asian="10pt" style:font-name-complex="Courier New" style:font-size-complex="10pt"/>
    </style:style>
    <style:style style:name="T28_60" style:family="text">
      <style:text-properties fo:background-color="#333333" fo:color="#63e463" style:font-name="Courier New" fo:font-size="10pt" style:font-name-asian="Courier New" style:font-size-asian="10pt" style:font-name-complex="Courier New" style:font-size-complex="10pt"/>
    </style:style>
    <style:style style:name="T28_61" style:family="text">
      <style:text-properties fo:background-color="#333333" fo:color="#63e463" style:font-name="Courier New" fo:font-size="10pt" style:font-name-asian="Courier New" style:font-size-asian="10pt" style:font-name-complex="Courier New" style:font-size-complex="10pt"/>
    </style:style>
    <style:style style:name="T28_62" style:family="text">
      <style:text-properties fo:background-color="#333333" fo:color="#63e463" style:font-name="Courier New" fo:font-size="10pt" style:font-name-asian="Courier New" style:font-size-asian="10pt" style:font-name-complex="Courier New" style:font-size-complex="10pt"/>
    </style:style>
    <style:style style:name="T28_63" style:family="text">
      <style:text-properties fo:background-color="#333333" fo:color="#63e463" style:font-name="Courier New" fo:font-size="10pt" style:font-name-asian="Courier New" style:font-size-asian="10pt" style:font-name-complex="Courier New" style:font-size-complex="10pt"/>
    </style:style>
    <style:style style:name="T28_64" style:family="text">
      <style:text-properties fo:background-color="#333333" fo:color="#63e463" style:font-name="Courier New" fo:font-size="10pt" style:font-name-asian="Courier New" style:font-size-asian="10pt" style:font-name-complex="Courier New" style:font-size-complex="10pt"/>
    </style:style>
    <style:style style:name="T28_65" style:family="text">
      <style:text-properties fo:background-color="#333333" fo:color="#63e463" style:font-name="Courier New" fo:font-size="10pt" style:font-name-asian="Courier New" style:font-size-asian="10pt" style:font-name-complex="Courier New" style:font-size-complex="10pt"/>
    </style:style>
    <style:style style:name="T28_66" style:family="text">
      <style:text-properties fo:background-color="#333333" fo:color="#63e463" style:font-name="Courier New" fo:font-size="10pt" style:font-name-asian="Courier New" style:font-size-asian="10pt" style:font-name-complex="Courier New" style:font-size-complex="10pt"/>
    </style:style>
    <style:style style:name="T28_67" style:family="text">
      <style:text-properties fo:background-color="#333333" fo:color="#63e463" style:font-name="Courier New" fo:font-size="10pt" style:font-name-asian="Courier New" style:font-size-asian="10pt" style:font-name-complex="Courier New" style:font-size-complex="10pt"/>
    </style:style>
    <style:style style:name="T28_68" style:family="text">
      <style:text-properties fo:background-color="#333333" fo:color="#63e463" style:font-name="Courier New" fo:font-size="10pt" style:font-name-asian="Courier New" style:font-size-asian="10pt" style:font-name-complex="Courier New" style:font-size-complex="10pt"/>
    </style:style>
    <style:style style:name="T28_69" style:family="text">
      <style:text-properties fo:background-color="#333333" fo:color="#63e463" style:font-name="Courier New" fo:font-size="10pt" style:font-name-asian="Courier New" style:font-size-asian="10pt" style:font-name-complex="Courier New" style:font-size-complex="10pt"/>
    </style:style>
    <style:style style:name="T28_70" style:family="text">
      <style:text-properties fo:background-color="#333333" fo:color="#63e463" style:font-name="Courier New" fo:font-size="10pt" style:font-name-asian="Courier New" style:font-size-asian="10pt" style:font-name-complex="Courier New" style:font-size-complex="10pt"/>
    </style:style>
    <style:style style:name="T28_71" style:family="text">
      <style:text-properties fo:background-color="#333333" fo:color="#63e463" style:font-name="Courier New" fo:font-size="10pt" style:font-name-asian="Courier New" style:font-size-asian="10pt" style:font-name-complex="Courier New" style:font-size-complex="10pt"/>
    </style:style>
    <style:style style:name="T28_72" style:family="text">
      <style:text-properties fo:background-color="#333333" fo:color="#63e463" style:font-name="Courier New" fo:font-size="10pt" style:font-name-asian="Courier New" style:font-size-asian="10pt" style:font-name-complex="Courier New" style:font-size-complex="10pt"/>
    </style:style>
    <style:style style:name="T28_73" style:family="text">
      <style:text-properties fo:background-color="#333333" fo:color="#63e463" style:font-name="Courier New" fo:font-size="10pt" style:font-name-asian="Courier New" style:font-size-asian="10pt" style:font-name-complex="Courier New" style:font-size-complex="10pt"/>
    </style:style>
    <style:style style:name="T28_74" style:family="text">
      <style:text-properties fo:background-color="#333333" fo:color="#63e463" style:font-name="Courier New" fo:font-size="10pt" style:font-name-asian="Courier New" style:font-size-asian="10pt" style:font-name-complex="Courier New" style:font-size-complex="10pt"/>
    </style:style>
    <style:style style:name="T28_75" style:family="text">
      <style:text-properties fo:background-color="#333333" fo:color="#63e463" style:font-name="Courier New" fo:font-size="10pt" style:font-name-asian="Courier New" style:font-size-asian="10pt" style:font-name-complex="Courier New" style:font-size-complex="10pt"/>
    </style:style>
    <style:style style:name="T28_76" style:family="text">
      <style:text-properties fo:background-color="#333333" fo:color="#63e463" style:font-name="Courier New" fo:font-size="10pt" style:font-name-asian="Courier New" style:font-size-asian="10pt" style:font-name-complex="Courier New" style:font-size-complex="10pt"/>
    </style:style>
    <style:style style:name="T28_77" style:family="text">
      <style:text-properties fo:background-color="#333333" fo:font-style="italic" style:font-style-asian="italic" style:font-style-complex="italic" fo:color="#f9fe64" style:font-name="Courier New" fo:font-size="10pt" style:font-name-asian="Courier New" style:font-size-asian="10pt" style:font-name-complex="Courier New" style:font-size-complex="10pt"/>
    </style:style>
    <style:style style:name="T28_78" style:family="text">
      <style:text-properties fo:background-color="#333333" fo:color="#63e463" style:font-name="Courier New" fo:font-size="10pt" style:font-name-asian="Courier New" style:font-size-asian="10pt" style:font-name-complex="Courier New" style:font-size-complex="10pt"/>
    </style:style>
    <style:style style:name="T28_79" style:family="text">
      <style:text-properties fo:background-color="#333333" fo:color="#63e463" style:font-name="Courier New" fo:font-size="10pt" style:font-name-asian="Courier New" style:font-size-asian="10pt" style:font-name-complex="Courier New" style:font-size-complex="10pt"/>
    </style:style>
    <style:style style:name="T28_80" style:family="text">
      <style:text-properties fo:background-color="#333333" fo:color="#63e463" style:font-name="Courier New" fo:font-size="10pt" style:font-name-asian="Courier New" style:font-size-asian="10pt" style:font-name-complex="Courier New" style:font-size-complex="10pt"/>
    </style:style>
    <style:style style:name="T28_81" style:family="text">
      <style:text-properties fo:background-color="#333333" fo:color="#63e463" style:font-name="Courier New" fo:font-size="10pt" style:font-name-asian="Courier New" style:font-size-asian="10pt" style:font-name-complex="Courier New" style:font-size-complex="10pt"/>
    </style:style>
    <style:style style:name="T28_82" style:family="text">
      <style:text-properties fo:background-color="#333333" fo:color="#63e463" style:font-name="Courier New" fo:font-size="10pt" style:font-name-asian="Courier New" style:font-size-asian="10pt" style:font-name-complex="Courier New" style:font-size-complex="10pt"/>
    </style:style>
    <style:style style:name="T28_83" style:family="text">
      <style:text-properties fo:background-color="#333333" fo:color="#63e463" style:font-name="Courier New" fo:font-size="10pt" style:font-name-asian="Courier New" style:font-size-asian="10pt" style:font-name-complex="Courier New" style:font-size-complex="10pt"/>
    </style:style>
    <style:style style:name="P29" style:family="paragraph" style:parent-style-name="Heading_20_1">
      <style:paragraph-properties fo:break-before="auto" fo:line-height="115%" fo:margin-top="0cm" fo:margin-bottom="0cm" style:writing-mode="lr-tb"/>
    </style:style>
    <style:style style:name="T29_1" style:family="text"/>
    <style:style style:name="T29_2" style:family="text"/>
    <style:style style:name="T29_3" style:family="text"/>
    <style:style style:name="T29_4" style:family="text"/>
    <style:style style:name="T29_5" style:family="text"/>
    <style:style style:name="T29_6" style:family="text"/>
    <style:style style:name="T29_7" style:family="text"/>
    <style:style style:name="P30" style:family="paragraph" style:parent-style-name="Standard">
      <style:paragraph-properties fo:break-before="auto" fo:line-height="115%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P31" style:family="paragraph" style:parent-style-name="Standard">
      <style:paragraph-properties fo:break-before="auto" fo:line-height="115%" style:writing-mode="lr-tb"/>
    </style:style>
    <style:style style:name="T31_1" style:family="text"/>
    <style:style style:name="T31_2" style:family="text"/>
    <style:style style:name="T31_3" style:family="text"/>
    <style:style style:name="T31_4" style:family="text"/>
    <style:style style:name="T31_5" style:family="text"/>
    <style:style style:name="T31_6" style:family="text"/>
    <style:style style:name="T31_7" style:family="text"/>
    <style:style style:name="T31_8" style:family="text"/>
    <style:style style:name="T31_9" style:family="text"/>
    <style:style style:name="T31_10" style:family="text"/>
    <style:style style:name="T31_11" style:family="text"/>
    <style:style style:name="T31_12" style:family="text"/>
    <style:style style:name="T31_13" style:family="text"/>
    <style:style style:name="T31_14" style:family="text"/>
    <style:style style:name="T31_15" style:family="text"/>
    <style:style style:name="T31_16" style:family="text"/>
    <style:style style:name="T31_17" style:family="text"/>
    <style:style style:name="T31_18" style:family="text"/>
    <style:style style:name="T31_19" style:family="text"/>
    <style:style style:name="T31_20" style:family="text"/>
    <style:style style:name="T31_21" style:family="text"/>
    <style:style style:name="T31_22" style:family="text"/>
    <style:style style:name="T31_23" style:family="text"/>
    <style:style style:name="T31_24" style:family="text"/>
    <style:style style:name="T31_25" style:family="text"/>
    <style:style style:name="T31_26" style:family="text"/>
    <style:style style:name="T31_27" style:family="text"/>
    <style:style style:name="T31_28" style:family="text"/>
    <style:style style:name="T31_29" style:family="text"/>
    <style:style style:name="T31_30" style:family="text"/>
    <style:style style:name="T31_31" style:family="text"/>
    <style:style style:name="T31_32" style:family="text"/>
    <style:style style:name="T31_33" style:family="text"/>
    <style:style style:name="T31_34" style:family="text"/>
    <style:style style:name="T31_35" style:family="text"/>
    <style:style style:name="T31_36" style:family="text"/>
    <style:style style:name="T31_37" style:family="text"/>
    <style:style style:name="T31_38" style:family="text"/>
    <style:style style:name="T31_39" style:family="text"/>
    <style:style style:name="T31_40" style:family="text"/>
    <style:style style:name="T31_41" style:family="text"/>
    <style:style style:name="T31_42" style:family="text"/>
    <style:style style:name="T31_43" style:family="text"/>
    <style:style style:name="T31_44" style:family="text"/>
    <style:style style:name="T31_45" style:family="text"/>
    <style:style style:name="T31_46" style:family="text"/>
    <style:style style:name="T31_47" style:family="text"/>
    <style:style style:name="T31_48" style:family="text"/>
    <style:style style:name="T31_49" style:family="text"/>
    <style:style style:name="T31_50" style:family="text"/>
    <style:style style:name="T31_51" style:family="text"/>
    <style:style style:name="T31_52" style:family="text"/>
    <style:style style:name="T31_53" style:family="text"/>
    <style:style style:name="T31_54" style:family="text"/>
    <style:style style:name="T31_55" style:family="text"/>
    <style:style style:name="T31_56" style:family="text"/>
    <style:style style:name="T31_57" style:family="text"/>
    <style:style style:name="T31_58" style:family="text"/>
    <style:style style:name="T31_59" style:family="text"/>
    <style:style style:name="T31_60" style:family="text"/>
    <style:style style:name="T31_61" style:family="text"/>
    <style:style style:name="T31_62" style:family="text"/>
    <style:style style:name="T31_63" style:family="text"/>
    <style:style style:name="T31_64" style:family="text"/>
    <style:style style:name="T31_65" style:family="text"/>
    <style:style style:name="T31_66" style:family="text"/>
    <style:style style:name="T31_67" style:family="text"/>
    <style:style style:name="T31_68" style:family="text"/>
    <style:style style:name="T31_69" style:family="text"/>
    <style:style style:name="T31_70" style:family="text"/>
    <style:style style:name="T31_71" style:family="text"/>
    <style:style style:name="T31_72" style:family="text"/>
    <style:style style:name="T31_73" style:family="text"/>
    <style:style style:name="T31_74" style:family="text"/>
    <style:style style:name="P32" style:family="paragraph" style:parent-style-name="Standard">
      <style:paragraph-properties fo:break-before="auto" fo:line-height="115%" style:writing-mode="lr-tb"/>
    </style:style>
    <style:style style:name="P33" style:family="paragraph" style:parent-style-name="Standard">
      <style:paragraph-properties fo:break-before="auto" fo:line-height="115%" fo:margin-top="0cm" style:writing-mode="lr-tb"/>
    </style:style>
    <style:style style:name="T33_1" style:family="text"/>
    <style:style style:name="T33_2" style:family="text"/>
    <style:style style:name="T33_3" style:family="text"/>
    <style:style style:name="T33_4" style:family="text"/>
    <style:style style:name="T33_5" style:family="text"/>
    <style:style style:name="T33_6" style:family="text"/>
    <style:style style:name="T33_7" style:family="text"/>
    <style:style style:name="T33_8" style:family="text"/>
    <style:style style:name="T33_9" style:family="text"/>
    <style:style style:name="T33_10" style:family="text"/>
    <style:style style:name="T33_11" style:family="text"/>
    <style:style style:name="T33_12" style:family="text"/>
    <style:style style:name="T33_13" style:family="text"/>
    <style:style style:name="T33_14" style:family="text"/>
    <style:style style:name="T33_15" style:family="text"/>
    <style:style style:name="T33_16" style:family="text"/>
    <style:style style:name="T33_17" style:family="text"/>
    <style:style style:name="T33_18" style:family="text"/>
    <style:style style:name="T33_19" style:family="text"/>
    <style:style style:name="T33_20" style:family="text"/>
    <style:style style:name="T33_21" style:family="text"/>
    <style:style style:name="T33_22" style:family="text"/>
    <style:style style:name="T33_23" style:family="text"/>
    <style:style style:name="T33_24" style:family="text"/>
    <style:style style:name="T33_25" style:family="text"/>
    <style:style style:name="T33_26" style:family="text"/>
    <style:style style:name="T33_27" style:family="text"/>
    <style:style style:name="T33_28" style:family="text"/>
    <style:style style:name="T33_29" style:family="text"/>
    <style:style style:name="T33_30" style:family="text"/>
    <style:style style:name="T33_31" style:family="text"/>
    <style:style style:name="T33_32" style:family="text"/>
    <style:style style:name="T33_33" style:family="text"/>
    <style:style style:name="T33_34" style:family="text"/>
    <style:style style:name="T33_35" style:family="text"/>
    <style:style style:name="T33_36" style:family="text"/>
    <style:style style:name="T33_37" style:family="text"/>
    <style:style style:name="T33_38" style:family="text"/>
    <style:style style:name="T33_39" style:family="text"/>
    <style:style style:name="T33_40" style:family="text"/>
    <style:style style:name="T33_41" style:family="text"/>
    <style:style style:name="T33_42" style:family="text"/>
    <style:style style:name="T33_43" style:family="text"/>
    <style:style style:name="T33_44" style:family="text"/>
    <style:style style:name="T33_45" style:family="text"/>
    <style:style style:name="T33_46" style:family="text"/>
    <style:style style:name="T33_47" style:family="text"/>
    <style:style style:name="T33_48" style:family="text"/>
    <style:style style:name="T33_49" style:family="text"/>
    <style:style style:name="T33_50" style:family="text"/>
    <style:style style:name="T33_51" style:family="text"/>
    <style:style style:name="T33_52" style:family="text"/>
    <style:style style:name="T33_53" style:family="text"/>
    <style:style style:name="T33_54" style:family="text"/>
    <style:style style:name="T33_55" style:family="text"/>
    <style:style style:name="T33_56" style:family="text"/>
    <style:style style:name="T33_57" style:family="text"/>
    <style:style style:name="T33_58" style:family="text"/>
    <style:style style:name="T33_59" style:family="text"/>
    <style:style style:name="T33_60" style:family="text"/>
    <style:style style:name="T33_61" style:family="text"/>
    <style:style style:name="T33_62" style:family="text"/>
    <style:style style:name="T33_63" style:family="text"/>
    <style:style style:name="T33_64" style:family="text"/>
    <style:style style:name="T33_65" style:family="text"/>
    <style:style style:name="T33_66" style:family="text"/>
    <style:style style:name="T33_67" style:family="text"/>
    <style:style style:name="T33_68" style:family="text"/>
    <style:style style:name="T33_69" style:family="text"/>
    <style:style style:name="T33_70" style:family="text"/>
    <style:style style:name="T33_71" style:family="text"/>
    <style:style style:name="T33_72" style:family="text"/>
    <style:style style:name="T33_73" style:family="text"/>
    <style:style style:name="T33_74" style:family="text"/>
    <style:style style:name="T33_75" style:family="text"/>
    <style:style style:name="T33_76" style:family="text"/>
    <style:style style:name="T33_77" style:family="text"/>
    <style:style style:name="T33_78" style:family="text"/>
    <style:style style:name="T33_79" style:family="text"/>
    <style:style style:name="T33_80" style:family="text"/>
    <style:style style:name="T33_81" style:family="text"/>
    <style:style style:name="T33_82" style:family="text"/>
    <style:style style:name="T33_83" style:family="text"/>
    <style:style style:name="T33_84" style:family="text"/>
    <style:style style:name="T33_85" style:family="text"/>
    <style:style style:name="T33_86" style:family="text"/>
    <style:style style:name="T33_87" style:family="text"/>
    <style:style style:name="T33_88" style:family="text"/>
    <style:style style:name="T33_89" style:family="text"/>
    <style:style style:name="T33_90" style:family="text"/>
    <style:style style:name="T33_91" style:family="text"/>
    <style:style style:name="T33_92" style:family="text"/>
    <style:style style:name="T33_93" style:family="text"/>
    <style:style style:name="T33_94" style:family="text"/>
    <style:style style:name="T33_95" style:family="text"/>
    <style:style style:name="T33_96" style:family="text"/>
    <style:style style:name="T33_97" style:family="text"/>
    <style:style style:name="T33_98" style:family="text"/>
    <style:style style:name="T33_99" style:family="text"/>
    <style:style style:name="T33_100" style:family="text"/>
    <style:style style:name="T33_101" style:family="text"/>
    <style:style style:name="T33_102" style:family="text"/>
    <style:style style:name="T33_103" style:family="text"/>
    <style:style style:name="T33_104" style:family="text"/>
    <style:style style:name="T33_105" style:family="text"/>
    <style:style style:name="T33_106" style:family="text"/>
    <style:style style:name="T33_107" style:family="text"/>
    <style:style style:name="T33_108" style:family="text"/>
    <style:style style:name="T33_109" style:family="text"/>
    <style:style style:name="T33_110" style:family="text"/>
    <style:style style:name="T33_111" style:family="text"/>
    <style:style style:name="T33_112" style:family="text"/>
    <style:style style:name="T33_113" style:family="text"/>
    <style:style style:name="T33_114" style:family="text"/>
    <style:style style:name="T33_115" style:family="text"/>
    <style:style style:name="T33_116" style:family="text"/>
    <style:style style:name="T33_117" style:family="text"/>
    <style:style style:name="T33_118" style:family="text"/>
    <style:style style:name="T33_119" style:family="text"/>
    <style:style style:name="T33_120" style:family="text"/>
    <style:style style:name="T33_121" style:family="text"/>
    <style:style style:name="T33_122" style:family="text"/>
    <style:style style:name="T33_123" style:family="text"/>
    <style:style style:name="T33_124" style:family="text"/>
    <style:style style:name="T33_125" style:family="text"/>
    <style:style style:name="T33_126" style:family="text"/>
    <style:style style:name="T33_127" style:family="text"/>
    <style:style style:name="T33_128" style:family="text"/>
    <style:style style:name="T33_129" style:family="text"/>
    <style:style style:name="T33_130" style:family="text"/>
    <style:style style:name="T33_131" style:family="text"/>
    <style:style style:name="T33_132" style:family="text"/>
    <style:style style:name="T33_133" style:family="text"/>
    <style:style style:name="T33_134" style:family="text"/>
    <style:style style:name="T33_135" style:family="text"/>
    <style:style style:name="T33_136" style:family="text"/>
    <style:style style:name="T33_137" style:family="text"/>
    <style:style style:name="T33_138" style:family="text"/>
    <style:style style:name="T33_139" style:family="text"/>
    <style:style style:name="T33_140" style:family="text"/>
    <style:style style:name="T33_141" style:family="text"/>
    <style:style style:name="T33_142" style:family="text"/>
    <style:style style:name="T33_143" style:family="text"/>
    <style:style style:name="T33_144" style:family="text"/>
    <style:style style:name="T33_145" style:family="text"/>
    <style:style style:name="T33_146" style:family="text"/>
    <style:style style:name="T33_147" style:family="text"/>
    <style:style style:name="T33_148" style:family="text"/>
    <style:style style:name="T33_149" style:family="text"/>
    <style:style style:name="T33_150" style:family="text"/>
    <style:style style:name="T33_151" style:family="text"/>
    <style:style style:name="T33_152" style:family="text"/>
    <style:style style:name="T33_153" style:family="text"/>
    <style:style style:name="T33_154" style:family="text"/>
    <style:style style:name="T33_155" style:family="text"/>
    <style:style style:name="T33_156" style:family="text"/>
    <style:style style:name="P34" style:family="paragraph" style:parent-style-name="Standard">
      <style:paragraph-properties fo:break-before="auto" fo:line-height="115%" fo:margin-top="0cm" style:writing-mode="lr-tb"/>
    </style:style>
    <style:style style:name="T34_1" style:family="text"/>
    <style:style style:name="T34_2" style:family="text"/>
    <style:style style:name="T34_3" style:family="text"/>
    <style:style style:name="T34_4" style:family="text"/>
    <style:style style:name="T34_5" style:family="text"/>
    <style:style style:name="T34_6" style:family="text"/>
    <style:style style:name="T34_7" style:family="text"/>
    <style:style style:name="T34_8" style:family="text"/>
    <style:style style:name="T34_9" style:family="text"/>
    <style:style style:name="T34_10" style:family="text"/>
    <style:style style:name="T34_11" style:family="text"/>
    <style:style style:name="T34_12" style:family="text"/>
    <style:style style:name="T34_13" style:family="text"/>
    <style:style style:name="T34_14" style:family="text"/>
    <style:style style:name="T34_15" style:family="text"/>
    <style:style style:name="T34_16" style:family="text"/>
    <style:style style:name="T34_17" style:family="text"/>
    <style:style style:name="T34_18" style:family="text"/>
    <style:style style:name="T34_19" style:family="text"/>
    <style:style style:name="T34_20" style:family="text"/>
    <style:style style:name="T34_21" style:family="text"/>
    <style:style style:name="T34_22" style:family="text"/>
    <style:style style:name="T34_23" style:family="text"/>
    <style:style style:name="T34_24" style:family="text"/>
    <style:style style:name="T34_25" style:family="text"/>
    <style:style style:name="T34_26" style:family="text"/>
    <style:style style:name="T34_27" style:family="text"/>
    <style:style style:name="T34_28" style:family="text"/>
    <style:style style:name="T34_29" style:family="text"/>
    <style:style style:name="T34_30" style:family="text"/>
    <style:style style:name="T34_31" style:family="text"/>
    <style:style style:name="T34_32" style:family="text"/>
    <style:style style:name="T34_33" style:family="text"/>
    <style:style style:name="T34_34" style:family="text"/>
    <style:style style:name="T34_35" style:family="text"/>
    <style:style style:name="T34_36" style:family="text"/>
    <style:style style:name="T34_37" style:family="text"/>
    <style:style style:name="T34_38" style:family="text"/>
    <style:style style:name="T34_39" style:family="text"/>
    <style:style style:name="T34_40" style:family="text"/>
    <style:style style:name="T34_41" style:family="text"/>
    <style:style style:name="T34_42" style:family="text"/>
    <style:style style:name="T34_43" style:family="text"/>
    <style:style style:name="T34_44" style:family="text"/>
    <style:style style:name="T34_45" style:family="text"/>
    <style:style style:name="T34_46" style:family="text"/>
    <style:style style:name="T34_47" style:family="text"/>
    <style:style style:name="T34_48" style:family="text"/>
    <style:style style:name="T34_49" style:family="text"/>
    <style:style style:name="T34_50" style:family="text"/>
    <style:style style:name="T34_51" style:family="text"/>
    <style:style style:name="T34_52" style:family="text"/>
    <style:style style:name="T34_53" style:family="text"/>
    <style:style style:name="T34_54" style:family="text"/>
    <style:style style:name="T34_55" style:family="text"/>
    <style:style style:name="T34_56" style:family="text"/>
    <style:style style:name="T34_57" style:family="text"/>
    <style:style style:name="T34_58" style:family="text"/>
    <style:style style:name="T34_59" style:family="text"/>
    <style:style style:name="T34_60" style:family="text"/>
    <style:style style:name="T34_61" style:family="text"/>
    <style:style style:name="T34_62" style:family="text"/>
    <style:style style:name="T34_63" style:family="text"/>
    <style:style style:name="T34_64" style:family="text"/>
    <style:style style:name="T34_65" style:family="text"/>
    <style:style style:name="T34_66" style:family="text"/>
    <style:style style:name="T34_67" style:family="text"/>
    <style:style style:name="T34_68" style:family="text"/>
    <style:style style:name="T34_69" style:family="text"/>
    <style:style style:name="T34_70" style:family="text"/>
    <style:style style:name="T34_71" style:family="text"/>
    <style:style style:name="T34_72" style:family="text"/>
    <style:style style:name="T34_73" style:family="text"/>
    <style:style style:name="T34_74" style:family="text"/>
    <style:style style:name="P35" style:family="paragraph" style:parent-style-name="Standard">
      <style:paragraph-properties fo:break-before="auto" fo:line-height="115%" fo:margin-top="0cm" fo:margin-bottom="0cm" style:writing-mode="lr-tb"/>
    </style:style>
    <style:style style:name="T35_1" style:family="text"/>
    <style:style style:name="T35_2" style:family="text"/>
    <style:style style:name="T35_3" style:family="text"/>
    <style:style style:name="T35_4" style:family="text"/>
    <style:style style:name="T35_5" style:family="text"/>
    <style:style style:name="T35_6" style:family="text"/>
    <style:style style:name="T35_7" style:family="text"/>
    <style:style style:name="T35_8" style:family="text"/>
    <style:style style:name="T35_9" style:family="text"/>
    <style:style style:name="T35_10" style:family="text"/>
    <style:style style:name="T35_11" style:family="text"/>
    <style:style style:name="T35_12" style:family="text"/>
    <style:style style:name="T35_13" style:family="text"/>
    <style:style style:name="T35_14" style:family="text"/>
    <style:style style:name="T35_15" style:family="text"/>
    <style:style style:name="T35_16" style:family="text"/>
    <style:style style:name="T35_17" style:family="text"/>
    <style:style style:name="T35_18" style:family="text"/>
    <style:style style:name="T35_19" style:family="text"/>
    <style:style style:name="T35_20" style:family="text"/>
    <style:style style:name="T35_21" style:family="text"/>
    <style:style style:name="T35_22" style:family="text"/>
    <style:style style:name="T35_23" style:family="text"/>
    <style:style style:name="T35_24" style:family="text"/>
    <style:style style:name="T35_25" style:family="text"/>
    <style:style style:name="T35_26" style:family="text"/>
    <style:style style:name="T35_27" style:family="text"/>
    <style:style style:name="T35_28" style:family="text"/>
    <style:style style:name="T35_29" style:family="text"/>
    <style:style style:name="T35_30" style:family="text"/>
    <style:style style:name="T35_31" style:family="text"/>
    <style:style style:name="T35_32" style:family="text"/>
    <style:style style:name="T35_33" style:family="text"/>
    <style:style style:name="T35_34" style:family="text"/>
    <style:style style:name="T35_35" style:family="text"/>
    <style:style style:name="T35_36" style:family="text"/>
    <style:style style:name="T35_37" style:family="text"/>
    <style:style style:name="T35_38" style:family="text"/>
    <style:style style:name="T35_39" style:family="text"/>
    <style:style style:name="T35_40" style:family="text"/>
    <style:style style:name="T35_41" style:family="text"/>
    <style:style style:name="T35_42" style:family="text"/>
    <style:style style:name="T35_43" style:family="text"/>
    <style:style style:name="T35_44" style:family="text"/>
    <style:style style:name="T35_45" style:family="text"/>
    <style:style style:name="T35_46" style:family="text"/>
    <style:style style:name="T35_47" style:family="text"/>
    <style:style style:name="T35_48" style:family="text"/>
    <style:style style:name="T35_49" style:family="text"/>
    <style:style style:name="T35_50" style:family="text"/>
    <style:style style:name="T35_51" style:family="text"/>
    <style:style style:name="T35_52" style:family="text"/>
    <style:style style:name="T35_53" style:family="text"/>
    <style:style style:name="T35_54" style:family="text"/>
    <style:style style:name="T35_55" style:family="text"/>
    <style:style style:name="T35_56" style:family="text"/>
    <style:style style:name="T35_57" style:family="text"/>
    <style:style style:name="T35_58" style:family="text"/>
    <style:style style:name="T35_59" style:family="text"/>
    <style:style style:name="T35_60" style:family="text"/>
    <style:style style:name="T35_61" style:family="text"/>
    <style:style style:name="T35_62" style:family="text"/>
    <style:style style:name="T35_63" style:family="text"/>
    <style:style style:name="T35_64" style:family="text"/>
    <style:style style:name="T35_65" style:family="text"/>
    <style:style style:name="T35_66" style:family="text"/>
    <style:style style:name="T35_67" style:family="text"/>
    <style:style style:name="T35_68" style:family="text"/>
    <style:style style:name="T35_69" style:family="text"/>
    <style:style style:name="T35_70" style:family="text"/>
    <style:style style:name="T35_71" style:family="text"/>
    <style:style style:name="T35_72" style:family="text"/>
    <style:style style:name="T35_73" style:family="text"/>
    <style:style style:name="T35_74" style:family="text"/>
    <style:style style:name="T35_75" style:family="text"/>
    <style:style style:name="T35_76" style:family="text"/>
    <style:style style:name="T35_77" style:family="text"/>
    <style:style style:name="T35_78" style:family="text"/>
    <style:style style:name="T35_79" style:family="text"/>
    <style:style style:name="T35_80" style:family="text"/>
    <style:style style:name="T35_81" style:family="text"/>
    <style:style style:name="T35_82" style:family="text"/>
    <style:style style:name="T35_83" style:family="text"/>
    <style:style style:name="T35_84" style:family="text"/>
    <style:style style:name="T35_85" style:family="text"/>
    <style:style style:name="T35_86" style:family="text"/>
    <style:style style:name="T35_87" style:family="text"/>
    <style:style style:name="T35_88" style:family="text"/>
    <style:style style:name="T35_89" style:family="text"/>
    <style:style style:name="T35_90" style:family="text"/>
    <style:style style:name="T35_91" style:family="text"/>
    <style:style style:name="T35_92" style:family="text"/>
    <style:style style:name="T35_93" style:family="text"/>
    <style:style style:name="T35_94" style:family="text"/>
    <style:style style:name="T35_95" style:family="text"/>
    <style:style style:name="T35_96" style:family="text"/>
    <style:style style:name="T35_97" style:family="text"/>
    <style:style style:name="T35_98" style:family="text"/>
    <style:style style:name="T35_99" style:family="text"/>
    <style:style style:name="T35_100" style:family="text"/>
    <style:style style:name="T35_101" style:family="text"/>
    <style:style style:name="T35_102" style:family="text"/>
    <style:style style:name="T35_103" style:family="text"/>
    <style:style style:name="T35_104" style:family="text"/>
    <style:style style:name="T35_105" style:family="text"/>
    <style:style style:name="T35_106" style:family="text"/>
    <style:style style:name="T35_107" style:family="text"/>
    <style:style style:name="T35_108" style:family="text"/>
    <style:style style:name="T35_109" style:family="text"/>
    <style:style style:name="T35_110" style:family="text"/>
    <style:style style:name="T35_111" style:family="text"/>
    <style:style style:name="T35_112" style:family="text"/>
    <style:style style:name="T35_113" style:family="text"/>
    <style:style style:name="T35_114" style:family="text"/>
    <style:style style:name="T35_115" style:family="text"/>
    <style:style style:name="T35_116" style:family="text"/>
    <style:style style:name="T35_117" style:family="text"/>
    <style:style style:name="T35_118" style:family="text"/>
    <style:style style:name="T35_119" style:family="text"/>
    <style:style style:name="T35_120" style:family="text"/>
    <style:style style:name="T35_121" style:family="text"/>
    <style:style style:name="T35_122" style:family="text"/>
    <style:style style:name="T35_123" style:family="text"/>
    <style:style style:name="T35_124" style:family="text"/>
    <style:style style:name="T35_125" style:family="text"/>
    <style:style style:name="T35_126" style:family="text"/>
    <style:style style:name="T35_127" style:family="text"/>
    <style:style style:name="T35_128" style:family="text"/>
    <style:style style:name="T35_129" style:family="text"/>
    <style:style style:name="T35_130" style:family="text"/>
    <style:style style:name="T35_131" style:family="text"/>
    <style:style style:name="T35_132" style:family="text"/>
    <style:style style:name="T35_133" style:family="text"/>
    <style:style style:name="T35_134" style:family="text"/>
    <style:style style:name="T35_135" style:family="text"/>
    <style:style style:name="T35_136" style:family="text"/>
    <style:style style:name="P36" style:family="paragraph" style:parent-style-name="Heading_20_3">
      <style:paragraph-properties fo:break-before="auto" fo:line-height="115%" style:writing-mode="lr-tb"/>
    </style:style>
    <style:style style:name="T36_1" style:family="text"/>
    <style:style style:name="T36_2" style:family="text"/>
    <style:style style:name="T36_3" style:family="text"/>
    <style:style style:name="P37" style:family="paragraph" style:parent-style-name="Standard">
      <style:paragraph-properties fo:break-before="auto" fo:line-height="115%" style:writing-mode="lr-tb"/>
    </style:style>
    <style:style style:name="T37_1" style:family="text"/>
    <style:style style:name="T37_2" style:family="text"/>
    <style:style style:name="T37_3" style:family="text"/>
    <style:style style:name="T37_4" style:family="text"/>
    <style:style style:name="T37_5" style:family="text"/>
    <style:style style:name="T37_6" style:family="text"/>
    <style:style style:name="T37_7" style:family="text"/>
    <style:style style:name="T37_8" style:family="text"/>
    <style:style style:name="T37_9" style:family="text"/>
    <style:style style:name="T37_10" style:family="text"/>
    <style:style style:name="T37_11" style:family="text"/>
    <style:style style:name="T37_12" style:family="text"/>
    <style:style style:name="T37_13" style:family="text"/>
    <style:style style:name="T37_14" style:family="text"/>
    <style:style style:name="T37_15" style:family="text"/>
    <style:style style:name="T37_16" style:family="text"/>
    <style:style style:name="T37_17" style:family="text"/>
    <style:style style:name="T37_18" style:family="text"/>
    <style:style style:name="T37_19" style:family="text"/>
    <style:style style:name="T37_20" style:family="text"/>
    <style:style style:name="T37_21" style:family="text"/>
    <style:style style:name="T37_22" style:family="text"/>
    <style:style style:name="T37_23" style:family="text"/>
    <style:style style:name="T37_24" style:family="text"/>
    <style:style style:name="T37_25" style:family="text"/>
    <style:style style:name="T37_26" style:family="text"/>
    <style:style style:name="T37_27" style:family="text"/>
    <style:style style:name="T37_28" style:family="text"/>
    <style:style style:name="T37_29" style:family="text"/>
    <style:style style:name="T37_30" style:family="text"/>
    <style:style style:name="T37_31" style:family="text"/>
    <style:style style:name="T37_32" style:family="text"/>
    <style:style style:name="T37_33" style:family="text"/>
    <style:style style:name="T37_34" style:family="text"/>
    <style:style style:name="T37_35" style:family="text"/>
    <style:style style:name="T37_36" style:family="text"/>
    <style:style style:name="T37_37" style:family="text"/>
    <style:style style:name="T37_38" style:family="text"/>
    <style:style style:name="T37_39" style:family="text"/>
    <style:style style:name="T37_40" style:family="text"/>
    <style:style style:name="T37_41" style:family="text"/>
    <style:style style:name="T37_42" style:family="text"/>
    <style:style style:name="T37_43" style:family="text"/>
    <style:style style:name="T37_44" style:family="text"/>
    <style:style style:name="T37_45" style:family="text"/>
    <style:style style:name="T37_46" style:family="text"/>
    <style:style style:name="T37_47" style:family="text"/>
    <style:style style:name="T37_48" style:family="text"/>
    <style:style style:name="T37_49" style:family="text"/>
    <style:style style:name="T37_50" style:family="text"/>
    <style:style style:name="T37_51" style:family="text"/>
    <style:style style:name="T37_52" style:family="text"/>
    <style:style style:name="T37_53" style:family="text"/>
    <style:style style:name="T37_54" style:family="text"/>
    <style:style style:name="T37_55" style:family="text"/>
    <style:style style:name="T37_56" style:family="text"/>
    <style:style style:name="T37_57" style:family="text"/>
    <style:style style:name="T37_58" style:family="text"/>
    <style:style style:name="T37_59" style:family="text"/>
    <style:style style:name="T37_60" style:family="text"/>
    <style:style style:name="T37_61" style:family="text"/>
    <style:style style:name="T37_62" style:family="text"/>
    <style:style style:name="T37_63" style:family="text"/>
    <style:style style:name="T37_64" style:family="text"/>
    <style:style style:name="T37_65" style:family="text"/>
    <style:style style:name="T37_66" style:family="text"/>
    <style:style style:name="T37_67" style:family="text"/>
    <style:style style:name="T37_68" style:family="text"/>
    <style:style style:name="T37_69" style:family="text"/>
    <style:style style:name="T37_70" style:family="text"/>
    <style:style style:name="T37_71" style:family="text"/>
    <style:style style:name="T37_72" style:family="text"/>
    <style:style style:name="T37_73" style:family="text"/>
    <style:style style:name="T37_74" style:family="text"/>
    <style:style style:name="T37_75" style:family="text"/>
    <style:style style:name="T37_76" style:family="text"/>
    <style:style style:name="T37_77" style:family="text"/>
    <style:style style:name="T37_78" style:family="text"/>
    <style:style style:name="T37_79" style:family="text"/>
    <style:style style:name="T37_80" style:family="text"/>
    <style:style style:name="T37_81" style:family="text"/>
    <style:style style:name="T37_82" style:family="text"/>
    <style:style style:name="T37_83" style:family="text"/>
    <style:style style:name="T37_84" style:family="text"/>
    <style:style style:name="T37_85" style:family="text"/>
    <style:style style:name="T37_86" style:family="text"/>
    <style:style style:name="T37_87" style:family="text"/>
    <style:style style:name="T37_88" style:family="text"/>
    <style:style style:name="T37_89" style:family="text"/>
    <style:style style:name="T37_90" style:family="text"/>
    <style:style style:name="T37_91" style:family="text"/>
    <style:style style:name="T37_92" style:family="text"/>
    <style:style style:name="T37_93" style:family="text"/>
    <style:style style:name="T37_94" style:family="text"/>
    <style:style style:name="T37_95" style:family="text"/>
    <style:style style:name="T37_96" style:family="text"/>
    <style:style style:name="T37_97" style:family="text"/>
    <style:style style:name="T37_98" style:family="text"/>
    <style:style style:name="T37_99" style:family="text"/>
    <style:style style:name="T37_100" style:family="text"/>
    <style:style style:name="T37_101" style:family="text"/>
    <style:style style:name="T37_102" style:family="text"/>
    <style:style style:name="T37_103" style:family="text"/>
    <style:style style:name="T37_104" style:family="text"/>
    <style:style style:name="T37_105" style:family="text"/>
    <style:style style:name="T37_106" style:family="text"/>
    <style:style style:name="T37_107" style:family="text"/>
    <style:style style:name="T37_108" style:family="text"/>
    <style:style style:name="T37_109" style:family="text"/>
    <style:style style:name="T37_110" style:family="text"/>
    <style:style style:name="T37_111" style:family="text"/>
    <style:style style:name="T37_112" style:family="text"/>
    <style:style style:name="T37_113" style:family="text"/>
    <style:style style:name="T37_114" style:family="text"/>
    <style:style style:name="T37_115" style:family="text"/>
    <style:style style:name="T37_116" style:family="text"/>
    <style:style style:name="T37_117" style:family="text"/>
    <style:style style:name="T37_118" style:family="text"/>
    <style:style style:name="T37_119" style:family="text"/>
    <style:style style:name="T37_120" style:family="text"/>
    <style:style style:name="T37_121" style:family="text"/>
    <style:style style:name="T37_122" style:family="text"/>
    <style:style style:name="T37_123" style:family="text"/>
    <style:style style:name="T37_124" style:family="text"/>
    <style:style style:name="T37_125" style:family="text"/>
    <style:style style:name="T37_126" style:family="text"/>
    <style:style style:name="T37_127" style:family="text"/>
    <style:style style:name="T37_128" style:family="text"/>
    <style:style style:name="T37_129" style:family="text"/>
    <style:style style:name="T37_130" style:family="text"/>
    <style:style style:name="T37_131" style:family="text"/>
    <style:style style:name="T37_132" style:family="text"/>
    <style:style style:name="T37_133" style:family="text"/>
    <style:style style:name="T37_134" style:family="text"/>
    <style:style style:name="T37_135" style:family="text"/>
    <style:style style:name="T37_136" style:family="text"/>
    <style:style style:name="T37_137" style:family="text"/>
    <style:style style:name="T37_138" style:family="text"/>
    <style:style style:name="T37_139" style:family="text"/>
    <style:style style:name="T37_140" style:family="text"/>
    <style:style style:name="T37_141" style:family="text"/>
    <style:style style:name="T37_142" style:family="text"/>
    <style:style style:name="P38" style:family="paragraph" style:parent-style-name="Standard">
      <style:paragraph-properties fo:break-before="auto" fo:line-height="115%" style:writing-mode="lr-tb"/>
    </style:style>
    <style:style style:name="P39" style:family="paragraph" style:parent-style-name="Heading_20_1">
      <style:paragraph-properties fo:break-before="auto" fo:line-height="115%" fo:margin-top="0cm" fo:margin-bottom="0cm" style:writing-mode="lr-tb"/>
    </style:style>
    <style:style style:name="T39_1" style:family="text"/>
    <style:style style:name="T39_2" style:family="text"/>
    <style:style style:name="T39_3" style:family="text"/>
    <style:style style:name="P40" style:family="paragraph" style:parent-style-name="Standard">
      <style:paragraph-properties fo:break-before="auto" fo:line-height="115%" style:writing-mode="lr-tb"/>
    </style:style>
    <style:style style:name="P41" style:family="paragraph" style:parent-style-name="Standard">
      <style:paragraph-properties fo:break-before="auto" fo:line-height="115%" fo:margin-top="0cm" style:writing-mode="lr-tb"/>
    </style:style>
    <style:style style:name="T41_1" style:family="text"/>
    <style:style style:name="T41_2" style:family="text"/>
    <style:style style:name="T41_3" style:family="text"/>
    <style:style style:name="T41_4" style:family="text"/>
    <style:style style:name="T41_5" style:family="text"/>
    <style:style style:name="T41_6" style:family="text"/>
    <style:style style:name="T41_7" style:family="text"/>
    <style:style style:name="T41_8" style:family="text"/>
    <style:style style:name="T41_9" style:family="text"/>
    <style:style style:name="T41_10" style:family="text"/>
    <style:style style:name="P42" style:family="paragraph" style:parent-style-name="Standard">
      <style:paragraph-properties fo:break-before="auto" fo:line-height="115%" fo:margin-top="0cm" style:writing-mode="lr-tb"/>
    </style:style>
    <style:style style:name="T42_1" style:family="text"/>
    <style:style style:name="T42_2" style:family="text"/>
    <style:style style:name="T42_3" style:family="text"/>
    <style:style style:name="T42_4" style:family="text">
      <style:text-properties fo:background-color="#ffffff"/>
    </style:style>
    <style:style style:name="T42_5" style:family="text">
      <style:text-properties fo:background-color="#ffffff"/>
    </style:style>
    <style:style style:name="T42_6" style:family="text">
      <style:text-properties fo:background-color="#ffffff"/>
    </style:style>
    <style:style style:name="T42_7" style:family="text">
      <style:text-properties fo:background-color="#ffffff"/>
    </style:style>
    <style:style style:name="T42_8" style:family="text">
      <style:text-properties fo:background-color="#ffffff"/>
    </style:style>
    <style:style style:name="T42_9" style:family="text">
      <style:text-properties fo:background-color="#ffffff"/>
    </style:style>
    <style:style style:name="T42_10" style:family="text">
      <style:text-properties fo:background-color="#ffffff"/>
    </style:style>
    <style:style style:name="T42_11" style:family="text">
      <style:text-properties fo:background-color="#ffffff"/>
    </style:style>
    <style:style style:name="T42_12" style:family="text">
      <style:text-properties fo:background-color="#ffffff"/>
    </style:style>
    <style:style style:name="T42_13" style:family="text">
      <style:text-properties fo:background-color="#ffffff"/>
    </style:style>
    <style:style style:name="T42_14" style:family="text">
      <style:text-properties fo:background-color="#ffffff"/>
    </style:style>
    <style:style style:name="T42_15" style:family="text">
      <style:text-properties fo:background-color="#ffffff"/>
    </style:style>
    <style:style style:name="T42_16" style:family="text">
      <style:text-properties fo:background-color="#ffffff"/>
    </style:style>
    <style:style style:name="T42_17" style:family="text">
      <style:text-properties fo:background-color="#ffffff"/>
    </style:style>
    <style:style style:name="T42_18" style:family="text">
      <style:text-properties fo:background-color="#ffffff"/>
    </style:style>
    <style:style style:name="T42_19" style:family="text">
      <style:text-properties fo:background-color="#ffffff"/>
    </style:style>
    <style:style style:name="T42_20" style:family="text">
      <style:text-properties fo:background-color="#ffffff"/>
    </style:style>
    <style:style style:name="T42_21" style:family="text">
      <style:text-properties fo:background-color="#ffffff"/>
    </style:style>
    <style:style style:name="T42_22" style:family="text">
      <style:text-properties fo:background-color="#ffffff"/>
    </style:style>
    <style:style style:name="T42_23" style:family="text">
      <style:text-properties fo:background-color="#ffffff"/>
    </style:style>
    <style:style style:name="T42_24" style:family="text">
      <style:text-properties fo:background-color="#ffffff"/>
    </style:style>
    <style:style style:name="T42_25" style:family="text">
      <style:text-properties fo:background-color="#ffffff"/>
    </style:style>
    <style:style style:name="T42_26" style:family="text">
      <style:text-properties fo:background-color="#ffffff"/>
    </style:style>
    <style:style style:name="T42_27" style:family="text">
      <style:text-properties fo:background-color="#ffffff"/>
    </style:style>
    <style:style style:name="T42_28" style:family="text">
      <style:text-properties fo:background-color="#ffffff"/>
    </style:style>
    <style:style style:name="T42_29" style:family="text">
      <style:text-properties fo:background-color="#ffffff"/>
    </style:style>
    <style:style style:name="T42_30" style:family="text">
      <style:text-properties fo:background-color="#ffffff"/>
    </style:style>
    <style:style style:name="T42_31" style:family="text">
      <style:text-properties fo:background-color="#ffffff"/>
    </style:style>
    <style:style style:name="T42_32" style:family="text">
      <style:text-properties fo:background-color="#ffffff"/>
    </style:style>
    <style:style style:name="T42_33" style:family="text">
      <style:text-properties fo:background-color="#ffffff"/>
    </style:style>
    <style:style style:name="T42_34" style:family="text">
      <style:text-properties fo:background-color="#ffffff"/>
    </style:style>
    <style:style style:name="T42_35" style:family="text">
      <style:text-properties fo:background-color="#ffffff"/>
    </style:style>
    <style:style style:name="T42_36" style:family="text">
      <style:text-properties fo:background-color="#ffffff"/>
    </style:style>
    <style:style style:name="T42_37" style:family="text">
      <style:text-properties fo:background-color="#ffffff"/>
    </style:style>
    <style:style style:name="T42_38" style:family="text">
      <style:text-properties fo:background-color="#ffffff"/>
    </style:style>
    <style:style style:name="T42_39" style:family="text">
      <style:text-properties fo:background-color="#ffffff"/>
    </style:style>
    <style:style style:name="T42_40" style:family="text">
      <style:text-properties fo:background-color="#ffffff"/>
    </style:style>
    <style:style style:name="T42_41" style:family="text">
      <style:text-properties fo:background-color="#ffffff"/>
    </style:style>
    <style:style style:name="T42_42" style:family="text">
      <style:text-properties fo:background-color="#ffffff"/>
    </style:style>
    <style:style style:name="T42_43" style:family="text">
      <style:text-properties fo:background-color="#ffffff"/>
    </style:style>
    <style:style style:name="P43" style:family="paragraph" style:parent-style-name="Standard">
      <style:paragraph-properties fo:break-before="auto" fo:line-height="115%" fo:margin-top="0cm" style:writing-mode="lr-tb"/>
    </style:style>
    <style:style style:name="T43_1" style:family="text"/>
    <style:style style:name="T43_2" style:family="text"/>
    <style:style style:name="T43_3" style:family="text"/>
    <style:style style:name="T43_4" style:family="text"/>
    <style:style style:name="T43_5" style:family="text"/>
    <style:style style:name="T43_6" style:family="text"/>
    <style:style style:name="T43_7" style:family="text"/>
    <style:style style:name="T43_8" style:family="text"/>
    <style:style style:name="T43_9" style:family="text"/>
    <style:style style:name="T43_10" style:family="text"/>
    <style:style style:name="P44" style:family="paragraph" style:parent-style-name="Standard">
      <style:paragraph-properties fo:break-before="auto" fo:line-height="115%" fo:margin-top="0cm" style:writing-mode="lr-tb"/>
    </style:style>
    <style:style style:name="T44_1" style:family="text"/>
    <style:style style:name="T44_2" style:family="text"/>
    <style:style style:name="T44_3" style:family="text"/>
    <style:style style:name="T44_4" style:family="text"/>
    <style:style style:name="T44_5" style:family="text"/>
    <style:style style:name="T44_6" style:family="text"/>
    <style:style style:name="T44_7" style:family="text"/>
    <style:style style:name="T44_8" style:family="text"/>
    <style:style style:name="T44_9" style:family="text"/>
    <style:style style:name="T44_10" style:family="text"/>
    <style:style style:name="T44_11" style:family="text"/>
    <style:style style:name="T44_12" style:family="text"/>
    <style:style style:name="T44_13" style:family="text"/>
    <style:style style:name="T44_14" style:family="text"/>
    <style:style style:name="T44_15" style:family="text"/>
    <style:style style:name="T44_16" style:family="text"/>
    <style:style style:name="T44_17" style:family="text"/>
    <style:style style:name="T44_18" style:family="text"/>
    <style:style style:name="T44_19" style:family="text"/>
    <style:style style:name="T44_20" style:family="text"/>
    <style:style style:name="T44_21" style:family="text"/>
    <style:style style:name="T44_22" style:family="text"/>
    <style:style style:name="T44_23" style:family="text"/>
    <style:style style:name="T44_24" style:family="text"/>
    <style:style style:name="P45" style:family="paragraph" style:parent-style-name="Standard">
      <style:paragraph-properties fo:break-before="auto" fo:line-height="115%" fo:margin-top="0cm" style:writing-mode="lr-tb"/>
    </style:style>
    <style:style style:name="T45_1" style:family="text"/>
    <style:style style:name="T45_2" style:family="text"/>
    <style:style style:name="T45_3" style:family="text"/>
    <style:style style:name="T45_4" style:family="text">
      <style:text-properties fo:background-color="#ffffff"/>
    </style:style>
    <style:style style:name="T45_5" style:family="text">
      <style:text-properties fo:background-color="#ffffff"/>
    </style:style>
    <style:style style:name="T45_6" style:family="text">
      <style:text-properties fo:background-color="#ffffff"/>
    </style:style>
    <style:style style:name="T45_7" style:family="text">
      <style:text-properties fo:background-color="#ffffff"/>
    </style:style>
    <style:style style:name="T45_8" style:family="text">
      <style:text-properties fo:background-color="#ffffff"/>
    </style:style>
    <style:style style:name="T45_9" style:family="text">
      <style:text-properties fo:background-color="#ffffff"/>
    </style:style>
    <style:style style:name="T45_10" style:family="text">
      <style:text-properties fo:background-color="#ffffff"/>
    </style:style>
    <style:style style:name="T45_11" style:family="text">
      <style:text-properties fo:background-color="#ffffff"/>
    </style:style>
    <style:style style:name="T45_12" style:family="text">
      <style:text-properties fo:background-color="#ffffff"/>
    </style:style>
    <style:style style:name="T45_13" style:family="text">
      <style:text-properties fo:background-color="#ffffff"/>
    </style:style>
    <style:style style:name="T45_14" style:family="text">
      <style:text-properties fo:background-color="#ffffff"/>
    </style:style>
    <style:style style:name="T45_15" style:family="text">
      <style:text-properties fo:background-color="#ffffff"/>
    </style:style>
    <style:style style:name="T45_16" style:family="text">
      <style:text-properties fo:background-color="#ffffff"/>
    </style:style>
    <style:style style:name="T45_17" style:family="text">
      <style:text-properties fo:background-color="#ffffff"/>
    </style:style>
    <style:style style:name="T45_18" style:family="text">
      <style:text-properties fo:background-color="#ffffff"/>
    </style:style>
    <style:style style:name="T45_19" style:family="text">
      <style:text-properties fo:background-color="#ffffff"/>
    </style:style>
    <style:style style:name="T45_20" style:family="text">
      <style:text-properties fo:background-color="#ffffff" fo:font-style="italic" style:font-style-asian="italic" style:font-style-complex="italic"/>
    </style:style>
    <style:style style:name="T45_21" style:family="text">
      <style:text-properties fo:background-color="#ffffff"/>
    </style:style>
    <style:style style:name="T45_22" style:family="text">
      <style:text-properties fo:background-color="#ffffff"/>
    </style:style>
    <style:style style:name="T45_23" style:family="text">
      <style:text-properties fo:background-color="#ffffff"/>
    </style:style>
    <style:style style:name="T45_24" style:family="text">
      <style:text-properties fo:background-color="#ffffff"/>
    </style:style>
    <style:style style:name="T45_25" style:family="text">
      <style:text-properties fo:background-color="#ffffff"/>
    </style:style>
    <style:style style:name="T45_26" style:family="text">
      <style:text-properties fo:background-color="#ffffff"/>
    </style:style>
    <style:style style:name="T45_27" style:family="text">
      <style:text-properties fo:background-color="#ffffff"/>
    </style:style>
    <style:style style:name="T45_28" style:family="text">
      <style:text-properties fo:background-color="#ffffff"/>
    </style:style>
    <style:style style:name="T45_29" style:family="text">
      <style:text-properties fo:background-color="#ffffff"/>
    </style:style>
    <style:style style:name="T45_30" style:family="text">
      <style:text-properties fo:background-color="#ffffff"/>
    </style:style>
    <style:style style:name="T45_31" style:family="text">
      <style:text-properties fo:background-color="#ffffff"/>
    </style:style>
    <style:style style:name="T45_32" style:family="text">
      <style:text-properties fo:background-color="#ffffff"/>
    </style:style>
    <style:style style:name="T45_33" style:family="text">
      <style:text-properties fo:background-color="#ffffff"/>
    </style:style>
    <style:style style:name="T45_34" style:family="text">
      <style:text-properties fo:background-color="#ffffff"/>
    </style:style>
    <style:style style:name="T45_35" style:family="text">
      <style:text-properties fo:background-color="#ffffff"/>
    </style:style>
    <style:style style:name="T45_36" style:family="text">
      <style:text-properties fo:background-color="#ffffff"/>
    </style:style>
    <style:style style:name="T45_37" style:family="text">
      <style:text-properties fo:background-color="#ffffff"/>
    </style:style>
    <style:style style:name="T45_38" style:family="text">
      <style:text-properties fo:background-color="#ffffff"/>
    </style:style>
    <style:style style:name="T45_39" style:family="text">
      <style:text-properties fo:background-color="#ffffff"/>
    </style:style>
    <style:style style:name="T45_40" style:family="text">
      <style:text-properties fo:background-color="#ffffff"/>
    </style:style>
    <style:style style:name="T45_41" style:family="text">
      <style:text-properties fo:background-color="#ffffff"/>
    </style:style>
    <style:style style:name="T45_42" style:family="text">
      <style:text-properties fo:background-color="#ffffff"/>
    </style:style>
    <style:style style:name="T45_43" style:family="text">
      <style:text-properties fo:background-color="#ffffff"/>
    </style:style>
    <style:style style:name="T45_44" style:family="text">
      <style:text-properties fo:background-color="#ffffff"/>
    </style:style>
    <style:style style:name="T45_45" style:family="text">
      <style:text-properties fo:background-color="#ffffff"/>
    </style:style>
    <style:style style:name="P46" style:family="paragraph" style:parent-style-name="Standard">
      <style:paragraph-properties fo:break-before="auto" fo:line-height="115%" fo:margin-top="0cm" style:writing-mode="lr-tb"/>
    </style:style>
    <style:style style:name="T46_1" style:family="text"/>
    <style:style style:name="T46_2" style:family="text"/>
    <style:style style:name="T46_3" style:family="text"/>
    <style:style style:name="T46_4" style:family="text"/>
    <style:style style:name="T46_5" style:family="text"/>
    <style:style style:name="T46_6" style:family="text">
      <style:text-properties fo:background-color="#f9f9f9"/>
    </style:style>
    <style:style style:name="T46_7" style:family="text">
      <style:text-properties fo:background-color="#f9f9f9"/>
    </style:style>
    <style:style style:name="T46_8" style:family="text">
      <style:text-properties fo:background-color="#f9f9f9"/>
    </style:style>
    <style:style style:name="T46_9" style:family="text">
      <style:text-properties fo:background-color="#f9f9f9"/>
    </style:style>
    <style:style style:name="T46_10" style:family="text">
      <style:text-properties fo:background-color="#f9f9f9"/>
    </style:style>
    <style:style style:name="P47" style:family="paragraph" style:parent-style-name="Standard">
      <style:paragraph-properties fo:break-before="auto" fo:line-height="115%" fo:margin-top="0cm" style:writing-mode="lr-tb"/>
    </style:style>
    <style:style style:name="T47_1" style:family="text"/>
    <style:style style:name="T47_2" style:family="text"/>
    <style:style style:name="T47_3" style:family="text"/>
    <style:style style:name="T47_4" style:family="text"/>
    <style:style style:name="T47_5" style:family="text"/>
    <style:style style:name="T47_6" style:family="text"/>
    <style:style style:name="T47_7" style:family="text"/>
    <style:style style:name="T47_8" style:family="text"/>
    <style:style style:name="P48" style:family="paragraph" style:parent-style-name="Standard">
      <style:paragraph-properties fo:break-before="auto" fo:line-height="115%" fo:margin-top="0cm" style:writing-mode="lr-tb"/>
    </style:style>
    <style:style style:name="T48_1" style:family="text"/>
    <style:style style:name="T48_2" style:family="text"/>
    <style:style style:name="T48_3" style:family="text"/>
    <style:style style:name="T48_4" style:family="text">
      <style:text-properties fo:background-color="#ffffff"/>
    </style:style>
    <style:style style:name="T48_5" style:family="text">
      <style:text-properties fo:background-color="#ffffff"/>
    </style:style>
    <style:style style:name="T48_6" style:family="text">
      <style:text-properties fo:background-color="#ffffff"/>
    </style:style>
    <style:style style:name="T48_7" style:family="text">
      <style:text-properties fo:background-color="#ffffff"/>
    </style:style>
    <style:style style:name="T48_8" style:family="text">
      <style:text-properties fo:background-color="#ffffff"/>
    </style:style>
    <style:style style:name="T48_9" style:family="text">
      <style:text-properties fo:background-color="#ffffff"/>
    </style:style>
    <style:style style:name="T48_10" style:family="text">
      <style:text-properties fo:background-color="#ffffff"/>
    </style:style>
    <style:style style:name="P49" style:family="paragraph" style:parent-style-name="Standard">
      <style:paragraph-properties fo:break-before="auto" fo:line-height="115%" fo:margin-top="0cm" fo:margin-bottom="0cm" style:writing-mode="lr-tb"/>
    </style:style>
    <style:style style:name="T49_1" style:family="text"/>
    <style:style style:name="T49_2" style:family="text"/>
    <style:style style:name="T49_3" style:family="text"/>
    <style:style style:name="T49_4" style:family="text">
      <style:text-properties fo:background-color="#ffffff"/>
    </style:style>
    <style:style style:name="T49_5" style:family="text">
      <style:text-properties fo:background-color="#ffffff"/>
    </style:style>
    <style:style style:name="T49_6" style:family="text">
      <style:text-properties fo:background-color="#ffffff"/>
    </style:style>
    <style:style style:name="T49_7" style:family="text">
      <style:text-properties fo:background-color="#ffffff"/>
    </style:style>
    <style:style style:name="T49_8" style:family="text">
      <style:text-properties fo:background-color="#ffffff"/>
    </style:style>
    <style:style style:name="T49_9" style:family="text">
      <style:text-properties fo:background-color="#ffffff"/>
    </style:style>
    <style:style style:name="T49_10" style:family="text">
      <style:text-properties fo:background-color="#ffffff"/>
    </style:style>
    <style:style style:name="T49_11" style:family="text">
      <style:text-properties fo:background-color="#ffffff"/>
    </style:style>
    <style:style style:name="T49_12" style:family="text">
      <style:text-properties fo:background-color="#ffffff"/>
    </style:style>
    <style:style style:name="T49_13" style:family="text">
      <style:text-properties fo:background-color="#ffffff"/>
    </style:style>
    <style:style style:name="T49_14" style:family="text">
      <style:text-properties fo:background-color="#ffffff"/>
    </style:style>
    <style:style style:name="T49_15" style:family="text">
      <style:text-properties fo:background-color="#ffffff"/>
    </style:style>
    <style:style style:name="T49_16" style:family="text">
      <style:text-properties fo:background-color="#ffffff"/>
    </style:style>
    <style:style style:name="T49_17" style:family="text">
      <style:text-properties fo:background-color="#ffffff"/>
    </style:style>
    <style:style style:name="T49_18" style:family="text">
      <style:text-properties fo:background-color="#ffffff"/>
    </style:style>
    <style:style style:name="T49_19" style:family="text">
      <style:text-properties fo:background-color="#ffffff"/>
    </style:style>
    <style:style style:name="T49_20" style:family="text">
      <style:text-properties fo:background-color="#ffffff"/>
    </style:style>
    <style:style style:name="T49_21" style:family="text">
      <style:text-properties fo:background-color="#ffffff"/>
    </style:style>
    <style:style style:name="T49_22" style:family="text">
      <style:text-properties fo:background-color="#ffffff"/>
    </style:style>
    <style:style style:name="T49_23" style:family="text">
      <style:text-properties fo:background-color="#ffffff"/>
    </style:style>
    <style:style style:name="P50" style:family="paragraph" style:parent-style-name="Standard">
      <style:paragraph-properties fo:break-before="auto" fo:line-height="115%" style:writing-mode="lr-tb"/>
    </style:style>
    <style:style style:name="P51" style:family="paragraph" style:parent-style-name="Heading_20_1">
      <style:paragraph-properties fo:break-before="auto" fo:line-height="115%" fo:margin-top="0cm" fo:margin-bottom="0cm" fo:keep-with-next="always" fo:keep-together="always" style:writing-mode="lr-tb"/>
    </style:style>
    <style:style style:name="T51_1" style:family="text"/>
    <style:style style:name="T51_2" style:family="text"/>
    <style:style style:name="T51_3" style:family="text"/>
    <style:style style:name="T51_4" style:family="text"/>
    <style:style style:name="T51_5" style:family="text"/>
    <style:style style:name="P52" style:family="paragraph" style:parent-style-name="Heading_20_2">
      <style:paragraph-properties fo:break-before="auto" fo:line-height="115%" style:writing-mode="lr-tb"/>
    </style:style>
    <style:style style:name="T52_1" style:family="text"/>
    <style:style style:name="P53" style:family="paragraph" style:parent-style-name="Standard">
      <style:paragraph-properties fo:break-before="auto" fo:line-height="115%" style:writing-mode="lr-tb"/>
    </style:style>
    <style:style style:name="P54" style:family="paragraph" style:parent-style-name="Standard">
      <style:paragraph-properties fo:break-before="auto" fo:line-height="115%" fo:margin-top="0cm" fo:margin-bottom="0cm" style:writing-mode="lr-tb"/>
    </style:style>
    <style:style style:name="T54_1" style:family="text"/>
    <style:style style:name="T54_2" style:family="text"/>
    <style:style style:name="T54_3" style:family="text"/>
    <style:style style:name="T54_4" style:family="text"/>
    <style:style style:name="T54_5" style:family="text"/>
    <style:style style:name="T54_6" style:family="text"/>
    <style:style style:name="T54_7" style:family="text"/>
    <style:style style:name="T54_8" style:family="text"/>
    <style:style style:name="T54_9" style:family="text"/>
    <style:style style:name="T54_10" style:family="text"/>
    <style:style style:name="T54_11" style:family="text"/>
    <style:style style:name="T54_12" style:family="text"/>
    <style:style style:name="T54_13" style:family="text"/>
    <style:style style:name="T54_14" style:family="text"/>
    <style:style style:name="T54_15" style:family="text"/>
    <style:style style:name="T54_16" style:family="text"/>
    <style:style style:name="T54_17" style:family="text"/>
    <style:style style:name="T54_18" style:family="text"/>
    <style:style style:name="T54_19" style:family="text"/>
    <style:style style:name="T54_20" style:family="text"/>
    <style:style style:name="T54_21" style:family="text"/>
    <style:style style:name="T54_22" style:family="text"/>
    <style:style style:name="T54_23" style:family="text"/>
    <style:style style:name="T54_24" style:family="text"/>
    <style:style style:name="T54_25" style:family="text"/>
    <style:style style:name="T54_26" style:family="text"/>
    <style:style style:name="T54_27" style:family="text"/>
    <style:style style:name="T54_28" style:family="text"/>
    <style:style style:name="P55" style:family="paragraph" style:parent-style-name="Standard">
      <style:paragraph-properties fo:break-before="auto" fo:line-height="115%" style:writing-mode="lr-tb"/>
    </style:style>
    <style:style style:name="P56" style:family="paragraph" style:parent-style-name="Standard">
      <style:paragraph-properties fo:break-before="auto" fo:line-height="115%" fo:margin-top="0cm" fo:margin-bottom="0cm" style:writing-mode="lr-tb"/>
    </style:style>
    <style:style style:name="T56_1" style:family="text"/>
    <style:style style:name="T56_2" style:family="text"/>
    <style:style style:name="T56_3" style:family="text"/>
    <style:style style:name="T56_4" style:family="text"/>
    <style:style style:name="T56_5" style:family="text"/>
    <style:style style:name="T56_6" style:family="text"/>
    <style:style style:name="T56_7" style:family="text"/>
    <style:style style:name="T56_8" style:family="text"/>
    <style:style style:name="T56_9" style:family="text"/>
    <style:style style:name="T56_10" style:family="text"/>
    <style:style style:name="T56_11" style:family="text"/>
    <style:style style:name="T56_12" style:family="text"/>
    <style:style style:name="T56_13" style:family="text"/>
    <style:style style:name="T56_14" style:family="text"/>
    <style:style style:name="T56_15" style:family="text"/>
    <style:style style:name="T56_16" style:family="text"/>
    <style:style style:name="T56_17" style:family="text"/>
    <style:style style:name="T56_18" style:family="text"/>
    <style:style style:name="T56_19" style:family="text"/>
    <style:style style:name="T56_20" style:family="text"/>
    <style:style style:name="T56_21" style:family="text"/>
    <style:style style:name="T56_22" style:family="text"/>
    <style:style style:name="T56_23" style:family="text"/>
    <style:style style:name="T56_24" style:family="text"/>
    <style:style style:name="T56_25" style:family="text"/>
    <style:style style:name="T56_26" style:family="text"/>
    <style:style style:name="T56_27" style:family="text"/>
    <style:style style:name="T56_28" style:family="text"/>
    <style:style style:name="T56_29" style:family="text"/>
    <style:style style:name="T56_30" style:family="text"/>
    <style:style style:name="T56_31" style:family="text"/>
    <style:style style:name="T56_32" style:family="text"/>
    <style:style style:name="T56_33" style:family="text"/>
    <style:style style:name="T56_34" style:family="text"/>
    <style:style style:name="T56_35" style:family="text"/>
    <style:style style:name="T56_36" style:family="text"/>
    <style:style style:name="T56_37" style:family="text"/>
    <style:style style:name="T56_38" style:family="text"/>
    <style:style style:name="P57" style:family="paragraph" style:parent-style-name="Standard">
      <style:paragraph-properties fo:break-before="auto" fo:line-height="115%" style:writing-mode="lr-tb"/>
    </style:style>
    <style:style style:name="P58" style:family="paragraph" style:parent-style-name="Standard">
      <style:paragraph-properties fo:break-before="auto" fo:line-height="115%" fo:margin-top="0cm" fo:margin-bottom="0cm" style:writing-mode="lr-tb"/>
    </style:style>
    <style:style style:name="T58_1" style:family="text"/>
    <style:style style:name="T58_2" style:family="text"/>
    <style:style style:name="T58_3" style:family="text"/>
    <style:style style:name="T58_4" style:family="text"/>
    <style:style style:name="T58_5" style:family="text"/>
    <style:style style:name="T58_6" style:family="text"/>
    <style:style style:name="T58_7" style:family="text"/>
    <style:style style:name="T58_8" style:family="text"/>
    <style:style style:name="T58_9" style:family="text"/>
    <style:style style:name="T58_10" style:family="text"/>
    <style:style style:name="T58_11" style:family="text"/>
    <style:style style:name="T58_12" style:family="text"/>
    <style:style style:name="T58_13" style:family="text"/>
    <style:style style:name="T58_14" style:family="text"/>
    <style:style style:name="T58_15" style:family="text"/>
    <style:style style:name="T58_16" style:family="text"/>
    <style:style style:name="T58_17" style:family="text"/>
    <style:style style:name="T58_18" style:family="text"/>
    <style:style style:name="T58_19" style:family="text"/>
    <style:style style:name="T58_20" style:family="text"/>
    <style:style style:name="T58_21" style:family="text"/>
    <style:style style:name="T58_22" style:family="text"/>
    <style:style style:name="T58_23" style:family="text"/>
    <style:style style:name="T58_24" style:family="text"/>
    <style:style style:name="T58_25" style:family="text"/>
    <style:style style:name="T58_26" style:family="text"/>
    <style:style style:name="T58_27" style:family="text"/>
    <style:style style:name="T58_28" style:family="text"/>
    <style:style style:name="T58_29" style:family="text"/>
    <style:style style:name="T58_30" style:family="text"/>
    <style:style style:name="T58_31" style:family="text"/>
    <style:style style:name="T58_32" style:family="text"/>
    <style:style style:name="T58_33" style:family="text"/>
    <style:style style:name="T58_34" style:family="text"/>
    <style:style style:name="T58_35" style:family="text"/>
    <style:style style:name="T58_36" style:family="text"/>
    <style:style style:name="T58_37" style:family="text"/>
    <style:style style:name="T58_38" style:family="text"/>
    <style:style style:name="T58_39" style:family="text"/>
    <style:style style:name="T58_40" style:family="text"/>
    <style:style style:name="T58_41" style:family="text"/>
    <style:style style:name="T58_42" style:family="text"/>
    <style:style style:name="T58_43" style:family="text"/>
    <style:style style:name="T58_44" style:family="text"/>
    <style:style style:name="T58_45" style:family="text"/>
    <style:style style:name="T58_46" style:family="text"/>
    <style:style style:name="T58_47" style:family="text"/>
    <style:style style:name="T58_48" style:family="text"/>
    <style:style style:name="T58_49" style:family="text"/>
    <style:style style:name="T58_50" style:family="text"/>
    <style:style style:name="T58_51" style:family="text"/>
    <style:style style:name="T58_52" style:family="text"/>
    <style:style style:name="T58_53" style:family="text"/>
    <style:style style:name="T58_54" style:family="text"/>
    <style:style style:name="T58_55" style:family="text"/>
    <style:style style:name="T58_56" style:family="text"/>
    <style:style style:name="T58_57" style:family="text"/>
    <style:style style:name="T58_58" style:family="text"/>
    <style:style style:name="T58_59" style:family="text"/>
    <style:style style:name="T58_60" style:family="text"/>
    <style:style style:name="T58_61" style:family="text"/>
    <style:style style:name="T58_62" style:family="text"/>
    <style:style style:name="P59" style:family="paragraph" style:parent-style-name="Standard">
      <style:paragraph-properties fo:break-before="auto" fo:line-height="115%" style:writing-mode="lr-tb"/>
    </style:style>
    <style:style style:name="P60" style:family="paragraph" style:parent-style-name="Standard">
      <style:paragraph-properties fo:break-before="auto" fo:line-height="115%" fo:margin-top="0cm" fo:margin-bottom="0cm" style:writing-mode="lr-tb"/>
    </style:style>
    <style:style style:name="T60_1" style:family="text"/>
    <style:style style:name="T60_2" style:family="text"/>
    <style:style style:name="T60_3" style:family="text"/>
    <style:style style:name="T60_4" style:family="text"/>
    <style:style style:name="T60_5" style:family="text"/>
    <style:style style:name="T60_6" style:family="text"/>
    <style:style style:name="T60_7" style:family="text"/>
    <style:style style:name="T60_8" style:family="text"/>
    <style:style style:name="T60_9" style:family="text"/>
    <style:style style:name="T60_10" style:family="text"/>
    <style:style style:name="T60_11" style:family="text"/>
    <style:style style:name="T60_12" style:family="text"/>
    <style:style style:name="T60_13" style:family="text"/>
    <style:style style:name="T60_14" style:family="text"/>
    <style:style style:name="T60_15" style:family="text"/>
    <style:style style:name="T60_16" style:family="text"/>
    <style:style style:name="T60_17" style:family="text"/>
    <style:style style:name="T60_18" style:family="text"/>
    <style:style style:name="T60_19" style:family="text"/>
    <style:style style:name="T60_20" style:family="text"/>
    <style:style style:name="T60_21" style:family="text"/>
    <style:style style:name="T60_22" style:family="text"/>
    <style:style style:name="T60_23" style:family="text"/>
    <style:style style:name="T60_24" style:family="text"/>
    <style:style style:name="T60_25" style:family="text"/>
    <style:style style:name="T60_26" style:family="text"/>
    <style:style style:name="T60_27" style:family="text"/>
    <style:style style:name="T60_28" style:family="text"/>
    <style:style style:name="T60_29" style:family="text"/>
    <style:style style:name="T60_30" style:family="text"/>
    <style:style style:name="T60_31" style:family="text"/>
    <style:style style:name="T60_32" style:family="text"/>
    <style:style style:name="T60_33" style:family="text"/>
    <style:style style:name="T60_34" style:family="text"/>
    <style:style style:name="T60_35" style:family="text"/>
    <style:style style:name="T60_36" style:family="text"/>
    <style:style style:name="T60_37" style:family="text"/>
    <style:style style:name="T60_38" style:family="text"/>
    <style:style style:name="T60_39" style:family="text"/>
    <style:style style:name="T60_40" style:family="text"/>
    <style:style style:name="T60_41" style:family="text"/>
    <style:style style:name="T60_42" style:family="text"/>
    <style:style style:name="T60_43" style:family="text"/>
    <style:style style:name="T60_44" style:family="text"/>
    <style:style style:name="T60_45" style:family="text"/>
    <style:style style:name="T60_46" style:family="text"/>
    <style:style style:name="T60_47" style:family="text"/>
    <style:style style:name="T60_48" style:family="text"/>
    <style:style style:name="T60_49" style:family="text"/>
    <style:style style:name="T60_50" style:family="text"/>
    <style:style style:name="T60_51" style:family="text"/>
    <style:style style:name="T60_52" style:family="text"/>
    <style:style style:name="T60_53" style:family="text"/>
    <style:style style:name="T60_54" style:family="text"/>
    <style:style style:name="T60_55" style:family="text"/>
    <style:style style:name="T60_56" style:family="text"/>
    <style:style style:name="T60_57" style:family="text"/>
    <style:style style:name="T60_58" style:family="text"/>
    <style:style style:name="T60_59" style:family="text"/>
    <style:style style:name="T60_60" style:family="text"/>
    <style:style style:name="T60_61" style:family="text"/>
    <style:style style:name="T60_62" style:family="text"/>
    <style:style style:name="T60_63" style:family="text"/>
    <style:style style:name="T60_64" style:family="text"/>
    <style:style style:name="T60_65" style:family="text"/>
    <style:style style:name="T60_66" style:family="text"/>
    <style:style style:name="T60_67" style:family="text"/>
    <style:style style:name="T60_68" style:family="text"/>
    <style:style style:name="T60_69" style:family="text"/>
    <style:style style:name="T60_70" style:family="text"/>
    <style:style style:name="T60_71" style:family="text"/>
    <style:style style:name="T60_72" style:family="text"/>
    <style:style style:name="T60_73" style:family="text"/>
    <style:style style:name="T60_74" style:family="text"/>
    <style:style style:name="T60_75" style:family="text"/>
    <style:style style:name="P61" style:family="paragraph" style:parent-style-name="Standard">
      <style:paragraph-properties fo:break-before="auto" fo:line-height="115%" style:writing-mode="lr-tb"/>
    </style:style>
    <style:style style:name="P62" style:family="paragraph" style:parent-style-name="Standard">
      <style:paragraph-properties fo:break-before="auto" fo:line-height="115%" fo:margin-top="0cm" style:writing-mode="lr-tb"/>
    </style:style>
    <style:style style:name="T62_1" style:family="text"/>
    <style:style style:name="T62_2" style:family="text"/>
    <style:style style:name="T62_3" style:family="text"/>
    <style:style style:name="T62_4" style:family="text"/>
    <style:style style:name="T62_5" style:family="text"/>
    <style:style style:name="T62_6" style:family="text"/>
    <style:style style:name="T62_7" style:family="text"/>
    <style:style style:name="T62_8" style:family="text"/>
    <style:style style:name="T62_9" style:family="text"/>
    <style:style style:name="T62_10" style:family="text"/>
    <style:style style:name="T62_11" style:family="text"/>
    <style:style style:name="T62_12" style:family="text"/>
    <style:style style:name="T62_13" style:family="text"/>
    <style:style style:name="T62_14" style:family="text"/>
    <style:style style:name="T62_15" style:family="text"/>
    <style:style style:name="T62_16" style:family="text"/>
    <style:style style:name="T62_17" style:family="text"/>
    <style:style style:name="T62_18" style:family="text"/>
    <style:style style:name="T62_19" style:family="text"/>
    <style:style style:name="T62_20" style:family="text"/>
    <style:style style:name="T62_21" style:family="text"/>
    <style:style style:name="T62_22" style:family="text"/>
    <style:style style:name="T62_23" style:family="text"/>
    <style:style style:name="T62_24" style:family="text"/>
    <style:style style:name="T62_25" style:family="text"/>
    <style:style style:name="T62_26" style:family="text"/>
    <style:style style:name="T62_27" style:family="text"/>
    <style:style style:name="T62_28" style:family="text"/>
    <style:style style:name="T62_29" style:family="text"/>
    <style:style style:name="T62_30" style:family="text"/>
    <style:style style:name="T62_31" style:family="text"/>
    <style:style style:name="T62_32" style:family="text"/>
    <style:style style:name="T62_33" style:family="text"/>
    <style:style style:name="T62_34" style:family="text"/>
    <style:style style:name="T62_35" style:family="text"/>
    <style:style style:name="T62_36" style:family="text"/>
    <style:style style:name="T62_37" style:family="text"/>
    <style:style style:name="T62_38" style:family="text"/>
    <style:style style:name="T62_39" style:family="text"/>
    <style:style style:name="T62_40" style:family="text"/>
    <style:style style:name="T62_41" style:family="text"/>
    <style:style style:name="T62_42" style:family="text"/>
    <style:style style:name="T62_43" style:family="text"/>
    <style:style style:name="T62_44" style:family="text"/>
    <style:style style:name="T62_45" style:family="text"/>
    <style:style style:name="T62_46" style:family="text"/>
    <style:style style:name="T62_47" style:family="text"/>
    <style:style style:name="T62_48" style:family="text"/>
    <style:style style:name="T62_49" style:family="text"/>
    <style:style style:name="T62_50" style:family="text"/>
    <style:style style:name="T62_51" style:family="text"/>
    <style:style style:name="T62_52" style:family="text"/>
    <style:style style:name="T62_53" style:family="text"/>
    <style:style style:name="T62_54" style:family="text"/>
    <style:style style:name="T62_55" style:family="text"/>
    <style:style style:name="T62_56" style:family="text"/>
    <style:style style:name="T62_57" style:family="text"/>
    <style:style style:name="T62_58" style:family="text"/>
    <style:style style:name="T62_59" style:family="text"/>
    <style:style style:name="T62_60" style:family="text"/>
    <style:style style:name="T62_61" style:family="text"/>
    <style:style style:name="T62_62" style:family="text"/>
    <style:style style:name="T62_63" style:family="text"/>
    <style:style style:name="T62_64" style:family="text"/>
    <style:style style:name="T62_65" style:family="text"/>
    <style:style style:name="T62_66" style:family="text"/>
    <style:style style:name="T62_67" style:family="text"/>
    <style:style style:name="T62_68" style:family="text"/>
    <style:style style:name="T62_69" style:family="text"/>
    <style:style style:name="T62_70" style:family="text"/>
    <style:style style:name="T62_71" style:family="text"/>
    <style:style style:name="T62_72" style:family="text"/>
    <style:style style:name="T62_73" style:family="text"/>
    <style:style style:name="T62_74" style:family="text"/>
    <style:style style:name="T62_75" style:family="text"/>
    <style:style style:name="T62_76" style:family="text"/>
    <style:style style:name="T62_77" style:family="text"/>
    <style:style style:name="T62_78" style:family="text"/>
    <style:style style:name="T62_79" style:family="text"/>
    <style:style style:name="T62_80" style:family="text"/>
    <style:style style:name="T62_81" style:family="text"/>
    <style:style style:name="T62_82" style:family="text"/>
    <style:style style:name="T62_83" style:family="text"/>
    <style:style style:name="T62_84" style:family="text"/>
    <style:style style:name="T62_85" style:family="text"/>
    <style:style style:name="T62_86" style:family="text"/>
    <style:style style:name="T62_87" style:family="text"/>
    <style:style style:name="T62_88" style:family="text"/>
    <style:style style:name="T62_89" style:family="text"/>
    <style:style style:name="T62_90" style:family="text"/>
    <style:style style:name="T62_91" style:family="text"/>
    <style:style style:name="T62_92" style:family="text"/>
    <style:style style:name="T62_93" style:family="text"/>
    <style:style style:name="T62_94" style:family="text"/>
    <style:style style:name="T62_95" style:family="text"/>
    <style:style style:name="T62_96" style:family="text"/>
    <style:style style:name="T62_97" style:family="text"/>
    <style:style style:name="T62_98" style:family="text"/>
    <style:style style:name="T62_99" style:family="text"/>
    <style:style style:name="T62_100" style:family="text"/>
    <style:style style:name="T62_101" style:family="text"/>
    <style:style style:name="T62_102" style:family="text"/>
    <style:style style:name="T62_103" style:family="text"/>
    <style:style style:name="T62_104" style:family="text"/>
    <style:style style:name="T62_105" style:family="text"/>
    <style:style style:name="T62_106" style:family="text"/>
    <style:style style:name="T62_107" style:family="text"/>
    <style:style style:name="T62_108" style:family="text"/>
    <style:style style:name="T62_109" style:family="text"/>
    <style:style style:name="T62_110" style:family="text"/>
    <style:style style:name="T62_111" style:family="text"/>
    <style:style style:name="T62_112" style:family="text"/>
    <style:style style:name="T62_113" style:family="text"/>
    <style:style style:name="T62_114" style:family="text"/>
    <style:style style:name="T62_115" style:family="text"/>
    <style:style style:name="T62_116" style:family="text"/>
    <style:style style:name="T62_117" style:family="text"/>
    <style:style style:name="T62_118" style:family="text"/>
    <style:style style:name="T62_119" style:family="text"/>
    <style:style style:name="T62_120" style:family="text"/>
    <style:style style:name="T62_121" style:family="text"/>
    <style:style style:name="T62_122" style:family="text"/>
    <style:style style:name="T62_123" style:family="text">
      <style:text-properties fo:background-color="#ffffff"/>
    </style:style>
    <style:style style:name="T62_124" style:family="text">
      <style:text-properties fo:background-color="#ffffff"/>
    </style:style>
    <style:style style:name="T62_125" style:family="text">
      <style:text-properties fo:background-color="#ffffff"/>
    </style:style>
    <style:style style:name="T62_126" style:family="text">
      <style:text-properties fo:background-color="#ffffff"/>
    </style:style>
    <style:style style:name="T62_127" style:family="text">
      <style:text-properties fo:background-color="#ffffff"/>
    </style:style>
    <style:style style:name="T62_128" style:family="text">
      <style:text-properties fo:background-color="#ffffff"/>
    </style:style>
    <style:style style:name="T62_129" style:family="text">
      <style:text-properties fo:background-color="#ffffff"/>
    </style:style>
    <style:style style:name="T62_130" style:family="text">
      <style:text-properties fo:background-color="#ffffff"/>
    </style:style>
    <style:style style:name="T62_131" style:family="text">
      <style:text-properties fo:background-color="#ffffff"/>
    </style:style>
    <style:style style:name="T62_132" style:family="text">
      <style:text-properties fo:background-color="#ffffff"/>
    </style:style>
    <style:style style:name="T62_133" style:family="text">
      <style:text-properties fo:background-color="#ffffff"/>
    </style:style>
    <style:style style:name="T62_134" style:family="text">
      <style:text-properties fo:background-color="#ffffff"/>
    </style:style>
    <style:style style:name="T62_135" style:family="text">
      <style:text-properties fo:background-color="#ffffff"/>
    </style:style>
    <style:style style:name="T62_136" style:family="text">
      <style:text-properties fo:background-color="#ffffff"/>
    </style:style>
    <style:style style:name="T62_137" style:family="text">
      <style:text-properties fo:background-color="#ffffff"/>
    </style:style>
    <style:style style:name="T62_138" style:family="text">
      <style:text-properties fo:background-color="#ffffff"/>
    </style:style>
    <style:style style:name="T62_139" style:family="text">
      <style:text-properties fo:background-color="#ffffff"/>
    </style:style>
    <style:style style:name="T62_140" style:family="text">
      <style:text-properties fo:background-color="#ffffff"/>
    </style:style>
    <style:style style:name="T62_141" style:family="text"/>
    <style:style style:name="P63" style:family="paragraph" style:parent-style-name="Standard">
      <style:paragraph-properties fo:break-before="auto" fo:line-height="115%" fo:margin-top="0cm" fo:margin-bottom="0cm" style:writing-mode="lr-tb"/>
    </style:style>
    <style:style style:name="T63_1" style:family="text"/>
    <style:style style:name="T63_2" style:family="text"/>
    <style:style style:name="T63_3" style:family="text"/>
    <style:style style:name="T63_4" style:family="text"/>
    <style:style style:name="T63_5" style:family="text"/>
    <style:style style:name="T63_6" style:family="text"/>
    <style:style style:name="T63_7" style:family="text"/>
    <style:style style:name="T63_8" style:family="text"/>
    <style:style style:name="T63_9" style:family="text">
      <style:text-properties fo:background-color="#ffffff" fo:font-weight="bold" style:font-weight-asian="bold" style:font-weight-complex="bold"/>
    </style:style>
    <style:style style:name="T63_10" style:family="text">
      <style:text-properties fo:background-color="#ffffff" fo:font-weight="bold" style:font-weight-asian="bold" style:font-weight-complex="bold"/>
    </style:style>
    <style:style style:name="T63_11" style:family="text">
      <style:text-properties fo:background-color="#ffffff"/>
    </style:style>
    <style:style style:name="T63_12" style:family="text">
      <style:text-properties fo:background-color="#ffffff"/>
    </style:style>
    <style:style style:name="T63_13" style:family="text">
      <style:text-properties fo:background-color="#ffffff"/>
    </style:style>
    <style:style style:name="T63_14" style:family="text">
      <style:text-properties fo:background-color="#ffffff" fo:font-weight="bold" style:font-weight-asian="bold" style:font-weight-complex="bold"/>
    </style:style>
    <style:style style:name="T63_15" style:family="text">
      <style:text-properties fo:background-color="#ffffff" fo:font-weight="bold" style:font-weight-asian="bold" style:font-weight-complex="bold"/>
    </style:style>
    <style:style style:name="T63_16" style:family="text">
      <style:text-properties fo:background-color="#ffffff" fo:font-weight="bold" style:font-weight-asian="bold" style:font-weight-complex="bold"/>
    </style:style>
    <style:style style:name="T63_17" style:family="text">
      <style:text-properties fo:background-color="#ffffff" fo:font-weight="bold" style:font-weight-asian="bold" style:font-weight-complex="bold"/>
    </style:style>
    <style:style style:name="T63_18" style:family="text">
      <style:text-properties fo:background-color="#ffffff"/>
    </style:style>
    <style:style style:name="T63_19" style:family="text">
      <style:text-properties fo:background-color="#ffffff"/>
    </style:style>
    <style:style style:name="T63_20" style:family="text">
      <style:text-properties fo:background-color="#ffffff"/>
    </style:style>
    <style:style style:name="T63_21" style:family="text">
      <style:text-properties fo:background-color="#ffffff" fo:font-weight="bold" style:font-weight-asian="bold" style:font-weight-complex="bold"/>
    </style:style>
    <style:style style:name="T63_22" style:family="text">
      <style:text-properties fo:background-color="#ffffff" fo:font-weight="bold" style:font-weight-asian="bold" style:font-weight-complex="bold"/>
    </style:style>
    <style:style style:name="T63_23" style:family="text">
      <style:text-properties fo:background-color="#ffffff" fo:font-weight="bold" style:font-weight-asian="bold" style:font-weight-complex="bold"/>
    </style:style>
    <style:style style:name="T63_24" style:family="text">
      <style:text-properties fo:background-color="#ffffff" fo:font-weight="bold" style:font-weight-asian="bold" style:font-weight-complex="bold"/>
    </style:style>
    <style:style style:name="T63_25" style:family="text">
      <style:text-properties fo:background-color="#ffffff" fo:font-weight="bold" style:font-weight-asian="bold" style:font-weight-complex="bold"/>
    </style:style>
    <style:style style:name="T63_26" style:family="text">
      <style:text-properties fo:background-color="#ffffff"/>
    </style:style>
    <style:style style:name="T63_27" style:family="text">
      <style:text-properties fo:background-color="#ffffff"/>
    </style:style>
    <style:style style:name="T63_28" style:family="text">
      <style:text-properties fo:background-color="#ffffff" fo:font-weight="bold" style:font-weight-asian="bold" style:font-weight-complex="bold"/>
    </style:style>
    <style:style style:name="T63_29" style:family="text">
      <style:text-properties fo:background-color="#ffffff" fo:font-weight="bold" style:font-weight-asian="bold" style:font-weight-complex="bold"/>
    </style:style>
    <style:style style:name="P64" style:family="paragraph" style:parent-style-name="Standard">
      <style:paragraph-properties fo:break-before="auto" fo:text-indent="0cm" fo:line-height="115%" fo:margin-left="1.27cm" style:writing-mode="lr-tb"/>
      <style:text-properties fo:background-color="#ffffff" fo:font-weight="bold" style:font-weight-asian="bold" style:font-weight-complex="bold"/>
    </style:style>
    <style:style style:name="P65" style:family="paragraph" style:parent-style-name="Standard">
      <style:paragraph-properties fo:break-before="auto" fo:line-height="115%" fo:margin-top="0cm" style:writing-mode="lr-tb"/>
    </style:style>
    <style:style style:name="T65_1" style:family="text"/>
    <style:style style:name="T65_2" style:family="text"/>
    <style:style style:name="T65_3" style:family="text"/>
    <style:style style:name="T65_4" style:family="text"/>
    <style:style style:name="T65_5" style:family="text"/>
    <style:style style:name="T65_6" style:family="text"/>
    <style:style style:name="T65_7" style:family="text"/>
    <style:style style:name="T65_8" style:family="text"/>
    <style:style style:name="T65_9" style:family="text"/>
    <style:style style:name="T65_10" style:family="text"/>
    <style:style style:name="T65_11" style:family="text"/>
    <style:style style:name="T65_12" style:family="text"/>
    <style:style style:name="T65_13" style:family="text"/>
    <style:style style:name="T65_14" style:family="text"/>
    <style:style style:name="T65_15" style:family="text"/>
    <style:style style:name="T65_16" style:family="text"/>
    <style:style style:name="T65_17" style:family="text"/>
    <style:style style:name="T65_18" style:family="text"/>
    <style:style style:name="T65_19" style:family="text"/>
    <style:style style:name="T65_20" style:family="text">
      <style:text-properties fo:background-color="#ffffff"/>
    </style:style>
    <style:style style:name="T65_21" style:family="text">
      <style:text-properties fo:background-color="#ffffff"/>
    </style:style>
    <style:style style:name="T65_22" style:family="text">
      <style:text-properties fo:background-color="#ffffff"/>
    </style:style>
    <style:style style:name="T65_23" style:family="text">
      <style:text-properties fo:background-color="#ffffff"/>
    </style:style>
    <style:style style:name="T65_24" style:family="text">
      <style:text-properties fo:background-color="#ffffff"/>
    </style:style>
    <style:style style:name="T65_25" style:family="text">
      <style:text-properties fo:background-color="#ffffff"/>
    </style:style>
    <style:style style:name="T65_26" style:family="text">
      <style:text-properties fo:background-color="#ffffff"/>
    </style:style>
    <style:style style:name="T65_27" style:family="text">
      <style:text-properties fo:background-color="#ffffff"/>
    </style:style>
    <style:style style:name="T65_28" style:family="text">
      <style:text-properties fo:background-color="#ffffff"/>
    </style:style>
    <style:style style:name="T65_29" style:family="text">
      <style:text-properties fo:background-color="#ffffff"/>
    </style:style>
    <style:style style:name="T65_30" style:family="text">
      <style:text-properties fo:background-color="#ffffff"/>
    </style:style>
    <style:style style:name="T65_31" style:family="text">
      <style:text-properties fo:background-color="#ffffff"/>
    </style:style>
    <style:style style:name="T65_32" style:family="text">
      <style:text-properties fo:background-color="#ffffff"/>
    </style:style>
    <style:style style:name="T65_33" style:family="text">
      <style:text-properties fo:background-color="#ffffff"/>
    </style:style>
    <style:style style:name="T65_34" style:family="text">
      <style:text-properties fo:background-color="#ffffff"/>
    </style:style>
    <style:style style:name="T65_35" style:family="text">
      <style:text-properties fo:background-color="#ffffff"/>
    </style:style>
    <style:style style:name="T65_36" style:family="text">
      <style:text-properties fo:background-color="#ffffff"/>
    </style:style>
    <style:style style:name="T65_37" style:family="text">
      <style:text-properties fo:background-color="#ffffff"/>
    </style:style>
    <style:style style:name="T65_38" style:family="text">
      <style:text-properties fo:background-color="#ffffff"/>
    </style:style>
    <style:style style:name="T65_39" style:family="text">
      <style:text-properties fo:background-color="#ffffff"/>
    </style:style>
    <style:style style:name="T65_40" style:family="text">
      <style:text-properties fo:background-color="#ffffff"/>
    </style:style>
    <style:style style:name="T65_41" style:family="text">
      <style:text-properties fo:background-color="#ffffff"/>
    </style:style>
    <style:style style:name="T65_42" style:family="text">
      <style:text-properties fo:background-color="#ffffff"/>
    </style:style>
    <style:style style:name="T65_43" style:family="text">
      <style:text-properties fo:background-color="#ffffff"/>
    </style:style>
    <style:style style:name="T65_44" style:family="text">
      <style:text-properties fo:background-color="#ffffff"/>
    </style:style>
    <style:style style:name="T65_45" style:family="text">
      <style:text-properties fo:background-color="#ffffff"/>
    </style:style>
    <style:style style:name="T65_46" style:family="text">
      <style:text-properties fo:background-color="#ffffff"/>
    </style:style>
    <style:style style:name="T65_47" style:family="text">
      <style:text-properties fo:background-color="#ffffff"/>
    </style:style>
    <style:style style:name="T65_48" style:family="text">
      <style:text-properties fo:background-color="#ffffff"/>
    </style:style>
    <style:style style:name="T65_49" style:family="text">
      <style:text-properties fo:background-color="#ffffff"/>
    </style:style>
    <style:style style:name="T65_50" style:family="text">
      <style:text-properties fo:background-color="#ffffff"/>
    </style:style>
    <style:style style:name="T65_51" style:family="text">
      <style:text-properties fo:background-color="#ffffff"/>
    </style:style>
    <style:style style:name="T65_52" style:family="text">
      <style:text-properties fo:background-color="#ffffff"/>
    </style:style>
    <style:style style:name="T65_53" style:family="text">
      <style:text-properties fo:background-color="#ffffff"/>
    </style:style>
    <style:style style:name="T65_54" style:family="text">
      <style:text-properties fo:background-color="#ffffff"/>
    </style:style>
    <style:style style:name="T65_55" style:family="text">
      <style:text-properties fo:background-color="#ffffff"/>
    </style:style>
    <style:style style:name="T65_56" style:family="text">
      <style:text-properties fo:background-color="#ffffff"/>
    </style:style>
    <style:style style:name="T65_57" style:family="text">
      <style:text-properties fo:background-color="#ffffff"/>
    </style:style>
    <style:style style:name="T65_58" style:family="text">
      <style:text-properties fo:background-color="#ffffff"/>
    </style:style>
    <style:style style:name="T65_59" style:family="text">
      <style:text-properties fo:background-color="#ffffff"/>
    </style:style>
    <style:style style:name="T65_60" style:family="text">
      <style:text-properties fo:background-color="#ffffff"/>
    </style:style>
    <style:style style:name="T65_61" style:family="text">
      <style:text-properties fo:background-color="#ffffff"/>
    </style:style>
    <style:style style:name="T65_62" style:family="text">
      <style:text-properties fo:background-color="#ffffff"/>
    </style:style>
    <style:style style:name="T65_63" style:family="text">
      <style:text-properties fo:background-color="#ffffff"/>
    </style:style>
    <style:style style:name="T65_64" style:family="text">
      <style:text-properties fo:background-color="#ffffff"/>
    </style:style>
    <style:style style:name="T65_65" style:family="text">
      <style:text-properties fo:background-color="#ffffff"/>
    </style:style>
    <style:style style:name="T65_66" style:family="text">
      <style:text-properties fo:background-color="#ffffff"/>
    </style:style>
    <style:style style:name="T65_67" style:family="text">
      <style:text-properties fo:background-color="#ffffff"/>
    </style:style>
    <style:style style:name="T65_68" style:family="text">
      <style:text-properties fo:background-color="#ffffff"/>
    </style:style>
    <style:style style:name="T65_69" style:family="text">
      <style:text-properties fo:background-color="#ffffff"/>
    </style:style>
    <style:style style:name="T65_70" style:family="text">
      <style:text-properties fo:background-color="#ffffff"/>
    </style:style>
    <style:style style:name="T65_71" style:family="text">
      <style:text-properties fo:background-color="#ffffff"/>
    </style:style>
    <style:style style:name="T65_72" style:family="text">
      <style:text-properties fo:background-color="#ffffff"/>
    </style:style>
    <style:style style:name="T65_73" style:family="text">
      <style:text-properties fo:background-color="#ffffff"/>
    </style:style>
    <style:style style:name="T65_74" style:family="text">
      <style:text-properties fo:background-color="#ffffff"/>
    </style:style>
    <style:style style:name="T65_75" style:family="text">
      <style:text-properties fo:background-color="#ffffff"/>
    </style:style>
    <style:style style:name="T65_76" style:family="text">
      <style:text-properties fo:background-color="#ffffff"/>
    </style:style>
    <style:style style:name="T65_77" style:family="text">
      <style:text-properties fo:background-color="#ffffff"/>
    </style:style>
    <style:style style:name="T65_78" style:family="text">
      <style:text-properties fo:background-color="#ffffff"/>
    </style:style>
    <style:style style:name="T65_79" style:family="text">
      <style:text-properties fo:background-color="#ffffff"/>
    </style:style>
    <style:style style:name="T65_80" style:family="text">
      <style:text-properties fo:background-color="#ffffff"/>
    </style:style>
    <style:style style:name="T65_81" style:family="text">
      <style:text-properties fo:background-color="#ffffff"/>
    </style:style>
    <style:style style:name="T65_82" style:family="text">
      <style:text-properties fo:background-color="#ffffff"/>
    </style:style>
    <style:style style:name="T65_83" style:family="text">
      <style:text-properties fo:background-color="#ffffff"/>
    </style:style>
    <style:style style:name="T65_84" style:family="text">
      <style:text-properties fo:background-color="#ffffff"/>
    </style:style>
    <style:style style:name="T65_85" style:family="text">
      <style:text-properties fo:background-color="#ffffff"/>
    </style:style>
    <style:style style:name="T65_86" style:family="text">
      <style:text-properties fo:background-color="#ffffff"/>
    </style:style>
    <style:style style:name="T65_87" style:family="text">
      <style:text-properties fo:background-color="#ffffff"/>
    </style:style>
    <style:style style:name="T65_88" style:family="text">
      <style:text-properties fo:background-color="#ffffff"/>
    </style:style>
    <style:style style:name="T65_89" style:family="text">
      <style:text-properties fo:background-color="#ffffff"/>
    </style:style>
    <style:style style:name="T65_90" style:family="text">
      <style:text-properties fo:background-color="#ffffff"/>
    </style:style>
    <style:style style:name="T65_91" style:family="text">
      <style:text-properties fo:background-color="#ffffff"/>
    </style:style>
    <style:style style:name="T65_92" style:family="text">
      <style:text-properties fo:background-color="#ffffff"/>
    </style:style>
    <style:style style:name="T65_93" style:family="text">
      <style:text-properties fo:background-color="#ffffff"/>
    </style:style>
    <style:style style:name="T65_94" style:family="text">
      <style:text-properties fo:background-color="#ffffff"/>
    </style:style>
    <style:style style:name="T65_95" style:family="text">
      <style:text-properties fo:background-color="#ffffff"/>
    </style:style>
    <style:style style:name="T65_96" style:family="text">
      <style:text-properties fo:background-color="#ffffff"/>
    </style:style>
    <style:style style:name="T65_97" style:family="text">
      <style:text-properties fo:background-color="#ffffff"/>
    </style:style>
    <style:style style:name="T65_98" style:family="text">
      <style:text-properties fo:background-color="#ffffff"/>
    </style:style>
    <style:style style:name="T65_99" style:family="text">
      <style:text-properties fo:background-color="#ffffff"/>
    </style:style>
    <style:style style:name="T65_100" style:family="text">
      <style:text-properties fo:background-color="#ffffff"/>
    </style:style>
    <style:style style:name="T65_101" style:family="text">
      <style:text-properties fo:background-color="#ffffff"/>
    </style:style>
    <style:style style:name="P66" style:family="paragraph" style:parent-style-name="Standard">
      <style:paragraph-properties fo:break-before="auto" fo:line-height="115%" fo:margin-top="0cm" fo:margin-bottom="0cm" style:writing-mode="lr-tb"/>
    </style:style>
    <style:style style:name="T66_1" style:family="text">
      <style:text-properties fo:background-color="#ffffff"/>
    </style:style>
    <style:style style:name="T66_2" style:family="text">
      <style:text-properties fo:background-color="#ffffff"/>
    </style:style>
    <style:style style:name="T66_3" style:family="text">
      <style:text-properties fo:background-color="#ffffff"/>
    </style:style>
    <style:style style:name="T66_4" style:family="text">
      <style:text-properties fo:background-color="#ffffff"/>
    </style:style>
    <style:style style:name="T66_5" style:family="text">
      <style:text-properties fo:background-color="#ffffff"/>
    </style:style>
    <style:style style:name="T66_6" style:family="text">
      <style:text-properties fo:background-color="#ffffff"/>
    </style:style>
    <style:style style:name="T66_7" style:family="text">
      <style:text-properties fo:background-color="#ffffff"/>
    </style:style>
    <style:style style:name="T66_8" style:family="text">
      <style:text-properties fo:background-color="#ffffff"/>
    </style:style>
    <style:style style:name="T66_9" style:family="text">
      <style:text-properties fo:background-color="#ffffff" fo:font-weight="bold" style:font-weight-asian="bold" style:font-weight-complex="bold"/>
    </style:style>
    <style:style style:name="T66_10" style:family="text">
      <style:text-properties fo:background-color="#ffffff" fo:font-weight="bold" style:font-weight-asian="bold" style:font-weight-complex="bold"/>
    </style:style>
    <style:style style:name="T66_11" style:family="text">
      <style:text-properties fo:background-color="#ffffff" fo:font-weight="bold" style:font-weight-asian="bold" style:font-weight-complex="bold"/>
    </style:style>
    <style:style style:name="T66_12" style:family="text">
      <style:text-properties fo:background-color="#ffffff" fo:font-weight="bold" style:font-weight-asian="bold" style:font-weight-complex="bold"/>
    </style:style>
    <style:style style:name="T66_13" style:family="text">
      <style:text-properties fo:background-color="#ffffff" fo:font-weight="bold" style:font-weight-asian="bold" style:font-weight-complex="bold"/>
    </style:style>
    <style:style style:name="T66_14" style:family="text">
      <style:text-properties fo:background-color="#ffffff"/>
    </style:style>
    <style:style style:name="T66_15" style:family="text">
      <style:text-properties fo:background-color="#ffffff"/>
    </style:style>
    <style:style style:name="T66_16" style:family="text">
      <style:text-properties fo:background-color="#ffffff" fo:font-weight="bold" style:font-weight-asian="bold" style:font-weight-complex="bold"/>
    </style:style>
    <style:style style:name="T66_17" style:family="text">
      <style:text-properties fo:background-color="#ffffff" fo:font-weight="bold" style:font-weight-asian="bold" style:font-weight-complex="bold"/>
    </style:style>
    <style:style style:name="T66_18" style:family="text">
      <style:text-properties fo:background-color="#ffffff" fo:font-weight="bold" style:font-weight-asian="bold" style:font-weight-complex="bold"/>
    </style:style>
    <style:style style:name="T66_19" style:family="text">
      <style:text-properties fo:background-color="#ffffff" fo:font-weight="bold" style:font-weight-asian="bold" style:font-weight-complex="bold"/>
    </style:style>
    <style:style style:name="T66_20" style:family="text">
      <style:text-properties fo:background-color="#ffffff" fo:font-weight="bold" style:font-weight-asian="bold" style:font-weight-complex="bold"/>
    </style:style>
    <style:style style:name="T66_21" style:family="text">
      <style:text-properties fo:background-color="#ffffff" fo:font-weight="bold" style:font-weight-asian="bold" style:font-weight-complex="bold"/>
    </style:style>
    <style:style style:name="T66_22" style:family="text">
      <style:text-properties fo:background-color="#ffffff"/>
    </style:style>
    <style:style style:name="T66_23" style:family="text">
      <style:text-properties fo:background-color="#ffffff"/>
    </style:style>
    <style:style style:name="T66_24" style:family="text">
      <style:text-properties fo:background-color="#ffffff"/>
    </style:style>
    <style:style style:name="T66_25" style:family="text"/>
    <style:style style:name="T66_26" style:family="text"/>
    <style:style style:name="T66_27" style:family="text"/>
    <style:style style:name="T66_28" style:family="text"/>
    <style:style style:name="T66_29" style:family="text"/>
    <style:style style:name="P67" style:family="paragraph" style:parent-style-name="Standard">
      <style:paragraph-properties fo:break-before="auto" fo:line-height="115%" style:writing-mode="lr-tb"/>
    </style:style>
    <style:style style:name="P68" style:family="paragraph" style:parent-style-name="Standard">
      <style:paragraph-properties fo:break-before="auto" fo:line-height="115%" fo:margin-top="0cm" style:writing-mode="lr-tb"/>
    </style:style>
    <style:style style:name="T68_1" style:family="text"/>
    <style:style style:name="T68_2" style:family="text"/>
    <style:style style:name="T68_3" style:family="text"/>
    <style:style style:name="T68_4" style:family="text"/>
    <style:style style:name="T68_5" style:family="text"/>
    <style:style style:name="T68_6" style:family="text"/>
    <style:style style:name="T68_7" style:family="text"/>
    <style:style style:name="T68_8" style:family="text"/>
    <style:style style:name="T68_9" style:family="text"/>
    <style:style style:name="T68_10" style:family="text"/>
    <style:style style:name="T68_11" style:family="text"/>
    <style:style style:name="T68_12" style:family="text"/>
    <style:style style:name="T68_13" style:family="text"/>
    <style:style style:name="T68_14" style:family="text"/>
    <style:style style:name="P69" style:family="paragraph" style:parent-style-name="Standard">
      <style:paragraph-properties fo:break-before="auto" fo:line-height="115%" fo:margin-top="0cm" style:writing-mode="lr-tb"/>
    </style:style>
    <style:style style:name="T69_1" style:family="text"/>
    <style:style style:name="T69_2" style:family="text"/>
    <style:style style:name="T69_3" style:family="text"/>
    <style:style style:name="T69_4" style:family="text"/>
    <style:style style:name="T69_5" style:family="text"/>
    <style:style style:name="T69_6" style:family="text"/>
    <style:style style:name="T69_7" style:family="text"/>
    <style:style style:name="T69_8" style:family="text"/>
    <style:style style:name="T69_9" style:family="text"/>
    <style:style style:name="T69_10" style:family="text"/>
    <style:style style:name="T69_11" style:family="text"/>
    <style:style style:name="T69_12" style:family="text"/>
    <style:style style:name="T69_13" style:family="text"/>
    <style:style style:name="T69_14" style:family="text"/>
    <style:style style:name="T69_15" style:family="text"/>
    <style:style style:name="T69_16" style:family="text"/>
    <style:style style:name="T69_17" style:family="text"/>
    <style:style style:name="T69_18" style:family="text"/>
    <style:style style:name="T69_19" style:family="text"/>
    <style:style style:name="T69_20" style:family="text"/>
    <style:style style:name="T69_21" style:family="text"/>
    <style:style style:name="T69_22" style:family="text"/>
    <style:style style:name="T69_23" style:family="text"/>
    <style:style style:name="T69_24" style:family="text"/>
    <style:style style:name="T69_25" style:family="text"/>
    <style:style style:name="T69_26" style:family="text"/>
    <style:style style:name="T69_27" style:family="text"/>
    <style:style style:name="T69_28" style:family="text"/>
    <style:style style:name="T69_29" style:family="text"/>
    <style:style style:name="T69_30" style:family="text"/>
    <style:style style:name="T69_31" style:family="text"/>
    <style:style style:name="T69_32" style:family="text"/>
    <style:style style:name="T69_33" style:family="text"/>
    <style:style style:name="T69_34" style:family="text"/>
    <style:style style:name="T69_35" style:family="text"/>
    <style:style style:name="T69_36" style:family="text"/>
    <style:style style:name="T69_37" style:family="text"/>
    <style:style style:name="T69_38" style:family="text"/>
    <style:style style:name="T69_39" style:family="text"/>
    <style:style style:name="T69_40" style:family="text"/>
    <style:style style:name="T69_41" style:family="text"/>
    <style:style style:name="T69_42" style:family="text"/>
    <style:style style:name="T69_43" style:family="text"/>
    <style:style style:name="T69_44" style:family="text"/>
    <style:style style:name="T69_45" style:family="text"/>
    <style:style style:name="P70" style:family="paragraph" style:parent-style-name="Standard">
      <style:paragraph-properties fo:break-before="auto" fo:line-height="115%" fo:margin-top="0cm" style:writing-mode="lr-tb"/>
    </style:style>
    <style:style style:name="T70_1" style:family="text"/>
    <style:style style:name="T70_2" style:family="text"/>
    <style:style style:name="T70_3" style:family="text"/>
    <style:style style:name="T70_4" style:family="text"/>
    <style:style style:name="T70_5" style:family="text"/>
    <style:style style:name="T70_6" style:family="text"/>
    <style:style style:name="T70_7" style:family="text"/>
    <style:style style:name="T70_8" style:family="text"/>
    <style:style style:name="T70_9" style:family="text"/>
    <style:style style:name="T70_10" style:family="text"/>
    <style:style style:name="T70_11" style:family="text"/>
    <style:style style:name="T70_12" style:family="text"/>
    <style:style style:name="T70_13" style:family="text"/>
    <style:style style:name="T70_14" style:family="text"/>
    <style:style style:name="T70_15" style:family="text"/>
    <style:style style:name="T70_16" style:family="text"/>
    <style:style style:name="T70_17" style:family="text"/>
    <style:style style:name="T70_18" style:family="text"/>
    <style:style style:name="T70_19" style:family="text"/>
    <style:style style:name="T70_20" style:family="text"/>
    <style:style style:name="T70_21" style:family="text"/>
    <style:style style:name="T70_22" style:family="text"/>
    <style:style style:name="P71" style:family="paragraph" style:parent-style-name="Standard">
      <style:paragraph-properties fo:break-before="auto" fo:line-height="115%" fo:margin-top="0cm" style:writing-mode="lr-tb"/>
    </style:style>
    <style:style style:name="T71_1" style:family="text"/>
    <style:style style:name="T71_2" style:family="text"/>
    <style:style style:name="T71_3" style:family="text"/>
    <style:style style:name="T71_4" style:family="text"/>
    <style:style style:name="T71_5" style:family="text"/>
    <style:style style:name="T71_6" style:family="text"/>
    <style:style style:name="T71_7" style:family="text"/>
    <style:style style:name="T71_8" style:family="text"/>
    <style:style style:name="T71_9" style:family="text"/>
    <style:style style:name="T71_10" style:family="text"/>
    <style:style style:name="T71_11" style:family="text"/>
    <style:style style:name="T71_12" style:family="text"/>
    <style:style style:name="T71_13" style:family="text"/>
    <style:style style:name="T71_14" style:family="text"/>
    <style:style style:name="T71_15" style:family="text"/>
    <style:style style:name="T71_16" style:family="text"/>
    <style:style style:name="T71_17" style:family="text"/>
    <style:style style:name="T71_18" style:family="text"/>
    <style:style style:name="T71_19" style:family="text"/>
    <style:style style:name="T71_20" style:family="text"/>
    <style:style style:name="P72" style:family="paragraph" style:parent-style-name="Standard">
      <style:paragraph-properties fo:break-before="auto" fo:line-height="115%" fo:margin-top="0cm" style:writing-mode="lr-tb"/>
    </style:style>
    <style:style style:name="T72_1" style:family="text"/>
    <style:style style:name="T72_2" style:family="text"/>
    <style:style style:name="T72_3" style:family="text"/>
    <style:style style:name="T72_4" style:family="text"/>
    <style:style style:name="T72_5" style:family="text"/>
    <style:style style:name="T72_6" style:family="text"/>
    <style:style style:name="T72_7" style:family="text"/>
    <style:style style:name="T72_8" style:family="text"/>
    <style:style style:name="T72_9" style:family="text"/>
    <style:style style:name="T72_10" style:family="text"/>
    <style:style style:name="T72_11" style:family="text"/>
    <style:style style:name="T72_12" style:family="text"/>
    <style:style style:name="T72_13" style:family="text"/>
    <style:style style:name="T72_14" style:family="text"/>
    <style:style style:name="T72_15" style:family="text"/>
    <style:style style:name="T72_16" style:family="text"/>
    <style:style style:name="T72_17" style:family="text"/>
    <style:style style:name="T72_18" style:family="text"/>
    <style:style style:name="T72_19" style:family="text"/>
    <style:style style:name="T72_20" style:family="text"/>
    <style:style style:name="T72_21" style:family="text"/>
    <style:style style:name="T72_22" style:family="text"/>
    <style:style style:name="T72_23" style:family="text"/>
    <style:style style:name="T72_24" style:family="text"/>
    <style:style style:name="T72_25" style:family="text"/>
    <style:style style:name="T72_26" style:family="text"/>
    <style:style style:name="T72_27" style:family="text"/>
    <style:style style:name="T72_28" style:family="text"/>
    <style:style style:name="T72_29" style:family="text"/>
    <style:style style:name="T72_30" style:family="text"/>
    <style:style style:name="T72_31" style:family="text"/>
    <style:style style:name="T72_32" style:family="text"/>
    <style:style style:name="T72_33" style:family="text"/>
    <style:style style:name="T72_34" style:family="text"/>
    <style:style style:name="T72_35" style:family="text"/>
    <style:style style:name="T72_36" style:family="text"/>
    <style:style style:name="T72_37" style:family="text"/>
    <style:style style:name="T72_38" style:family="text"/>
    <style:style style:name="T72_39" style:family="text"/>
    <style:style style:name="T72_40" style:family="text"/>
    <style:style style:name="T72_41" style:family="text"/>
    <style:style style:name="T72_42" style:family="text"/>
    <style:style style:name="T72_43" style:family="text"/>
    <style:style style:name="T72_44" style:family="text"/>
    <style:style style:name="T72_45" style:family="text"/>
    <style:style style:name="T72_46" style:family="text"/>
    <style:style style:name="T72_47" style:family="text"/>
    <style:style style:name="T72_48" style:family="text"/>
    <style:style style:name="P73" style:family="paragraph" style:parent-style-name="Standard">
      <style:paragraph-properties fo:break-before="auto" fo:line-height="115%" fo:margin-top="0cm" fo:margin-bottom="0cm" style:writing-mode="lr-tb"/>
    </style:style>
    <style:style style:name="T73_1" style:family="text"/>
    <style:style style:name="T73_2" style:family="text"/>
    <style:style style:name="T73_3" style:family="text"/>
    <style:style style:name="T73_4" style:family="text"/>
    <style:style style:name="T73_5" style:family="text"/>
    <style:style style:name="T73_6" style:family="text"/>
    <style:style style:name="T73_7" style:family="text"/>
    <style:style style:name="T73_8" style:family="text"/>
    <style:style style:name="T73_9" style:family="text"/>
    <style:style style:name="T73_10" style:family="text"/>
    <style:style style:name="T73_11" style:family="text"/>
    <style:style style:name="T73_12" style:family="text"/>
    <style:style style:name="T73_13" style:family="text"/>
    <style:style style:name="T73_14" style:family="text"/>
    <style:style style:name="T73_15" style:family="text"/>
    <style:style style:name="T73_16" style:family="text"/>
    <style:style style:name="T73_17" style:family="text"/>
    <style:style style:name="T73_18" style:family="text"/>
    <style:style style:name="T73_19" style:family="text"/>
    <style:style style:name="T73_20" style:family="text"/>
    <style:style style:name="T73_21" style:family="text"/>
    <style:style style:name="T73_22" style:family="text"/>
    <style:style style:name="T73_23" style:family="text"/>
    <style:style style:name="T73_24" style:family="text"/>
    <style:style style:name="T73_25" style:family="text"/>
    <style:style style:name="T73_26" style:family="text"/>
    <style:style style:name="T73_27" style:family="text"/>
    <style:style style:name="T73_28" style:family="text"/>
    <style:style style:name="T73_29" style:family="text"/>
    <style:style style:name="T73_30" style:family="text"/>
    <style:style style:name="T73_31" style:family="text"/>
    <style:style style:name="T73_32" style:family="text"/>
    <style:style style:name="T73_33" style:family="text"/>
    <style:style style:name="T73_34" style:family="text"/>
    <style:style style:name="T73_35" style:family="text"/>
    <style:style style:name="T73_36" style:family="text"/>
    <style:style style:name="T73_37" style:family="text"/>
    <style:style style:name="T73_38" style:family="text"/>
    <style:style style:name="P74" style:family="paragraph" style:parent-style-name="Standard">
      <style:paragraph-properties fo:break-before="auto" fo:text-indent="0cm" fo:line-height="115%" fo:margin-left="1.27cm" style:writing-mode="lr-tb"/>
    </style:style>
    <style:style style:name="P75" style:family="paragraph" style:parent-style-name="Standard">
      <style:paragraph-properties fo:break-before="auto" fo:line-height="115%" fo:margin-top="0cm" fo:margin-bottom="0cm" style:writing-mode="lr-tb"/>
    </style:style>
    <style:style style:name="T75_1" style:family="text"/>
    <style:style style:name="T75_2" style:family="text"/>
    <style:style style:name="T75_3" style:family="text"/>
    <style:style style:name="T75_4" style:family="text"/>
    <style:style style:name="T75_5" style:family="text"/>
    <style:style style:name="T75_6" style:family="text"/>
    <style:style style:name="T75_7" style:family="text"/>
    <style:style style:name="T75_8" style:family="text"/>
    <style:style style:name="T75_9" style:family="text"/>
    <style:style style:name="T75_10" style:family="text"/>
    <style:style style:name="T75_11" style:family="text"/>
    <style:style style:name="T75_12" style:family="text"/>
    <style:style style:name="T75_13" style:family="text"/>
    <style:style style:name="T75_14" style:family="text"/>
    <style:style style:name="T75_15" style:family="text"/>
    <style:style style:name="T75_16" style:family="text"/>
    <style:style style:name="T75_17" style:family="text"/>
    <style:style style:name="T75_18" style:family="text"/>
    <style:style style:name="T75_19" style:family="text"/>
    <style:style style:name="T75_20" style:family="text"/>
    <style:style style:name="T75_21" style:family="text"/>
    <style:style style:name="T75_22" style:family="text"/>
    <style:style style:name="T75_23" style:family="text"/>
    <style:style style:name="T75_24" style:family="text"/>
    <style:style style:name="T75_25" style:family="text"/>
    <style:style style:name="T75_26" style:family="text"/>
    <style:style style:name="T75_27" style:family="text"/>
    <style:style style:name="T75_28" style:family="text"/>
    <style:style style:name="T75_29" style:family="text"/>
    <style:style style:name="T75_30" style:family="text"/>
    <style:style style:name="T75_31" style:family="text"/>
    <style:style style:name="T75_32" style:family="text"/>
    <style:style style:name="T75_33" style:family="text"/>
    <style:style style:name="T75_34" style:family="text"/>
    <style:style style:name="T75_35" style:family="text"/>
    <style:style style:name="T75_36" style:family="text"/>
    <style:style style:name="P76" style:family="paragraph" style:parent-style-name="Standard">
      <style:paragraph-properties fo:break-before="auto" fo:line-height="115%" style:writing-mode="lr-tb"/>
    </style:style>
    <style:style style:name="P77" style:family="paragraph" style:parent-style-name="Standard">
      <style:paragraph-properties fo:break-before="auto" fo:line-height="115%" fo:margin-top="0cm" fo:margin-bottom="0cm" style:writing-mode="lr-tb"/>
    </style:style>
    <style:style style:name="T77_1" style:family="text"/>
    <style:style style:name="T77_2" style:family="text"/>
    <style:style style:name="T77_3" style:family="text"/>
    <style:style style:name="T77_4" style:family="text"/>
    <style:style style:name="T77_5" style:family="text"/>
    <style:style style:name="T77_6" style:family="text"/>
    <style:style style:name="T77_7" style:family="text"/>
    <style:style style:name="T77_8" style:family="text"/>
    <style:style style:name="T77_9" style:family="text"/>
    <style:style style:name="T77_10" style:family="text"/>
    <style:style style:name="T77_11" style:family="text"/>
    <style:style style:name="T77_12" style:family="text"/>
    <style:style style:name="T77_13" style:family="text"/>
    <style:style style:name="T77_14" style:family="text"/>
    <style:style style:name="T77_15" style:family="text"/>
    <style:style style:name="T77_16" style:family="text"/>
    <style:style style:name="T77_17" style:family="text"/>
    <style:style style:name="T77_18" style:family="text"/>
    <style:style style:name="T77_19" style:family="text"/>
    <style:style style:name="T77_20" style:family="text"/>
    <style:style style:name="T77_21" style:family="text"/>
    <style:style style:name="T77_22" style:family="text"/>
    <style:style style:name="T77_23" style:family="text"/>
    <style:style style:name="T77_24" style:family="text"/>
    <style:style style:name="T77_25" style:family="text"/>
    <style:style style:name="T77_26" style:family="text"/>
    <style:style style:name="T77_27" style:family="text"/>
    <style:style style:name="T77_28" style:family="text"/>
    <style:style style:name="T77_29" style:family="text"/>
    <style:style style:name="T77_30" style:family="text"/>
    <style:style style:name="T77_31" style:family="text"/>
    <style:style style:name="T77_32" style:family="text"/>
    <style:style style:name="T77_33" style:family="text"/>
    <style:style style:name="T77_34" style:family="text"/>
    <style:style style:name="T77_35" style:family="text"/>
    <style:style style:name="T77_36" style:family="text"/>
    <style:style style:name="T77_37" style:family="text"/>
    <style:style style:name="T77_38" style:family="text"/>
    <style:style style:name="T77_39" style:family="text"/>
    <style:style style:name="T77_40" style:family="text"/>
    <style:style style:name="T77_41" style:family="text"/>
    <style:style style:name="T77_42" style:family="text"/>
    <style:style style:name="T77_43" style:family="text"/>
    <style:style style:name="T77_44" style:family="text"/>
    <style:style style:name="T77_45" style:family="text"/>
    <style:style style:name="T77_46" style:family="text"/>
    <style:style style:name="T77_47" style:family="text"/>
    <style:style style:name="T77_48" style:family="text"/>
    <style:style style:name="T77_49" style:family="text"/>
    <style:style style:name="T77_50" style:family="text"/>
    <style:style style:name="T77_51" style:family="text"/>
    <style:style style:name="T77_52" style:family="text"/>
    <style:style style:name="T77_53" style:family="text"/>
    <style:style style:name="T77_54" style:family="text"/>
    <style:style style:name="T77_55" style:family="text"/>
    <style:style style:name="T77_56" style:family="text"/>
    <style:style style:name="T77_57" style:family="text"/>
    <style:style style:name="T77_58" style:family="text"/>
    <style:style style:name="T77_59" style:family="text"/>
    <style:style style:name="T77_60" style:family="text"/>
    <style:style style:name="T77_61" style:family="text"/>
    <style:style style:name="T77_62" style:family="text"/>
    <style:style style:name="T77_63" style:family="text"/>
    <style:style style:name="T77_64" style:family="text"/>
    <style:style style:name="T77_65" style:family="text"/>
    <style:style style:name="T77_66" style:family="text"/>
    <style:style style:name="T77_67" style:family="text"/>
    <style:style style:name="T77_68" style:family="text"/>
    <style:style style:name="T77_69" style:family="text"/>
    <style:style style:name="T77_70" style:family="text"/>
    <style:style style:name="T77_71" style:family="text"/>
    <style:style style:name="T77_72" style:family="text"/>
    <style:style style:name="T77_73" style:family="text"/>
    <style:style style:name="T77_74" style:family="text"/>
    <style:style style:name="T77_75" style:family="text"/>
    <style:style style:name="T77_76" style:family="text"/>
    <style:style style:name="T77_77" style:family="text"/>
    <style:style style:name="T77_78" style:family="text"/>
    <style:style style:name="T77_79" style:family="text"/>
    <style:style style:name="P78" style:family="paragraph" style:parent-style-name="Standard">
      <style:paragraph-properties fo:break-before="auto" fo:line-height="115%" style:writing-mode="lr-tb"/>
    </style:style>
    <style:style style:name="P79" style:family="paragraph" style:parent-style-name="Standard">
      <style:paragraph-properties fo:break-before="auto" fo:line-height="115%" fo:margin-top="0cm" fo:margin-bottom="0cm" style:writing-mode="lr-tb"/>
    </style:style>
    <style:style style:name="T79_1" style:family="text"/>
    <style:style style:name="T79_2" style:family="text"/>
    <style:style style:name="T79_3" style:family="text"/>
    <style:style style:name="T79_4" style:family="text"/>
    <style:style style:name="T79_5" style:family="text"/>
    <style:style style:name="T79_6" style:family="text"/>
    <style:style style:name="T79_7" style:family="text"/>
    <style:style style:name="T79_8" style:family="text"/>
    <style:style style:name="T79_9" style:family="text"/>
    <style:style style:name="T79_10" style:family="text"/>
    <style:style style:name="T79_11" style:family="text"/>
    <style:style style:name="T79_12" style:family="text"/>
    <style:style style:name="T79_13" style:family="text"/>
    <style:style style:name="T79_14" style:family="text"/>
    <style:style style:name="T79_15" style:family="text"/>
    <style:style style:name="T79_16" style:family="text"/>
    <style:style style:name="T79_17" style:family="text"/>
    <style:style style:name="T79_18" style:family="text"/>
    <style:style style:name="T79_19" style:family="text"/>
    <style:style style:name="T79_20" style:family="text"/>
    <style:style style:name="T79_21" style:family="text"/>
    <style:style style:name="T79_22" style:family="text"/>
    <style:style style:name="T79_23" style:family="text"/>
    <style:style style:name="T79_24" style:family="text"/>
    <style:style style:name="T79_25" style:family="text"/>
    <style:style style:name="T79_26" style:family="text"/>
    <style:style style:name="T79_27" style:family="text"/>
    <style:style style:name="T79_28" style:family="text"/>
    <style:style style:name="T79_29" style:family="text"/>
    <style:style style:name="T79_30" style:family="text"/>
    <style:style style:name="T79_31" style:family="text"/>
    <style:style style:name="P80" style:family="paragraph" style:parent-style-name="Standard">
      <style:paragraph-properties fo:break-before="auto" fo:line-height="115%" style:writing-mode="lr-tb"/>
    </style:style>
    <style:style style:name="P81" style:family="paragraph" style:parent-style-name="Standard">
      <style:paragraph-properties fo:break-before="auto" fo:line-height="115%" fo:margin-top="0cm" fo:margin-bottom="0cm" style:writing-mode="lr-tb"/>
    </style:style>
    <style:style style:name="T81_1" style:family="text"/>
    <style:style style:name="T81_2" style:family="text"/>
    <style:style style:name="T81_3" style:family="text"/>
    <style:style style:name="T81_4" style:family="text"/>
    <style:style style:name="T81_5" style:family="text"/>
    <style:style style:name="T81_6" style:family="text"/>
    <style:style style:name="T81_7" style:family="text"/>
    <style:style style:name="T81_8" style:family="text"/>
    <style:style style:name="T81_9" style:family="text"/>
    <style:style style:name="T81_10" style:family="text"/>
    <style:style style:name="T81_11" style:family="text"/>
    <style:style style:name="T81_12" style:family="text"/>
    <style:style style:name="T81_13" style:family="text"/>
    <style:style style:name="T81_14" style:family="text"/>
    <style:style style:name="T81_15" style:family="text"/>
    <style:style style:name="T81_16" style:family="text"/>
    <style:style style:name="T81_17" style:family="text"/>
    <style:style style:name="T81_18" style:family="text"/>
    <style:style style:name="T81_19" style:family="text"/>
    <style:style style:name="T81_20" style:family="text"/>
    <style:style style:name="T81_21" style:family="text"/>
    <style:style style:name="T81_22" style:family="text"/>
    <style:style style:name="T81_23" style:family="text"/>
    <style:style style:name="T81_24" style:family="text"/>
    <style:style style:name="T81_25" style:family="text"/>
    <style:style style:name="T81_26" style:family="text"/>
    <style:style style:name="T81_27" style:family="text"/>
    <style:style style:name="T81_28" style:family="text"/>
    <style:style style:name="T81_29" style:family="text"/>
    <style:style style:name="T81_30" style:family="text"/>
    <style:style style:name="T81_31" style:family="text"/>
    <style:style style:name="P82" style:family="paragraph" style:parent-style-name="Heading_20_2">
      <style:paragraph-properties fo:break-before="auto" fo:line-height="115%" style:writing-mode="lr-tb"/>
    </style:style>
    <style:style style:name="T82_1" style:family="text"/>
    <style:style style:name="T82_2" style:family="text"/>
    <style:style style:name="T82_3" style:family="text"/>
    <style:style style:name="T82_4" style:family="text"/>
    <style:style style:name="T82_5" style:family="text"/>
    <style:style style:name="T82_6" style:family="text"/>
    <style:style style:name="T82_7" style:family="text"/>
    <style:style style:name="P83" style:family="paragraph" style:parent-style-name="Standard">
      <style:paragraph-properties fo:break-before="auto" fo:line-height="115%" style:writing-mode="lr-tb"/>
    </style:style>
    <style:style style:name="P84" style:family="paragraph" style:parent-style-name="Standard">
      <style:paragraph-properties fo:break-before="auto" fo:line-height="115%" fo:margin-top="0cm" style:writing-mode="lr-tb"/>
    </style:style>
    <style:style style:name="T84_1" style:family="text"/>
    <style:style style:name="T84_2" style:family="text"/>
    <style:style style:name="T84_3" style:family="text">
      <style:text-properties fo:background-color="#ffffff"/>
    </style:style>
    <style:style style:name="T84_4" style:family="text">
      <style:text-properties fo:background-color="#ffffff"/>
    </style:style>
    <style:style style:name="T84_5" style:family="text">
      <style:text-properties fo:background-color="#ffffff"/>
    </style:style>
    <style:style style:name="T84_6" style:family="text">
      <style:text-properties fo:background-color="#ffffff"/>
    </style:style>
    <style:style style:name="T84_7" style:family="text">
      <style:text-properties fo:background-color="#ffffff"/>
    </style:style>
    <style:style style:name="T84_8" style:family="text">
      <style:text-properties fo:background-color="#ffffff"/>
    </style:style>
    <style:style style:name="P85" style:family="paragraph" style:parent-style-name="Standard">
      <style:paragraph-properties fo:break-before="auto" fo:line-height="115%" fo:margin-top="0cm" style:writing-mode="lr-tb"/>
    </style:style>
    <style:style style:name="T85_1" style:family="text"/>
    <style:style style:name="T85_2" style:family="text"/>
    <style:style style:name="T85_3" style:family="text">
      <style:text-properties fo:background-color="#ffffff"/>
    </style:style>
    <style:style style:name="T85_4" style:family="text">
      <style:text-properties fo:background-color="#ffffff"/>
    </style:style>
    <style:style style:name="T85_5" style:family="text">
      <style:text-properties fo:background-color="#ffffff"/>
    </style:style>
    <style:style style:name="T85_6" style:family="text">
      <style:text-properties fo:background-color="#ffffff"/>
    </style:style>
    <style:style style:name="T85_7" style:family="text">
      <style:text-properties fo:background-color="#ffffff"/>
    </style:style>
    <style:style style:name="T85_8" style:family="text">
      <style:text-properties fo:background-color="#ffffff"/>
    </style:style>
    <style:style style:name="T85_9" style:family="text">
      <style:text-properties fo:background-color="#ffffff"/>
    </style:style>
    <style:style style:name="T85_10" style:family="text">
      <style:text-properties fo:background-color="#ffffff"/>
    </style:style>
    <style:style style:name="T85_11" style:family="text">
      <style:text-properties fo:background-color="#ffffff"/>
    </style:style>
    <style:style style:name="T85_12" style:family="text">
      <style:text-properties fo:background-color="#ffffff"/>
    </style:style>
    <style:style style:name="T85_13" style:family="text">
      <style:text-properties fo:background-color="#ffffff"/>
    </style:style>
    <style:style style:name="T85_14" style:family="text">
      <style:text-properties fo:background-color="#ffffff"/>
    </style:style>
    <style:style style:name="T85_15" style:family="text">
      <style:text-properties fo:background-color="#ffffff"/>
    </style:style>
    <style:style style:name="T85_16" style:family="text">
      <style:text-properties fo:background-color="#ffffff"/>
    </style:style>
    <style:style style:name="T85_17" style:family="text">
      <style:text-properties fo:background-color="#ffffff"/>
    </style:style>
    <style:style style:name="T85_18" style:family="text">
      <style:text-properties fo:background-color="#ffffff"/>
    </style:style>
    <style:style style:name="T85_19" style:family="text">
      <style:text-properties fo:background-color="#ffffff"/>
    </style:style>
    <style:style style:name="T85_20" style:family="text">
      <style:text-properties fo:background-color="#ffffff"/>
    </style:style>
    <style:style style:name="T85_21" style:family="text">
      <style:text-properties fo:background-color="#ffffff"/>
    </style:style>
    <style:style style:name="T85_22" style:family="text">
      <style:text-properties fo:background-color="#ffffff"/>
    </style:style>
    <style:style style:name="P86" style:family="paragraph" style:parent-style-name="Standard">
      <style:paragraph-properties fo:break-before="auto" fo:line-height="115%" fo:margin-top="0cm" style:writing-mode="lr-tb"/>
    </style:style>
    <style:style style:name="T86_1" style:family="text">
      <style:text-properties fo:background-color="#ffffff"/>
    </style:style>
    <style:style style:name="T86_2" style:family="text">
      <style:text-properties fo:background-color="#ffffff"/>
    </style:style>
    <style:style style:name="T86_3" style:family="text">
      <style:text-properties fo:background-color="#ffffff"/>
    </style:style>
    <style:style style:name="T86_4" style:family="text">
      <style:text-properties fo:background-color="#ffffff"/>
    </style:style>
    <style:style style:name="T86_5" style:family="text">
      <style:text-properties fo:background-color="#ffffff"/>
    </style:style>
    <style:style style:name="T86_6" style:family="text">
      <style:text-properties fo:background-color="#ffffff"/>
    </style:style>
    <style:style style:name="T86_7" style:family="text">
      <style:text-properties fo:background-color="#ffffff"/>
    </style:style>
    <style:style style:name="T86_8" style:family="text">
      <style:text-properties fo:background-color="#ffffff"/>
    </style:style>
    <style:style style:name="T86_9" style:family="text">
      <style:text-properties fo:background-color="#ffffff"/>
    </style:style>
    <style:style style:name="T86_10" style:family="text">
      <style:text-properties fo:background-color="#ffffff"/>
    </style:style>
    <style:style style:name="T86_11" style:family="text">
      <style:text-properties fo:background-color="#ffffff"/>
    </style:style>
    <style:style style:name="T86_12" style:family="text">
      <style:text-properties fo:background-color="#ffffff"/>
    </style:style>
    <style:style style:name="T86_13" style:family="text">
      <style:text-properties fo:background-color="#ffffff"/>
    </style:style>
    <style:style style:name="T86_14" style:family="text">
      <style:text-properties fo:background-color="#ffffff"/>
    </style:style>
    <style:style style:name="T86_15" style:family="text">
      <style:text-properties fo:background-color="#ffffff"/>
    </style:style>
    <style:style style:name="T86_16" style:family="text">
      <style:text-properties fo:background-color="#ffffff"/>
    </style:style>
    <style:style style:name="T86_17" style:family="text">
      <style:text-properties fo:background-color="#ffffff"/>
    </style:style>
    <style:style style:name="T86_18" style:family="text">
      <style:text-properties fo:background-color="#ffffff"/>
    </style:style>
    <style:style style:name="T86_19" style:family="text">
      <style:text-properties fo:background-color="#ffffff"/>
    </style:style>
    <style:style style:name="T86_20" style:family="text">
      <style:text-properties fo:background-color="#ffffff"/>
    </style:style>
    <style:style style:name="T86_21" style:family="text">
      <style:text-properties fo:background-color="#ffffff"/>
    </style:style>
    <style:style style:name="T86_22" style:family="text">
      <style:text-properties fo:background-color="#ffffff"/>
    </style:style>
    <style:style style:name="T86_23" style:family="text">
      <style:text-properties fo:background-color="#ffffff"/>
    </style:style>
    <style:style style:name="P87" style:family="paragraph" style:parent-style-name="Standard">
      <style:paragraph-properties fo:break-before="auto" fo:line-height="115%" fo:margin-top="0cm" style:writing-mode="lr-tb"/>
    </style:style>
    <style:style style:name="T87_1" style:family="text">
      <style:text-properties fo:background-color="#ffffff"/>
    </style:style>
    <style:style style:name="T87_2" style:family="text">
      <style:text-properties fo:background-color="#ffffff"/>
    </style:style>
    <style:style style:name="T87_3" style:family="text">
      <style:text-properties fo:background-color="#ffffff"/>
    </style:style>
    <style:style style:name="T87_4" style:family="text">
      <style:text-properties fo:background-color="#ffffff"/>
    </style:style>
    <style:style style:name="T87_5" style:family="text">
      <style:text-properties fo:background-color="#ffffff"/>
    </style:style>
    <style:style style:name="T87_6" style:family="text">
      <style:text-properties fo:background-color="#ffffff"/>
    </style:style>
    <style:style style:name="T87_7" style:family="text">
      <style:text-properties fo:background-color="#ffffff"/>
    </style:style>
    <style:style style:name="T87_8" style:family="text">
      <style:text-properties fo:background-color="#ffffff"/>
    </style:style>
    <style:style style:name="T87_9" style:family="text">
      <style:text-properties fo:background-color="#ffffff"/>
    </style:style>
    <style:style style:name="P88" style:family="paragraph" style:parent-style-name="Standard">
      <style:paragraph-properties fo:break-before="auto" fo:line-height="115%" fo:margin-top="0cm" style:writing-mode="lr-tb"/>
    </style:style>
    <style:style style:name="T88_1" style:family="text"/>
    <style:style style:name="T88_2" style:family="text"/>
    <style:style style:name="T88_3" style:family="text">
      <style:text-properties fo:background-color="#ffffff"/>
    </style:style>
    <style:style style:name="T88_4" style:family="text">
      <style:text-properties fo:background-color="#ffffff"/>
    </style:style>
    <style:style style:name="T88_5" style:family="text">
      <style:text-properties fo:background-color="#ffffff"/>
    </style:style>
    <style:style style:name="T88_6" style:family="text">
      <style:text-properties fo:background-color="#ffffff"/>
    </style:style>
    <style:style style:name="T88_7" style:family="text">
      <style:text-properties fo:background-color="#ffffff"/>
    </style:style>
    <style:style style:name="T88_8" style:family="text">
      <style:text-properties fo:background-color="#ffffff"/>
    </style:style>
    <style:style style:name="T88_9" style:family="text">
      <style:text-properties fo:background-color="#ffffff"/>
    </style:style>
    <style:style style:name="T88_10" style:family="text">
      <style:text-properties fo:background-color="#ffffff"/>
    </style:style>
    <style:style style:name="T88_11" style:family="text">
      <style:text-properties fo:background-color="#ffffff"/>
    </style:style>
    <style:style style:name="P89" style:family="paragraph" style:parent-style-name="Standard">
      <style:paragraph-properties fo:break-before="auto" fo:line-height="115%" fo:margin-top="0cm" style:writing-mode="lr-tb"/>
    </style:style>
    <style:style style:name="T89_1" style:family="text"/>
    <style:style style:name="T89_2" style:family="text"/>
    <style:style style:name="T89_3" style:family="text"/>
    <style:style style:name="T89_4" style:family="text"/>
    <style:style style:name="T89_5" style:family="text"/>
    <style:style style:name="T89_6" style:family="text"/>
    <style:style style:name="T89_7" style:family="text"/>
    <style:style style:name="P90" style:family="paragraph" style:parent-style-name="Standard">
      <style:paragraph-properties fo:break-before="auto" fo:line-height="115%" fo:margin-top="0cm" style:writing-mode="lr-tb"/>
    </style:style>
    <style:style style:name="T90_1" style:family="text"/>
    <style:style style:name="T90_2" style:family="text"/>
    <style:style style:name="T90_3" style:family="text">
      <style:text-properties fo:background-color="#ffffff"/>
    </style:style>
    <style:style style:name="T90_4" style:family="text">
      <style:text-properties fo:background-color="#ffffff"/>
    </style:style>
    <style:style style:name="T90_5" style:family="text">
      <style:text-properties fo:background-color="#ffffff"/>
    </style:style>
    <style:style style:name="T90_6" style:family="text">
      <style:text-properties fo:background-color="#ffffff"/>
    </style:style>
    <style:style style:name="T90_7" style:family="text">
      <style:text-properties fo:background-color="#ffffff"/>
    </style:style>
    <style:style style:name="P91" style:family="paragraph" style:parent-style-name="Standard">
      <style:paragraph-properties fo:break-before="auto" fo:line-height="115%" fo:margin-top="0cm" style:writing-mode="lr-tb"/>
    </style:style>
    <style:style style:name="T91_1" style:family="text"/>
    <style:style style:name="T91_2" style:family="text"/>
    <style:style style:name="T91_3" style:family="text">
      <style:text-properties fo:background-color="#ffffff"/>
    </style:style>
    <style:style style:name="T91_4" style:family="text">
      <style:text-properties fo:background-color="#ffffff"/>
    </style:style>
    <style:style style:name="T91_5" style:family="text">
      <style:text-properties fo:background-color="#ffffff"/>
    </style:style>
    <style:style style:name="T91_6" style:family="text">
      <style:text-properties fo:background-color="#ffffff"/>
    </style:style>
    <style:style style:name="T91_7" style:family="text">
      <style:text-properties fo:background-color="#ffffff"/>
    </style:style>
    <style:style style:name="T91_8" style:family="text">
      <style:text-properties fo:background-color="#ffffff"/>
    </style:style>
    <style:style style:name="T91_9" style:family="text">
      <style:text-properties fo:background-color="#ffffff"/>
    </style:style>
    <style:style style:name="T91_10" style:family="text">
      <style:text-properties fo:background-color="#ffffff"/>
    </style:style>
    <style:style style:name="T91_11" style:family="text">
      <style:text-properties fo:background-color="#ffffff"/>
    </style:style>
    <style:style style:name="T91_12" style:family="text">
      <style:text-properties fo:background-color="#ffffff"/>
    </style:style>
    <style:style style:name="T91_13" style:family="text">
      <style:text-properties fo:background-color="#ffffff"/>
    </style:style>
    <style:style style:name="T91_14" style:family="text">
      <style:text-properties fo:background-color="#ffffff"/>
    </style:style>
    <style:style style:name="T91_15" style:family="text">
      <style:text-properties fo:background-color="#ffffff"/>
    </style:style>
    <style:style style:name="P92" style:family="paragraph" style:parent-style-name="Standard">
      <style:paragraph-properties fo:break-before="auto" fo:line-height="115%" fo:margin-top="0cm" style:writing-mode="lr-tb"/>
    </style:style>
    <style:style style:name="T92_1" style:family="text">
      <style:text-properties fo:background-color="#ffffff"/>
    </style:style>
    <style:style style:name="T92_2" style:family="text">
      <style:text-properties fo:background-color="#ffffff"/>
    </style:style>
    <style:style style:name="T92_3" style:family="text">
      <style:text-properties fo:background-color="#ffffff"/>
    </style:style>
    <style:style style:name="T92_4" style:family="text">
      <style:text-properties fo:background-color="#ffffff"/>
    </style:style>
    <style:style style:name="T92_5" style:family="text">
      <style:text-properties fo:background-color="#ffffff"/>
    </style:style>
    <style:style style:name="T92_6" style:family="text">
      <style:text-properties fo:background-color="#ffffff"/>
    </style:style>
    <style:style style:name="T92_7" style:family="text">
      <style:text-properties fo:background-color="#ffffff"/>
    </style:style>
    <style:style style:name="T92_8" style:family="text">
      <style:text-properties fo:background-color="#ffffff"/>
    </style:style>
    <style:style style:name="T92_9" style:family="text">
      <style:text-properties fo:background-color="#ffffff"/>
    </style:style>
    <style:style style:name="T92_10" style:family="text">
      <style:text-properties fo:background-color="#ffffff"/>
    </style:style>
    <style:style style:name="T92_11" style:family="text">
      <style:text-properties fo:background-color="#ffffff"/>
    </style:style>
    <style:style style:name="T92_12" style:family="text">
      <style:text-properties fo:background-color="#ffffff"/>
    </style:style>
    <style:style style:name="T92_13" style:family="text">
      <style:text-properties fo:background-color="#ffffff"/>
    </style:style>
    <style:style style:name="T92_14" style:family="text">
      <style:text-properties fo:background-color="#ffffff"/>
    </style:style>
    <style:style style:name="T92_15" style:family="text">
      <style:text-properties fo:background-color="#ffffff"/>
    </style:style>
    <style:style style:name="T92_16" style:family="text">
      <style:text-properties fo:background-color="#ffffff"/>
    </style:style>
    <style:style style:name="P93" style:family="paragraph" style:parent-style-name="Standard">
      <style:paragraph-properties fo:break-before="auto" fo:line-height="115%" fo:margin-top="0cm" style:writing-mode="lr-tb"/>
    </style:style>
    <style:style style:name="T93_1" style:family="text">
      <style:text-properties fo:background-color="#ffffff"/>
    </style:style>
    <style:style style:name="T93_2" style:family="text">
      <style:text-properties fo:background-color="#ffffff"/>
    </style:style>
    <style:style style:name="T93_3" style:family="text">
      <style:text-properties fo:background-color="#ffffff"/>
    </style:style>
    <style:style style:name="T93_4" style:family="text">
      <style:text-properties fo:background-color="#ffffff"/>
    </style:style>
    <style:style style:name="T93_5" style:family="text">
      <style:text-properties fo:background-color="#ffffff"/>
    </style:style>
    <style:style style:name="T93_6" style:family="text">
      <style:text-properties fo:background-color="#ffffff"/>
    </style:style>
    <style:style style:name="T93_7" style:family="text">
      <style:text-properties fo:background-color="#ffffff"/>
    </style:style>
    <style:style style:name="T93_8" style:family="text">
      <style:text-properties fo:background-color="#ffffff"/>
    </style:style>
    <style:style style:name="T93_9" style:family="text">
      <style:text-properties fo:background-color="#ffffff"/>
    </style:style>
    <style:style style:name="T93_10" style:family="text">
      <style:text-properties fo:background-color="#ffffff"/>
    </style:style>
    <style:style style:name="T93_11" style:family="text">
      <style:text-properties fo:background-color="#ffffff"/>
    </style:style>
    <style:style style:name="T93_12" style:family="text">
      <style:text-properties fo:background-color="#ffffff"/>
    </style:style>
    <style:style style:name="T93_13" style:family="text">
      <style:text-properties fo:background-color="#ffffff"/>
    </style:style>
    <style:style style:name="P94" style:family="paragraph" style:parent-style-name="Standard">
      <style:paragraph-properties fo:break-before="auto" fo:line-height="115%" fo:margin-top="0cm" fo:margin-bottom="0cm" style:writing-mode="lr-tb"/>
    </style:style>
    <style:style style:name="T94_1" style:family="text"/>
    <style:style style:name="T94_2" style:family="text"/>
    <style:style style:name="T94_3" style:family="text">
      <style:text-properties fo:background-color="#fffffe"/>
    </style:style>
    <style:style style:name="T94_4" style:family="text">
      <style:text-properties fo:background-color="#fffffe"/>
    </style:style>
    <style:style style:name="T94_5" style:family="text">
      <style:text-properties fo:background-color="#fffffe"/>
    </style:style>
    <style:style style:name="T94_6" style:family="text">
      <style:text-properties fo:background-color="#fffffe"/>
    </style:style>
    <style:style style:name="T94_7" style:family="text">
      <style:text-properties fo:background-color="#fffffe"/>
    </style:style>
    <style:style style:name="T94_8" style:family="text">
      <style:text-properties fo:background-color="#fffffe"/>
    </style:style>
    <style:style style:name="T94_9" style:family="text">
      <style:text-properties fo:background-color="#fffffe"/>
    </style:style>
    <style:style style:name="T94_10" style:family="text">
      <style:text-properties fo:background-color="#fffffe"/>
    </style:style>
    <style:style style:name="T94_11" style:family="text">
      <style:text-properties fo:background-color="#fffffe"/>
    </style:style>
    <style:style style:name="T94_12" style:family="text">
      <style:text-properties fo:background-color="#fffffe"/>
    </style:style>
    <style:style style:name="T94_13" style:family="text">
      <style:text-properties fo:background-color="#fffffe"/>
    </style:style>
    <style:style style:name="T94_14" style:family="text">
      <style:text-properties fo:background-color="#fffffe"/>
    </style:style>
    <style:style style:name="T94_15" style:family="text">
      <style:text-properties fo:background-color="#fffffe"/>
    </style:style>
    <style:style style:name="T94_16" style:family="text">
      <style:text-properties fo:background-color="#fffffe"/>
    </style:style>
    <style:style style:name="T94_17" style:family="text">
      <style:text-properties fo:background-color="#fffffe"/>
    </style:style>
    <style:style style:name="T94_18" style:family="text">
      <style:text-properties fo:background-color="#fffffe"/>
    </style:style>
    <style:style style:name="T94_19" style:family="text"/>
    <style:style style:name="T94_20" style:family="text"/>
    <style:style style:name="T94_21" style:family="text">
      <style:text-properties fo:background-color="#fffffe"/>
    </style:style>
    <style:style style:name="T94_22" style:family="text">
      <style:text-properties fo:background-color="#fffffe"/>
    </style:style>
    <style:style style:name="T94_23" style:family="text">
      <style:text-properties fo:background-color="#fffffe"/>
    </style:style>
    <style:style style:name="T94_24" style:family="text">
      <style:text-properties fo:background-color="#fffffe"/>
    </style:style>
    <style:style style:name="T94_25" style:family="text">
      <style:text-properties fo:background-color="#fffffe"/>
    </style:style>
    <style:style style:name="T94_26" style:family="text">
      <style:text-properties fo:background-color="#fffffe"/>
    </style:style>
    <style:style style:name="T94_27" style:family="text">
      <style:text-properties fo:background-color="#fffffe"/>
    </style:style>
    <style:style style:name="T94_28" style:family="text">
      <style:text-properties fo:background-color="#fffffe"/>
    </style:style>
    <style:style style:name="T94_29" style:family="text">
      <style:text-properties fo:background-color="#fffffe"/>
    </style:style>
    <style:style style:name="T94_30" style:family="text">
      <style:text-properties fo:background-color="#fffffe"/>
    </style:style>
    <style:style style:name="T94_31" style:family="text">
      <style:text-properties fo:background-color="#fffffe"/>
    </style:style>
    <style:style style:name="T94_32" style:family="text">
      <style:text-properties fo:background-color="#fffffe"/>
    </style:style>
    <style:style style:name="T94_33" style:family="text">
      <style:text-properties fo:background-color="#fffffe"/>
    </style:style>
    <style:style style:name="T94_34" style:family="text">
      <style:text-properties fo:background-color="#fffffe"/>
    </style:style>
    <style:style style:name="T94_35" style:family="text">
      <style:text-properties fo:background-color="#fffffe"/>
    </style:style>
    <style:style style:name="T94_36" style:family="text">
      <style:text-properties fo:background-color="#fffffe"/>
    </style:style>
    <style:style style:name="T94_37" style:family="text">
      <style:text-properties fo:background-color="#fffffe"/>
    </style:style>
    <style:style style:name="T94_38" style:family="text">
      <style:text-properties fo:background-color="#fffffe"/>
    </style:style>
    <style:style style:name="T94_39" style:family="text">
      <style:text-properties fo:background-color="#fffffe"/>
    </style:style>
    <style:style style:name="T94_40" style:family="text">
      <style:text-properties fo:background-color="#fffffe"/>
    </style:style>
    <style:style style:name="T94_41" style:family="text">
      <style:text-properties fo:background-color="#fffffe"/>
    </style:style>
    <style:style style:name="T94_42" style:family="text">
      <style:text-properties fo:background-color="#fffffe"/>
    </style:style>
    <style:style style:name="T94_43" style:family="text">
      <style:text-properties fo:background-color="#fffffe"/>
    </style:style>
    <style:style style:name="T94_44" style:family="text">
      <style:text-properties fo:background-color="#fffffe"/>
    </style:style>
    <style:style style:name="T94_45" style:family="text">
      <style:text-properties fo:background-color="#fffffe"/>
    </style:style>
    <style:style style:name="T94_46" style:family="text">
      <style:text-properties fo:background-color="#fffffe"/>
    </style:style>
    <style:style style:name="T94_47" style:family="text">
      <style:text-properties fo:background-color="#fffffe"/>
    </style:style>
    <style:style style:name="T94_48" style:family="text">
      <style:text-properties fo:background-color="#fffffe"/>
    </style:style>
    <style:style style:name="T94_49" style:family="text">
      <style:text-properties fo:background-color="#fffffe"/>
    </style:style>
    <style:style style:name="P95" style:family="paragraph" style:parent-style-name="Standard">
      <style:paragraph-properties fo:break-before="auto" fo:line-height="115%" style:writing-mode="lr-tb"/>
      <style:text-properties fo:background-color="#fffffe"/>
    </style:style>
    <style:style style:name="P96" style:family="paragraph" style:parent-style-name="Standard">
      <style:paragraph-properties fo:break-before="auto" fo:line-height="115%" fo:margin-top="0cm" fo:margin-bottom="0cm" style:writing-mode="lr-tb"/>
    </style:style>
    <style:style style:name="T96_1" style:family="text"/>
    <style:style style:name="T96_2" style:family="text"/>
    <style:style style:name="T96_3" style:family="text"/>
    <style:style style:name="T96_4" style:family="text"/>
    <style:style style:name="T96_5" style:family="text"/>
    <style:style style:name="T96_6" style:family="text"/>
    <style:style style:name="T96_7" style:family="text"/>
    <style:style style:name="T96_8" style:family="text"/>
    <style:style style:name="T96_9" style:family="text"/>
    <style:style style:name="T96_10" style:family="text"/>
    <style:style style:name="T96_11" style:family="text"/>
    <style:style style:name="T96_12" style:family="text"/>
    <style:style style:name="T96_13" style:family="text"/>
    <style:style style:name="T96_14" style:family="text"/>
    <style:style style:name="T96_15" style:family="text"/>
    <style:style style:name="T96_16" style:family="text"/>
    <style:style style:name="T96_17" style:family="text"/>
    <style:style style:name="T96_18" style:family="text"/>
    <style:style style:name="T96_19" style:family="text"/>
    <style:style style:name="P97" style:family="paragraph" style:parent-style-name="Standard">
      <style:paragraph-properties fo:break-before="auto" fo:line-height="115%" style:writing-mode="lr-tb"/>
    </style:style>
    <style:style style:name="P98" style:family="paragraph" style:parent-style-name="Standard">
      <style:paragraph-properties fo:break-before="auto" fo:line-height="115%" fo:margin-top="0cm" fo:margin-bottom="0cm" style:writing-mode="lr-tb"/>
    </style:style>
    <style:style style:name="T98_1" style:family="text"/>
    <style:style style:name="T98_2" style:family="text"/>
    <style:style style:name="T98_3" style:family="text"/>
    <style:style style:name="T98_4" style:family="text"/>
    <style:style style:name="T98_5" style:family="text"/>
    <style:style style:name="T98_6" style:family="text"/>
    <style:style style:name="T98_7" style:family="text"/>
    <style:style style:name="T98_8" style:family="text"/>
    <style:style style:name="T98_9" style:family="text"/>
    <style:style style:name="T98_10" style:family="text"/>
    <style:style style:name="T98_11" style:family="text">
      <style:text-properties fo:background-color="#fffffe"/>
    </style:style>
    <style:style style:name="T98_12" style:family="text">
      <style:text-properties fo:background-color="#fffffe"/>
    </style:style>
    <style:style style:name="T98_13" style:family="text">
      <style:text-properties fo:background-color="#fffffe"/>
    </style:style>
    <style:style style:name="T98_14" style:family="text">
      <style:text-properties fo:background-color="#fffffe"/>
    </style:style>
    <style:style style:name="T98_15" style:family="text">
      <style:text-properties fo:background-color="#fffffe"/>
    </style:style>
    <style:style style:name="T98_16" style:family="text">
      <style:text-properties fo:background-color="#fffffe"/>
    </style:style>
    <style:style style:name="T98_17" style:family="text">
      <style:text-properties fo:background-color="#fffffe"/>
    </style:style>
    <style:style style:name="T98_18" style:family="text">
      <style:text-properties fo:background-color="#fffffe"/>
    </style:style>
    <style:style style:name="T98_19" style:family="text"/>
    <style:style style:name="T98_20" style:family="text">
      <style:text-properties fo:background-color="#fffffe"/>
    </style:style>
    <style:style style:name="T98_21" style:family="text">
      <style:text-properties fo:background-color="#fffffe"/>
    </style:style>
    <style:style style:name="T98_22" style:family="text">
      <style:text-properties fo:background-color="#fffffe"/>
    </style:style>
    <style:style style:name="T98_23" style:family="text">
      <style:text-properties fo:background-color="#fffffe"/>
    </style:style>
    <style:style style:name="T98_24" style:family="text">
      <style:text-properties fo:background-color="#fffffe"/>
    </style:style>
    <style:style style:name="T98_25" style:family="text">
      <style:text-properties fo:background-color="#fffffe"/>
    </style:style>
    <style:style style:name="T98_26" style:family="text">
      <style:text-properties fo:background-color="#fffffe"/>
    </style:style>
    <style:style style:name="T98_27" style:family="text">
      <style:text-properties fo:background-color="#fffffe"/>
    </style:style>
    <style:style style:name="T98_28" style:family="text">
      <style:text-properties fo:background-color="#fffffe"/>
    </style:style>
    <style:style style:name="T98_29" style:family="text">
      <style:text-properties fo:background-color="#fffffe"/>
    </style:style>
    <style:style style:name="T98_30" style:family="text">
      <style:text-properties fo:background-color="#fffffe"/>
    </style:style>
    <style:style style:name="T98_31" style:family="text">
      <style:text-properties fo:background-color="#fffffe"/>
    </style:style>
    <style:style style:name="T98_32" style:family="text">
      <style:text-properties fo:background-color="#fffffe"/>
    </style:style>
    <style:style style:name="T98_33" style:family="text">
      <style:text-properties fo:background-color="#fffffe"/>
    </style:style>
    <style:style style:name="T98_34" style:family="text">
      <style:text-properties fo:background-color="#fffffe"/>
    </style:style>
    <style:style style:name="T98_35" style:family="text">
      <style:text-properties fo:background-color="#fffffe"/>
    </style:style>
    <style:style style:name="T98_36" style:family="text">
      <style:text-properties fo:background-color="#fffffe"/>
    </style:style>
    <style:style style:name="T98_37" style:family="text">
      <style:text-properties fo:background-color="#fffffe"/>
    </style:style>
    <style:style style:name="T98_38" style:family="text">
      <style:text-properties fo:background-color="#fffffe"/>
    </style:style>
    <style:style style:name="T98_39" style:family="text">
      <style:text-properties fo:background-color="#fffffe"/>
    </style:style>
    <style:style style:name="T98_40" style:family="text">
      <style:text-properties fo:background-color="#fffffe"/>
    </style:style>
    <style:style style:name="T98_41" style:family="text"/>
    <style:style style:name="T98_42" style:family="text">
      <style:text-properties fo:background-color="#fffffe"/>
    </style:style>
    <style:style style:name="T98_43" style:family="text">
      <style:text-properties fo:background-color="#fffffe"/>
    </style:style>
    <style:style style:name="T98_44" style:family="text">
      <style:text-properties fo:background-color="#fffffe"/>
    </style:style>
    <style:style style:name="T98_45" style:family="text">
      <style:text-properties fo:background-color="#fffffe"/>
    </style:style>
    <style:style style:name="T98_46" style:family="text">
      <style:text-properties fo:background-color="#fffffe"/>
    </style:style>
    <style:style style:name="T98_47" style:family="text">
      <style:text-properties fo:background-color="#fffffe"/>
    </style:style>
    <style:style style:name="T98_48" style:family="text">
      <style:text-properties fo:background-color="#fffffe"/>
    </style:style>
    <style:style style:name="T98_49" style:family="text">
      <style:text-properties fo:background-color="#fffffe"/>
    </style:style>
    <style:style style:name="T98_50" style:family="text">
      <style:text-properties fo:background-color="#fffffe"/>
    </style:style>
    <style:style style:name="T98_51" style:family="text">
      <style:text-properties fo:background-color="#fffffe"/>
    </style:style>
    <style:style style:name="T98_52" style:family="text">
      <style:text-properties fo:background-color="#fffffe"/>
    </style:style>
    <style:style style:name="P99" style:family="paragraph" style:parent-style-name="Standard">
      <style:paragraph-properties fo:break-before="auto" fo:line-height="115%" style:writing-mode="lr-tb"/>
      <style:text-properties fo:background-color="#fffffe"/>
    </style:style>
    <style:style style:name="P100" style:family="paragraph" style:parent-style-name="Standard">
      <style:paragraph-properties fo:break-before="auto" fo:line-height="115%" fo:margin-top="0cm" fo:margin-bottom="0cm" style:writing-mode="lr-tb"/>
    </style:style>
    <style:style style:name="T100_1" style:family="text"/>
    <style:style style:name="T100_2" style:family="text"/>
    <style:style style:name="T100_3" style:family="text"/>
    <style:style style:name="T100_4" style:family="text"/>
    <style:style style:name="T100_5" style:family="text"/>
    <style:style style:name="T100_6" style:family="text"/>
    <style:style style:name="T100_7" style:family="text"/>
    <style:style style:name="T100_8" style:family="text"/>
    <style:style style:name="T100_9" style:family="text"/>
    <style:style style:name="T100_10" style:family="text"/>
    <style:style style:name="T100_11" style:family="text"/>
    <style:style style:name="T100_12" style:family="text"/>
    <style:style style:name="T100_13" style:family="text"/>
    <style:style style:name="T100_14" style:family="text"/>
    <style:style style:name="T100_15" style:family="text"/>
    <style:style style:name="T100_16" style:family="text"/>
    <style:style style:name="T100_17" style:family="text"/>
    <style:style style:name="T100_18" style:family="text"/>
    <style:style style:name="T100_19" style:family="text"/>
    <style:style style:name="P101" style:family="paragraph" style:parent-style-name="Standard">
      <style:paragraph-properties fo:break-before="auto" fo:line-height="115%" style:writing-mode="lr-tb"/>
    </style:style>
    <style:style style:name="P102" style:family="paragraph" style:parent-style-name="Standard">
      <style:paragraph-properties fo:break-before="auto" fo:line-height="115%" fo:margin-top="0cm" fo:margin-bottom="0cm" style:writing-mode="lr-tb"/>
    </style:style>
    <style:style style:name="T102_1" style:family="text"/>
    <style:style style:name="T102_2" style:family="text"/>
    <style:style style:name="P103" style:family="paragraph" style:parent-style-name="Standard">
      <style:paragraph-properties fo:break-before="auto" fo:line-height="115%" style:writing-mode="lr-tb"/>
    </style:style>
    <style:style style:name="P104" style:family="paragraph" style:parent-style-name="Heading_20_1">
      <style:paragraph-properties fo:break-before="auto" fo:line-height="115%" fo:margin-top="0cm" fo:margin-bottom="0cm" fo:keep-with-next="always" fo:keep-together="always" style:writing-mode="lr-tb"/>
    </style:style>
    <style:style style:name="T104_1" style:family="text"/>
    <style:style style:name="P105" style:family="paragraph" style:parent-style-name="Standard">
      <style:paragraph-properties fo:break-before="auto" fo:line-height="115%" style:writing-mode="lr-tb"/>
    </style:style>
    <style:style style:name="P106" style:family="paragraph" style:parent-style-name="Standard">
      <style:paragraph-properties fo:break-before="auto" fo:line-height="115%" style:writing-mode="lr-tb"/>
    </style:style>
    <style:style style:name="T106_1" style:family="text"/>
    <style:style style:name="T106_2" style:family="text"/>
    <style:style style:name="T106_3" style:family="text"/>
    <style:style style:name="T106_4" style:family="text"/>
    <style:style style:name="T106_5" style:family="text"/>
    <style:style style:name="T106_6" style:family="text"/>
    <style:style style:name="T106_7" style:family="text"/>
    <style:style style:name="T106_8" style:family="text"/>
    <style:style style:name="T106_9" style:family="text"/>
    <style:style style:name="T106_10" style:family="text"/>
    <style:style style:name="T106_11" style:family="text"/>
    <style:style style:name="T106_12" style:family="text"/>
    <style:style style:name="T106_13" style:family="text"/>
    <style:style style:name="T106_14" style:family="text"/>
    <style:style style:name="T106_15" style:family="text"/>
    <style:style style:name="T106_16" style:family="text"/>
    <style:style style:name="T106_17" style:family="text"/>
    <style:style style:name="T106_18" style:family="text"/>
    <style:style style:name="T106_19" style:family="text"/>
    <style:style style:name="T106_20" style:family="text"/>
    <style:style style:name="T106_21" style:family="text"/>
    <style:style style:name="T106_22" style:family="text"/>
    <style:style style:name="T106_23" style:family="text"/>
    <style:style style:name="T106_24" style:family="text"/>
    <style:style style:name="T106_25" style:family="text"/>
    <style:style style:name="T106_26" style:family="text"/>
    <style:style style:name="T106_27" style:family="text"/>
    <style:style style:name="T106_28" style:family="text"/>
    <style:style style:name="T106_29" style:family="text"/>
    <style:style style:name="T106_30" style:family="text"/>
    <style:style style:name="T106_31" style:family="text"/>
    <style:style style:name="T106_32" style:family="text"/>
    <style:style style:name="T106_33" style:family="text"/>
    <style:style style:name="T106_34" style:family="text"/>
    <style:style style:name="T106_35" style:family="text"/>
    <style:style style:name="T106_36" style:family="text"/>
    <style:style style:name="T106_37" style:family="text"/>
    <style:style style:name="T106_38" style:family="text"/>
    <style:style style:name="T106_39" style:family="text"/>
    <style:style style:name="T106_40" style:family="text"/>
    <style:style style:name="T106_41" style:family="text"/>
    <style:style style:name="T106_42" style:family="text"/>
    <style:style style:name="T106_43" style:family="text"/>
    <style:style style:name="T106_44" style:family="text"/>
    <style:style style:name="T106_45" style:family="text"/>
    <style:style style:name="T106_46" style:family="text"/>
    <style:style style:name="T106_47" style:family="text"/>
    <style:style style:name="T106_48" style:family="text"/>
    <style:style style:name="T106_49" style:family="text"/>
    <style:style style:name="T106_50" style:family="text"/>
    <style:style style:name="T106_51" style:family="text"/>
    <style:style style:name="T106_52" style:family="text"/>
    <style:style style:name="T106_53" style:family="text"/>
    <style:style style:name="T106_54" style:family="text"/>
    <style:style style:name="T106_55" style:family="text"/>
    <style:style style:name="T106_56" style:family="text"/>
    <style:style style:name="T106_57" style:family="text"/>
    <style:style style:name="T106_58" style:family="text"/>
    <style:style style:name="T106_59" style:family="text"/>
    <style:style style:name="T106_60" style:family="text"/>
    <style:style style:name="T106_61" style:family="text"/>
    <style:style style:name="T106_62" style:family="text"/>
    <style:style style:name="T106_63" style:family="text"/>
    <style:style style:name="T106_64" style:family="text"/>
    <style:style style:name="T106_65" style:family="text"/>
    <style:style style:name="T106_66" style:family="text"/>
    <style:style style:name="T106_67" style:family="text"/>
    <style:style style:name="T106_68" style:family="text"/>
    <style:style style:name="T106_69" style:family="text"/>
    <style:style style:name="T106_70" style:family="text"/>
    <style:style style:name="T106_71" style:family="text"/>
    <style:style style:name="T106_72" style:family="text"/>
    <style:style style:name="T106_73" style:family="text"/>
    <style:style style:name="T106_74" style:family="text"/>
    <style:style style:name="T106_75" style:family="text"/>
    <style:style style:name="T106_76" style:family="text"/>
    <style:style style:name="T106_77" style:family="text"/>
    <style:style style:name="T106_78" style:family="text"/>
    <style:style style:name="T106_79" style:family="text"/>
    <style:style style:name="T106_80" style:family="text"/>
    <style:style style:name="T106_81" style:family="text"/>
    <style:style style:name="T106_82" style:family="text"/>
    <style:style style:name="T106_83" style:family="text"/>
    <style:style style:name="T106_84" style:family="text"/>
    <style:style style:name="T106_85" style:family="text"/>
    <style:style style:name="T106_86" style:family="text"/>
    <style:style style:name="T106_87" style:family="text"/>
    <style:style style:name="T106_88" style:family="text"/>
    <style:style style:name="T106_89" style:family="text"/>
    <style:style style:name="T106_90" style:family="text"/>
    <style:style style:name="T106_91" style:family="text"/>
    <style:style style:name="T106_92" style:family="text"/>
    <style:style style:name="T106_93" style:family="text"/>
    <style:style style:name="T106_94" style:family="text"/>
    <style:style style:name="T106_95" style:family="text"/>
    <style:style style:name="T106_96" style:family="text"/>
    <style:style style:name="T106_97" style:family="text"/>
    <style:style style:name="T106_98" style:family="text"/>
    <style:style style:name="T106_99" style:family="text"/>
    <style:style style:name="T106_100" style:family="text"/>
    <style:style style:name="T106_101" style:family="text"/>
    <style:style style:name="T106_102" style:family="text"/>
    <style:style style:name="T106_103" style:family="text"/>
    <style:style style:name="T106_104" style:family="text"/>
    <style:style style:name="T106_105" style:family="text"/>
    <style:style style:name="T106_106" style:family="text"/>
    <style:style style:name="T106_107" style:family="text"/>
    <style:style style:name="T106_108" style:family="text"/>
    <style:style style:name="T106_109" style:family="text"/>
    <style:style style:name="T106_110" style:family="text"/>
    <style:style style:name="T106_111" style:family="text"/>
    <style:style style:name="T106_112" style:family="text"/>
    <style:style style:name="T106_113" style:family="text"/>
    <style:style style:name="T106_114" style:family="text"/>
    <style:style style:name="T106_115" style:family="text"/>
    <style:style style:name="T106_116" style:family="text"/>
    <style:style style:name="T106_117" style:family="text"/>
    <style:style style:name="T106_118" style:family="text"/>
    <style:style style:name="T106_119" style:family="text"/>
    <style:style style:name="T106_120" style:family="text"/>
    <style:style style:name="T106_121" style:family="text"/>
    <style:style style:name="T106_122" style:family="text"/>
    <style:style style:name="T106_123" style:family="text"/>
    <style:style style:name="T106_124" style:family="text"/>
    <style:style style:name="T106_125" style:family="text"/>
    <style:style style:name="T106_126" style:family="text"/>
    <style:style style:name="T106_127" style:family="text"/>
    <style:style style:name="T106_128" style:family="text"/>
    <style:style style:name="T106_129" style:family="text"/>
    <style:style style:name="T106_130" style:family="text"/>
    <style:style style:name="T106_131" style:family="text"/>
    <style:style style:name="T106_132" style:family="text"/>
    <style:style style:name="T106_133" style:family="text"/>
    <style:style style:name="T106_134" style:family="text"/>
    <style:style style:name="T106_135" style:family="text"/>
    <style:style style:name="T106_136" style:family="text"/>
    <style:style style:name="T106_137" style:family="text"/>
    <style:style style:name="T106_138" style:family="text"/>
    <style:style style:name="T106_139" style:family="text"/>
    <style:style style:name="T106_140" style:family="text"/>
    <style:style style:name="T106_141" style:family="text"/>
    <style:style style:name="T106_142" style:family="text"/>
    <style:style style:name="T106_143" style:family="text"/>
    <style:style style:name="T106_144" style:family="text"/>
    <style:style style:name="T106_145" style:family="text"/>
    <style:style style:name="T106_146" style:family="text"/>
    <style:style style:name="T106_147" style:family="text"/>
    <style:style style:name="T106_148" style:family="text"/>
    <style:style style:name="T106_149" style:family="text"/>
    <style:style style:name="T106_150" style:family="text"/>
    <style:style style:name="T106_151" style:family="text"/>
    <style:style style:name="T106_152" style:family="text"/>
    <style:style style:name="T106_153" style:family="text"/>
    <style:style style:name="T106_154" style:family="text"/>
    <style:style style:name="T106_155" style:family="text"/>
    <style:style style:name="T106_156" style:family="text"/>
    <style:style style:name="T106_157" style:family="text"/>
    <style:style style:name="T106_158" style:family="text"/>
    <style:style style:name="T106_159" style:family="text"/>
    <style:style style:name="T106_160" style:family="text"/>
    <style:style style:name="T106_161" style:family="text"/>
    <style:style style:name="T106_162" style:family="text"/>
    <style:style style:name="T106_163" style:family="text"/>
    <style:style style:name="T106_164" style:family="text"/>
    <style:style style:name="T106_165" style:family="text"/>
    <style:style style:name="T106_166" style:family="text"/>
    <style:style style:name="T106_167" style:family="text"/>
    <style:style style:name="T106_168" style:family="text"/>
    <style:style style:name="T106_169" style:family="text"/>
    <style:style style:name="T106_170" style:family="text"/>
    <style:style style:name="T106_171" style:family="text"/>
    <style:style style:name="T106_172" style:family="text"/>
    <style:style style:name="T106_173" style:family="text"/>
    <style:style style:name="T106_174" style:family="text"/>
    <style:style style:name="T106_175" style:family="text"/>
    <style:style style:name="T106_176" style:family="text"/>
    <style:style style:name="T106_177" style:family="text"/>
    <style:style style:name="T106_178" style:family="text"/>
    <style:style style:name="T106_179" style:family="text"/>
    <style:style style:name="T106_180" style:family="text"/>
    <style:style style:name="T106_181" style:family="text"/>
    <style:style style:name="T106_182" style:family="text"/>
    <style:style style:name="T106_183" style:family="text"/>
    <style:style style:name="T106_184" style:family="text"/>
    <style:style style:name="T106_185" style:family="text"/>
    <style:style style:name="T106_186" style:family="text"/>
    <style:style style:name="T106_187" style:family="text"/>
    <style:style style:name="T106_188" style:family="text"/>
    <style:style style:name="T106_189" style:family="text"/>
    <style:style style:name="T106_190" style:family="text"/>
    <style:style style:name="T106_191" style:family="text"/>
    <style:style style:name="T106_192" style:family="text"/>
    <style:style style:name="T106_193" style:family="text"/>
    <style:style style:name="T106_194" style:family="text"/>
    <style:style style:name="T106_195" style:family="text"/>
    <style:style style:name="T106_196" style:family="text"/>
    <style:style style:name="T106_197" style:family="text"/>
    <style:style style:name="T106_198" style:family="text"/>
    <style:style style:name="T106_199" style:family="text"/>
    <style:style style:name="T106_200" style:family="text"/>
    <style:style style:name="T106_201" style:family="text"/>
    <style:style style:name="T106_202" style:family="text"/>
    <style:style style:name="T106_203" style:family="text"/>
    <style:style style:name="T106_204" style:family="text"/>
    <style:style style:name="P107" style:family="paragraph" style:parent-style-name="Standard">
      <style:paragraph-properties fo:break-before="auto" fo:line-height="115%" style:writing-mode="lr-tb"/>
    </style:style>
    <style:style style:name="P108" style:family="paragraph" style:parent-style-name="Standard">
      <style:paragraph-properties fo:break-before="auto" fo:line-height="115%" style:writing-mode="lr-tb"/>
    </style:style>
    <style:style style:name="T108_1" style:family="text"/>
    <style:style style:name="T108_2" style:family="text"/>
    <style:style style:name="T108_3" style:family="text"/>
    <style:style style:name="T108_4" style:family="text"/>
    <style:style style:name="T108_5" style:family="text"/>
    <style:style style:name="T108_6" style:family="text"/>
    <style:style style:name="T108_7" style:family="text"/>
    <style:style style:name="T108_8" style:family="text"/>
    <style:style style:name="T108_9" style:family="text"/>
    <style:style style:name="T108_10" style:family="text"/>
    <style:style style:name="T108_11" style:family="text"/>
    <style:style style:name="T108_12" style:family="text"/>
    <style:style style:name="T108_13" style:family="text"/>
    <style:style style:name="T108_14" style:family="text"/>
    <style:style style:name="T108_15" style:family="text"/>
    <style:style style:name="T108_16" style:family="text"/>
    <style:style style:name="T108_17" style:family="text"/>
    <style:style style:name="T108_18" style:family="text"/>
    <style:style style:name="T108_19" style:family="text"/>
    <style:style style:name="T108_20" style:family="text"/>
    <style:style style:name="T108_21" style:family="text"/>
    <style:style style:name="T108_22" style:family="text"/>
    <style:style style:name="T108_23" style:family="text"/>
    <style:style style:name="T108_24" style:family="text"/>
    <style:style style:name="T108_25" style:family="text"/>
    <style:style style:name="T108_26" style:family="text"/>
    <style:style style:name="T108_27" style:family="text"/>
    <style:style style:name="T108_28" style:family="text"/>
    <style:style style:name="T108_29" style:family="text"/>
    <style:style style:name="T108_30" style:family="text"/>
    <style:style style:name="T108_31" style:family="text"/>
    <style:style style:name="T108_32" style:family="text"/>
    <style:style style:name="T108_33" style:family="text"/>
    <style:style style:name="T108_34" style:family="text"/>
    <style:style style:name="T108_35" style:family="text"/>
    <style:style style:name="T108_36" style:family="text"/>
    <style:style style:name="T108_37" style:family="text"/>
    <style:style style:name="T108_38" style:family="text"/>
    <style:style style:name="T108_39" style:family="text"/>
    <style:style style:name="T108_40" style:family="text"/>
    <style:style style:name="T108_41" style:family="text"/>
    <style:style style:name="T108_42" style:family="text"/>
    <style:style style:name="T108_43" style:family="text"/>
    <style:style style:name="T108_44" style:family="text"/>
    <style:style style:name="T108_45" style:family="text"/>
    <style:style style:name="T108_46" style:family="text"/>
    <style:style style:name="T108_47" style:family="text"/>
    <style:style style:name="T108_48" style:family="text"/>
    <style:style style:name="T108_49" style:family="text"/>
    <style:style style:name="T108_50" style:family="text"/>
    <style:style style:name="T108_51" style:family="text"/>
    <style:style style:name="T108_52" style:family="text"/>
    <style:style style:name="T108_53" style:family="text"/>
    <style:style style:name="T108_54" style:family="text"/>
    <style:style style:name="T108_55" style:family="text"/>
    <style:style style:name="T108_56" style:family="text"/>
    <style:style style:name="T108_57" style:family="text"/>
    <style:style style:name="T108_58" style:family="text"/>
    <style:style style:name="T108_59" style:family="text"/>
    <style:style style:name="T108_60" style:family="text"/>
    <style:style style:name="T108_61" style:family="text"/>
    <style:style style:name="T108_62" style:family="text"/>
    <style:style style:name="T108_63" style:family="text"/>
    <style:style style:name="T108_64" style:family="text"/>
    <style:style style:name="T108_65" style:family="text"/>
    <style:style style:name="T108_66" style:family="text"/>
    <style:style style:name="T108_67" style:family="text"/>
    <style:style style:name="T108_68" style:family="text"/>
    <style:style style:name="T108_69" style:family="text"/>
    <style:style style:name="T108_70" style:family="text"/>
    <style:style style:name="T108_71" style:family="text"/>
    <style:style style:name="T108_72" style:family="text"/>
    <style:style style:name="T108_73" style:family="text"/>
    <style:style style:name="T108_74" style:family="text"/>
    <style:style style:name="T108_75" style:family="text"/>
    <style:style style:name="T108_76" style:family="text"/>
    <style:style style:name="T108_77" style:family="text"/>
    <style:style style:name="T108_78" style:family="text"/>
    <style:style style:name="P109" style:family="paragraph" style:parent-style-name="Standard">
      <style:paragraph-properties fo:break-before="auto" fo:line-height="115%" style:writing-mode="lr-tb"/>
    </style:style>
    <style:style style:name="P110" style:family="paragraph" style:parent-style-name="Standard">
      <style:paragraph-properties fo:break-before="auto" fo:line-height="115%" style:writing-mode="lr-tb"/>
    </style:style>
    <style:style style:name="T110_1" style:family="text"/>
    <style:style style:name="T110_2" style:family="text"/>
    <style:style style:name="T110_3" style:family="text"/>
    <style:style style:name="T110_4" style:family="text"/>
    <style:style style:name="T110_5" style:family="text"/>
    <style:style style:name="T110_6" style:family="text"/>
    <style:style style:name="T110_7" style:family="text"/>
    <style:style style:name="T110_8" style:family="text"/>
    <style:style style:name="T110_9" style:family="text"/>
    <style:style style:name="T110_10" style:family="text"/>
    <style:style style:name="T110_11" style:family="text"/>
    <style:style style:name="T110_12" style:family="text"/>
    <style:style style:name="T110_13" style:family="text"/>
    <style:style style:name="T110_14" style:family="text"/>
    <style:style style:name="T110_15" style:family="text"/>
    <style:style style:name="T110_16" style:family="text"/>
    <style:style style:name="T110_17" style:family="text"/>
    <style:style style:name="T110_18" style:family="text"/>
    <style:style style:name="T110_19" style:family="text"/>
    <style:style style:name="T110_20" style:family="text"/>
    <style:style style:name="T110_21" style:family="text"/>
    <style:style style:name="T110_22" style:family="text"/>
    <style:style style:name="T110_23" style:family="text"/>
    <style:style style:name="T110_24" style:family="text"/>
    <style:style style:name="T110_25" style:family="text"/>
    <style:style style:name="T110_26" style:family="text"/>
    <style:style style:name="T110_27" style:family="text"/>
    <style:style style:name="T110_28" style:family="text"/>
    <style:style style:name="T110_29" style:family="text"/>
    <style:style style:name="T110_30" style:family="text"/>
    <style:style style:name="T110_31" style:family="text"/>
    <style:style style:name="T110_32" style:family="text"/>
    <style:style style:name="T110_33" style:family="text"/>
    <style:style style:name="T110_34" style:family="text"/>
    <style:style style:name="T110_35" style:family="text"/>
    <style:style style:name="T110_36" style:family="text"/>
    <style:style style:name="P111" style:family="paragraph" style:parent-style-name="Standard">
      <style:paragraph-properties fo:break-before="auto" fo:line-height="115%" style:writing-mode="lr-tb"/>
    </style:style>
    <style:style style:name="T111_1" style:family="text"/>
    <style:style style:name="T111_2" style:family="text"/>
    <style:style style:name="T111_3" style:family="text"/>
    <style:style style:name="T111_4" style:family="text"/>
    <style:style style:name="T111_5" style:family="text"/>
    <style:style style:name="T111_6" style:family="text"/>
    <style:style style:name="T111_7" style:family="text"/>
    <style:style style:name="T111_8" style:family="text"/>
    <style:style style:name="T111_9" style:family="text"/>
    <style:style style:name="T111_10" style:family="text"/>
    <style:style style:name="T111_11" style:family="text"/>
    <style:style style:name="T111_12" style:family="text"/>
    <style:style style:name="T111_13" style:family="text"/>
    <style:style style:name="T111_14" style:family="text"/>
    <style:style style:name="T111_15" style:family="text"/>
    <style:style style:name="T111_16" style:family="text"/>
    <style:style style:name="T111_17" style:family="text"/>
    <style:style style:name="T111_18" style:family="text"/>
    <style:style style:name="T111_19" style:family="text"/>
    <style:style style:name="T111_20" style:family="text"/>
    <style:style style:name="T111_21" style:family="text"/>
    <style:style style:name="T111_22" style:family="text"/>
    <style:style style:name="T111_23" style:family="text"/>
    <style:style style:name="T111_24" style:family="text"/>
    <style:style style:name="T111_25" style:family="text"/>
    <style:style style:name="T111_26" style:family="text"/>
    <style:style style:name="T111_27" style:family="text"/>
    <style:style style:name="T111_28" style:family="text"/>
    <style:style style:name="T111_29" style:family="text"/>
    <style:style style:name="T111_30" style:family="text"/>
    <style:style style:name="T111_31" style:family="text"/>
    <style:style style:name="T111_32" style:family="text"/>
    <style:style style:name="T111_33" style:family="text"/>
    <style:style style:name="T111_34" style:family="text"/>
    <style:style style:name="T111_35" style:family="text"/>
    <style:style style:name="T111_36" style:family="text"/>
    <style:style style:name="T111_37" style:family="text"/>
    <style:style style:name="T111_38" style:family="text"/>
    <style:style style:name="T111_39" style:family="text"/>
    <style:style style:name="T111_40" style:family="text"/>
    <style:style style:name="T111_41" style:family="text"/>
    <style:style style:name="T111_42" style:family="text"/>
    <style:style style:name="T111_43" style:family="text"/>
    <style:style style:name="T111_44" style:family="text"/>
    <style:style style:name="T111_45" style:family="text"/>
    <style:style style:name="T111_46" style:family="text"/>
    <style:style style:name="T111_47" style:family="text"/>
    <style:style style:name="T111_48" style:family="text"/>
    <style:style style:name="T111_49" style:family="text"/>
    <style:style style:name="T111_50" style:family="text"/>
    <style:style style:name="T111_51" style:family="text"/>
    <style:style style:name="T111_52" style:family="text"/>
    <style:style style:name="T111_53" style:family="text"/>
    <style:style style:name="T111_54" style:family="text"/>
    <style:style style:name="T111_55" style:family="text"/>
    <style:style style:name="T111_56" style:family="text"/>
    <style:style style:name="T111_57" style:family="text"/>
    <style:style style:name="T111_58" style:family="text"/>
    <style:style style:name="T111_59" style:family="text"/>
    <style:style style:name="T111_60" style:family="text"/>
    <style:style style:name="T111_61" style:family="text"/>
    <style:style style:name="T111_62" style:family="text"/>
    <style:style style:name="T111_63" style:family="text"/>
    <style:style style:name="T111_64" style:family="text"/>
    <style:style style:name="T111_65" style:family="text"/>
    <style:style style:name="T111_66" style:family="text"/>
    <style:style style:name="T111_67" style:family="text"/>
    <style:style style:name="T111_68" style:family="text"/>
    <style:style style:name="T111_69" style:family="text"/>
    <style:style style:name="T111_70" style:family="text"/>
    <style:style style:name="T111_71" style:family="text"/>
    <style:style style:name="T111_72" style:family="text"/>
    <style:style style:name="T111_73" style:family="text"/>
    <style:style style:name="T111_74" style:family="text"/>
    <style:style style:name="T111_75" style:family="text"/>
    <style:style style:name="T111_76" style:family="text"/>
    <style:style style:name="T111_77" style:family="text"/>
    <style:style style:name="T111_78" style:family="text"/>
    <style:style style:name="P112" style:family="paragraph" style:parent-style-name="Standard">
      <style:paragraph-properties fo:break-before="auto" fo:line-height="115%" style:writing-mode="lr-tb"/>
    </style:style>
    <style:style style:name="P113" style:family="paragraph" style:parent-style-name="Standard">
      <style:paragraph-properties fo:break-before="auto" fo:line-height="115%" style:writing-mode="lr-tb"/>
    </style:style>
    <style:style style:name="T113_1" style:family="text"/>
    <style:style style:name="T113_2" style:family="text"/>
    <style:style style:name="T113_3" style:family="text"/>
    <style:style style:name="T113_4" style:family="text"/>
    <style:style style:name="T113_5" style:family="text"/>
    <style:style style:name="T113_6" style:family="text"/>
    <style:style style:name="T113_7" style:family="text"/>
    <style:style style:name="T113_8" style:family="text"/>
    <style:style style:name="T113_9" style:family="text"/>
    <style:style style:name="T113_10" style:family="text"/>
    <style:style style:name="T113_11" style:family="text"/>
    <style:style style:name="T113_12" style:family="text"/>
    <style:style style:name="T113_13" style:family="text"/>
    <style:style style:name="T113_14" style:family="text"/>
    <style:style style:name="T113_15" style:family="text"/>
    <style:style style:name="T113_16" style:family="text"/>
    <style:style style:name="T113_17" style:family="text"/>
    <style:style style:name="T113_18" style:family="text"/>
    <style:style style:name="T113_19" style:family="text"/>
    <style:style style:name="T113_20" style:family="text"/>
    <style:style style:name="T113_21" style:family="text"/>
    <style:style style:name="T113_22" style:family="text"/>
    <style:style style:name="T113_23" style:family="text"/>
    <style:style style:name="T113_24" style:family="text"/>
    <style:style style:name="T113_25" style:family="text"/>
    <style:style style:name="T113_26" style:family="text"/>
    <style:style style:name="T113_27" style:family="text"/>
    <style:style style:name="T113_28" style:family="text"/>
    <style:style style:name="T113_29" style:family="text"/>
    <style:style style:name="T113_30" style:family="text"/>
    <style:style style:name="T113_31" style:family="text"/>
    <style:style style:name="T113_32" style:family="text"/>
    <style:style style:name="T113_33" style:family="text"/>
    <style:style style:name="T113_34" style:family="text"/>
    <style:style style:name="T113_35" style:family="text"/>
    <style:style style:name="T113_36" style:family="text"/>
    <style:style style:name="T113_37" style:family="text"/>
    <style:style style:name="T113_38" style:family="text"/>
    <style:style style:name="T113_39" style:family="text"/>
    <style:style style:name="T113_40" style:family="text"/>
    <style:style style:name="T113_41" style:family="text"/>
    <style:style style:name="T113_42" style:family="text"/>
    <style:style style:name="T113_43" style:family="text"/>
    <style:style style:name="T113_44" style:family="text"/>
    <style:style style:name="T113_45" style:family="text"/>
    <style:style style:name="T113_46" style:family="text"/>
    <style:style style:name="T113_47" style:family="text"/>
    <style:style style:name="T113_48" style:family="text"/>
    <style:style style:name="T113_49" style:family="text"/>
    <style:style style:name="T113_50" style:family="text"/>
    <style:style style:name="T113_51" style:family="text"/>
    <style:style style:name="T113_52" style:family="text"/>
    <style:style style:name="T113_53" style:family="text"/>
    <style:style style:name="T113_54" style:family="text"/>
    <style:style style:name="T113_55" style:family="text"/>
    <style:style style:name="T113_56" style:family="text"/>
    <style:style style:name="T113_57" style:family="text"/>
    <style:style style:name="T113_58" style:family="text"/>
    <style:style style:name="T113_59" style:family="text"/>
    <style:style style:name="T113_60" style:family="text"/>
    <style:style style:name="T113_61" style:family="text"/>
    <style:style style:name="T113_62" style:family="text"/>
    <style:style style:name="T113_63" style:family="text"/>
    <style:style style:name="T113_64" style:family="text"/>
    <style:style style:name="T113_65" style:family="text"/>
    <style:style style:name="T113_66" style:family="text"/>
    <style:style style:name="T113_67" style:family="text"/>
    <style:style style:name="T113_68" style:family="text"/>
    <style:style style:name="T113_69" style:family="text"/>
    <style:style style:name="T113_70" style:family="text"/>
    <style:style style:name="T113_71" style:family="text"/>
    <style:style style:name="T113_72" style:family="text"/>
    <style:style style:name="T113_73" style:family="text"/>
    <style:style style:name="T113_74" style:family="text"/>
    <style:style style:name="T113_75" style:family="text"/>
    <style:style style:name="T113_76" style:family="text"/>
    <style:style style:name="T113_77" style:family="text"/>
    <style:style style:name="T113_78" style:family="text"/>
    <style:style style:name="T113_79" style:family="text"/>
    <style:style style:name="T113_80" style:family="text"/>
    <style:style style:name="T113_81" style:family="text"/>
    <style:style style:name="T113_82" style:family="text"/>
    <style:style style:name="T113_83" style:family="text"/>
    <style:style style:name="T113_84" style:family="text"/>
    <style:style style:name="T113_85" style:family="text"/>
    <style:style style:name="T113_86" style:family="text"/>
    <style:style style:name="T113_87" style:family="text"/>
    <style:style style:name="T113_88" style:family="text"/>
    <style:style style:name="T113_89" style:family="text"/>
    <style:style style:name="T113_90" style:family="text"/>
    <style:style style:name="T113_91" style:family="text"/>
    <style:style style:name="T113_92" style:family="text"/>
    <style:style style:name="T113_93" style:family="text"/>
    <style:style style:name="T113_94" style:family="text"/>
    <style:style style:name="T113_95" style:family="text"/>
    <style:style style:name="T113_96" style:family="text"/>
    <style:style style:name="T113_97" style:family="text"/>
    <style:style style:name="T113_98" style:family="text"/>
    <style:style style:name="T113_99" style:family="text"/>
    <style:style style:name="T113_100" style:family="text"/>
    <style:style style:name="T113_101" style:family="text"/>
    <style:style style:name="T113_102" style:family="text"/>
    <style:style style:name="T113_103" style:family="text"/>
    <style:style style:name="T113_104" style:family="text"/>
    <style:style style:name="T113_105" style:family="text"/>
    <style:style style:name="T113_106" style:family="text"/>
    <style:style style:name="T113_107" style:family="text"/>
    <style:style style:name="T113_108" style:family="text"/>
    <style:style style:name="T113_109" style:family="text"/>
    <style:style style:name="T113_110" style:family="text"/>
    <style:style style:name="T113_111" style:family="text"/>
    <style:style style:name="T113_112" style:family="text"/>
    <style:style style:name="T113_113" style:family="text"/>
    <style:style style:name="T113_114" style:family="text"/>
    <style:style style:name="T113_115" style:family="text"/>
    <style:style style:name="T113_116" style:family="text"/>
    <style:style style:name="T113_117" style:family="text"/>
    <style:style style:name="T113_118" style:family="text"/>
    <style:style style:name="T113_119" style:family="text"/>
    <style:style style:name="T113_120" style:family="text"/>
    <style:style style:name="T113_121" style:family="text"/>
    <style:style style:name="T113_122" style:family="text"/>
    <style:style style:name="T113_123" style:family="text"/>
    <style:style style:name="T113_124" style:family="text"/>
    <style:style style:name="T113_125" style:family="text"/>
    <style:style style:name="P114" style:family="paragraph" style:parent-style-name="Standard">
      <style:paragraph-properties fo:break-before="auto" fo:line-height="115%" style:writing-mode="lr-tb"/>
    </style:style>
    <style:style style:name="P115" style:family="paragraph" style:parent-style-name="Heading_20_1">
      <style:paragraph-properties fo:break-before="auto" fo:line-height="115%" fo:margin-top="0cm" fo:margin-bottom="0cm" fo:keep-with-next="always" fo:keep-together="always" style:writing-mode="lr-tb"/>
    </style:style>
    <style:style style:name="T115_1" style:family="text"/>
    <style:style style:name="P116" style:family="paragraph" style:parent-style-name="Standard">
      <style:paragraph-properties fo:break-before="auto" fo:line-height="115%" style:writing-mode="lr-tb"/>
    </style:style>
    <style:style style:name="P117" style:family="paragraph" style:parent-style-name="Standard">
      <style:paragraph-properties fo:break-before="auto" fo:line-height="115%" style:writing-mode="lr-tb"/>
    </style:style>
    <style:style style:name="T117_1" style:family="text"/>
    <style:style style:name="T117_2" style:family="text"/>
    <style:style style:name="T117_3" style:family="text"/>
    <style:style style:name="T117_4" style:family="text"/>
    <style:style style:name="T117_5" style:family="text"/>
    <style:style style:name="T117_6" style:family="text"/>
    <style:style style:name="T117_7" style:family="text"/>
    <style:style style:name="T117_8" style:family="text"/>
    <style:style style:name="T117_9" style:family="text"/>
    <style:style style:name="T117_10" style:family="text"/>
    <style:style style:name="T117_11" style:family="text"/>
    <style:style style:name="T117_12" style:family="text"/>
    <style:style style:name="P118" style:family="paragraph" style:parent-style-name="Standard">
      <style:paragraph-properties fo:break-before="auto" fo:line-height="115%" style:writing-mode="lr-tb"/>
    </style:style>
    <style:style style:name="T118_1" style:family="text"/>
    <style:style style:name="T118_2" style:family="text"/>
    <style:style style:name="T118_3" style:family="text"/>
    <style:style style:name="T118_4" style:family="text"/>
    <style:style style:name="T118_5" style:family="text"/>
    <style:style style:name="T118_6" style:family="text"/>
    <style:style style:name="T118_7" style:family="text"/>
    <style:style style:name="T118_8" style:family="text"/>
    <style:style style:name="T118_9" style:family="text"/>
    <style:style style:name="T118_10" style:family="text"/>
    <style:style style:name="T118_11" style:family="text"/>
    <style:style style:name="T118_12" style:family="text"/>
    <style:style style:name="P119" style:family="paragraph" style:parent-style-name="Standard">
      <style:paragraph-properties fo:break-before="auto" fo:line-height="115%" style:writing-mode="lr-tb"/>
    </style:style>
    <style:style style:name="T119_1" style:family="text"/>
    <style:style style:name="T119_2" style:family="text"/>
    <style:style style:name="T119_3" style:family="text"/>
    <style:style style:name="T119_4" style:family="text"/>
    <style:style style:name="T119_5" style:family="text"/>
    <style:style style:name="T119_6" style:family="text"/>
    <style:style style:name="P120" style:family="paragraph" style:parent-style-name="Standard">
      <style:paragraph-properties fo:break-before="auto" fo:line-height="115%" style:writing-mode="lr-tb"/>
    </style:style>
    <style:style style:name="T120_1" style:family="text"/>
    <style:style style:name="T120_2" style:family="text"/>
    <style:style style:name="T120_3" style:family="text"/>
    <style:style style:name="T120_4" style:family="text"/>
    <style:style style:name="T120_5" style:family="text"/>
    <style:style style:name="T120_6" style:family="text"/>
    <style:style style:name="T120_7" style:family="text"/>
    <style:style style:name="T120_8" style:family="text"/>
    <style:style style:name="T120_9" style:family="text"/>
    <style:style style:name="T120_10" style:family="text"/>
    <style:style style:name="T120_11" style:family="text"/>
    <style:style style:name="T120_12" style:family="text"/>
    <style:style style:name="T120_13" style:family="text"/>
    <style:style style:name="T120_14" style:family="text"/>
    <style:style style:name="P121" style:family="paragraph" style:parent-style-name="Standard">
      <style:paragraph-properties fo:break-before="auto" fo:line-height="115%" style:writing-mode="lr-tb"/>
    </style:style>
    <style:style style:name="T121_1" style:family="text"/>
    <style:style style:name="T121_2" style:family="text"/>
    <style:style style:name="T121_3" style:family="text"/>
    <style:style style:name="T121_4" style:family="text"/>
    <style:style style:name="T121_5" style:family="text"/>
    <style:style style:name="T121_6" style:family="text"/>
    <style:style style:name="T121_7" style:family="text"/>
    <style:style style:name="T121_8" style:family="text"/>
    <style:style style:name="T121_9" style:family="text"/>
    <style:style style:name="T121_10" style:family="text"/>
    <style:style style:name="T121_11" style:family="text"/>
    <style:style style:name="T121_12" style:family="text"/>
    <style:style style:name="T121_13" style:family="text"/>
    <style:style style:name="T121_14" style:family="text"/>
    <style:style style:name="T121_15" style:family="text"/>
    <style:style style:name="T121_16" style:family="text"/>
    <style:style style:name="T121_17" style:family="text"/>
    <style:style style:name="T121_18" style:family="text"/>
    <style:style style:name="T121_19" style:family="text"/>
    <style:style style:name="T121_20" style:family="text"/>
    <style:style style:name="T121_21" style:family="text"/>
    <style:style style:name="T121_22" style:family="text"/>
    <style:style style:name="T121_23" style:family="text"/>
    <style:style style:name="T121_24" style:family="text"/>
    <style:style style:name="T121_25" style:family="text"/>
    <style:style style:name="T121_26" style:family="text"/>
    <style:style style:name="P122" style:family="paragraph" style:parent-style-name="Standard">
      <style:paragraph-properties fo:break-before="auto" fo:line-height="115%" style:writing-mode="lr-tb"/>
    </style:style>
    <style:style style:name="T122_1" style:family="text"/>
    <style:style style:name="T122_2" style:family="text"/>
    <style:style style:name="T122_3" style:family="text"/>
    <style:style style:name="T122_4" style:family="text"/>
    <style:style style:name="T122_5" style:family="text"/>
    <style:style style:name="T122_6" style:family="text"/>
    <style:style style:name="T122_7" style:family="text"/>
    <style:style style:name="T122_8" style:family="text"/>
    <style:style style:name="T122_9" style:family="text"/>
    <style:style style:name="T122_10" style:family="text"/>
    <style:style style:name="T122_11" style:family="text"/>
    <style:style style:name="T122_12" style:family="text"/>
    <style:style style:name="T122_13" style:family="text"/>
    <style:style style:name="T122_14" style:family="text"/>
    <style:style style:name="T122_15" style:family="text"/>
    <style:style style:name="T122_16" style:family="text"/>
    <style:style style:name="T122_17" style:family="text"/>
    <style:style style:name="T122_18" style:family="text"/>
    <style:style style:name="T122_19" style:family="text"/>
    <style:style style:name="T122_20" style:family="text"/>
    <style:style style:name="T122_21" style:family="text"/>
    <style:style style:name="T122_22" style:family="text"/>
    <style:style style:name="T122_23" style:family="text"/>
    <style:style style:name="T122_24" style:family="text"/>
    <style:style style:name="P123" style:family="paragraph" style:parent-style-name="Standard">
      <style:paragraph-properties fo:break-before="auto" fo:line-height="115%" style:writing-mode="lr-tb"/>
    </style:style>
    <style:style style:name="T123_1" style:family="text"/>
    <style:style style:name="T123_2" style:family="text"/>
    <style:style style:name="T123_3" style:family="text"/>
    <style:style style:name="T123_4" style:family="text"/>
    <style:style style:name="T123_5" style:family="text"/>
    <style:style style:name="T123_6" style:family="text"/>
    <style:style style:name="T123_7" style:family="text"/>
    <style:style style:name="T123_8" style:family="text"/>
    <style:style style:name="T123_9" style:family="text"/>
    <style:style style:name="T123_10" style:family="text"/>
    <style:style style:name="T123_11" style:family="text"/>
    <style:style style:name="T123_12" style:family="text"/>
    <style:style style:name="P124" style:family="paragraph" style:parent-style-name="Standard">
      <style:paragraph-properties fo:break-before="auto" fo:line-height="115%" style:writing-mode="lr-tb"/>
    </style:style>
    <style:style style:name="T124_1" style:family="text"/>
    <style:style style:name="T124_2" style:family="text"/>
    <style:style style:name="T124_3" style:family="text"/>
    <style:style style:name="T124_4" style:family="text"/>
    <style:style style:name="T124_5" style:family="text"/>
    <style:style style:name="T124_6" style:family="text"/>
    <style:style style:name="T124_7" style:family="text"/>
    <style:style style:name="P125" style:family="paragraph" style:parent-style-name="Standard">
      <style:paragraph-properties fo:break-before="auto" fo:line-height="115%" style:writing-mode="lr-tb"/>
    </style:style>
    <style:style style:name="T125_1" style:family="text"/>
    <style:style style:name="T125_2" style:family="text"/>
    <style:style style:name="T125_3" style:family="text"/>
    <style:style style:name="T125_4" style:family="text"/>
    <style:style style:name="T125_5" style:family="text"/>
    <style:style style:name="T125_6" style:family="text"/>
    <style:style style:name="T125_7" style:family="text"/>
    <style:style style:name="T125_8" style:family="text"/>
    <style:style style:name="T125_9" style:family="text"/>
    <style:style style:name="T125_10" style:family="text"/>
    <style:style style:name="T125_11" style:family="text"/>
    <style:style style:name="T125_12" style:family="text"/>
    <style:style style:name="T125_13" style:family="text"/>
    <style:style style:name="T125_14" style:family="text"/>
    <style:style style:name="T125_15" style:family="text"/>
    <style:style style:name="T125_16" style:family="text"/>
    <style:style style:name="P126" style:family="paragraph" style:parent-style-name="Standard">
      <style:paragraph-properties fo:break-before="auto" fo:line-height="115%" style:writing-mode="lr-tb"/>
    </style:style>
    <style:style style:name="T126_1" style:family="text"/>
    <style:style style:name="T126_2" style:family="text"/>
    <style:style style:name="T126_3" style:family="text"/>
    <style:style style:name="T126_4" style:family="text"/>
    <style:style style:name="T126_5" style:family="text"/>
    <style:style style:name="T126_6" style:family="text"/>
    <style:style style:name="T126_7" style:family="text"/>
    <style:style style:name="T126_8" style:family="text"/>
    <style:style style:name="T126_9" style:family="text"/>
    <style:style style:name="T126_10" style:family="text"/>
    <style:style style:name="T126_11" style:family="text"/>
    <style:style style:name="T126_12" style:family="text"/>
    <style:style style:name="T126_13" style:family="text"/>
    <style:style style:name="T126_14" style:family="text"/>
    <style:style style:name="T126_15" style:family="text"/>
    <style:style style:name="P127" style:family="paragraph" style:parent-style-name="Standard">
      <style:paragraph-properties fo:break-before="auto" fo:line-height="115%" style:writing-mode="lr-tb"/>
    </style:style>
    <style:style style:name="T127_1" style:family="text"/>
    <style:style style:name="T127_2" style:family="text"/>
    <style:style style:name="T127_3" style:family="text"/>
    <style:style style:name="T127_4" style:family="text"/>
    <style:style style:name="T127_5" style:family="text"/>
    <style:style style:name="T127_6" style:family="text"/>
    <style:style style:name="T127_7" style:family="text"/>
    <style:style style:name="T127_8" style:family="text"/>
    <style:style style:name="T127_9" style:family="text"/>
    <style:style style:name="T127_10" style:family="text"/>
    <style:style style:name="T127_11" style:family="text"/>
    <style:style style:name="T127_12" style:family="text"/>
    <style:style style:name="T127_13" style:family="text"/>
    <style:style style:name="T127_14" style:family="text"/>
    <style:style style:name="T127_15" style:family="text"/>
    <style:style style:name="T127_16" style:family="text"/>
    <style:style style:name="T127_17" style:family="text"/>
    <style:style style:name="P128" style:family="paragraph" style:parent-style-name="Standard">
      <style:paragraph-properties fo:break-before="auto" fo:line-height="115%" style:writing-mode="lr-tb"/>
    </style:style>
    <style:style style:name="T128_1" style:family="text"/>
    <style:style style:name="T128_2" style:family="text"/>
    <style:style style:name="T128_3" style:family="text"/>
    <style:style style:name="T128_4" style:family="text"/>
    <style:style style:name="T128_5" style:family="text"/>
    <style:style style:name="T128_6" style:family="text"/>
    <style:style style:name="T128_7" style:family="text"/>
    <style:style style:name="T128_8" style:family="text"/>
    <style:style style:name="T128_9" style:family="text"/>
    <style:style style:name="T128_10" style:family="text"/>
    <style:style style:name="T128_11" style:family="text"/>
    <style:style style:name="T128_12" style:family="text"/>
    <style:style style:name="T128_13" style:family="text"/>
    <style:style style:name="T128_14" style:family="text"/>
    <style:style style:name="P129" style:family="paragraph" style:parent-style-name="Standard">
      <style:paragraph-properties fo:break-before="auto" fo:line-height="115%" style:writing-mode="lr-tb"/>
    </style:style>
    <style:style style:name="T129_1" style:family="text"/>
    <style:style style:name="T129_2" style:family="text"/>
    <style:style style:name="T129_3" style:family="text"/>
    <style:style style:name="T129_4" style:family="text"/>
    <style:style style:name="T129_5" style:family="text"/>
    <style:style style:name="T129_6" style:family="text"/>
    <style:style style:name="T129_7" style:family="text"/>
    <style:style style:name="T129_8" style:family="text"/>
    <style:style style:name="T129_9" style:family="text"/>
    <style:style style:name="T129_10" style:family="text"/>
    <style:style style:name="P130" style:family="paragraph" style:parent-style-name="Standard">
      <style:paragraph-properties fo:break-before="auto" fo:line-height="115%" style:writing-mode="lr-tb"/>
    </style:style>
    <style:style style:name="T130_1" style:family="text"/>
    <style:style style:name="T130_2" style:family="text"/>
    <style:style style:name="T130_3" style:family="text"/>
    <style:style style:name="T130_4" style:family="text"/>
    <style:style style:name="T130_5" style:family="text"/>
    <style:style style:name="T130_6" style:family="text"/>
    <style:style style:name="T130_7" style:family="text"/>
    <style:style style:name="T130_8" style:family="text"/>
    <style:style style:name="T130_9" style:family="text"/>
    <style:style style:name="T130_10" style:family="text"/>
    <style:style style:name="T130_11" style:family="text"/>
    <style:style style:name="T130_12" style:family="text"/>
    <style:style style:name="T130_13" style:family="text"/>
    <style:style style:name="T130_14" style:family="text"/>
    <style:style style:name="T130_15" style:family="text"/>
    <style:style style:name="P131" style:family="paragraph" style:parent-style-name="Standard">
      <style:paragraph-properties fo:break-before="auto" fo:line-height="115%" style:writing-mode="lr-tb"/>
    </style:style>
    <style:style style:name="T131_1" style:family="text"/>
    <style:style style:name="T131_2" style:family="text"/>
    <style:style style:name="T131_3" style:family="text"/>
    <style:style style:name="T131_4" style:family="text"/>
    <style:style style:name="T131_5" style:family="text"/>
    <style:style style:name="T131_6" style:family="text"/>
    <style:style style:name="T131_7" style:family="text"/>
    <style:style style:name="P132" style:family="paragraph" style:parent-style-name="Standard">
      <style:paragraph-properties fo:break-before="auto" fo:line-height="115%" style:writing-mode="lr-tb"/>
    </style:style>
    <style:style style:name="T132_1" style:family="text"/>
    <style:style style:name="T132_2" style:family="text"/>
    <style:style style:name="T132_3" style:family="text"/>
    <style:style style:name="T132_4" style:family="text"/>
    <style:style style:name="T132_5" style:family="text"/>
    <style:style style:name="T132_6" style:family="text"/>
    <style:style style:name="T132_7" style:family="text"/>
    <style:style style:name="T132_8" style:family="text"/>
    <style:style style:name="T132_9" style:family="text"/>
    <style:style style:name="T132_10" style:family="text"/>
    <style:style style:name="T132_11" style:family="text"/>
    <style:style style:name="T132_12" style:family="text"/>
    <style:style style:name="T132_13" style:family="text"/>
    <style:style style:name="T132_14" style:family="text"/>
    <style:style style:name="T132_15" style:family="text"/>
    <style:style style:name="T132_16" style:family="text"/>
    <style:style style:name="T132_17" style:family="text"/>
    <style:style style:name="T132_18" style:family="text"/>
    <style:style style:name="T132_19" style:family="text"/>
    <style:style style:name="T132_20" style:family="text"/>
    <style:style style:name="T132_21" style:family="text"/>
    <style:style style:name="T132_22" style:family="text"/>
    <style:style style:name="T132_23" style:family="text"/>
    <style:style style:name="T132_24" style:family="text"/>
    <style:style style:name="T132_25" style:family="text"/>
    <style:style style:name="T132_26" style:family="text"/>
    <style:style style:name="T132_27" style:family="text"/>
    <style:style style:name="T132_28" style:family="text"/>
    <style:style style:name="T132_29" style:family="text"/>
    <style:style style:name="T132_30" style:family="text"/>
    <style:style style:name="T132_31" style:family="text"/>
    <style:style style:name="T132_32" style:family="text"/>
    <style:style style:name="T132_33" style:family="text"/>
    <style:style style:name="P133" style:family="paragraph" style:parent-style-name="Standard">
      <style:paragraph-properties fo:break-before="auto" fo:line-height="115%" style:writing-mode="lr-tb"/>
    </style:style>
    <style:style style:name="T133_1" style:family="text"/>
    <style:style style:name="T133_2" style:family="text"/>
    <style:style style:name="T133_3" style:family="text"/>
    <style:style style:name="T133_4" style:family="text"/>
    <style:style style:name="T133_5" style:family="text"/>
    <style:style style:name="T133_6" style:family="text"/>
    <style:style style:name="T133_7" style:family="text"/>
    <style:style style:name="T133_8" style:family="text"/>
    <style:style style:name="T133_9" style:family="text"/>
    <style:style style:name="T133_10" style:family="text"/>
    <style:style style:name="T133_11" style:family="text"/>
    <style:style style:name="T133_12" style:family="text"/>
    <style:style style:name="T133_13" style:family="text"/>
    <style:style style:name="T133_14" style:family="text"/>
    <style:style style:name="T133_15" style:family="text"/>
    <style:style style:name="T133_16" style:family="text"/>
    <style:style style:name="T133_17" style:family="text"/>
    <style:style style:name="T133_18" style:family="text"/>
    <style:style style:name="T133_19" style:family="text"/>
    <style:style style:name="T133_20" style:family="text"/>
    <style:style style:name="T133_21" style:family="text"/>
    <style:style style:name="T133_22" style:family="text"/>
    <style:style style:name="T133_23" style:family="text"/>
    <style:style style:name="T133_24" style:family="text"/>
    <style:style style:name="T133_25" style:family="text"/>
    <style:style style:name="T133_26" style:family="text"/>
    <style:style style:name="P134" style:family="paragraph" style:parent-style-name="Standard">
      <style:paragraph-properties fo:break-before="auto" fo:line-height="115%" style:writing-mode="lr-tb"/>
    </style:style>
    <style:style style:name="T134_1" style:family="text"/>
    <style:style style:name="T134_2" style:family="text"/>
    <style:style style:name="T134_3" style:family="text"/>
    <style:style style:name="T134_4" style:family="text"/>
    <style:style style:name="T134_5" style:family="text"/>
    <style:style style:name="T134_6" style:family="text"/>
    <style:style style:name="T134_7" style:family="text"/>
    <style:style style:name="T134_8" style:family="text"/>
    <style:style style:name="T134_9" style:family="text"/>
    <style:style style:name="T134_10" style:family="text"/>
    <style:style style:name="T134_11" style:family="text"/>
    <style:style style:name="T134_12" style:family="text"/>
    <style:style style:name="T134_13" style:family="text"/>
    <style:style style:name="T134_14" style:family="text"/>
    <style:style style:name="T134_15" style:family="text"/>
    <style:style style:name="T134_16" style:family="text"/>
    <style:style style:name="T134_17" style:family="text"/>
    <style:style style:name="P135" style:family="paragraph" style:parent-style-name="Standard">
      <style:paragraph-properties fo:break-before="auto" fo:line-height="115%" style:writing-mode="lr-tb"/>
    </style:style>
    <style:style style:name="T135_1" style:family="text"/>
    <style:style style:name="T135_2" style:family="text"/>
    <style:style style:name="T135_3" style:family="text"/>
    <style:style style:name="T135_4" style:family="text"/>
    <style:style style:name="T135_5" style:family="text"/>
    <style:style style:name="T135_6" style:family="text"/>
    <style:style style:name="T135_7" style:family="text"/>
    <style:style style:name="T135_8" style:family="text"/>
    <style:style style:name="T135_9" style:family="text"/>
    <style:style style:name="T135_10" style:family="text"/>
    <style:style style:name="T135_11" style:family="text"/>
    <style:style style:name="T135_12" style:family="text"/>
    <style:style style:name="P136" style:family="paragraph" style:parent-style-name="Standard">
      <style:paragraph-properties fo:break-before="auto" fo:line-height="115%" style:writing-mode="lr-tb"/>
    </style:style>
    <style:style style:name="T136_1" style:family="text"/>
    <style:style style:name="T136_2" style:family="text"/>
    <style:style style:name="T136_3" style:family="text"/>
    <style:style style:name="T136_4" style:family="text"/>
    <style:style style:name="T136_5" style:family="text"/>
    <style:style style:name="T136_6" style:family="text"/>
    <style:style style:name="T136_7" style:family="text"/>
    <style:style style:name="T136_8" style:family="text"/>
    <style:style style:name="T136_9" style:family="text"/>
    <style:style style:name="T136_10" style:family="text"/>
    <style:style style:name="P137" style:family="paragraph" style:parent-style-name="Standard">
      <style:paragraph-properties fo:break-before="auto" fo:line-height="115%" style:writing-mode="lr-tb"/>
    </style:style>
    <style:style style:name="T137_1" style:family="text"/>
    <style:style style:name="T137_2" style:family="text"/>
    <style:style style:name="T137_3" style:family="text"/>
    <style:style style:name="T137_4" style:family="text"/>
    <style:style style:name="T137_5" style:family="text"/>
    <style:style style:name="T137_6" style:family="text"/>
    <style:style style:name="T137_7" style:family="text"/>
    <style:style style:name="T137_8" style:family="text"/>
    <style:style style:name="T137_9" style:family="text"/>
    <style:style style:name="T137_10" style:family="text"/>
    <style:style style:name="T137_11" style:family="text"/>
    <style:style style:name="T137_12" style:family="text"/>
    <style:style style:name="T137_13" style:family="text"/>
    <style:style style:name="P138" style:family="paragraph" style:parent-style-name="Standard">
      <style:paragraph-properties fo:break-before="auto" fo:line-height="115%" style:writing-mode="lr-tb"/>
    </style:style>
    <style:style style:name="T138_1" style:family="text"/>
    <style:style style:name="T138_2" style:family="text"/>
    <style:style style:name="T138_3" style:family="text"/>
    <style:style style:name="T138_4" style:family="text"/>
    <style:style style:name="T138_5" style:family="text"/>
    <style:style style:name="T138_6" style:family="text"/>
    <style:style style:name="T138_7" style:family="text"/>
    <style:style style:name="P139" style:family="paragraph" style:parent-style-name="Standard">
      <style:paragraph-properties fo:break-before="auto" fo:line-height="115%" style:writing-mode="lr-tb"/>
    </style:style>
    <style:style style:name="T139_1" style:family="text"/>
    <style:style style:name="P140" style:family="paragraph" style:parent-style-name="Standard">
      <style:paragraph-properties fo:break-before="auto" fo:line-height="115%" style:writing-mode="lr-tb"/>
    </style:style>
    <style:style style:name="P141" style:family="paragraph" style:parent-style-name="Standard">
      <style:paragraph-properties fo:break-before="auto" fo:line-height="115%" style:writing-mode="lr-tb"/>
    </style:style>
    <style:style style:name="P142" style:family="paragraph" style:parent-style-name="Standard">
      <style:paragraph-properties fo:break-before="auto" fo:line-height="115%" style:writing-mode="lr-tb"/>
    </style:style>
    <style:style style:name="P143" style:family="paragraph" style:parent-style-name="Standard">
      <style:paragraph-properties fo:break-before="auto" fo:line-height="115%" style:writing-mode="lr-tb"/>
    </style:style>
    <style:style style:name="P144" style:family="paragraph" style:parent-style-name="Heading_20_2">
      <style:paragraph-properties fo:break-before="auto" fo:line-height="115%" style:writing-mode="lr-tb"/>
    </style:style>
    <style:style style:name="P145" style:family="paragraph" style:parent-style-name="Standard">
      <style:paragraph-properties fo:break-before="auto" fo:line-height="115%" fo:margin-top="0.282cm" style:writing-mode="lr-tb"/>
      <style:text-properties fo:background-color="#333333" fo:color="#ffffff" style:font-name="Courier New" fo:font-size="10pt" style:font-name-asian="Courier New" style:font-size-asian="10pt" style:font-name-complex="Courier New" style:font-size-complex="10pt"/>
    </style:style>
    <style:style style:name="P146" style:family="paragraph" style:parent-style-name="Standard">
      <style:paragraph-properties fo:break-before="auto" fo:line-height="115%" fo:margin-top="0.282cm" fo:margin-bottom="0.282cm" style:writing-mode="lr-tb"/>
      <style:text-properties fo:background-color="#333333" fo:color="#ffffff" style:font-name="Courier New" fo:font-size="10pt" style:font-name-asian="Courier New" style:font-size-asian="10pt" style:font-name-complex="Courier New" style:font-size-complex="10pt"/>
    </style:style>
    <style:style style:name="P147" style:family="paragraph" style:parent-style-name="Standard">
      <style:paragraph-properties fo:break-before="auto" fo:line-height="115%" style:writing-mode="lr-tb"/>
    </style:style>
  </office:automatic-styles>
  <office:body>
    <office:text>
      <text:p text:style-name="P1"><text:bookmark-start text:name="h.pagati1ber84"/><text:bookmark-end text:name="h.pagati1ber84"/><text:span text:style-name="T1_1">Fiche</text:span><text:span text:style-name="T1_2"><text:s/></text:span><text:span text:style-name="T1_3">de</text:span><text:span text:style-name="T1_4"><text:s/></text:span><text:span text:style-name="T1_5">Révision</text:span><text:span text:style-name="T1_6"><text:s/></text:span><text:span text:style-name="T1_7">IOSA</text:span></text:p>
      <text:list text:style-name="LS1" xml:id="list0">
        <text:list-item>
          <text:h text:style-name="P2" text:outline-level="10"><text:bookmark-start text:name="h.l303vofv3u78"/><text:bookmark-end text:name="h.l303vofv3u78"/><text:span text:style-name="T2_1">Github</text:span></text:h>
        </text:list-item>
      </text:list>
      <text:p text:style-name="P3"/>
      <text:list text:style-name="LS2" xml:id="list1">
        <text:list-item>
          <text:p text:style-name="P4"><text:span text:style-name="T4_1">git</text:span><text:span text:style-name="T4_2"><text:s/></text:span><text:span text:style-name="T4_3">status</text:span><text:span text:style-name="T4_4"><text:s/>:<text:s/></text:span><text:span text:style-name="T4_5">La</text:span><text:span text:style-name="T4_6"><text:s/></text:span><text:span text:style-name="T4_7">commande</text:span><text:span text:style-name="T4_8"><text:s/></text:span><text:span text:style-name="T4_9">git</text:span><text:span text:style-name="T4_10"><text:s/></text:span><text:span text:style-name="T4_11">status</text:span><text:span text:style-name="T4_12"><text:s/></text:span><text:span text:style-name="T4_13">vous</text:span><text:span text:style-name="T4_14"><text:s/></text:span><text:span text:style-name="T4_15">indique</text:span><text:span text:style-name="T4_16"><text:s/></text:span><text:span text:style-name="T4_17">les</text:span><text:span text:style-name="T4_18"><text:s/></text:span><text:span text:style-name="T4_19">fichiers</text:span><text:span text:style-name="T4_20"><text:s/></text:span><text:span text:style-name="T4_21">que</text:span><text:span text:style-name="T4_22"><text:s/></text:span><text:span text:style-name="T4_23">vous</text:span><text:span text:style-name="T4_24"><text:s/></text:span><text:span text:style-name="T4_25">avez</text:span><text:span text:style-name="T4_26"><text:s/></text:span><text:span text:style-name="T4_27">modifiés</text:span><text:span text:style-name="T4_28"><text:s/></text:span><text:span text:style-name="T4_29">récemment</text:span><text:span text:style-name="T4_30"><text:s/></text:span></text:p>
        </text:list-item>
        <text:list-item>
          <text:p text:style-name="P5"><text:span text:style-name="T5_1">git</text:span><text:span text:style-name="T5_2"><text:s/></text:span><text:span text:style-name="T5_3">log</text:span><text:span text:style-name="T5_4"><text:s/>:<text:s/></text:span><text:span text:style-name="T5_5">Permet</text:span><text:span text:style-name="T5_6"><text:s/></text:span><text:span text:style-name="T5_7">de</text:span><text:span text:style-name="T5_8"><text:s/></text:span><text:span text:style-name="T5_9">consulter</text:span><text:span text:style-name="T5_10"><text:s/></text:span><text:span text:style-name="T5_11">l</text:span><text:span text:style-name="T5_12">’</text:span><text:span text:style-name="T5_13">historique</text:span><text:span text:style-name="T5_14"><text:s/></text:span><text:span text:style-name="T5_15">des</text:span><text:span text:style-name="T5_16"><text:s/></text:span><text:span text:style-name="T5_17">commits</text:span><text:span text:style-name="T5_18"><text:s/><text:line-break/><text:tab/>-</text:span><text:span text:style-name="T5_19">p</text:span><text:span text:style-name="T5_20"><text:s/>:<text:s/></text:span><text:span text:style-name="T5_21">détail</text:span><text:span text:style-name="T5_22"><text:s/></text:span><text:span text:style-name="T5_23">des</text:span><text:span text:style-name="T5_24"><text:s/></text:span><text:span text:style-name="T5_25">lignes</text:span><text:span text:style-name="T5_26"><text:s/></text:span><text:span text:style-name="T5_27">qui</text:span><text:span text:style-name="T5_28"><text:s/></text:span><text:span text:style-name="T5_29">ont</text:span><text:span text:style-name="T5_30"><text:s/></text:span><text:span text:style-name="T5_31">été</text:span><text:span text:style-name="T5_32"><text:s/></text:span><text:span text:style-name="T5_33">ajoutées</text:span><text:span text:style-name="T5_34"><text:s/></text:span><text:span text:style-name="T5_35">et</text:span><text:span text:style-name="T5_36"><text:s/></text:span><text:span text:style-name="T5_37">retirées</text:span><text:span text:style-name="T5_38"><text:s/></text:span><text:span text:style-name="T5_39">dans</text:span><text:span text:style-name="T5_40"><text:s/></text:span><text:span text:style-name="T5_41">chaque</text:span><text:span text:style-name="T5_42"><text:s/></text:span><text:span text:style-name="T5_43">commit</text:span><text:span text:style-name="T5_44"><text:line-break/><text:tab/>-</text:span><text:span text:style-name="T5_45">stat</text:span><text:span text:style-name="T5_46"><text:s/>:<text:s/></text:span><text:span text:style-name="T5_47">résumé</text:span><text:span text:style-name="T5_48"><text:s/></text:span><text:span text:style-name="T5_49">plus</text:span><text:span text:style-name="T5_50"><text:s/></text:span><text:span text:style-name="T5_51">court</text:span></text:p>
        </text:list-item>
        <text:list-item>
          <text:p text:style-name="P6"><text:span text:style-name="T6_1">git</text:span><text:span text:style-name="T6_2"><text:s/></text:span><text:span text:style-name="T6_3">clone</text:span><text:span text:style-name="T6_4"><text:s/>:<text:s/></text:span><text:span text:style-name="T6_5">cloner</text:span><text:span text:style-name="T6_6"><text:s/></text:span><text:span text:style-name="T6_7">le</text:span><text:span text:style-name="T6_8"><text:s/></text:span><text:span text:style-name="T6_9">dépôt</text:span><text:span text:style-name="T6_10"><text:s/></text:span><text:span text:style-name="T6_11">de</text:span><text:span text:style-name="T6_12"><text:s/></text:span><text:span text:style-name="T6_13">Symfony</text:span><text:span text:style-name="T6_14">,<text:s/></text:span><text:span text:style-name="T6_15">ajoute</text:span><text:span text:style-name="T6_16"><text:s/></text:span><text:span text:style-name="T6_17">le</text:span><text:span text:style-name="T6_18"><text:s/></text:span><text:span text:style-name="T6_19">ssh</text:span><text:span text:style-name="T6_20">://<text:s/></text:span><text:span text:style-name="T6_21">ou</text:span><text:span text:style-name="T6_22"><text:s/></text:span><text:span text:style-name="T6_23">http</text:span><text:span text:style-name="T6_24">://</text:span></text:p>
        </text:list-item>
        <text:list-item>
          <text:p text:style-name="P7"><text:span text:style-name="T7_1">git</text:span><text:span text:style-name="T7_2"><text:s/></text:span><text:span text:style-name="T7_3">add</text:span><text:span text:style-name="T7_4"><text:s/>:<text:s/></text:span><text:span text:style-name="T7_5"><text:s/></text:span><text:span text:style-name="T7_6">Ajouter</text:span><text:span text:style-name="T7_7"><text:s/></text:span><text:span text:style-name="T7_8">les</text:span><text:span text:style-name="T7_9"><text:s/></text:span><text:span text:style-name="T7_10">fichiers</text:span><text:span text:style-name="T7_11"><text:s/></text:span><text:span text:style-name="T7_12">à</text:span><text:span text:style-name="T7_13"><text:s/></text:span><text:span text:style-name="T7_14">la</text:span><text:span text:style-name="T7_15"><text:s/></text:span><text:span text:style-name="T7_16">liste</text:span><text:span text:style-name="T7_17"><text:s/></text:span><text:span text:style-name="T7_18">de</text:span><text:span text:style-name="T7_19"><text:s/></text:span><text:span text:style-name="T7_20">ceux</text:span><text:span text:style-name="T7_21"><text:s/></text:span><text:span text:style-name="T7_22">devant</text:span><text:span text:style-name="T7_23"><text:s/></text:span><text:span text:style-name="T7_24">faire</text:span><text:span text:style-name="T7_25"><text:s/></text:span><text:span text:style-name="T7_26">l</text:span><text:span text:style-name="T7_27">’</text:span><text:span text:style-name="T7_28">objet</text:span><text:span text:style-name="T7_29"><text:s/></text:span><text:span text:style-name="T7_30">d</text:span><text:span text:style-name="T7_31">’</text:span><text:span text:style-name="T7_32">un</text:span><text:span text:style-name="T7_33"><text:s/></text:span><text:span text:style-name="T7_34">commit</text:span></text:p>
        </text:list-item>
        <text:list-item>
          <text:p text:style-name="P8"><text:span text:style-name="T8_1">git</text:span><text:span text:style-name="T8_2"><text:s/></text:span><text:span text:style-name="T8_3">rm</text:span><text:span text:style-name="T8_4"><text:s/>:<text:s/></text:span><text:span text:style-name="T8_5">Supprime</text:span><text:span text:style-name="T8_6"><text:s/></text:span><text:span text:style-name="T8_7">le</text:span><text:span text:style-name="T8_8"><text:s/></text:span><text:span text:style-name="T8_9">fichier</text:span><text:span text:style-name="T8_10"><text:s/></text:span><text:span text:style-name="T8_11">de</text:span><text:span text:style-name="T8_12"><text:s/></text:span><text:span text:style-name="T8_13">votre</text:span><text:span text:style-name="T8_14"><text:s/></text:span><text:span text:style-name="T8_15">ordinateur</text:span><text:span text:style-name="T8_16">,<text:s/></text:span><text:span text:style-name="T8_17">ainsi</text:span><text:span text:style-name="T8_18"><text:s/></text:span><text:span text:style-name="T8_19">que</text:span><text:span text:style-name="T8_20"><text:s/></text:span><text:span text:style-name="T8_21">du</text:span><text:span text:style-name="T8_22"><text:s/></text:span><text:span text:style-name="T8_23">dépôt</text:span><text:span text:style-name="T8_24"><text:s/></text:span><text:span text:style-name="T8_25">Git</text:span><text:span text:style-name="T8_26">.</text:span></text:p>
        </text:list-item>
        <text:list-item>
          <text:p text:style-name="P9"><text:span text:style-name="T9_1">git</text:span><text:span text:style-name="T9_2"><text:s/></text:span><text:span text:style-name="T9_3">commit</text:span><text:span text:style-name="T9_4"><text:s/>&lt;</text:span><text:span text:style-name="T9_5">fichier</text:span><text:span text:style-name="T9_6">1&gt;<text:s/>&lt;</text:span><text:span text:style-name="T9_7">fichier</text:span><text:span text:style-name="T9_8">2&gt;<text:s/>:<text:s/></text:span><text:span text:style-name="T9_9">Crée</text:span><text:span text:style-name="T9_10"><text:s/></text:span><text:span text:style-name="T9_11">un</text:span><text:span text:style-name="T9_12"><text:s/></text:span><text:span text:style-name="T9_13">commit</text:span><text:span text:style-name="T9_14"><text:s/></text:span><text:span text:style-name="T9_15">contenant</text:span><text:span text:style-name="T9_16"><text:s/></text:span><text:span text:style-name="T9_17">fichier</text:span><text:span text:style-name="T9_18">1<text:s/></text:span><text:span text:style-name="T9_19">et</text:span><text:span text:style-name="T9_20"><text:s/></text:span><text:span text:style-name="T9_21">fichier</text:span><text:span text:style-name="T9_22">2.<text:s/></text:span><text:span text:style-name="T9_23">Ces</text:span><text:span text:style-name="T9_24"><text:s/></text:span><text:span text:style-name="T9_25">fichiers</text:span><text:span text:style-name="T9_26"><text:s/></text:span><text:span text:style-name="T9_27">auront</text:span><text:span text:style-name="T9_28"><text:s/></text:span><text:span text:style-name="T9_29">dû</text:span><text:span text:style-name="T9_30"><text:s/></text:span><text:span text:style-name="T9_31">être</text:span><text:span text:style-name="T9_32"><text:s/></text:span><text:span text:style-name="T9_33">au</text:span><text:span text:style-name="T9_34"><text:s/></text:span><text:span text:style-name="T9_35">préalable</text:span><text:span text:style-name="T9_36"><text:s/></text:span><text:span text:style-name="T9_37">ajoutés</text:span><text:span text:style-name="T9_38"><text:s/></text:span><text:span text:style-name="T9_39">au</text:span><text:span text:style-name="T9_40"><text:s/></text:span><text:span text:style-name="T9_41">dépôt</text:span><text:span text:style-name="T9_42"><text:s/></text:span><text:span text:style-name="T9_43">avec</text:span><text:span text:style-name="T9_44"><text:s/></text:span><text:span text:style-name="T9_45">la</text:span><text:span text:style-name="T9_46"><text:s/></text:span><text:span text:style-name="T9_47">commande</text:span><text:span text:style-name="T9_48"><text:s/></text:span><text:span text:style-name="T9_49">git</text:span><text:span text:style-name="T9_50"><text:s/></text:span><text:span text:style-name="T9_51">add</text:span><text:span text:style-name="T9_52">.<text:line-break/>-</text:span><text:span text:style-name="T9_53">a</text:span><text:span text:style-name="T9_54"><text:s/>:<text:s/></text:span><text:span text:style-name="T9_55">Crée</text:span><text:span text:style-name="T9_56"><text:s/></text:span><text:span text:style-name="T9_57">un</text:span><text:span text:style-name="T9_58"><text:s/></text:span><text:span text:style-name="T9_59">nouveau</text:span><text:span text:style-name="T9_60"><text:s/></text:span><text:span text:style-name="T9_61">commit</text:span><text:span text:style-name="T9_62"><text:s/></text:span><text:span text:style-name="T9_63">contenant</text:span><text:span text:style-name="T9_64"><text:s/></text:span><text:span text:style-name="T9_65">tous</text:span><text:span text:style-name="T9_66"><text:s/></text:span><text:span text:style-name="T9_67">les</text:span><text:span text:style-name="T9_68"><text:s/></text:span><text:span text:style-name="T9_69">changements</text:span><text:span text:style-name="T9_70"><text:s/></text:span><text:span text:style-name="T9_71">effectués</text:span><text:span text:style-name="T9_72"><text:s/></text:span><text:span text:style-name="T9_73">sur</text:span><text:span text:style-name="T9_74"><text:s/></text:span><text:span text:style-name="T9_75">les</text:span><text:span text:style-name="T9_76"><text:s/></text:span><text:span text:style-name="T9_77">fichiers</text:span><text:span text:style-name="T9_78"><text:s/>(</text:span><text:span text:style-name="T9_79">git</text:span><text:span text:style-name="T9_80"><text:s/></text:span><text:span text:style-name="T9_81">add</text:span><text:span text:style-name="T9_82"><text:s/></text:span><text:span text:style-name="T9_83">n</text:span><text:span text:style-name="T9_84">'</text:span><text:span text:style-name="T9_85">est</text:span><text:span text:style-name="T9_86"><text:s/></text:span><text:span text:style-name="T9_87">donc</text:span><text:span text:style-name="T9_88"><text:s/></text:span><text:span text:style-name="T9_89">pas</text:span><text:span text:style-name="T9_90"><text:s/></text:span><text:span text:style-name="T9_91">nécessaire</text:span><text:span text:style-name="T9_92"><text:s/></text:span><text:span text:style-name="T9_93">avant</text:span><text:span text:style-name="T9_94"><text:s/></text:span><text:span text:style-name="T9_95">un</text:span><text:span text:style-name="T9_96"><text:s/></text:span><text:span text:style-name="T9_97">commit</text:span><text:span text:style-name="T9_98"><text:s/>-</text:span><text:span text:style-name="T9_99">a</text:span><text:span text:style-name="T9_100">).</text:span></text:p>
        </text:list-item>
        <text:list-item>
          <text:p text:style-name="P10"><text:span text:style-name="T10_1">git</text:span><text:span text:style-name="T10_2"><text:s/></text:span><text:span text:style-name="T10_3">push</text:span><text:span text:style-name="T10_4"><text:s/>(</text:span><text:span text:style-name="T10_5">origin</text:span><text:span text:style-name="T10_6"><text:s/></text:span><text:span text:style-name="T10_7">master</text:span><text:span text:style-name="T10_8">)<text:s/>:<text:s/></text:span><text:span text:style-name="T10_9">Envoie</text:span><text:span text:style-name="T10_10"><text:s/></text:span><text:span text:style-name="T10_11">le</text:span><text:span text:style-name="T10_12"><text:s/></text:span><text:span text:style-name="T10_13">commit</text:span><text:span text:style-name="T10_14"><text:s/></text:span><text:span text:style-name="T10_15">dans</text:span><text:span text:style-name="T10_16"><text:s/></text:span><text:span text:style-name="T10_17">la</text:span><text:span text:style-name="T10_18"><text:s/></text:span><text:span text:style-name="T10_19">branche</text:span><text:span text:style-name="T10_20"><text:s/></text:span><text:span text:style-name="T10_21">principale</text:span><text:span text:style-name="T10_22"><text:s/></text:span><text:span text:style-name="T10_23">du</text:span><text:span text:style-name="T10_24"><text:s/></text:span><text:span text:style-name="T10_25">dépôt</text:span><text:span text:style-name="T10_26"><text:s/>(</text:span><text:span text:style-name="T10_27">master</text:span><text:span text:style-name="T10_28">)</text:span></text:p>
        </text:list-item>
        <text:list-item>
          <text:p text:style-name="P11"><text:span text:style-name="T11_1">git</text:span><text:span text:style-name="T11_2"><text:s/></text:span><text:span text:style-name="T11_3">pull</text:span><text:span text:style-name="T11_4"><text:s/>:<text:s/></text:span><text:span text:style-name="T11_5">Met</text:span><text:span text:style-name="T11_6"><text:s/></text:span><text:span text:style-name="T11_7">à</text:span><text:span text:style-name="T11_8"><text:s/></text:span><text:span text:style-name="T11_9">jour</text:span><text:span text:style-name="T11_10"><text:s/></text:span><text:span text:style-name="T11_11">votre</text:span><text:span text:style-name="T11_12"><text:s/></text:span><text:span text:style-name="T11_13">dépôt</text:span><text:span text:style-name="T11_14"><text:s/></text:span><text:span text:style-name="T11_15">local</text:span><text:span text:style-name="T11_16"><text:s/></text:span></text:p>
        </text:list-item>
      </text:list>
      <text:p text:style-name="P12"/>
      <text:p text:style-name="P13"><text:span text:style-name="T13_1">How</text:span><text:span text:style-name="T13_2"><text:s/></text:span><text:span text:style-name="T13_3">to</text:span><text:span text:style-name="T13_4"><text:s/></text:span><text:span text:style-name="T13_5">fork</text:span><text:span text:style-name="T13_6"><text:s/></text:span><text:span text:style-name="T13_7">a</text:span><text:span text:style-name="T13_8"><text:s/></text:span><text:span text:style-name="T13_9">repo</text:span><text:span text:style-name="T13_10"><text:s/>:<text:s/></text:span><text:span text:style-name="T13_11">Sur</text:span><text:span text:style-name="T13_12"><text:s/></text:span><text:span text:style-name="T13_13">le</text:span><text:span text:style-name="T13_14"><text:s/></text:span><text:span text:style-name="T13_15">compte</text:span><text:span text:style-name="T13_16"><text:s/></text:span><text:span text:style-name="T13_17">du</text:span><text:span text:style-name="T13_18"><text:s/></text:span><text:span text:style-name="T13_19">repo</text:span><text:span text:style-name="T13_20"><text:s/></text:span><text:span text:style-name="T13_21">a</text:span><text:span text:style-name="T13_22"><text:s/></text:span><text:span text:style-name="T13_23">fork</text:span><text:span text:style-name="T13_24">,<text:s/></text:span><text:span text:style-name="T13_25">cliquer</text:span><text:span text:style-name="T13_26"><text:s/></text:span><text:span text:style-name="T13_27">sur</text:span><text:span text:style-name="T13_28"><text:s/></text:span><text:span text:style-name="T13_29">fork</text:span><text:span text:style-name="T13_30"><text:s/>..</text:span></text:p>
      <text:p text:style-name="P14"><text:span text:style-name="T14_1">How</text:span><text:span text:style-name="T14_2"><text:s/></text:span><text:span text:style-name="T14_3">to</text:span><text:span text:style-name="T14_4"><text:s/></text:span><text:span text:style-name="T14_5">clone</text:span><text:span text:style-name="T14_6"><text:s/></text:span><text:span text:style-name="T14_7">this</text:span><text:span text:style-name="T14_8"><text:s/></text:span><text:span text:style-name="T14_9">repository</text:span><text:span text:style-name="T14_10"><text:s/>:<text:s/></text:span><text:span text:style-name="T14_11">git</text:span><text:span text:style-name="T14_12"><text:s/></text:span><text:span text:style-name="T14_13">clone</text:span><text:span text:style-name="T14_14"><text:s/>+<text:s/></text:span><text:span text:style-name="T14_15">ssh</text:span><text:span text:style-name="T14_16">/</text:span><text:span text:style-name="T14_17">http</text:span></text:p>
      <text:p text:style-name="P15"><text:span text:style-name="T15_1">How</text:span><text:span text:style-name="T15_2"><text:s/></text:span><text:span text:style-name="T15_3">to</text:span><text:span text:style-name="T15_4"><text:s/></text:span><text:span text:style-name="T15_5">commit</text:span><text:span text:style-name="T15_6"><text:s/></text:span><text:span text:style-name="T15_7">changes</text:span><text:span text:style-name="T15_8"><text:s/></text:span><text:span text:style-name="T15_9">locally</text:span><text:span text:style-name="T15_10"><text:s/></text:span><text:span text:style-name="T15_11">on</text:span><text:span text:style-name="T15_12"><text:s/></text:span><text:span text:style-name="T15_13">your</text:span><text:span text:style-name="T15_14"><text:s/></text:span><text:span text:style-name="T15_15">computer</text:span><text:span text:style-name="T15_16"><text:s/>:<text:s/></text:span><text:span text:style-name="T15_17">git</text:span><text:span text:style-name="T15_18"><text:s/></text:span><text:span text:style-name="T15_19">add</text:span><text:span text:style-name="T15_20"><text:s/>+<text:s/></text:span><text:span text:style-name="T15_21">commit</text:span></text:p>
      <text:p text:style-name="P16"><text:span text:style-name="T16_1">How</text:span><text:span text:style-name="T16_2"><text:s/></text:span><text:span text:style-name="T16_3">to</text:span><text:span text:style-name="T16_4"><text:s/></text:span><text:span text:style-name="T16_5">push</text:span><text:span text:style-name="T16_6"><text:s/></text:span><text:span text:style-name="T16_7">these</text:span><text:span text:style-name="T16_8"><text:s/></text:span><text:span text:style-name="T16_9">changes</text:span><text:span text:style-name="T16_10"><text:s/></text:span><text:span text:style-name="T16_11">on</text:span><text:span text:style-name="T16_12"><text:s/></text:span><text:span text:style-name="T16_13">your</text:span><text:span text:style-name="T16_14"><text:s/></text:span><text:span text:style-name="T16_15">github</text:span><text:span text:style-name="T16_16"><text:s/></text:span><text:span text:style-name="T16_17">repository</text:span><text:span text:style-name="T16_18"><text:s/>:<text:s/></text:span><text:span text:style-name="T16_19">git</text:span><text:span text:style-name="T16_20"><text:s/></text:span><text:span text:style-name="T16_21">push</text:span><text:span text:style-name="T16_22"><text:s/></text:span><text:span text:style-name="T16_23">origin</text:span><text:span text:style-name="T16_24"><text:s/></text:span><text:span text:style-name="T16_25">master</text:span></text:p>
      <text:p text:style-name="P17"><text:span text:style-name="T17_1">How</text:span><text:span text:style-name="T17_2"><text:s/></text:span><text:span text:style-name="T17_3">to</text:span><text:span text:style-name="T17_4"><text:s/></text:span><text:span text:style-name="T17_5">send</text:span><text:span text:style-name="T17_6"><text:s/></text:span><text:span text:style-name="T17_7">a</text:span><text:span text:style-name="T17_8"><text:s/>“</text:span><text:span text:style-name="T17_9">pull</text:span><text:span text:style-name="T17_10"><text:s/></text:span><text:span text:style-name="T17_11">request</text:span><text:span text:style-name="T17_12">”<text:s/></text:span><text:span text:style-name="T17_13">to</text:span><text:span text:style-name="T17_14"><text:s/></text:span><text:span text:style-name="T17_15">the</text:span><text:span text:style-name="T17_16"><text:s/></text:span><text:span text:style-name="T17_17">repository</text:span><text:span text:style-name="T17_18"><text:s/></text:span><text:span text:style-name="T17_19">you</text:span><text:span text:style-name="T17_20"><text:s/></text:span><text:span text:style-name="T17_21">forked</text:span><text:span text:style-name="T17_22"><text:s/></text:span><text:span text:style-name="T17_23">from</text:span><text:span text:style-name="T17_24"><text:s/>:<text:s/></text:span><text:span text:style-name="T17_25">A</text:span><text:span text:style-name="T17_26"><text:s/></text:span><text:span text:style-name="T17_27">partir</text:span><text:span text:style-name="T17_28"><text:s/></text:span><text:span text:style-name="T17_29">du</text:span><text:span text:style-name="T17_30"><text:s/></text:span><text:span text:style-name="T17_31">site</text:span><text:span text:style-name="T17_32"><text:s/>???</text:span></text:p>
      <text:p text:style-name="P18"/>
      <text:p text:style-name="P19"/>
      <text:p text:style-name="P20"/>
      <text:list text:style-name="LS1" xml:id="list9" text:continue-list="list0">
        <text:list-item>
          <text:h text:style-name="P21" text:outline-level="10"><text:bookmark-start text:name="h.p2jxsoulyg49"/><text:bookmark-end text:name="h.p2jxsoulyg49"/><text:span text:style-name="T21_1">Create</text:span><text:span text:style-name="T21_2"><text:s/></text:span><text:span text:style-name="T21_3">a</text:span><text:span text:style-name="T21_4"><text:s/></text:span><text:span text:style-name="T21_5">Public</text:span><text:span text:style-name="T21_6"><text:s/></text:span><text:span text:style-name="T21_7">Key</text:span></text:h>
        </text:list-item>
      </text:list>
      <text:p text:style-name="P22"/>
      <text:h text:style-name="P23" text:outline-level="10"><text:bookmark-start text:name="h.ouopsf8ohl6p"/><text:bookmark-end text:name="h.ouopsf8ohl6p"/><text:span text:style-name="T23_1">Savoir</text:span><text:span text:style-name="T23_2"><text:s/></text:span><text:span text:style-name="T23_3">si</text:span><text:span text:style-name="T23_4"><text:s/></text:span><text:span text:style-name="T23_5">on</text:span><text:span text:style-name="T23_6"><text:s/></text:span><text:span text:style-name="T23_7">a</text:span><text:span text:style-name="T23_8"><text:s/></text:span><text:span text:style-name="T23_9">déjà</text:span><text:span text:style-name="T23_10"><text:s/></text:span><text:span text:style-name="T23_11">une</text:span><text:span text:style-name="T23_12"><text:s/></text:span><text:span text:style-name="T23_13">public</text:span><text:span text:style-name="T23_14"><text:s/></text:span><text:span text:style-name="T23_15">key</text:span><text:span text:style-name="T23_16"><text:s/>:<text:s/></text:span></text:h>
      <text:p text:style-name="P24"><text:span text:style-name="T24_1">cd</text:span><text:span text:style-name="T24_2"><text:s/>~/.</text:span><text:span text:style-name="T24_3">ssh</text:span><text:span text:style-name="T24_4"><text:line-break/></text:span><text:span text:style-name="T24_5">ls</text:span><text:span text:style-name="T24_6"><text:s/>-</text:span><text:span text:style-name="T24_7">al</text:span></text:p>
      <text:p text:style-name="P25"><text:span text:style-name="T25_1">Check</text:span><text:span text:style-name="T25_2"><text:s/></text:span><text:span text:style-name="T25_3">the</text:span><text:span text:style-name="T25_4"><text:s/></text:span><text:span text:style-name="T25_5">directory</text:span><text:span text:style-name="T25_6"><text:s/></text:span><text:span text:style-name="T25_7">listing</text:span><text:span text:style-name="T25_8"><text:s/></text:span><text:span text:style-name="T25_9">to</text:span><text:span text:style-name="T25_10"><text:s/></text:span><text:span text:style-name="T25_11">see</text:span><text:span text:style-name="T25_12"><text:s/></text:span><text:span text:style-name="T25_13">if</text:span><text:span text:style-name="T25_14"><text:s/></text:span><text:span text:style-name="T25_15">you</text:span><text:span text:style-name="T25_16"><text:s/></text:span><text:span text:style-name="T25_17">have</text:span><text:span text:style-name="T25_18"><text:s/></text:span><text:span text:style-name="T25_19">files</text:span><text:span text:style-name="T25_20"><text:s/></text:span><text:span text:style-name="T25_21">named</text:span><text:span text:style-name="T25_22"><text:s/></text:span><text:span text:style-name="T25_23">either</text:span><text:span text:style-name="T25_24"><text:s/></text:span><text:span text:style-name="T25_25">id</text:span><text:span text:style-name="T25_26">_</text:span><text:span text:style-name="T25_27">rsa</text:span><text:span text:style-name="T25_28">.</text:span><text:span text:style-name="T25_29">pub</text:span><text:span text:style-name="T25_30"><text:s/></text:span><text:span text:style-name="T25_31">or</text:span><text:span text:style-name="T25_32"><text:s/></text:span><text:span text:style-name="T25_33">id</text:span><text:span text:style-name="T25_34">_</text:span><text:span text:style-name="T25_35">dsa</text:span><text:span text:style-name="T25_36">.</text:span><text:span text:style-name="T25_37">pub</text:span><text:span text:style-name="T25_38"><text:s/>(</text:span><text:span text:style-name="T25_39">contient</text:span><text:span text:style-name="T25_40"><text:s/></text:span><text:span text:style-name="T25_41">notre</text:span><text:span text:style-name="T25_42"><text:s/></text:span><text:span text:style-name="T25_43">public</text:span><text:span text:style-name="T25_44"><text:s/></text:span><text:span text:style-name="T25_45">key</text:span><text:span text:style-name="T25_46">)</text:span></text:p>
      <text:p text:style-name="P26"/>
      <text:h text:style-name="P27" text:outline-level="10"><text:bookmark-start text:name="h.lplcggkqq1hw"/><text:bookmark-end text:name="h.lplcggkqq1hw"/><text:span text:style-name="T27_1">Si</text:span><text:span text:style-name="T27_2"><text:s/></text:span><text:span text:style-name="T27_3">on</text:span><text:span text:style-name="T27_4"><text:s/></text:span><text:span text:style-name="T27_5">ne</text:span><text:span text:style-name="T27_6"><text:s/></text:span><text:span text:style-name="T27_7">possède</text:span><text:span text:style-name="T27_8"><text:s/></text:span><text:span text:style-name="T27_9">pas</text:span><text:span text:style-name="T27_10"><text:s/></text:span><text:span text:style-name="T27_11">de</text:span><text:span text:style-name="T27_12"><text:s/></text:span><text:span text:style-name="T27_13">public</text:span><text:span text:style-name="T27_14"><text:s/></text:span><text:span text:style-name="T27_15">key</text:span><text:span text:style-name="T27_16"><text:s/>:<text:s/></text:span></text:h>
      <text:p text:style-name="P28"><text:span text:style-name="T28_1">ssh</text:span><text:span text:style-name="T28_2">-</text:span><text:span text:style-name="T28_3">keygen</text:span><text:span text:style-name="T28_4"><text:s/>-</text:span><text:span text:style-name="T28_5">t</text:span><text:span text:style-name="T28_6"><text:s/></text:span><text:span text:style-name="T28_7">rsa</text:span><text:span text:style-name="T28_8"><text:s/>-</text:span><text:span text:style-name="T28_9">C</text:span><text:span text:style-name="T28_10"><text:s/>"</text:span><text:span text:style-name="T28_11">your</text:span><text:span text:style-name="T28_12">_</text:span><text:span text:style-name="T28_13">email</text:span><text:span text:style-name="T28_14">@</text:span><text:span text:style-name="T28_15">example</text:span><text:span text:style-name="T28_16">.</text:span><text:span text:style-name="T28_17">com</text:span><text:span text:style-name="T28_18">"<text:line-break/></text:span><text:span text:style-name="T28_19">#<text:s/></text:span><text:span text:style-name="T28_20">Creates</text:span><text:span text:style-name="T28_21"><text:s/></text:span><text:span text:style-name="T28_22">a</text:span><text:span text:style-name="T28_23"><text:s/></text:span><text:span text:style-name="T28_24">new</text:span><text:span text:style-name="T28_25"><text:s/></text:span><text:span text:style-name="T28_26">ssh</text:span><text:span text:style-name="T28_27"><text:s/></text:span><text:span text:style-name="T28_28">key</text:span><text:span text:style-name="T28_29">,<text:s/></text:span><text:span text:style-name="T28_30">using</text:span><text:span text:style-name="T28_31"><text:s/></text:span><text:span text:style-name="T28_32">the</text:span><text:span text:style-name="T28_33"><text:s/></text:span><text:span text:style-name="T28_34">provided</text:span><text:span text:style-name="T28_35"><text:s/></text:span><text:span text:style-name="T28_36">email</text:span><text:span text:style-name="T28_37"><text:s/></text:span><text:span text:style-name="T28_38">as</text:span><text:span text:style-name="T28_39"><text:s/></text:span><text:span text:style-name="T28_40">a</text:span><text:span text:style-name="T28_41"><text:s/></text:span><text:span text:style-name="T28_42">label</text:span><text:span text:style-name="T28_43"><text:line-break/></text:span><text:span text:style-name="T28_44">#<text:s/></text:span><text:span text:style-name="T28_45">Generating</text:span><text:span text:style-name="T28_46"><text:s/></text:span><text:span text:style-name="T28_47">public</text:span><text:span text:style-name="T28_48">/</text:span><text:span text:style-name="T28_49">private</text:span><text:span text:style-name="T28_50"><text:s/></text:span><text:span text:style-name="T28_51">rsa</text:span><text:span text:style-name="T28_52"><text:s/></text:span><text:span text:style-name="T28_53">key</text:span><text:span text:style-name="T28_54"><text:s/></text:span><text:span text:style-name="T28_55">pair</text:span><text:span text:style-name="T28_56">.</text:span><text:span text:style-name="T28_57"><text:line-break/></text:span><text:span text:style-name="T28_58">#<text:s/></text:span><text:span text:style-name="T28_59">Enter</text:span><text:span text:style-name="T28_60"><text:s/></text:span><text:span text:style-name="T28_61">file</text:span><text:span text:style-name="T28_62"><text:s/></text:span><text:span text:style-name="T28_63">in</text:span><text:span text:style-name="T28_64"><text:s/></text:span><text:span text:style-name="T28_65">which</text:span><text:span text:style-name="T28_66"><text:s/></text:span><text:span text:style-name="T28_67">to</text:span><text:span text:style-name="T28_68"><text:s/></text:span><text:span text:style-name="T28_69">save</text:span><text:span text:style-name="T28_70"><text:s/></text:span><text:span text:style-name="T28_71">the</text:span><text:span text:style-name="T28_72"><text:s/></text:span><text:span text:style-name="T28_73">key</text:span><text:span text:style-name="T28_74"><text:s/>(/</text:span><text:span text:style-name="T28_75">home</text:span><text:span text:style-name="T28_76">/</text:span><text:span text:style-name="T28_77">you</text:span><text:span text:style-name="T28_78">/.</text:span><text:span text:style-name="T28_79">ssh</text:span><text:span text:style-name="T28_80">/</text:span><text:span text:style-name="T28_81">id</text:span><text:span text:style-name="T28_82">_</text:span><text:span text:style-name="T28_83">rsa</text:span></text:p>
      <text:list text:style-name="LS1" xml:id="list10" text:continue-list="list0">
        <text:list-item>
          <text:h text:style-name="P29" text:outline-level="10"><text:bookmark-start text:name="h.5jbdpjflvibr"/><text:bookmark-end text:name="h.5jbdpjflvibr"/><text:span text:style-name="T29_1">IaaS</text:span><text:span text:style-name="T29_2"><text:s/>/<text:s/></text:span><text:span text:style-name="T29_3">PaaS</text:span><text:span text:style-name="T29_4"><text:s/>/<text:s/></text:span><text:span text:style-name="T29_5">Saas</text:span><text:span text:style-name="T29_6"><text:s/>/<text:s/></text:span><text:span text:style-name="T29_7">OpenShift</text:span></text:h>
        </text:list-item>
      </text:list>
      <text:p text:style-name="P30"/>
      <text:p text:style-name="P31"><text:span text:style-name="T31_1">L</text:span><text:span text:style-name="T31_2">’</text:span><text:span text:style-name="T31_3">IaaS</text:span><text:span text:style-name="T31_4"><text:s/>(</text:span><text:span text:style-name="T31_5">Infrastructure</text:span><text:span text:style-name="T31_6"><text:s/></text:span><text:span text:style-name="T31_7">as</text:span><text:span text:style-name="T31_8"><text:s/></text:span><text:span text:style-name="T31_9">a</text:span><text:span text:style-name="T31_10"><text:s/></text:span><text:span text:style-name="T31_11">service</text:span><text:span text:style-name="T31_12">),<text:s/></text:span><text:span text:style-name="T31_13">le</text:span><text:span text:style-name="T31_14"><text:s/></text:span><text:span text:style-name="T31_15">PaaS</text:span><text:span text:style-name="T31_16"><text:s/>(</text:span><text:span text:style-name="T31_17">Platform</text:span><text:span text:style-name="T31_18"><text:s/></text:span><text:span text:style-name="T31_19">as</text:span><text:span text:style-name="T31_20"><text:s/></text:span><text:span text:style-name="T31_21">a</text:span><text:span text:style-name="T31_22"><text:s/></text:span><text:span text:style-name="T31_23">service</text:span><text:span text:style-name="T31_24">)<text:s/></text:span><text:span text:style-name="T31_25">et</text:span><text:span text:style-name="T31_26"><text:s/></text:span><text:span text:style-name="T31_27">le</text:span><text:span text:style-name="T31_28"><text:s/></text:span><text:span text:style-name="T31_29">SaaS</text:span><text:span text:style-name="T31_30"><text:s/>(</text:span><text:span text:style-name="T31_31">Software</text:span><text:span text:style-name="T31_32"><text:s/></text:span><text:span text:style-name="T31_33">as</text:span><text:span text:style-name="T31_34"><text:s/></text:span><text:span text:style-name="T31_35">a</text:span><text:span text:style-name="T31_36"><text:s/></text:span><text:span text:style-name="T31_37">service</text:span><text:span text:style-name="T31_38">)<text:s/></text:span><text:span text:style-name="T31_39">correspondent</text:span><text:span text:style-name="T31_40"><text:s/></text:span><text:span text:style-name="T31_41">à</text:span><text:span text:style-name="T31_42"><text:s/>3<text:s/></text:span><text:span text:style-name="T31_43">modèles</text:span><text:span text:style-name="T31_44"><text:s/></text:span><text:span text:style-name="T31_45">techniques</text:span><text:span text:style-name="T31_46"><text:s/></text:span><text:span text:style-name="T31_47">différents</text:span><text:span text:style-name="T31_48"><text:s/></text:span><text:span text:style-name="T31_49">ou</text:span><text:span text:style-name="T31_50"><text:s/></text:span><text:span text:style-name="T31_51">utilisation</text:span><text:span text:style-name="T31_52"><text:s/></text:span><text:span text:style-name="T31_53">de</text:span><text:span text:style-name="T31_54"><text:s/></text:span><text:span text:style-name="T31_55">Cloud</text:span><text:span text:style-name="T31_56"><text:s/></text:span><text:span text:style-name="T31_57">Computing</text:span><text:span text:style-name="T31_58">.<text:s/></text:span><text:span text:style-name="T31_59">Chacun</text:span><text:span text:style-name="T31_60"><text:s/></text:span><text:span text:style-name="T31_61">de</text:span><text:span text:style-name="T31_62"><text:s/></text:span><text:span text:style-name="T31_63">ces</text:span><text:span text:style-name="T31_64"><text:s/></text:span><text:span text:style-name="T31_65">modèles</text:span><text:span text:style-name="T31_66"><text:s/></text:span><text:span text:style-name="T31_67">joue</text:span><text:span text:style-name="T31_68"><text:s/></text:span><text:span text:style-name="T31_69">un</text:span><text:span text:style-name="T31_70"><text:s/></text:span><text:span text:style-name="T31_71">rôle</text:span><text:span text:style-name="T31_72"><text:s/></text:span><text:span text:style-name="T31_73">spécifique</text:span><text:span text:style-name="T31_74"><text:s/>:</text:span></text:p>
      <text:p text:style-name="P32"/>
      <text:list text:style-name="LS3" xml:id="list11">
        <text:list-item>
          <text:p text:style-name="P33"><text:span text:style-name="T33_1">L</text:span><text:span text:style-name="T33_2">’</text:span><text:span text:style-name="T33_3">IaaS</text:span><text:span text:style-name="T33_4"><text:s/></text:span><text:span text:style-name="T33_5">correspond</text:span><text:span text:style-name="T33_6"><text:s/></text:span><text:span text:style-name="T33_7">à</text:span><text:span text:style-name="T33_8"><text:s/></text:span><text:span text:style-name="T33_9">la</text:span><text:span text:style-name="T33_10"><text:s/></text:span><text:span text:style-name="T33_11">partie</text:span><text:span text:style-name="T33_12"><text:s/></text:span><text:span text:style-name="T33_13">infrastructure</text:span><text:span text:style-name="T33_14"><text:s/></text:span><text:span text:style-name="T33_15">du</text:span><text:span text:style-name="T33_16"><text:s/></text:span><text:span text:style-name="T33_17">Cloud</text:span><text:span text:style-name="T33_18">.<text:s/></text:span><text:span text:style-name="T33_19">Il</text:span><text:span text:style-name="T33_20"><text:s/></text:span><text:span text:style-name="T33_21">permet</text:span><text:span text:style-name="T33_22"><text:s/></text:span><text:span text:style-name="T33_23">aux</text:span><text:span text:style-name="T33_24"><text:s/></text:span><text:span text:style-name="T33_25">entreprises</text:span><text:span text:style-name="T33_26"><text:s/></text:span><text:span text:style-name="T33_27">d</text:span><text:span text:style-name="T33_28">’</text:span><text:span text:style-name="T33_29">externaliser</text:span><text:span text:style-name="T33_30"><text:s/></text:span><text:span text:style-name="T33_31">et</text:span><text:span text:style-name="T33_32"><text:s/></text:span><text:span text:style-name="T33_33">de</text:span><text:span text:style-name="T33_34"><text:s/></text:span><text:span text:style-name="T33_35">faire</text:span><text:span text:style-name="T33_36"><text:s/></text:span><text:span text:style-name="T33_37">évoluer</text:span><text:span text:style-name="T33_38"><text:s/></text:span><text:span text:style-name="T33_39">leur</text:span><text:span text:style-name="T33_40"><text:s/></text:span><text:span text:style-name="T33_41">infrastructure</text:span><text:span text:style-name="T33_42"><text:s/></text:span><text:span text:style-name="T33_43">matérielle</text:span><text:span text:style-name="T33_44"><text:s/>(</text:span><text:span text:style-name="T33_45">serveurs</text:span><text:span text:style-name="T33_46">,<text:s/></text:span><text:span text:style-name="T33_47">réseau</text:span><text:span text:style-name="T33_48"><text:s/></text:span><text:span text:style-name="T33_49">et</text:span><text:span text:style-name="T33_50"><text:s/></text:span><text:span text:style-name="T33_51">stockage</text:span><text:span text:style-name="T33_52">)<text:s/></text:span><text:span text:style-name="T33_53">à</text:span><text:span text:style-name="T33_54"><text:s/></text:span><text:span text:style-name="T33_55">la</text:span><text:span text:style-name="T33_56"><text:s/></text:span><text:span text:style-name="T33_57">demande</text:span><text:span text:style-name="T33_58"><text:s/></text:span><text:span text:style-name="T33_59">et</text:span><text:span text:style-name="T33_60"><text:s/></text:span><text:span text:style-name="T33_61">à</text:span><text:span text:style-name="T33_62"><text:s/></text:span><text:span text:style-name="T33_63">distance</text:span><text:span text:style-name="T33_64">.<text:s/></text:span><text:span text:style-name="T33_65">Dans</text:span><text:span text:style-name="T33_66"><text:s/></text:span><text:span text:style-name="T33_67">l</text:span><text:span text:style-name="T33_68">’</text:span><text:span text:style-name="T33_69">IaaS</text:span><text:span text:style-name="T33_70">,<text:s/></text:span><text:span text:style-name="T33_71">seule</text:span><text:span text:style-name="T33_72"><text:s/></text:span><text:span text:style-name="T33_73">l</text:span><text:span text:style-name="T33_74">’</text:span><text:span text:style-name="T33_75">infrastructure</text:span><text:span text:style-name="T33_76"><text:s/></text:span><text:span text:style-name="T33_77">matérielle</text:span><text:span text:style-name="T33_78"><text:s/>(</text:span><text:span text:style-name="T33_79">hardware</text:span><text:span text:style-name="T33_80">)<text:s/></text:span><text:span text:style-name="T33_81">est</text:span><text:span text:style-name="T33_82"><text:s/></text:span><text:span text:style-name="T33_83">dématérialisée</text:span><text:span text:style-name="T33_84">.<text:s/></text:span><text:span text:style-name="T33_85">C</text:span><text:span text:style-name="T33_86">’</text:span><text:span text:style-name="T33_87">est</text:span><text:span text:style-name="T33_88"><text:s/></text:span><text:span text:style-name="T33_89">par</text:span><text:span text:style-name="T33_90"><text:s/></text:span><text:span text:style-name="T33_91">exemple</text:span><text:span text:style-name="T33_92"><text:s/></text:span><text:span text:style-name="T33_93">le</text:span><text:span text:style-name="T33_94"><text:s/></text:span><text:span text:style-name="T33_95">stockage</text:span><text:span text:style-name="T33_96"><text:s/></text:span><text:span text:style-name="T33_97">de</text:span><text:span text:style-name="T33_98"><text:s/></text:span><text:span text:style-name="T33_99">données</text:span><text:span text:style-name="T33_100"><text:s/></text:span><text:span text:style-name="T33_101">pour</text:span><text:span text:style-name="T33_102"><text:s/></text:span><text:span text:style-name="T33_103">des</text:span><text:span text:style-name="T33_104"><text:s/></text:span><text:span text:style-name="T33_105">raisons</text:span><text:span text:style-name="T33_106"><text:s/></text:span><text:span text:style-name="T33_107">de</text:span><text:span text:style-name="T33_108"><text:s/></text:span><text:span text:style-name="T33_109">sauvegarde</text:span><text:span text:style-name="T33_110"><text:s/></text:span><text:span text:style-name="T33_111">qui</text:span><text:span text:style-name="T33_112"><text:s/></text:span><text:span text:style-name="T33_113">est</text:span><text:span text:style-name="T33_114"><text:s/></text:span><text:span text:style-name="T33_115">fait</text:span><text:span text:style-name="T33_116"><text:s/></text:span><text:span text:style-name="T33_117">par</text:span><text:span text:style-name="T33_118"><text:s/></text:span><text:span text:style-name="T33_119">les</text:span><text:span text:style-name="T33_120"><text:s/></text:span><text:span text:style-name="T33_121">entreprises</text:span><text:span text:style-name="T33_122"><text:s/></text:span><text:span text:style-name="T33_123">qui</text:span><text:span text:style-name="T33_124"><text:s/></text:span><text:span text:style-name="T33_125">souhaitent</text:span><text:span text:style-name="T33_126"><text:s/></text:span><text:span text:style-name="T33_127">ne</text:span><text:span text:style-name="T33_128"><text:s/></text:span><text:span text:style-name="T33_129">pas</text:span><text:span text:style-name="T33_130"><text:s/></text:span><text:span text:style-name="T33_131">avoir</text:span><text:span text:style-name="T33_132"><text:s/></text:span><text:span text:style-name="T33_133">qu</text:span><text:span text:style-name="T33_134">’</text:span><text:span text:style-name="T33_135">en</text:span><text:span text:style-name="T33_136"><text:s/></text:span><text:span text:style-name="T33_137">interne</text:span><text:span text:style-name="T33_138"><text:s/></text:span><text:span text:style-name="T33_139">les</text:span><text:span text:style-name="T33_140"><text:s/></text:span><text:span text:style-name="T33_141">données</text:span><text:span text:style-name="T33_142">.<text:s/></text:span><text:span text:style-name="T33_143">Voir</text:span><text:span text:style-name="T33_144"><text:s/></text:span><text:span text:style-name="T33_145">notre</text:span><text:span text:style-name="T33_146"><text:s/></text:span><text:span text:style-name="T33_147">offre</text:span><text:span text:style-name="T33_148"><text:s/></text:span><text:span text:style-name="T33_149">de</text:span><text:span text:style-name="T33_150"><text:s/></text:span><text:span text:style-name="T33_151">stockage</text:span><text:span text:style-name="T33_152"><text:s/></text:span><text:span text:style-name="T33_153">et</text:span><text:span text:style-name="T33_154"><text:s/></text:span><text:span text:style-name="T33_155">sauvegarde</text:span><text:span text:style-name="T33_156">.</text:span></text:p>
        </text:list-item>
        <text:list-item>
          <text:p text:style-name="P34"><text:span text:style-name="T34_1">Le</text:span><text:span text:style-name="T34_2"><text:s/></text:span><text:span text:style-name="T34_3">PaaS</text:span><text:span text:style-name="T34_4"><text:s/></text:span><text:span text:style-name="T34_5">est</text:span><text:span text:style-name="T34_6"><text:s/></text:span><text:span text:style-name="T34_7">un</text:span><text:span text:style-name="T34_8"><text:s/></text:span><text:span text:style-name="T34_9">modèle</text:span><text:span text:style-name="T34_10"><text:s/></text:span><text:span text:style-name="T34_11">qui</text:span><text:span text:style-name="T34_12"><text:s/></text:span><text:span text:style-name="T34_13">se</text:span><text:span text:style-name="T34_14"><text:s/>«<text:s/></text:span><text:span text:style-name="T34_15">pose</text:span><text:span text:style-name="T34_16"><text:s/>»<text:s/></text:span><text:span text:style-name="T34_17">sur</text:span><text:span text:style-name="T34_18"><text:s/></text:span><text:span text:style-name="T34_19">le</text:span><text:span text:style-name="T34_20"><text:s/></text:span><text:span text:style-name="T34_21">IaaS</text:span><text:span text:style-name="T34_22">.<text:s/></text:span><text:span text:style-name="T34_23">Il</text:span><text:span text:style-name="T34_24"><text:s/></text:span><text:span text:style-name="T34_25">permet</text:span><text:span text:style-name="T34_26"><text:s/></text:span><text:span text:style-name="T34_27">d</text:span><text:span text:style-name="T34_28">’</text:span><text:span text:style-name="T34_29">externaliser</text:span><text:span text:style-name="T34_30"><text:s/></text:span><text:span text:style-name="T34_31">l</text:span><text:span text:style-name="T34_32">’</text:span><text:span text:style-name="T34_33">infrastructure</text:span><text:span text:style-name="T34_34"><text:s/></text:span><text:span text:style-name="T34_35">matérielle</text:span><text:span text:style-name="T34_36">,<text:s/></text:span><text:span text:style-name="T34_37">mais</text:span><text:span text:style-name="T34_38"><text:s/></text:span><text:span text:style-name="T34_39">également</text:span><text:span text:style-name="T34_40"><text:s/></text:span><text:span text:style-name="T34_41">des</text:span><text:span text:style-name="T34_42"><text:s/></text:span><text:span text:style-name="T34_43">applications</text:span><text:span text:style-name="T34_44"><text:s/></text:span><text:span text:style-name="T34_45">middleware</text:span><text:span text:style-name="T34_46"><text:s/>:<text:s/></text:span><text:span text:style-name="T34_47">bases</text:span><text:span text:style-name="T34_48"><text:s/></text:span><text:span text:style-name="T34_49">de</text:span><text:span text:style-name="T34_50"><text:s/></text:span><text:span text:style-name="T34_51">données</text:span><text:span text:style-name="T34_52">,<text:s/></text:span><text:span text:style-name="T34_53">couches</text:span><text:span text:style-name="T34_54"><text:s/></text:span><text:span text:style-name="T34_55">d</text:span><text:span text:style-name="T34_56">’</text:span><text:span text:style-name="T34_57">intégration</text:span><text:span text:style-name="T34_58"><text:s/></text:span><text:span text:style-name="T34_59">de</text:span><text:span text:style-name="T34_60"><text:s/></text:span><text:span text:style-name="T34_61">données</text:span><text:span text:style-name="T34_62"><text:s/></text:span><text:span text:style-name="T34_63">et</text:span><text:span text:style-name="T34_64"><text:s/></text:span><text:span text:style-name="T34_65">environnements</text:span><text:span text:style-name="T34_66"><text:s/></text:span><text:span text:style-name="T34_67">de</text:span><text:span text:style-name="T34_68"><text:s/></text:span><text:span text:style-name="T34_69">développement</text:span><text:span text:style-name="T34_70"><text:s/></text:span><text:span text:style-name="T34_71">des</text:span><text:span text:style-name="T34_72"><text:s/></text:span><text:span text:style-name="T34_73">applications</text:span><text:span text:style-name="T34_74">.</text:span></text:p>
        </text:list-item>
        <text:list-item>
          <text:p text:style-name="P35"><text:span text:style-name="T35_1">Le</text:span><text:span text:style-name="T35_2"><text:s/></text:span><text:span text:style-name="T35_3">SaaS</text:span><text:span text:style-name="T35_4"><text:s/></text:span><text:span text:style-name="T35_5">est</text:span><text:span text:style-name="T35_6"><text:s/></text:span><text:span text:style-name="T35_7">la</text:span><text:span text:style-name="T35_8"><text:s/></text:span><text:span text:style-name="T35_9">couche</text:span><text:span text:style-name="T35_10"><text:s/></text:span><text:span text:style-name="T35_11">finale</text:span><text:span text:style-name="T35_12"><text:s/></text:span><text:span text:style-name="T35_13">du</text:span><text:span text:style-name="T35_14"><text:s/></text:span><text:span text:style-name="T35_15">Cloud</text:span><text:span text:style-name="T35_16">,<text:s/></text:span><text:span text:style-name="T35_17">la</text:span><text:span text:style-name="T35_18"><text:s/></text:span><text:span text:style-name="T35_19">plus</text:span><text:span text:style-name="T35_20"><text:s/></text:span><text:span text:style-name="T35_21">aboutie</text:span><text:span text:style-name="T35_22"><text:s/></text:span><text:span text:style-name="T35_23">et</text:span><text:span text:style-name="T35_24"><text:s/></text:span><text:span text:style-name="T35_25">la</text:span><text:span text:style-name="T35_26"><text:s/></text:span><text:span text:style-name="T35_27">plus</text:span><text:span text:style-name="T35_28"><text:s/></text:span><text:span text:style-name="T35_29">simple</text:span><text:span text:style-name="T35_30"><text:s/></text:span><text:span text:style-name="T35_31">à</text:span><text:span text:style-name="T35_32"><text:s/></text:span><text:span text:style-name="T35_33">appréhender</text:span><text:span text:style-name="T35_34"><text:s/></text:span><text:span text:style-name="T35_35">pour</text:span><text:span text:style-name="T35_36"><text:s/></text:span><text:span text:style-name="T35_37">l</text:span><text:span text:style-name="T35_38">’</text:span><text:span text:style-name="T35_39">internaute</text:span><text:span text:style-name="T35_40">.<text:s/></text:span><text:span text:style-name="T35_41">Elle</text:span><text:span text:style-name="T35_42"><text:s/></text:span><text:span text:style-name="T35_43">permet</text:span><text:span text:style-name="T35_44"><text:s/></text:span><text:span text:style-name="T35_45">à</text:span><text:span text:style-name="T35_46"><text:s/></text:span><text:span text:style-name="T35_47">l</text:span><text:span text:style-name="T35_48">’</text:span><text:span text:style-name="T35_49">utilisateur</text:span><text:span text:style-name="T35_50"><text:s/></text:span><text:span text:style-name="T35_51">final</text:span><text:span text:style-name="T35_52"><text:s/></text:span><text:span text:style-name="T35_53">d</text:span><text:span text:style-name="T35_54">’</text:span><text:span text:style-name="T35_55">accéder</text:span><text:span text:style-name="T35_56"><text:s/></text:span><text:span text:style-name="T35_57">via</text:span><text:span text:style-name="T35_58"><text:s/></text:span><text:span text:style-name="T35_59">une</text:span><text:span text:style-name="T35_60"><text:s/></text:span><text:span text:style-name="T35_61">interface</text:span><text:span text:style-name="T35_62"><text:s/></text:span><text:span text:style-name="T35_63">aux</text:span><text:span text:style-name="T35_64"><text:s/></text:span><text:span text:style-name="T35_65">applications</text:span><text:span text:style-name="T35_66"><text:s/></text:span><text:span text:style-name="T35_67">de</text:span><text:span text:style-name="T35_68"><text:s/></text:span><text:span text:style-name="T35_69">l</text:span><text:span text:style-name="T35_70">’</text:span><text:span text:style-name="T35_71">entreprise</text:span><text:span text:style-name="T35_72">,<text:s/></text:span><text:span text:style-name="T35_73">hébergées</text:span><text:span text:style-name="T35_74"><text:s/></text:span><text:span text:style-name="T35_75">sur</text:span><text:span text:style-name="T35_76"><text:s/></text:span><text:span text:style-name="T35_77">un</text:span><text:span text:style-name="T35_78"><text:s/></text:span><text:span text:style-name="T35_79">environnement</text:span><text:span text:style-name="T35_80"><text:s/></text:span><text:span text:style-name="T35_81">sécurisé</text:span><text:span text:style-name="T35_82"><text:s/>(</text:span><text:span text:style-name="T35_83">il</text:span><text:span text:style-name="T35_84"><text:s/></text:span><text:span text:style-name="T35_85">lui</text:span><text:span text:style-name="T35_86"><text:s/></text:span><text:span text:style-name="T35_87">suffit</text:span><text:span text:style-name="T35_88"><text:s/></text:span><text:span text:style-name="T35_89">de</text:span><text:span text:style-name="T35_90"><text:s/></text:span><text:span text:style-name="T35_91">se</text:span><text:span text:style-name="T35_92"><text:s/></text:span><text:span text:style-name="T35_93">connecter</text:span><text:span text:style-name="T35_94"><text:s/></text:span><text:span text:style-name="T35_95">avec</text:span><text:span text:style-name="T35_96"><text:s/></text:span><text:span text:style-name="T35_97">ses</text:span><text:span text:style-name="T35_98"><text:s/></text:span><text:span text:style-name="T35_99">identifiants</text:span><text:span text:style-name="T35_100"><text:s/></text:span><text:span text:style-name="T35_101">via</text:span><text:span text:style-name="T35_102"><text:s/></text:span><text:span text:style-name="T35_103">une</text:span><text:span text:style-name="T35_104"><text:s/></text:span><text:span text:style-name="T35_105">interface</text:span><text:span text:style-name="T35_106">).<text:s/></text:span><text:span text:style-name="T35_107">L</text:span><text:span text:style-name="T35_108">’</text:span><text:span text:style-name="T35_109">entreprise</text:span><text:span text:style-name="T35_110"><text:s/></text:span><text:span text:style-name="T35_111">consomme</text:span><text:span text:style-name="T35_112"><text:s/></text:span><text:span text:style-name="T35_113">alors</text:span><text:span text:style-name="T35_114"><text:s/></text:span><text:span text:style-name="T35_115">ses</text:span><text:span text:style-name="T35_116"><text:s/></text:span><text:span text:style-name="T35_117">applications</text:span><text:span text:style-name="T35_118"><text:s/></text:span><text:span text:style-name="T35_119">à</text:span><text:span text:style-name="T35_120"><text:s/></text:span><text:span text:style-name="T35_121">la</text:span><text:span text:style-name="T35_122"><text:s/></text:span><text:span text:style-name="T35_123">demande</text:span><text:span text:style-name="T35_124">,<text:s/></text:span><text:span text:style-name="T35_125">en</text:span><text:span text:style-name="T35_126"><text:s/></text:span><text:span text:style-name="T35_127">fonction</text:span><text:span text:style-name="T35_128"><text:s/></text:span><text:span text:style-name="T35_129">de</text:span><text:span text:style-name="T35_130"><text:s/></text:span><text:span text:style-name="T35_131">ses</text:span><text:span text:style-name="T35_132"><text:s/></text:span><text:span text:style-name="T35_133">besoins</text:span><text:span text:style-name="T35_134"><text:s/></text:span><text:span text:style-name="T35_135">réels</text:span><text:span text:style-name="T35_136">.</text:span></text:p>
        </text:list-item>
      </text:list>
      <text:h text:style-name="P36" text:outline-level="10"><text:bookmark-start text:name="h.o1ql10yu8408"/><text:bookmark-end text:name="h.o1ql10yu8408"/><text:span text:style-name="T36_1">Toujours</text:span><text:span text:style-name="T36_2"><text:s/></text:span><text:span text:style-name="T36_3">accessible</text:span></text:h>
      <text:p text:style-name="P37"><text:span text:style-name="T37_1">Chacun</text:span><text:span text:style-name="T37_2"><text:s/></text:span><text:span text:style-name="T37_3">des</text:span><text:span text:style-name="T37_4"><text:s/></text:span><text:span text:style-name="T37_5">éléments</text:span><text:span text:style-name="T37_6"><text:s/></text:span><text:span text:style-name="T37_7">du</text:span><text:span text:style-name="T37_8"><text:s/></text:span><text:span text:style-name="T37_9">Cloud</text:span><text:span text:style-name="T37_10"><text:s/></text:span><text:span text:style-name="T37_11">est</text:span><text:span text:style-name="T37_12"><text:s/></text:span><text:span text:style-name="T37_13">accessible</text:span><text:span text:style-name="T37_14"><text:s/></text:span><text:span text:style-name="T37_15">par</text:span><text:span text:style-name="T37_16"><text:s/></text:span><text:span text:style-name="T37_17">un</text:span><text:span text:style-name="T37_18"><text:s/></text:span><text:span text:style-name="T37_19">utilisateur</text:span><text:span text:style-name="T37_20"><text:s/></text:span><text:span text:style-name="T37_21">final</text:span><text:span text:style-name="T37_22"><text:s/></text:span><text:span text:style-name="T37_23">via</text:span><text:span text:style-name="T37_24"><text:s/></text:span><text:span text:style-name="T37_25">l</text:span><text:span text:style-name="T37_26">’</text:span><text:span text:style-name="T37_27">internet</text:span><text:span text:style-name="T37_28">.<text:s/></text:span><text:span text:style-name="T37_29">L</text:span><text:span text:style-name="T37_30">'</text:span><text:span text:style-name="T37_31">IaaS</text:span><text:span text:style-name="T37_32"><text:s/></text:span><text:span text:style-name="T37_33">et</text:span><text:span text:style-name="T37_34"><text:s/></text:span><text:span text:style-name="T37_35">le</text:span><text:span text:style-name="T37_36"><text:s/></text:span><text:span text:style-name="T37_37">PaaS</text:span><text:span text:style-name="T37_38"><text:s/></text:span><text:span text:style-name="T37_39">ont</text:span><text:span text:style-name="T37_40"><text:s/></text:span><text:span text:style-name="T37_41">été</text:span><text:span text:style-name="T37_42"><text:s/></text:span><text:span text:style-name="T37_43">pensés</text:span><text:span text:style-name="T37_44"><text:s/></text:span><text:span text:style-name="T37_45">jusque</text:span><text:span text:style-name="T37_46">-</text:span><text:span text:style-name="T37_47">là</text:span><text:span text:style-name="T37_48"><text:s/></text:span><text:span text:style-name="T37_49">pour</text:span><text:span text:style-name="T37_50"><text:s/></text:span><text:span text:style-name="T37_51">des</text:span><text:span text:style-name="T37_52"><text:s/></text:span><text:span text:style-name="T37_53">développeurs</text:span><text:span text:style-name="T37_54"><text:s/></text:span><text:span text:style-name="T37_55">alors</text:span><text:span text:style-name="T37_56"><text:s/></text:span><text:span text:style-name="T37_57">que</text:span><text:span text:style-name="T37_58"><text:s/></text:span><text:span text:style-name="T37_59">le</text:span><text:span text:style-name="T37_60"><text:s/></text:span><text:span text:style-name="T37_61">SaaS</text:span><text:span text:style-name="T37_62"><text:s/></text:span><text:span text:style-name="T37_63">est</text:span><text:span text:style-name="T37_64"><text:s/></text:span><text:span text:style-name="T37_65">en</text:span><text:span text:style-name="T37_66"><text:s/></text:span><text:span text:style-name="T37_67">général</text:span><text:span text:style-name="T37_68"><text:s/></text:span><text:span text:style-name="T37_69">doté</text:span><text:span text:style-name="T37_70"><text:s/></text:span><text:span text:style-name="T37_71">d</text:span><text:span text:style-name="T37_72">’</text:span><text:span text:style-name="T37_73">une</text:span><text:span text:style-name="T37_74"><text:s/></text:span><text:span text:style-name="T37_75">ergonomie</text:span><text:span text:style-name="T37_76"><text:s/></text:span><text:span text:style-name="T37_77">le</text:span><text:span text:style-name="T37_78"><text:s/></text:span><text:span text:style-name="T37_79">rendant</text:span><text:span text:style-name="T37_80"><text:s/></text:span><text:span text:style-name="T37_81">accessible</text:span><text:span text:style-name="T37_82"><text:s/></text:span><text:span text:style-name="T37_83">à</text:span><text:span text:style-name="T37_84"><text:s/></text:span><text:span text:style-name="T37_85">tous</text:span><text:span text:style-name="T37_86"><text:s/></text:span><text:span text:style-name="T37_87">les</text:span><text:span text:style-name="T37_88"><text:s/></text:span><text:span text:style-name="T37_89">utilisateurs</text:span><text:span text:style-name="T37_90"><text:s/></text:span><text:span text:style-name="T37_91">habituels</text:span><text:span text:style-name="T37_92"><text:s/></text:span><text:span text:style-name="T37_93">du</text:span><text:span text:style-name="T37_94"><text:s/></text:span><text:span text:style-name="T37_95">logiciel</text:span><text:span text:style-name="T37_96">.<text:s/></text:span><text:span text:style-name="T37_97">Une</text:span><text:span text:style-name="T37_98"><text:s/></text:span><text:span text:style-name="T37_99">simple</text:span><text:span text:style-name="T37_100"><text:s/></text:span><text:span text:style-name="T37_101">connexion</text:span><text:span text:style-name="T37_102"><text:s/></text:span><text:span text:style-name="T37_103">leur</text:span><text:span text:style-name="T37_104"><text:s/></text:span><text:span text:style-name="T37_105">permet</text:span><text:span text:style-name="T37_106"><text:s/></text:span><text:span text:style-name="T37_107">d</text:span><text:span text:style-name="T37_108">’</text:span><text:span text:style-name="T37_109">accéder</text:span><text:span text:style-name="T37_110"><text:s/></text:span><text:span text:style-name="T37_111">aux</text:span><text:span text:style-name="T37_112"><text:s/></text:span><text:span text:style-name="T37_113">ressources</text:span><text:span text:style-name="T37_114"><text:s/></text:span><text:span text:style-name="T37_115">de</text:span><text:span text:style-name="T37_116"><text:s/></text:span><text:span text:style-name="T37_117">l</text:span><text:span text:style-name="T37_118">’</text:span><text:span text:style-name="T37_119">entreprise</text:span><text:span text:style-name="T37_120">,<text:s/></text:span><text:span text:style-name="T37_121">que</text:span><text:span text:style-name="T37_122"><text:s/></text:span><text:span text:style-name="T37_123">ce</text:span><text:span text:style-name="T37_124"><text:s/></text:span><text:span text:style-name="T37_125">soit</text:span><text:span text:style-name="T37_126"><text:s/></text:span><text:span text:style-name="T37_127">depuis</text:span><text:span text:style-name="T37_128"><text:s/></text:span><text:span text:style-name="T37_129">un</text:span><text:span text:style-name="T37_130"><text:s/></text:span><text:span text:style-name="T37_131">ordinateur</text:span><text:span text:style-name="T37_132">,<text:s/></text:span><text:span text:style-name="T37_133">un</text:span><text:span text:style-name="T37_134"><text:s/></text:span><text:span text:style-name="T37_135">Smartphone</text:span><text:span text:style-name="T37_136"><text:s/></text:span><text:span text:style-name="T37_137">ou</text:span><text:span text:style-name="T37_138"><text:s/></text:span><text:span text:style-name="T37_139">une</text:span><text:span text:style-name="T37_140"><text:s/></text:span><text:span text:style-name="T37_141">tablette</text:span><text:span text:style-name="T37_142">.</text:span></text:p>
      <text:p text:style-name="P38"/>
      <text:list text:style-name="LS1" xml:id="list14" text:continue-list="list0">
        <text:list-item>
          <text:h text:style-name="P39" text:outline-level="10"><text:bookmark-start text:name="h.q6izsyj3ykma"/><text:bookmark-end text:name="h.q6izsyj3ykma"/><text:span text:style-name="T39_1">Linux</text:span><text:span text:style-name="T39_2"><text:s/></text:span><text:span text:style-name="T39_3">LFS</text:span></text:h>
        </text:list-item>
      </text:list>
      <text:p text:style-name="P40"/>
      <text:list text:style-name="LS4" xml:id="list15">
        <text:list-item>
          <text:p text:style-name="P41"><text:span text:style-name="T41_1">/</text:span><text:span text:style-name="T41_2">home</text:span><text:span text:style-name="T41_3"><text:s/>:<text:s/></text:span><text:span text:style-name="T41_4">répertoires</text:span><text:span text:style-name="T41_5"><text:s/></text:span><text:span text:style-name="T41_6">personnels</text:span><text:span text:style-name="T41_7"><text:s/></text:span><text:span text:style-name="T41_8">des</text:span><text:span text:style-name="T41_9"><text:s/></text:span><text:span text:style-name="T41_10">utilisateurs</text:span></text:p>
        </text:list-item>
        <text:list-item>
          <text:p text:style-name="P42"><text:span text:style-name="T42_1">/</text:span><text:span text:style-name="T42_2">usr</text:span><text:span text:style-name="T42_3"><text:s/>:<text:s/></text:span><text:span text:style-name="T42_4">c</text:span><text:span text:style-name="T42_5">'</text:span><text:span text:style-name="T42_6">est</text:span><text:span text:style-name="T42_7"><text:s/></text:span><text:span text:style-name="T42_8">un</text:span><text:span text:style-name="T42_9"><text:s/></text:span><text:span text:style-name="T42_10">des</text:span><text:span text:style-name="T42_11"><text:s/></text:span><text:span text:style-name="T42_12">plus</text:span><text:span text:style-name="T42_13"><text:s/></text:span><text:span text:style-name="T42_14">gros</text:span><text:span text:style-name="T42_15"><text:s/></text:span><text:span text:style-name="T42_16">dossiers</text:span><text:span text:style-name="T42_17">,<text:s/></text:span><text:span text:style-name="T42_18">dans</text:span><text:span text:style-name="T42_19"><text:s/></text:span><text:span text:style-name="T42_20">lequel</text:span><text:span text:style-name="T42_21"><text:s/></text:span><text:span text:style-name="T42_22">vont</text:span><text:span text:style-name="T42_23"><text:s/></text:span><text:span text:style-name="T42_24">s</text:span><text:span text:style-name="T42_25">'</text:span><text:span text:style-name="T42_26">installer</text:span><text:span text:style-name="T42_27"><text:s/></text:span><text:span text:style-name="T42_28">la</text:span><text:span text:style-name="T42_29"><text:s/></text:span><text:span text:style-name="T42_30">plupart</text:span><text:span text:style-name="T42_31"><text:s/></text:span><text:span text:style-name="T42_32">des</text:span><text:span text:style-name="T42_33"><text:s/></text:span><text:span text:style-name="T42_34">programmes</text:span><text:span text:style-name="T42_35"><text:s/></text:span><text:span text:style-name="T42_36">demandés</text:span><text:span text:style-name="T42_37"><text:s/></text:span><text:span text:style-name="T42_38">par</text:span><text:span text:style-name="T42_39"><text:s/></text:span><text:span text:style-name="T42_40">l</text:span><text:span text:style-name="T42_41">'</text:span><text:span text:style-name="T42_42">utilisateur</text:span><text:span text:style-name="T42_43">.</text:span></text:p>
          <text:list>
            <text:list-item>
              <text:p text:style-name="P43"><text:span text:style-name="T43_1">/</text:span><text:span text:style-name="T43_2">usr</text:span><text:span text:style-name="T43_3">/</text:span><text:span text:style-name="T43_4">bin</text:span><text:span text:style-name="T43_5"><text:s/>:<text:s/></text:span><text:span text:style-name="T43_6">Commandes</text:span><text:span text:style-name="T43_7"><text:s/></text:span><text:span text:style-name="T43_8">utilisateurs</text:span><text:span text:style-name="T43_9"><text:s/></text:span><text:span text:style-name="T43_10">principales</text:span></text:p>
            </text:list-item>
            <text:list-item>
              <text:p text:style-name="P44"><text:span text:style-name="T44_1">/</text:span><text:span text:style-name="T44_2">usr</text:span><text:span text:style-name="T44_3">/</text:span><text:span text:style-name="T44_4">local</text:span><text:span text:style-name="T44_5">/</text:span><text:span text:style-name="T44_6">bin</text:span><text:span text:style-name="T44_7"><text:s/>:<text:s/></text:span><text:span text:style-name="T44_8">is</text:span><text:span text:style-name="T44_9"><text:s/></text:span><text:span text:style-name="T44_10">for</text:span><text:span text:style-name="T44_11"><text:s/></text:span><text:span text:style-name="T44_12">programs</text:span><text:span text:style-name="T44_13"><text:s/></text:span><text:span text:style-name="T44_14">that</text:span><text:span text:style-name="T44_15"><text:s/></text:span><text:span text:style-name="T44_16">a</text:span><text:span text:style-name="T44_17"><text:s/></text:span><text:span text:style-name="T44_18">normal</text:span><text:span text:style-name="T44_19"><text:s/></text:span><text:span text:style-name="T44_20">user</text:span><text:span text:style-name="T44_21"><text:s/></text:span><text:span text:style-name="T44_22">may</text:span><text:span text:style-name="T44_23"><text:s/></text:span><text:span text:style-name="T44_24">run</text:span></text:p>
            </text:list-item>
          </text:list>
        </text:list-item>
        <text:list-item>
          <text:p text:style-name="P45"><text:span text:style-name="T45_1">/</text:span><text:span text:style-name="T45_2">var</text:span><text:span text:style-name="T45_3"><text:s/>:<text:s/></text:span><text:span text:style-name="T45_4">ce</text:span><text:span text:style-name="T45_5"><text:s/></text:span><text:span text:style-name="T45_6">dossier</text:span><text:span text:style-name="T45_7"><text:s/></text:span><text:span text:style-name="T45_8">contient</text:span><text:span text:style-name="T45_9"><text:s/></text:span><text:span text:style-name="T45_10">des</text:span><text:span text:style-name="T45_11"><text:s/></text:span><text:span text:style-name="T45_12">données</text:span><text:span text:style-name="T45_13"><text:s/>«<text:s/></text:span><text:span text:style-name="T45_14">variables</text:span><text:span text:style-name="T45_15"><text:s/>»,<text:s/></text:span><text:span text:style-name="T45_16">souvent</text:span><text:span text:style-name="T45_17"><text:s/></text:span><text:span text:style-name="T45_18">des</text:span><text:span text:style-name="T45_19"><text:s/></text:span><text:span text:style-name="T45_20">logs</text:span><text:span text:style-name="T45_21"><text:s/>(</text:span><text:span text:style-name="T45_22">traces</text:span><text:span text:style-name="T45_23"><text:s/></text:span><text:span text:style-name="T45_24">écrites</text:span><text:span text:style-name="T45_25"><text:s/></text:span><text:span text:style-name="T45_26">de</text:span><text:span text:style-name="T45_27"><text:s/></text:span><text:span text:style-name="T45_28">ce</text:span><text:span text:style-name="T45_29"><text:s/></text:span><text:span text:style-name="T45_30">qui</text:span><text:span text:style-name="T45_31"><text:s/></text:span><text:span text:style-name="T45_32">s</text:span><text:span text:style-name="T45_33">'</text:span><text:span text:style-name="T45_34">est</text:span><text:span text:style-name="T45_35"><text:s/></text:span><text:span text:style-name="T45_36">passé</text:span><text:span text:style-name="T45_37"><text:s/></text:span><text:span text:style-name="T45_38">récemment</text:span><text:span text:style-name="T45_39"><text:s/></text:span><text:span text:style-name="T45_40">sur</text:span><text:span text:style-name="T45_41"><text:s/></text:span><text:span text:style-name="T45_42">l</text:span><text:span text:style-name="T45_43">'</text:span><text:span text:style-name="T45_44">ordinateur</text:span><text:span text:style-name="T45_45">).</text:span></text:p>
        </text:list-item>
        <text:list-item>
          <text:p text:style-name="P46"><text:span text:style-name="T46_1">/</text:span><text:span text:style-name="T46_2">var</text:span><text:span text:style-name="T46_3">/</text:span><text:span text:style-name="T46_4">log</text:span><text:span text:style-name="T46_5"><text:s/>:<text:s/></text:span><text:span text:style-name="T46_6">Fichiers</text:span><text:span text:style-name="T46_7"><text:s/></text:span><text:span text:style-name="T46_8">de</text:span><text:span text:style-name="T46_9"><text:s/></text:span><text:span text:style-name="T46_10">journalisation</text:span></text:p>
        </text:list-item>
        <text:list-item>
          <text:p text:style-name="P47"><text:span text:style-name="T47_1">/</text:span><text:span text:style-name="T47_2">etc</text:span><text:span text:style-name="T47_3"><text:s/>:<text:s/></text:span><text:span text:style-name="T47_4">Fichier</text:span><text:span text:style-name="T47_5"><text:s/></text:span><text:span text:style-name="T47_6">de</text:span><text:span text:style-name="T47_7"><text:s/></text:span><text:span text:style-name="T47_8">configuration</text:span></text:p>
        </text:list-item>
        <text:list-item>
          <text:p text:style-name="P48"><text:span text:style-name="T48_1">/</text:span><text:span text:style-name="T48_2">dev</text:span><text:span text:style-name="T48_3"><text:s/>:<text:s/></text:span><text:span text:style-name="T48_4">fichiers</text:span><text:span text:style-name="T48_5"><text:s/></text:span><text:span text:style-name="T48_6">contenant</text:span><text:span text:style-name="T48_7"><text:s/></text:span><text:span text:style-name="T48_8">les</text:span><text:span text:style-name="T48_9"><text:s/></text:span><text:span text:style-name="T48_10">périphériques</text:span></text:p>
        </text:list-item>
        <text:list-item>
          <text:p text:style-name="P49"><text:span text:style-name="T49_1">/</text:span><text:span text:style-name="T49_2">tmp</text:span><text:span text:style-name="T49_3"><text:s/>:<text:s/></text:span><text:span text:style-name="T49_4">dossier</text:span><text:span text:style-name="T49_5"><text:s/></text:span><text:span text:style-name="T49_6">temporaire</text:span><text:span text:style-name="T49_7"><text:s/></text:span><text:span text:style-name="T49_8">utilisé</text:span><text:span text:style-name="T49_9"><text:s/></text:span><text:span text:style-name="T49_10">par</text:span><text:span text:style-name="T49_11"><text:s/></text:span><text:span text:style-name="T49_12">les</text:span><text:span text:style-name="T49_13"><text:s/></text:span><text:span text:style-name="T49_14">programmes</text:span><text:span text:style-name="T49_15"><text:s/></text:span><text:span text:style-name="T49_16">pour</text:span><text:span text:style-name="T49_17"><text:s/></text:span><text:span text:style-name="T49_18">stocker</text:span><text:span text:style-name="T49_19"><text:s/></text:span><text:span text:style-name="T49_20">des</text:span><text:span text:style-name="T49_21"><text:s/></text:span><text:span text:style-name="T49_22">fichiers</text:span><text:span text:style-name="T49_23">.</text:span></text:p>
        </text:list-item>
      </text:list>
      <text:p text:style-name="P50"/>
      <text:list text:style-name="LS1" xml:id="list24" text:continue-list="list0">
        <text:list-item>
          <text:h text:style-name="P51" text:outline-level="10"><text:bookmark-start text:name="h.k0yxpfxzzn3p"/><text:bookmark-end text:name="h.k0yxpfxzzn3p"/><text:span text:style-name="T51_1">Command</text:span><text:span text:style-name="T51_2"><text:s/></text:span><text:span text:style-name="T51_3">Line</text:span><text:span text:style-name="T51_4"><text:s/></text:span><text:span text:style-name="T51_5">Tools</text:span></text:h>
        </text:list-item>
      </text:list>
      <text:h text:style-name="P52" text:outline-level="10"><text:bookmark-start text:name="h.a42febohv4n4"/><text:bookmark-end text:name="h.a42febohv4n4"/><text:span text:style-name="T52_1">MISC</text:span></text:h>
      <text:p text:style-name="P53"/>
      <text:list text:style-name="LS5" xml:id="list25">
        <text:list-item>
          <text:p text:style-name="P54"><text:span text:style-name="T54_1">What</text:span><text:span text:style-name="T54_2">’</text:span><text:span text:style-name="T54_3">s</text:span><text:span text:style-name="T54_4"><text:s/></text:span><text:span text:style-name="T54_5">a</text:span><text:span text:style-name="T54_6"><text:s/></text:span><text:span text:style-name="T54_7">terminal</text:span><text:span text:style-name="T54_8">?<text:s/>:<text:s text:c="2"/></text:span><text:span text:style-name="T54_9">ensemble</text:span><text:span text:style-name="T54_10"><text:s/></text:span><text:span text:style-name="T54_11">de</text:span><text:span text:style-name="T54_12"><text:s/></text:span><text:span text:style-name="T54_13">périphériques</text:span><text:span text:style-name="T54_14"><text:s/></text:span><text:span text:style-name="T54_15">qui</text:span><text:span text:style-name="T54_16"><text:s/></text:span><text:span text:style-name="T54_17">permet</text:span><text:span text:style-name="T54_18"><text:s/></text:span><text:span text:style-name="T54_19">de</text:span><text:span text:style-name="T54_20"><text:s/></text:span><text:span text:style-name="T54_21">communiquer</text:span><text:span text:style-name="T54_22"><text:s/></text:span><text:span text:style-name="T54_23">avec</text:span><text:span text:style-name="T54_24"><text:s/></text:span><text:span text:style-name="T54_25">un</text:span><text:span text:style-name="T54_26"><text:s/></text:span><text:span text:style-name="T54_27">ordinateur</text:span><text:span text:style-name="T54_28">.</text:span></text:p>
        </text:list-item>
      </text:list>
      <text:p text:style-name="P55"/>
      <text:list text:style-name="LS5" xml:id="list26">
        <text:list-item>
          <text:p text:style-name="P56"><text:span text:style-name="T56_1">What</text:span><text:span text:style-name="T56_2"><text:s/></text:span><text:span text:style-name="T56_3">is</text:span><text:span text:style-name="T56_4"><text:s/></text:span><text:span text:style-name="T56_5">a</text:span><text:span text:style-name="T56_6"><text:s/></text:span><text:span text:style-name="T56_7">shell</text:span><text:span text:style-name="T56_8">?<text:s/>:<text:s/></text:span><text:span text:style-name="T56_9">Le</text:span><text:span text:style-name="T56_10"><text:s/></text:span><text:span text:style-name="T56_11">shell</text:span><text:span text:style-name="T56_12"><text:s/></text:span><text:span text:style-name="T56_13">désigne</text:span><text:span text:style-name="T56_14"><text:s/></text:span><text:span text:style-name="T56_15">le</text:span><text:span text:style-name="T56_16"><text:s/></text:span><text:span text:style-name="T56_17">programme</text:span><text:span text:style-name="T56_18"><text:s/></text:span><text:span text:style-name="T56_19">qui</text:span><text:span text:style-name="T56_20"><text:s/></text:span><text:span text:style-name="T56_21">interprète</text:span><text:span text:style-name="T56_22"><text:s/></text:span><text:span text:style-name="T56_23">les</text:span><text:span text:style-name="T56_24"><text:s/></text:span><text:span text:style-name="T56_25">commandes</text:span><text:span text:style-name="T56_26">,<text:s/></text:span><text:span text:style-name="T56_27">et</text:span><text:span text:style-name="T56_28"><text:s/></text:span><text:span text:style-name="T56_29">par</text:span><text:span text:style-name="T56_30"><text:s/></text:span><text:span text:style-name="T56_31">extension</text:span><text:span text:style-name="T56_32"><text:s/></text:span><text:span text:style-name="T56_33">le</text:span><text:span text:style-name="T56_34"><text:s/></text:span><text:span text:style-name="T56_35">langage</text:span><text:span text:style-name="T56_36"><text:s/></text:span><text:span text:style-name="T56_37">associé</text:span><text:span text:style-name="T56_38">.</text:span></text:p>
        </text:list-item>
      </text:list>
      <text:p text:style-name="P57"/>
      <text:list text:style-name="LS5" xml:id="list27">
        <text:list-item>
          <text:p text:style-name="P58"><text:span text:style-name="T58_1">What</text:span><text:span text:style-name="T58_2"><text:s/></text:span><text:span text:style-name="T58_3">is</text:span><text:span text:style-name="T58_4"><text:s/></text:span><text:span text:style-name="T58_5">Bash</text:span><text:span text:style-name="T58_6">?<text:s/>:<text:s/></text:span><text:span text:style-name="T58_7">Bash</text:span><text:span text:style-name="T58_8"><text:s/></text:span><text:span text:style-name="T58_9">est</text:span><text:span text:style-name="T58_10"><text:s/></text:span><text:span text:style-name="T58_11">un</text:span><text:span text:style-name="T58_12"><text:s/></text:span><text:span text:style-name="T58_13">type</text:span><text:span text:style-name="T58_14"><text:s/></text:span><text:span text:style-name="T58_15">de</text:span><text:span text:style-name="T58_16"><text:s/></text:span><text:span text:style-name="T58_17">shell</text:span><text:span text:style-name="T58_18">.<text:s/></text:span><text:span text:style-name="T58_19">Le</text:span><text:span text:style-name="T58_20"><text:s/></text:span><text:span text:style-name="T58_21">shell</text:span><text:span text:style-name="T58_22"><text:s/></text:span><text:span text:style-name="T58_23">standard</text:span><text:span text:style-name="T58_24"><text:s/></text:span><text:span text:style-name="T58_25">est</text:span><text:span text:style-name="T58_26"><text:s/></text:span><text:span text:style-name="T58_27">sh</text:span><text:span text:style-name="T58_28">.<text:s/></text:span><text:span text:style-name="T58_29">bash</text:span><text:span text:style-name="T58_30"><text:s/></text:span><text:span text:style-name="T58_31">est</text:span><text:span text:style-name="T58_32"><text:s/></text:span><text:span text:style-name="T58_33">un</text:span><text:span text:style-name="T58_34"><text:s/></text:span><text:span text:style-name="T58_35">surensembles</text:span><text:span text:style-name="T58_36"><text:s/></text:span><text:span text:style-name="T58_37">de</text:span><text:span text:style-name="T58_38"><text:s/></text:span><text:span text:style-name="T58_39">sh</text:span><text:span text:style-name="T58_40">.<text:s/><text:line-break/></text:span><text:span text:style-name="T58_41">Pour</text:span><text:span text:style-name="T58_42"><text:s/></text:span><text:span text:style-name="T58_43">connaitre</text:span><text:span text:style-name="T58_44"><text:s/></text:span><text:span text:style-name="T58_45">son</text:span><text:span text:style-name="T58_46"><text:s/></text:span><text:span text:style-name="T58_47">type</text:span><text:span text:style-name="T58_48"><text:s/></text:span><text:span text:style-name="T58_49">de</text:span><text:span text:style-name="T58_50"><text:s/></text:span><text:span text:style-name="T58_51">shell</text:span><text:span text:style-name="T58_52">,<text:s/></text:span><text:span text:style-name="T58_53">il</text:span><text:span text:style-name="T58_54"><text:s/></text:span><text:span text:style-name="T58_55">faut</text:span><text:span text:style-name="T58_56"><text:s/></text:span><text:span text:style-name="T58_57">entrer</text:span><text:span text:style-name="T58_58"><text:s/>"</text:span><text:span text:style-name="T58_59">echo</text:span><text:span text:style-name="T58_60"><text:s/>$</text:span><text:span text:style-name="T58_61">SHELL</text:span><text:span text:style-name="T58_62">"</text:span></text:p>
        </text:list-item>
      </text:list>
      <text:p text:style-name="P59"/>
      <text:list text:style-name="LS5" xml:id="list28">
        <text:list-item>
          <text:p text:style-name="P60"><text:span text:style-name="T60_1">What</text:span><text:span text:style-name="T60_2"><text:s/></text:span><text:span text:style-name="T60_3">is</text:span><text:span text:style-name="T60_4"><text:s/></text:span><text:span text:style-name="T60_5">an</text:span><text:span text:style-name="T60_6"><text:s/></text:span><text:span text:style-name="T60_7">environment</text:span><text:span text:style-name="T60_8"><text:s/></text:span><text:span text:style-name="T60_9">variable</text:span><text:span text:style-name="T60_10">?<text:s/>:<text:s text:c="2"/></text:span><text:span text:style-name="T60_11">variables</text:span><text:span text:style-name="T60_12"><text:s/></text:span><text:span text:style-name="T60_13">dynamiques</text:span><text:span text:style-name="T60_14"><text:s/></text:span><text:span text:style-name="T60_15">utilisées</text:span><text:span text:style-name="T60_16"><text:s/></text:span><text:span text:style-name="T60_17">par</text:span><text:span text:style-name="T60_18"><text:s/></text:span><text:span text:style-name="T60_19">les</text:span><text:span text:style-name="T60_20"><text:s/></text:span><text:span text:style-name="T60_21">différents</text:span><text:span text:style-name="T60_22"><text:s/></text:span><text:span text:style-name="T60_23">processus</text:span><text:span text:style-name="T60_24"><text:s/></text:span><text:span text:style-name="T60_25">d</text:span><text:span text:style-name="T60_26">’</text:span><text:span text:style-name="T60_27">un</text:span><text:span text:style-name="T60_28"><text:s/></text:span><text:span text:style-name="T60_29">système</text:span><text:span text:style-name="T60_30"><text:s/></text:span><text:span text:style-name="T60_31">d</text:span><text:span text:style-name="T60_32">’</text:span><text:span text:style-name="T60_33">exploitation</text:span><text:span text:style-name="T60_34"><text:s/>(</text:span><text:span text:style-name="T60_35">Windows</text:span><text:span text:style-name="T60_36">,<text:s/></text:span><text:span text:style-name="T60_37">Unix</text:span><text:span text:style-name="T60_38">,<text:s/></text:span><text:span text:style-name="T60_39">etc</text:span><text:span text:style-name="T60_40">.).<text:s/></text:span><text:span text:style-name="T60_41">Elles</text:span><text:span text:style-name="T60_42"><text:s/></text:span><text:span text:style-name="T60_43">servent</text:span><text:span text:style-name="T60_44"><text:s/></text:span><text:span text:style-name="T60_45">à</text:span><text:span text:style-name="T60_46"><text:s/></text:span><text:span text:style-name="T60_47">communiquer</text:span><text:span text:style-name="T60_48"><text:s/></text:span><text:span text:style-name="T60_49">des</text:span><text:span text:style-name="T60_50"><text:s/></text:span><text:span text:style-name="T60_51">informations</text:span><text:span text:style-name="T60_52"><text:s/></text:span><text:span text:style-name="T60_53">entre</text:span><text:span text:style-name="T60_54"><text:s/></text:span><text:span text:style-name="T60_55">programmes</text:span><text:span text:style-name="T60_56"><text:s/></text:span><text:span text:style-name="T60_57">qui</text:span><text:span text:style-name="T60_58"><text:s/></text:span><text:span text:style-name="T60_59">ne</text:span><text:span text:style-name="T60_60"><text:s/></text:span><text:span text:style-name="T60_61">se</text:span><text:span text:style-name="T60_62"><text:s/></text:span><text:span text:style-name="T60_63">trouvent</text:span><text:span text:style-name="T60_64"><text:s/></text:span><text:span text:style-name="T60_65">pas</text:span><text:span text:style-name="T60_66"><text:s/></text:span><text:span text:style-name="T60_67">sur</text:span><text:span text:style-name="T60_68"><text:s/></text:span><text:span text:style-name="T60_69">la</text:span><text:span text:style-name="T60_70"><text:s/></text:span><text:span text:style-name="T60_71">même</text:span><text:span text:style-name="T60_72"><text:s/></text:span><text:span text:style-name="T60_73">ligne</text:span><text:span text:style-name="T60_74"><text:s/></text:span><text:span text:style-name="T60_75">hiérarchique</text:span></text:p>
        </text:list-item>
      </text:list>
      <text:p text:style-name="P61"/>
      <text:list text:style-name="LS5" xml:id="list29">
        <text:list-item>
          <text:p text:style-name="P62"><text:span text:style-name="T62_1">How</text:span><text:span text:style-name="T62_2"><text:s/></text:span><text:span text:style-name="T62_3">to</text:span><text:span text:style-name="T62_4"><text:s/></text:span><text:span text:style-name="T62_5">set</text:span><text:span text:style-name="T62_6"><text:s/></text:span><text:span text:style-name="T62_7">an</text:span><text:span text:style-name="T62_8"><text:s/></text:span><text:span text:style-name="T62_9">environment</text:span><text:span text:style-name="T62_10"><text:s/></text:span><text:span text:style-name="T62_11">variable</text:span><text:span text:style-name="T62_12"><text:s/></text:span><text:span text:style-name="T62_13">for</text:span><text:span text:style-name="T62_14"><text:s/></text:span><text:span text:style-name="T62_15">a</text:span><text:span text:style-name="T62_16"><text:s/></text:span><text:span text:style-name="T62_17">session</text:span><text:span text:style-name="T62_18">?<text:s/>:<text:s/>“</text:span><text:span text:style-name="T62_19">export</text:span><text:span text:style-name="T62_20"><text:s/></text:span><text:span text:style-name="T62_21">EDITOR</text:span><text:span text:style-name="T62_22">=</text:span><text:span text:style-name="T62_23">nano</text:span><text:span text:style-name="T62_24">”,<text:s/></text:span><text:span text:style-name="T62_25">cependant</text:span><text:span text:style-name="T62_26"><text:s/></text:span><text:span text:style-name="T62_27">la</text:span><text:span text:style-name="T62_28"><text:s/></text:span><text:span text:style-name="T62_29">variable</text:span><text:span text:style-name="T62_30"><text:s/></text:span><text:span text:style-name="T62_31">est</text:span><text:span text:style-name="T62_32"><text:s/></text:span><text:span text:style-name="T62_33">définie</text:span><text:span text:style-name="T62_34"><text:s/></text:span><text:span text:style-name="T62_35">temporairement</text:span><text:span text:style-name="T62_36"><text:s/></text:span><text:span text:style-name="T62_37">jusqu</text:span><text:span text:style-name="T62_38">’</text:span><text:span text:style-name="T62_39">a</text:span><text:span text:style-name="T62_40"><text:s/></text:span><text:span text:style-name="T62_41">ce</text:span><text:span text:style-name="T62_42"><text:s/></text:span><text:span text:style-name="T62_43">que</text:span><text:span text:style-name="T62_44"><text:s/></text:span><text:span text:style-name="T62_45">le</text:span><text:span text:style-name="T62_46"><text:s/></text:span><text:span text:style-name="T62_47">terminal</text:span><text:span text:style-name="T62_48"><text:s/></text:span><text:span text:style-name="T62_49">soit</text:span><text:span text:style-name="T62_50"><text:s/></text:span><text:span text:style-name="T62_51">fermé</text:span><text:span text:style-name="T62_52">.<text:s/></text:span><text:span text:style-name="T62_53">Pour</text:span><text:span text:style-name="T62_54"><text:s/></text:span><text:span text:style-name="T62_55">éviter</text:span><text:span text:style-name="T62_56"><text:s/></text:span><text:span text:style-name="T62_57">cela</text:span><text:span text:style-name="T62_58">,<text:s text:c="2"/></text:span><text:span text:style-name="T62_59">il</text:span><text:span text:style-name="T62_60"><text:s/></text:span><text:span text:style-name="T62_61">faut</text:span><text:span text:style-name="T62_62"><text:s/></text:span><text:span text:style-name="T62_63">placer</text:span><text:span text:style-name="T62_64"><text:s/></text:span><text:span text:style-name="T62_65">une</text:span><text:span text:style-name="T62_66"><text:s/></text:span><text:span text:style-name="T62_67">commande</text:span><text:span text:style-name="T62_68"><text:s/></text:span><text:span text:style-name="T62_69">définissant</text:span><text:span text:style-name="T62_70"><text:s/></text:span><text:span text:style-name="T62_71">une</text:span><text:span text:style-name="T62_72"><text:s/></text:span><text:span text:style-name="T62_73">variable</text:span><text:span text:style-name="T62_74"><text:s/></text:span><text:span text:style-name="T62_75">d</text:span><text:span text:style-name="T62_76">'</text:span><text:span text:style-name="T62_77">environnement</text:span><text:span text:style-name="T62_78"><text:s/></text:span><text:span text:style-name="T62_79">dans</text:span><text:span text:style-name="T62_80"><text:s/></text:span><text:span text:style-name="T62_81">l</text:span><text:span text:style-name="T62_82">'</text:span><text:span text:style-name="T62_83">un</text:span><text:span text:style-name="T62_84"><text:s/></text:span><text:span text:style-name="T62_85">des</text:span><text:span text:style-name="T62_86"><text:s/></text:span><text:span text:style-name="T62_87">fichiers</text:span><text:span text:style-name="T62_88"><text:s/></text:span><text:span text:style-name="T62_89">de</text:span><text:span text:style-name="T62_90"><text:s/></text:span><text:span text:style-name="T62_91">script</text:span><text:span text:style-name="T62_92"><text:s/></text:span><text:span text:style-name="T62_93">qui</text:span><text:span text:style-name="T62_94"><text:s/></text:span><text:span text:style-name="T62_95">est</text:span><text:span text:style-name="T62_96"><text:s/></text:span><text:span text:style-name="T62_97">exécuté</text:span><text:span text:style-name="T62_98"><text:s/></text:span><text:span text:style-name="T62_99">automatiquement</text:span><text:span text:style-name="T62_100"><text:s/></text:span><text:span text:style-name="T62_101">lors</text:span><text:span text:style-name="T62_102"><text:s/></text:span><text:span text:style-name="T62_103">d</text:span><text:span text:style-name="T62_104">'</text:span><text:span text:style-name="T62_105">une</text:span><text:span text:style-name="T62_106"><text:s/></text:span><text:span text:style-name="T62_107">des</text:span><text:span text:style-name="T62_108"><text:s/></text:span><text:span text:style-name="T62_109">étapes</text:span><text:span text:style-name="T62_110"><text:s/></text:span><text:span text:style-name="T62_111">de</text:span><text:span text:style-name="T62_112"><text:s/></text:span><text:span text:style-name="T62_113">démarrage</text:span><text:span text:style-name="T62_114"><text:s/></text:span><text:span text:style-name="T62_115">de</text:span><text:span text:style-name="T62_116"><text:s/></text:span><text:span text:style-name="T62_117">la</text:span><text:span text:style-name="T62_118"><text:s/></text:span><text:span text:style-name="T62_119">session</text:span><text:span text:style-name="T62_120"><text:s/></text:span><text:span text:style-name="T62_121">utilisateur</text:span><text:span text:style-name="T62_122"><text:s/>(</text:span><text:span text:style-name="T62_123">script</text:span><text:span text:style-name="T62_124"><text:s/></text:span><text:span text:style-name="T62_125">présent</text:span><text:span text:style-name="T62_126"><text:s/></text:span><text:span text:style-name="T62_127">dans</text:span><text:span text:style-name="T62_128"><text:s/></text:span><text:span text:style-name="T62_129">le</text:span><text:span text:style-name="T62_130"><text:s/></text:span><text:span text:style-name="T62_131">répertoire</text:span><text:span text:style-name="T62_132"><text:s/></text:span><text:span text:style-name="T62_133">personnel</text:span><text:span text:style-name="T62_134"><text:s/></text:span><text:span text:style-name="T62_135">de</text:span><text:span text:style-name="T62_136"><text:s/></text:span><text:span text:style-name="T62_137">l</text:span><text:span text:style-name="T62_138">'</text:span><text:span text:style-name="T62_139">utilisateur</text:span><text:span text:style-name="T62_140">)</text:span><text:span text:style-name="T62_141">.<text:s/></text:span></text:p>
          <text:list>
            <text:list-item>
              <text:p text:style-name="P63"><text:span text:style-name="T63_1">Exemple</text:span><text:span text:style-name="T63_2"><text:s/></text:span><text:span text:style-name="T63_3">de</text:span><text:span text:style-name="T63_4"><text:s/></text:span><text:span text:style-name="T63_5">fichier</text:span><text:span text:style-name="T63_6"><text:s/></text:span><text:span text:style-name="T63_7">script</text:span><text:span text:style-name="T63_8"><text:s/>:<text:s/></text:span><text:span text:style-name="T63_9">~/.</text:span><text:span text:style-name="T63_10">profile</text:span><text:span text:style-name="T63_11"><text:s/></text:span><text:span text:style-name="T63_12">OU</text:span><text:span text:style-name="T63_13"><text:s/></text:span><text:span text:style-name="T63_14">~/.</text:span><text:span text:style-name="T63_15">bash</text:span><text:span text:style-name="T63_16">_</text:span><text:span text:style-name="T63_17">profile</text:span><text:span text:style-name="T63_18"><text:s/></text:span><text:span text:style-name="T63_19">OU</text:span><text:span text:style-name="T63_20"><text:s/></text:span><text:span text:style-name="T63_21">~/.</text:span><text:span text:style-name="T63_22">bash</text:span><text:span text:style-name="T63_23">_</text:span><text:span text:style-name="T63_24">login</text:span><text:span text:style-name="T63_25"><text:s/></text:span><text:span text:style-name="T63_26">OU</text:span><text:span text:style-name="T63_27"><text:s/></text:span><text:span text:style-name="T63_28">~/.</text:span><text:span text:style-name="T63_29">bashrc</text:span></text:p>
            </text:list-item>
          </text:list>
        </text:list-item>
      </text:list>
      <text:p text:style-name="P64"/>
      <text:list text:style-name="LS5" xml:id="list31">
        <text:list-item>
          <text:p text:style-name="P65"><text:span text:style-name="T65_1">H</text:span><text:span text:style-name="T65_2">ow</text:span><text:span text:style-name="T65_3"><text:s/></text:span><text:span text:style-name="T65_4">to</text:span><text:span text:style-name="T65_5"><text:s/></text:span><text:span text:style-name="T65_6">set</text:span><text:span text:style-name="T65_7"><text:s/></text:span><text:span text:style-name="T65_8">an</text:span><text:span text:style-name="T65_9"><text:s/></text:span><text:span text:style-name="T65_10">environment</text:span><text:span text:style-name="T65_11"><text:s/></text:span><text:span text:style-name="T65_12">variable</text:span><text:span text:style-name="T65_13"><text:s/></text:span><text:span text:style-name="T65_14">for</text:span><text:span text:style-name="T65_15"><text:s/></text:span><text:span text:style-name="T65_16">all</text:span><text:span text:style-name="T65_17"><text:s/></text:span><text:span text:style-name="T65_18">sessions</text:span><text:span text:style-name="T65_19">?<text:s/>:<text:s/></text:span><text:span text:style-name="T65_20">Les</text:span><text:span text:style-name="T65_21"><text:s/></text:span><text:span text:style-name="T65_22">variables</text:span><text:span text:style-name="T65_23"><text:s/></text:span><text:span text:style-name="T65_24">d</text:span><text:span text:style-name="T65_25">'</text:span><text:span text:style-name="T65_26">environnement</text:span><text:span text:style-name="T65_27"><text:s/></text:span><text:span text:style-name="T65_28">qui</text:span><text:span text:style-name="T65_29"><text:s/></text:span><text:span text:style-name="T65_30">affectent</text:span><text:span text:style-name="T65_31"><text:s/></text:span><text:span text:style-name="T65_32">l</text:span><text:span text:style-name="T65_33">'</text:span><text:span text:style-name="T65_34">ensemble</text:span><text:span text:style-name="T65_35"><text:s/></text:span><text:span text:style-name="T65_36">du</text:span><text:span text:style-name="T65_37"><text:s/></text:span><text:span text:style-name="T65_38">système</text:span><text:span text:style-name="T65_39"><text:s/>(</text:span><text:span text:style-name="T65_40">plutôt</text:span><text:span text:style-name="T65_41"><text:s/></text:span><text:span text:style-name="T65_42">qu</text:span><text:span text:style-name="T65_43">'</text:span><text:span text:style-name="T65_44">une</text:span><text:span text:style-name="T65_45"><text:s/></text:span><text:span text:style-name="T65_46">session</text:span><text:span text:style-name="T65_47"><text:s/></text:span><text:span text:style-name="T65_48">utilisateur</text:span><text:span text:style-name="T65_49"><text:s/></text:span><text:span text:style-name="T65_50">particulière</text:span><text:span text:style-name="T65_51">)<text:s/></text:span><text:span text:style-name="T65_52">peuvent</text:span><text:span text:style-name="T65_53"><text:s/></text:span><text:span text:style-name="T65_54">être</text:span><text:span text:style-name="T65_55"><text:s/></text:span><text:span text:style-name="T65_56">définies</text:span><text:span text:style-name="T65_57"><text:s/></text:span><text:span text:style-name="T65_58">dans</text:span><text:span text:style-name="T65_59"><text:s/></text:span><text:span text:style-name="T65_60">l</text:span><text:span text:style-name="T65_61">'</text:span><text:span text:style-name="T65_62">un</text:span><text:span text:style-name="T65_63"><text:s/></text:span><text:span text:style-name="T65_64">des</text:span><text:span text:style-name="T65_65"><text:s/></text:span><text:span text:style-name="T65_66">nombreux</text:span><text:span text:style-name="T65_67"><text:s/></text:span><text:span text:style-name="T65_68">scripts</text:span><text:span text:style-name="T65_69"><text:s/></text:span><text:span text:style-name="T65_70">au</text:span><text:span text:style-name="T65_71"><text:s/></text:span><text:span text:style-name="T65_72">niveau</text:span><text:span text:style-name="T65_73"><text:s/></text:span><text:span text:style-name="T65_74">système</text:span><text:span text:style-name="T65_75">,<text:s/></text:span><text:span text:style-name="T65_76">qui</text:span><text:span text:style-name="T65_77"><text:s/></text:span><text:span text:style-name="T65_78">s</text:span><text:span text:style-name="T65_79">'</text:span><text:span text:style-name="T65_80">exécutent</text:span><text:span text:style-name="T65_81"><text:s/></text:span><text:span text:style-name="T65_82">lors</text:span><text:span text:style-name="T65_83"><text:s/></text:span><text:span text:style-name="T65_84">du</text:span><text:span text:style-name="T65_85"><text:s/></text:span><text:span text:style-name="T65_86">chargement</text:span><text:span text:style-name="T65_87"><text:s/></text:span><text:span text:style-name="T65_88">du</text:span><text:span text:style-name="T65_89"><text:s/></text:span><text:span text:style-name="T65_90">système</text:span><text:span text:style-name="T65_91"><text:s/></text:span><text:span text:style-name="T65_92">ou</text:span><text:span text:style-name="T65_93"><text:s/></text:span><text:span text:style-name="T65_94">de</text:span><text:span text:style-name="T65_95"><text:s/></text:span><text:span text:style-name="T65_96">l</text:span><text:span text:style-name="T65_97">'</text:span><text:span text:style-name="T65_98">environnement</text:span><text:span text:style-name="T65_99"><text:s/></text:span><text:span text:style-name="T65_100">graphique</text:span><text:span text:style-name="T65_101">.<text:s/></text:span></text:p>
          <text:list>
            <text:list-item>
              <text:p text:style-name="P66"><text:span text:style-name="T66_1">Exemple</text:span><text:span text:style-name="T66_2"><text:s/></text:span><text:span text:style-name="T66_3">de</text:span><text:span text:style-name="T66_4"><text:s/></text:span><text:span text:style-name="T66_5">fichier</text:span><text:span text:style-name="T66_6"><text:s/></text:span><text:span text:style-name="T66_7">Script</text:span><text:span text:style-name="T66_8"><text:s/>:<text:s/></text:span><text:span text:style-name="T66_9">/</text:span><text:span text:style-name="T66_10">etc</text:span><text:span text:style-name="T66_11">/</text:span><text:span text:style-name="T66_12">profile</text:span><text:span text:style-name="T66_13"><text:s/></text:span><text:span text:style-name="T66_14">OU</text:span><text:span text:style-name="T66_15"><text:s/></text:span><text:span text:style-name="T66_16">/</text:span><text:span text:style-name="T66_17">etc</text:span><text:span text:style-name="T66_18">/</text:span><text:span text:style-name="T66_19">bash</text:span><text:span text:style-name="T66_20">.</text:span><text:span text:style-name="T66_21">bashrc</text:span><text:span text:style-name="T66_22"><text:s/></text:span><text:span text:style-name="T66_23">OU</text:span><text:span text:style-name="T66_24"><text:s/></text:span><text:span text:style-name="T66_25">/</text:span><text:span text:style-name="T66_26">etc</text:span><text:span text:style-name="T66_27">/</text:span><text:span text:style-name="T66_28">environment</text:span><text:span text:style-name="T66_29"><text:s/></text:span></text:p>
            </text:list-item>
          </text:list>
        </text:list-item>
      </text:list>
      <text:p text:style-name="P67"/>
      <text:list text:style-name="LS5" xml:id="list33">
        <text:list-item>
          <text:p text:style-name="P68"><text:span text:style-name="T68_1">What</text:span><text:span text:style-name="T68_2"><text:s/></text:span><text:span text:style-name="T68_3">standard</text:span><text:span text:style-name="T68_4"><text:s/></text:span><text:span text:style-name="T68_5">environment</text:span><text:span text:style-name="T68_6"><text:s/></text:span><text:span text:style-name="T68_7">variables</text:span><text:span text:style-name="T68_8"><text:s/></text:span><text:span text:style-name="T68_9">do</text:span><text:span text:style-name="T68_10"><text:s/></text:span><text:span text:style-name="T68_11">you</text:span><text:span text:style-name="T68_12"><text:s/></text:span><text:span text:style-name="T68_13">know</text:span><text:span text:style-name="T68_14">?</text:span></text:p>
          <text:list>
            <text:list-item>
              <text:p text:style-name="P69"><text:span text:style-name="T69_1">LANG</text:span><text:span text:style-name="T69_2"><text:s/>:<text:s/></text:span><text:span text:style-name="T69_3">Le</text:span><text:span text:style-name="T69_4"><text:s/></text:span><text:span text:style-name="T69_5">paramètre</text:span><text:span text:style-name="T69_6"><text:s/></text:span><text:span text:style-name="T69_7">linguistique</text:span><text:span text:style-name="T69_8"><text:s/></text:span><text:span text:style-name="T69_9">de</text:span><text:span text:style-name="T69_10"><text:s/></text:span><text:span text:style-name="T69_11">base</text:span><text:span text:style-name="T69_12"><text:s/></text:span><text:span text:style-name="T69_13">utilisé</text:span><text:span text:style-name="T69_14"><text:s/></text:span><text:span text:style-name="T69_15">par</text:span><text:span text:style-name="T69_16"><text:s/></text:span><text:span text:style-name="T69_17">les</text:span><text:span text:style-name="T69_18"><text:s/></text:span><text:span text:style-name="T69_19">applications</text:span><text:span text:style-name="T69_20"><text:s/></text:span><text:span text:style-name="T69_21">du</text:span><text:span text:style-name="T69_22"><text:s/></text:span><text:span text:style-name="T69_23">système</text:span><text:span text:style-name="T69_24">,<text:s/></text:span><text:span text:style-name="T69_25">tant</text:span><text:span text:style-name="T69_26"><text:s/></text:span><text:span text:style-name="T69_27">qu</text:span><text:span text:style-name="T69_28">'</text:span><text:span text:style-name="T69_29">il</text:span><text:span text:style-name="T69_30"><text:s/></text:span><text:span text:style-name="T69_31">n</text:span><text:span text:style-name="T69_32">'</text:span><text:span text:style-name="T69_33">est</text:span><text:span text:style-name="T69_34"><text:s/></text:span><text:span text:style-name="T69_35">pas</text:span><text:span text:style-name="T69_36"><text:s/></text:span><text:span text:style-name="T69_37">contredit</text:span><text:span text:style-name="T69_38"><text:s/></text:span><text:span text:style-name="T69_39">par</text:span><text:span text:style-name="T69_40"><text:s/></text:span><text:span text:style-name="T69_41">une</text:span><text:span text:style-name="T69_42"><text:s/></text:span><text:span text:style-name="T69_43">autre</text:span><text:span text:style-name="T69_44"><text:s/></text:span><text:span text:style-name="T69_45">variable</text:span></text:p>
            </text:list-item>
            <text:list-item>
              <text:p text:style-name="P70"><text:span text:style-name="T70_1">PWD</text:span><text:span text:style-name="T70_2"><text:s/>:<text:s/></text:span><text:span text:style-name="T70_3">Le</text:span><text:span text:style-name="T70_4"><text:s/></text:span><text:span text:style-name="T70_5">répertoire</text:span><text:span text:style-name="T70_6"><text:s/></text:span><text:span text:style-name="T70_7">de</text:span><text:span text:style-name="T70_8"><text:s/></text:span><text:span text:style-name="T70_9">travail</text:span><text:span text:style-name="T70_10"><text:s/></text:span><text:span text:style-name="T70_11">courant</text:span><text:span text:style-name="T70_12"><text:s/></text:span><text:span text:style-name="T70_13">de</text:span><text:span text:style-name="T70_14"><text:s/></text:span><text:span text:style-name="T70_15">l</text:span><text:span text:style-name="T70_16">'</text:span><text:span text:style-name="T70_17">interpréteur</text:span><text:span text:style-name="T70_18"><text:s/></text:span><text:span text:style-name="T70_19">de</text:span><text:span text:style-name="T70_20"><text:s/></text:span><text:span text:style-name="T70_21">commande</text:span><text:span text:style-name="T70_22">.</text:span></text:p>
            </text:list-item>
            <text:list-item>
              <text:p text:style-name="P71"><text:span text:style-name="T71_1">HOME</text:span><text:span text:style-name="T71_2"><text:s/>:<text:s/></text:span><text:span text:style-name="T71_3">Emplacement</text:span><text:span text:style-name="T71_4"><text:s/></text:span><text:span text:style-name="T71_5">du</text:span><text:span text:style-name="T71_6"><text:s/></text:span><text:span text:style-name="T71_7">répertoire</text:span><text:span text:style-name="T71_8"><text:s/></text:span><text:span text:style-name="T71_9">personnel</text:span><text:span text:style-name="T71_10"><text:s/></text:span><text:span text:style-name="T71_11">de</text:span><text:span text:style-name="T71_12"><text:s/></text:span><text:span text:style-name="T71_13">l</text:span><text:span text:style-name="T71_14">'</text:span><text:span text:style-name="T71_15">utilisateur</text:span><text:span text:style-name="T71_16"><text:s/></text:span><text:span text:style-name="T71_17">actuellement</text:span><text:span text:style-name="T71_18"><text:s/></text:span><text:span text:style-name="T71_19">connecté</text:span><text:span text:style-name="T71_20">.</text:span></text:p>
            </text:list-item>
            <text:list-item>
              <text:p text:style-name="P72"><text:span text:style-name="T72_1">USERNAME</text:span><text:span text:style-name="T72_2"><text:s/>:<text:s/></text:span><text:span text:style-name="T72_3">Le</text:span><text:span text:style-name="T72_4"><text:s/></text:span><text:span text:style-name="T72_5">nom</text:span><text:span text:style-name="T72_6"><text:s/></text:span><text:span text:style-name="T72_7">de</text:span><text:span text:style-name="T72_8"><text:s/></text:span><text:span text:style-name="T72_9">l</text:span><text:span text:style-name="T72_10">'</text:span><text:span text:style-name="T72_11">utilisateur</text:span><text:span text:style-name="T72_12"><text:s/></text:span><text:span text:style-name="T72_13">actuellement</text:span><text:span text:style-name="T72_14"><text:s/></text:span><text:span text:style-name="T72_15">connecté</text:span><text:span text:style-name="T72_16">.<text:s/></text:span><text:span text:style-name="T72_17">Cette</text:span><text:span text:style-name="T72_18"><text:s/></text:span><text:span text:style-name="T72_19">variable</text:span><text:span text:style-name="T72_20"><text:s/></text:span><text:span text:style-name="T72_21">est</text:span><text:span text:style-name="T72_22"><text:s/></text:span><text:span text:style-name="T72_23">définie</text:span><text:span text:style-name="T72_24"><text:s/></text:span><text:span text:style-name="T72_25">par</text:span><text:span text:style-name="T72_26"><text:s/></text:span><text:span text:style-name="T72_27">le</text:span><text:span text:style-name="T72_28"><text:s/></text:span><text:span text:style-name="T72_29">système</text:span><text:span text:style-name="T72_30">.</text:span><text:span text:style-name="T72_31">Vous</text:span><text:span text:style-name="T72_32"><text:s/></text:span><text:span text:style-name="T72_33">ne</text:span><text:span text:style-name="T72_34"><text:s/></text:span><text:span text:style-name="T72_35">devriez</text:span><text:span text:style-name="T72_36"><text:s/></text:span><text:span text:style-name="T72_37">certainement</text:span><text:span text:style-name="T72_38"><text:s/></text:span><text:span text:style-name="T72_39">pas</text:span><text:span text:style-name="T72_40"><text:s/></text:span><text:span text:style-name="T72_41">changer</text:span><text:span text:style-name="T72_42"><text:s/></text:span><text:span text:style-name="T72_43">sa</text:span><text:span text:style-name="T72_44"><text:s/></text:span><text:span text:style-name="T72_45">valeur</text:span><text:span text:style-name="T72_46"><text:s/></text:span><text:span text:style-name="T72_47">manuellement</text:span><text:span text:style-name="T72_48">.</text:span></text:p>
            </text:list-item>
            <text:list-item>
              <text:p text:style-name="P73"><text:span text:style-name="T73_1">SHELL</text:span><text:span text:style-name="T73_2"><text:s/>:<text:s/></text:span><text:span text:style-name="T73_3">L</text:span><text:span text:style-name="T73_4">'</text:span><text:span text:style-name="T73_5">interpréteur</text:span><text:span text:style-name="T73_6"><text:s/></text:span><text:span text:style-name="T73_7">de</text:span><text:span text:style-name="T73_8"><text:s/></text:span><text:span text:style-name="T73_9">commande</text:span><text:span text:style-name="T73_10"><text:s/></text:span><text:span text:style-name="T73_11">préféré</text:span><text:span text:style-name="T73_12"><text:s/></text:span><text:span text:style-name="T73_13">de</text:span><text:span text:style-name="T73_14"><text:s/></text:span><text:span text:style-name="T73_15">l</text:span><text:span text:style-name="T73_16">'</text:span><text:span text:style-name="T73_17">utilisateur</text:span><text:span text:style-name="T73_18"><text:s/></text:span><text:span text:style-name="T73_19">tel</text:span><text:span text:style-name="T73_20"><text:s/></text:span><text:span text:style-name="T73_21">qu</text:span><text:span text:style-name="T73_22">'</text:span><text:span text:style-name="T73_23">il</text:span><text:span text:style-name="T73_24"><text:s/></text:span><text:span text:style-name="T73_25">est</text:span><text:span text:style-name="T73_26"><text:s/></text:span><text:span text:style-name="T73_27">défini</text:span><text:span text:style-name="T73_28"><text:s/></text:span><text:span text:style-name="T73_29">dans</text:span><text:span text:style-name="T73_30"><text:s/></text:span><text:span text:style-name="T73_31">le</text:span><text:span text:style-name="T73_32"><text:s/></text:span><text:span text:style-name="T73_33">fichier</text:span><text:span text:style-name="T73_34"><text:s/>«<text:s/>/</text:span><text:span text:style-name="T73_35">etc</text:span><text:span text:style-name="T73_36">/</text:span><text:span text:style-name="T73_37">passwd</text:span><text:span text:style-name="T73_38"><text:s/>»</text:span></text:p>
            </text:list-item>
          </text:list>
        </text:list-item>
      </text:list>
      <text:p text:style-name="P74"/>
      <text:list text:style-name="LS6" xml:id="list39">
        <text:list-item>
          <text:p text:style-name="P75"><text:span text:style-name="T75_1">What</text:span><text:span text:style-name="T75_2"><text:s/></text:span><text:span text:style-name="T75_3">is</text:span><text:span text:style-name="T75_4"><text:s/></text:span><text:span text:style-name="T75_5">a</text:span><text:span text:style-name="T75_6"><text:s/></text:span><text:span text:style-name="T75_7">Bash</text:span><text:span text:style-name="T75_8"><text:s/></text:span><text:span text:style-name="T75_9">alias</text:span><text:span text:style-name="T75_10">?<text:s/>:<text:s/></text:span><text:span text:style-name="T75_11">substitutions</text:span><text:span text:style-name="T75_12"><text:s/></text:span><text:span text:style-name="T75_13">abrégées</text:span><text:span text:style-name="T75_14"><text:s/></text:span><text:span text:style-name="T75_15">de</text:span><text:span text:style-name="T75_16"><text:s/></text:span><text:span text:style-name="T75_17">commandes</text:span><text:span text:style-name="T75_18"><text:s/></text:span><text:span text:style-name="T75_19">répétitives</text:span><text:span text:style-name="T75_20"><text:s/></text:span><text:span text:style-name="T75_21">et</text:span><text:span text:style-name="T75_22">/</text:span><text:span text:style-name="T75_23">ou</text:span><text:span text:style-name="T75_24"><text:s/></text:span><text:span text:style-name="T75_25">longues</text:span><text:span text:style-name="T75_26"><text:s/></text:span><text:span text:style-name="T75_27">à</text:span><text:span text:style-name="T75_28"><text:s/></text:span><text:span text:style-name="T75_29">taper</text:span><text:span text:style-name="T75_30"><text:s/></text:span><text:span text:style-name="T75_31">dans</text:span><text:span text:style-name="T75_32"><text:s/></text:span><text:span text:style-name="T75_33">la</text:span><text:span text:style-name="T75_34"><text:s/></text:span><text:span text:style-name="T75_35">console</text:span><text:span text:style-name="T75_36">.</text:span></text:p>
        </text:list-item>
      </text:list>
      <text:p text:style-name="P76"/>
      <text:list text:style-name="LS5" xml:id="list40">
        <text:list-item>
          <text:p text:style-name="P77"><text:span text:style-name="T77_1">What</text:span><text:span text:style-name="T77_2"><text:s/></text:span><text:span text:style-name="T77_3">is</text:span><text:span text:style-name="T77_4"><text:s/></text:span><text:span text:style-name="T77_5">the</text:span><text:span text:style-name="T77_6"><text:s/></text:span><text:span text:style-name="T77_7">syntax</text:span><text:span text:style-name="T77_8"><text:s/></text:span><text:span text:style-name="T77_9">of</text:span><text:span text:style-name="T77_10"><text:s/></text:span><text:span text:style-name="T77_11">a</text:span><text:span text:style-name="T77_12"><text:s/></text:span><text:span text:style-name="T77_13">if</text:span><text:span text:style-name="T77_14"><text:s/></text:span><text:span text:style-name="T77_15">test</text:span><text:span text:style-name="T77_16">?<text:s/>:<text:s/><text:line-break/></text:span><text:span text:style-name="T77_17">if</text:span><text:span text:style-name="T77_18"><text:s/>[<text:s/></text:span><text:span text:style-name="T77_19">test</text:span><text:span text:style-name="T77_20"><text:s/>]<text:line-break/></text:span><text:span text:style-name="T77_21">then</text:span><text:span text:style-name="T77_22"><text:line-break/><text:s text:c="8"/></text:span><text:span text:style-name="T77_23">echo</text:span><text:span text:style-name="T77_24"><text:s/>"</text:span><text:span text:style-name="T77_25">Le</text:span><text:span text:style-name="T77_26"><text:s/></text:span><text:span text:style-name="T77_27">premier</text:span><text:span text:style-name="T77_28"><text:s/></text:span><text:span text:style-name="T77_29">test</text:span><text:span text:style-name="T77_30"><text:s/></text:span><text:span text:style-name="T77_31">a</text:span><text:span text:style-name="T77_32"><text:s/></text:span><text:span text:style-name="T77_33">été</text:span><text:span text:style-name="T77_34"><text:s/></text:span><text:span text:style-name="T77_35">vérifié</text:span><text:span text:style-name="T77_36">"<text:line-break/></text:span><text:span text:style-name="T77_37">elif</text:span><text:span text:style-name="T77_38"><text:s/>[<text:s/></text:span><text:span text:style-name="T77_39">autre</text:span><text:span text:style-name="T77_40">_</text:span><text:span text:style-name="T77_41">test</text:span><text:span text:style-name="T77_42"><text:s/>]<text:line-break/></text:span><text:span text:style-name="T77_43">then</text:span><text:span text:style-name="T77_44"><text:line-break/><text:s text:c="8"/></text:span><text:span text:style-name="T77_45">echo</text:span><text:span text:style-name="T77_46"><text:s/>"</text:span><text:span text:style-name="T77_47">Le</text:span><text:span text:style-name="T77_48"><text:s/></text:span><text:span text:style-name="T77_49">second</text:span><text:span text:style-name="T77_50"><text:s/></text:span><text:span text:style-name="T77_51">test</text:span><text:span text:style-name="T77_52"><text:s/></text:span><text:span text:style-name="T77_53">a</text:span><text:span text:style-name="T77_54"><text:s/></text:span><text:span text:style-name="T77_55">été</text:span><text:span text:style-name="T77_56"><text:s/></text:span><text:span text:style-name="T77_57">vérifié</text:span><text:span text:style-name="T77_58">"<text:line-break/></text:span><text:span text:style-name="T77_59">else</text:span><text:span text:style-name="T77_60"><text:line-break/><text:s text:c="8"/></text:span><text:span text:style-name="T77_61">echo</text:span><text:span text:style-name="T77_62"><text:s/>"</text:span><text:span text:style-name="T77_63">Aucun</text:span><text:span text:style-name="T77_64"><text:s/></text:span><text:span text:style-name="T77_65">des</text:span><text:span text:style-name="T77_66"><text:s/></text:span><text:span text:style-name="T77_67">tests</text:span><text:span text:style-name="T77_68"><text:s/></text:span><text:span text:style-name="T77_69">précédents</text:span><text:span text:style-name="T77_70"><text:s/></text:span><text:span text:style-name="T77_71">n</text:span><text:span text:style-name="T77_72">'</text:span><text:span text:style-name="T77_73">a</text:span><text:span text:style-name="T77_74"><text:s/></text:span><text:span text:style-name="T77_75">été</text:span><text:span text:style-name="T77_76"><text:s/></text:span><text:span text:style-name="T77_77">vérifié</text:span><text:span text:style-name="T77_78">"<text:line-break/></text:span><text:span text:style-name="T77_79">fi</text:span></text:p>
        </text:list-item>
      </text:list>
      <text:p text:style-name="P78"/>
      <text:list text:style-name="LS5" xml:id="list41">
        <text:list-item>
          <text:p text:style-name="P79"><text:span text:style-name="T79_1">What</text:span><text:span text:style-name="T79_2"><text:s/></text:span><text:span text:style-name="T79_3">is</text:span><text:span text:style-name="T79_4"><text:s/></text:span><text:span text:style-name="T79_5">the</text:span><text:span text:style-name="T79_6"><text:s/></text:span><text:span text:style-name="T79_7">syntax</text:span><text:span text:style-name="T79_8"><text:s/></text:span><text:span text:style-name="T79_9">of</text:span><text:span text:style-name="T79_10"><text:s/></text:span><text:span text:style-name="T79_11">a</text:span><text:span text:style-name="T79_12"><text:s/></text:span><text:span text:style-name="T79_13">for</text:span><text:span text:style-name="T79_14"><text:s/></text:span><text:span text:style-name="T79_15">loop</text:span><text:span text:style-name="T79_16">?<text:s/>:<text:s/><text:line-break/></text:span><text:span text:style-name="T79_17">for</text:span><text:span text:style-name="T79_18"><text:s/></text:span><text:span text:style-name="T79_19">i</text:span><text:span text:style-name="T79_20"><text:s/></text:span><text:span text:style-name="T79_21">in</text:span><text:span text:style-name="T79_22"><text:s/>`</text:span><text:span text:style-name="T79_23">seq</text:span><text:span text:style-name="T79_24"><text:s/>1<text:s/>10`;<text:line-break/></text:span><text:span text:style-name="T79_25">do</text:span><text:span text:style-name="T79_26"><text:line-break/><text:s text:c="8"/></text:span><text:span text:style-name="T79_27">echo</text:span><text:span text:style-name="T79_28"><text:s/>$</text:span><text:span text:style-name="T79_29">i</text:span><text:span text:style-name="T79_30"><text:line-break/></text:span><text:span text:style-name="T79_31">done</text:span></text:p>
        </text:list-item>
      </text:list>
      <text:p text:style-name="P80"/>
      <text:list text:style-name="LS5" xml:id="list42">
        <text:list-item>
          <text:p text:style-name="P81"><text:span text:style-name="T81_1">What</text:span><text:span text:style-name="T81_2"><text:s/></text:span><text:span text:style-name="T81_3">is</text:span><text:span text:style-name="T81_4"><text:s/></text:span><text:span text:style-name="T81_5">the</text:span><text:span text:style-name="T81_6"><text:s/></text:span><text:span text:style-name="T81_7">syntax</text:span><text:span text:style-name="T81_8"><text:s/></text:span><text:span text:style-name="T81_9">of</text:span><text:span text:style-name="T81_10"><text:s/></text:span><text:span text:style-name="T81_11">a</text:span><text:span text:style-name="T81_12"><text:s/></text:span><text:span text:style-name="T81_13">while</text:span><text:span text:style-name="T81_14"><text:s/></text:span><text:span text:style-name="T81_15">loop</text:span><text:span text:style-name="T81_16">?<text:s/>:<text:s/><text:line-break/></text:span><text:span text:style-name="T81_17">while</text:span><text:span text:style-name="T81_18"><text:s/>[<text:s/></text:span><text:span text:style-name="T81_19">test</text:span><text:span text:style-name="T81_20"><text:s/>]<text:line-break/></text:span><text:span text:style-name="T81_21">do</text:span><text:span text:style-name="T81_22"><text:line-break/><text:s text:c="8"/></text:span><text:span text:style-name="T81_23">echo</text:span><text:span text:style-name="T81_24"><text:s/>'</text:span><text:span text:style-name="T81_25">Action</text:span><text:span text:style-name="T81_26"><text:s/></text:span><text:span text:style-name="T81_27">en</text:span><text:span text:style-name="T81_28"><text:s/></text:span><text:span text:style-name="T81_29">boucle</text:span><text:span text:style-name="T81_30">'<text:line-break/></text:span><text:span text:style-name="T81_31">done</text:span></text:p>
        </text:list-item>
      </text:list>
      <text:h text:style-name="P82" text:outline-level="10"><text:bookmark-start text:name="h.27jwql2akjzb"/><text:bookmark-end text:name="h.27jwql2akjzb"/><text:span text:style-name="T82_1">Specific</text:span><text:span text:style-name="T82_2"><text:s/></text:span><text:span text:style-name="T82_3">Comand</text:span><text:span text:style-name="T82_4"><text:s/></text:span><text:span text:style-name="T82_5">Line</text:span><text:span text:style-name="T82_6"><text:s/></text:span><text:span text:style-name="T82_7">Tools</text:span></text:h>
      <text:p text:style-name="P83"/>
      <text:list text:style-name="LS7" xml:id="list43">
        <text:list-item>
          <text:p text:style-name="P84"><text:span text:style-name="T84_1">cd</text:span><text:span text:style-name="T84_2"><text:s/>:<text:s/></text:span><text:span text:style-name="T84_3"><text:s/></text:span><text:span text:style-name="T84_4">changer</text:span><text:span text:style-name="T84_5"><text:s/></text:span><text:span text:style-name="T84_6">de</text:span><text:span text:style-name="T84_7"><text:s/></text:span><text:span text:style-name="T84_8">répertoire</text:span></text:p>
        </text:list-item>
        <text:list-item>
          <text:p text:style-name="P85"><text:span text:style-name="T85_1">pwd</text:span><text:span text:style-name="T85_2"><text:s/>:<text:s/></text:span><text:span text:style-name="T85_3"><text:s/></text:span><text:span text:style-name="T85_4">savoir</text:span><text:span text:style-name="T85_5"><text:s/></text:span><text:span text:style-name="T85_6">dans</text:span><text:span text:style-name="T85_7"><text:s/></text:span><text:span text:style-name="T85_8">quel</text:span><text:span text:style-name="T85_9"><text:s/></text:span><text:span text:style-name="T85_10">répertoire</text:span><text:span text:style-name="T85_11"><text:s/></text:span><text:span text:style-name="T85_12">de</text:span><text:span text:style-name="T85_13"><text:s/></text:span><text:span text:style-name="T85_14">l</text:span><text:span text:style-name="T85_15">'</text:span><text:span text:style-name="T85_16">arborescence</text:span><text:span text:style-name="T85_17"><text:s/></text:span><text:span text:style-name="T85_18">vous</text:span><text:span text:style-name="T85_19"><text:s/></text:span><text:span text:style-name="T85_20">êtes</text:span><text:span text:style-name="T85_21"><text:s/></text:span><text:span text:style-name="T85_22">localisé</text:span></text:p>
        </text:list-item>
        <text:list-item>
          <text:p text:style-name="P86"><text:span text:style-name="T86_1">mv</text:span><text:span text:style-name="T86_2"><text:s/>:<text:s/></text:span><text:span text:style-name="T86_3">déplacer</text:span><text:span text:style-name="T86_4"><text:s/></text:span><text:span text:style-name="T86_5">un</text:span><text:span text:style-name="T86_6"><text:s/></text:span><text:span text:style-name="T86_7">dossier</text:span><text:span text:style-name="T86_8"><text:s/></text:span><text:span text:style-name="T86_9">à</text:span><text:span text:style-name="T86_10"><text:s/></text:span><text:span text:style-name="T86_11">un</text:span><text:span text:style-name="T86_12"><text:s/></text:span><text:span text:style-name="T86_13">endroit</text:span><text:span text:style-name="T86_14"><text:s/></text:span><text:span text:style-name="T86_15">différent</text:span><text:span text:style-name="T86_16"><text:s/></text:span><text:span text:style-name="T86_17">ou</text:span><text:span text:style-name="T86_18"><text:s/></text:span><text:span text:style-name="T86_19">renommer</text:span><text:span text:style-name="T86_20"><text:s/></text:span><text:span text:style-name="T86_21">un</text:span><text:span text:style-name="T86_22"><text:s/></text:span><text:span text:style-name="T86_23">dossier</text:span></text:p>
        </text:list-item>
        <text:list-item>
          <text:p text:style-name="P87"><text:span text:style-name="T87_1">cp</text:span><text:span text:style-name="T87_2"><text:s/>:<text:s text:c="2"/></text:span><text:span text:style-name="T87_3">copie</text:span><text:span text:style-name="T87_4"><text:s/></text:span><text:span text:style-name="T87_5">d</text:span><text:span text:style-name="T87_6">'</text:span><text:span text:style-name="T87_7">un</text:span><text:span text:style-name="T87_8"><text:s/></text:span><text:span text:style-name="T87_9">fichier</text:span></text:p>
        </text:list-item>
        <text:list-item>
          <text:p text:style-name="P88"><text:span text:style-name="T88_1">rm</text:span><text:span text:style-name="T88_2"><text:s/>:<text:s/></text:span><text:span text:style-name="T88_3">supprimer</text:span><text:span text:style-name="T88_4"><text:s/></text:span><text:span text:style-name="T88_5">un</text:span><text:span text:style-name="T88_6"><text:s/></text:span><text:span text:style-name="T88_7">fichier</text:span><text:span text:style-name="T88_8"><text:s/></text:span><text:span text:style-name="T88_9">ou</text:span><text:span text:style-name="T88_10"><text:s/></text:span><text:span text:style-name="T88_11">répertoire</text:span></text:p>
        </text:list-item>
        <text:list-item>
          <text:p text:style-name="P89"><text:span text:style-name="T89_1">rmdir</text:span><text:span text:style-name="T89_2"><text:s/>:<text:s/></text:span><text:span text:style-name="T89_3">supprime</text:span><text:span text:style-name="T89_4"><text:s/></text:span><text:span text:style-name="T89_5">répertoire</text:span><text:span text:style-name="T89_6"><text:s/></text:span><text:span text:style-name="T89_7">vide</text:span></text:p>
        </text:list-item>
        <text:list-item>
          <text:p text:style-name="P90"><text:span text:style-name="T90_1">mkdir</text:span><text:span text:style-name="T90_2"><text:s/>:<text:s/></text:span><text:span text:style-name="T90_3">créer</text:span><text:span text:style-name="T90_4"><text:s/></text:span><text:span text:style-name="T90_5">des</text:span><text:span text:style-name="T90_6"><text:s/></text:span><text:span text:style-name="T90_7">répertoires</text:span></text:p>
        </text:list-item>
        <text:list-item>
          <text:p text:style-name="P91"><text:span text:style-name="T91_1">ls</text:span><text:span text:style-name="T91_2"><text:s/>:<text:s/></text:span><text:span text:style-name="T91_3">liste</text:span><text:span text:style-name="T91_4"><text:s/></text:span><text:span text:style-name="T91_5">les</text:span><text:span text:style-name="T91_6"><text:s/></text:span><text:span text:style-name="T91_7">fichiers</text:span><text:span text:style-name="T91_8"><text:s/></text:span><text:span text:style-name="T91_9">et</text:span><text:span text:style-name="T91_10"><text:s/></text:span><text:span text:style-name="T91_11">les</text:span><text:span text:style-name="T91_12"><text:s/></text:span><text:span text:style-name="T91_13">sous</text:span><text:span text:style-name="T91_14">-</text:span><text:span text:style-name="T91_15">dossiers</text:span></text:p>
          <text:list>
            <text:list-item>
              <text:p text:style-name="P92"><text:span text:style-name="T92_1">-</text:span><text:span text:style-name="T92_2">l</text:span><text:span text:style-name="T92_3"><text:s/>:<text:s/></text:span><text:span text:style-name="T92_4">liste</text:span><text:span text:style-name="T92_5"><text:s/></text:span><text:span text:style-name="T92_6">les</text:span><text:span text:style-name="T92_7"><text:s/></text:span><text:span text:style-name="T92_8">fichiers</text:span><text:span text:style-name="T92_9"><text:s/></text:span><text:span text:style-name="T92_10">et</text:span><text:span text:style-name="T92_11"><text:s/></text:span><text:span text:style-name="T92_12">les</text:span><text:span text:style-name="T92_13"><text:s/></text:span><text:span text:style-name="T92_14">sous</text:span><text:span text:style-name="T92_15">-</text:span><text:span text:style-name="T92_16">dossiers</text:span></text:p>
            </text:list-item>
            <text:list-item>
              <text:p text:style-name="P93"><text:span text:style-name="T93_1">-</text:span><text:span text:style-name="T93_2">A</text:span><text:span text:style-name="T93_3"><text:s/>:<text:s text:c="2"/></text:span><text:span text:style-name="T93_4">afficher</text:span><text:span text:style-name="T93_5"><text:s/></text:span><text:span text:style-name="T93_6">aussi</text:span><text:span text:style-name="T93_7"><text:s/></text:span><text:span text:style-name="T93_8">les</text:span><text:span text:style-name="T93_9"><text:s/></text:span><text:span text:style-name="T93_10">fichiers</text:span><text:span text:style-name="T93_11"><text:s/>"</text:span><text:span text:style-name="T93_12">cachés</text:span><text:span text:style-name="T93_13">"</text:span></text:p>
            </text:list-item>
          </text:list>
        </text:list-item>
        <text:list-item>
          <text:p text:style-name="P94"><text:span text:style-name="T94_1">ln</text:span><text:span text:style-name="T94_2"><text:s/>:<text:s/></text:span><text:span text:style-name="T94_3">Crée</text:span><text:span text:style-name="T94_4"><text:s/></text:span><text:span text:style-name="T94_5">un</text:span><text:span text:style-name="T94_6"><text:s/></text:span><text:span text:style-name="T94_7">lien</text:span><text:span text:style-name="T94_8"><text:s/></text:span><text:span text:style-name="T94_9">entre</text:span><text:span text:style-name="T94_10"><text:s/></text:span><text:span text:style-name="T94_11">les</text:span><text:span text:style-name="T94_12"><text:s/></text:span><text:span text:style-name="T94_13">fichiers</text:span><text:span text:style-name="T94_14">.<text:s/></text:span><text:span text:style-name="T94_15">L</text:span><text:span text:style-name="T94_16">'</text:span><text:span text:style-name="T94_17">option</text:span><text:span text:style-name="T94_18"><text:s/></text:span><text:span text:style-name="T94_19">-</text:span><text:span text:style-name="T94_20">s</text:span><text:span text:style-name="T94_21"><text:s/></text:span><text:span text:style-name="T94_22">indique</text:span><text:span text:style-name="T94_23"><text:s/></text:span><text:span text:style-name="T94_24">que</text:span><text:span text:style-name="T94_25"><text:s/></text:span><text:span text:style-name="T94_26">ce</text:span><text:span text:style-name="T94_27"><text:s/></text:span><text:span text:style-name="T94_28">lien</text:span><text:span text:style-name="T94_29"><text:s/></text:span><text:span text:style-name="T94_30">est</text:span><text:span text:style-name="T94_31"><text:s/></text:span><text:span text:style-name="T94_32">un</text:span><text:span text:style-name="T94_33"><text:s/></text:span><text:span text:style-name="T94_34">line</text:span><text:span text:style-name="T94_35"><text:s/></text:span><text:span text:style-name="T94_36">symbolique</text:span><text:span text:style-name="T94_37"><text:s/>;<text:s/></text:span><text:span text:style-name="T94_38">sinon</text:span><text:span text:style-name="T94_39"><text:s/></text:span><text:span text:style-name="T94_40">c</text:span><text:span text:style-name="T94_41">'</text:span><text:span text:style-name="T94_42">est</text:span><text:span text:style-name="T94_43"><text:s/></text:span><text:span text:style-name="T94_44">un</text:span><text:span text:style-name="T94_45"><text:s/></text:span><text:span text:style-name="T94_46">lien</text:span><text:span text:style-name="T94_47"><text:s/></text:span><text:span text:style-name="T94_48">physique</text:span><text:span text:style-name="T94_49">.</text:span></text:p>
        </text:list-item>
      </text:list>
      <text:p text:style-name="P95"/>
      <text:list text:style-name="LS7" xml:id="list54">
        <text:list-item>
          <text:p text:style-name="P96"><text:span text:style-name="T96_1">find</text:span><text:span text:style-name="T96_2"><text:s/>:<text:s/></text:span><text:span text:style-name="T96_3">http</text:span><text:span text:style-name="T96_4">://</text:span><text:span text:style-name="T96_5">www</text:span><text:span text:style-name="T96_6">.</text:span><text:span text:style-name="T96_7">funix</text:span><text:span text:style-name="T96_8">.</text:span><text:span text:style-name="T96_9">org</text:span><text:span text:style-name="T96_10">/</text:span><text:span text:style-name="T96_11">fr</text:span><text:span text:style-name="T96_12">/</text:span><text:span text:style-name="T96_13">unix</text:span><text:span text:style-name="T96_14">/</text:span><text:span text:style-name="T96_15">grep</text:span><text:span text:style-name="T96_16">-</text:span><text:span text:style-name="T96_17">find</text:span><text:span text:style-name="T96_18">.</text:span><text:span text:style-name="T96_19">htm</text:span></text:p>
        </text:list-item>
      </text:list>
      <text:p text:style-name="P97"/>
      <text:list text:style-name="LS7" xml:id="list55">
        <text:list-item>
          <text:p text:style-name="P98"><text:span text:style-name="T98_1">grep</text:span><text:span text:style-name="T98_2"><text:s/>:<text:s/></text:span><text:span text:style-name="T98_3">grep</text:span><text:span text:style-name="T98_4"><text:s/>[-</text:span><text:span text:style-name="T98_5">options</text:span><text:span text:style-name="T98_6">]<text:s/></text:span><text:span text:style-name="T98_7">motif</text:span><text:span text:style-name="T98_8"><text:s/>[</text:span><text:span text:style-name="T98_9">filename</text:span><text:span text:style-name="T98_10">]...<text:line-break/></text:span><text:span text:style-name="T98_11">Sélectionne</text:span><text:span text:style-name="T98_12"><text:s/></text:span><text:span text:style-name="T98_13">dans</text:span><text:span text:style-name="T98_14"><text:s/></text:span><text:span text:style-name="T98_15">les</text:span><text:span text:style-name="T98_16"><text:s/></text:span><text:span text:style-name="T98_17">fichiers</text:span><text:span text:style-name="T98_18"><text:s/></text:span><text:span text:style-name="T98_19">filename</text:span><text:span text:style-name="T98_20"><text:s/>(</text:span><text:span text:style-name="T98_21">l</text:span><text:span text:style-name="T98_22">'</text:span><text:span text:style-name="T98_23">entrée</text:span><text:span text:style-name="T98_24"><text:s/></text:span><text:span text:style-name="T98_25">standard</text:span><text:span text:style-name="T98_26"><text:s/></text:span><text:span text:style-name="T98_27">par</text:span><text:span text:style-name="T98_28"><text:s/></text:span><text:span text:style-name="T98_29">défaut</text:span><text:span text:style-name="T98_30">)<text:s/></text:span><text:span text:style-name="T98_31">les</text:span><text:span text:style-name="T98_32"><text:s/></text:span><text:span text:style-name="T98_33">lignes</text:span><text:span text:style-name="T98_34"><text:s/></text:span><text:span text:style-name="T98_35">contenant</text:span><text:span text:style-name="T98_36"><text:s/></text:span><text:span text:style-name="T98_37">le</text:span><text:span text:style-name="T98_38"><text:s/></text:span><text:span text:style-name="T98_39">motif</text:span><text:span text:style-name="T98_40"><text:s/></text:span><text:span text:style-name="T98_41">motif</text:span><text:span text:style-name="T98_42"><text:s/></text:span><text:span text:style-name="T98_43">décrit</text:span><text:span text:style-name="T98_44"><text:s/></text:span><text:span text:style-name="T98_45">par</text:span><text:span text:style-name="T98_46"><text:s/></text:span><text:span text:style-name="T98_47">une</text:span><text:span text:style-name="T98_48"><text:s/></text:span><text:span text:style-name="T98_49">expression</text:span><text:span text:style-name="T98_50"><text:s/></text:span><text:span text:style-name="T98_51">régulière</text:span><text:span text:style-name="T98_52">.</text:span></text:p>
        </text:list-item>
      </text:list>
      <text:p text:style-name="P99"/>
      <text:list text:style-name="LS7" xml:id="list56">
        <text:list-item>
          <text:p text:style-name="P100"><text:span text:style-name="T100_1">sed</text:span><text:span text:style-name="T100_2"><text:s/>:<text:s/></text:span><text:span text:style-name="T100_3">http</text:span><text:span text:style-name="T100_4">://</text:span><text:span text:style-name="T100_5">www</text:span><text:span text:style-name="T100_6">.</text:span><text:span text:style-name="T100_7">funix</text:span><text:span text:style-name="T100_8">.</text:span><text:span text:style-name="T100_9">org</text:span><text:span text:style-name="T100_10">/</text:span><text:span text:style-name="T100_11">fr</text:span><text:span text:style-name="T100_12">/</text:span><text:span text:style-name="T100_13">unix</text:span><text:span text:style-name="T100_14">/</text:span><text:span text:style-name="T100_15">expr</text:span><text:span text:style-name="T100_16">-</text:span><text:span text:style-name="T100_17">sed</text:span><text:span text:style-name="T100_18">.</text:span><text:span text:style-name="T100_19">htm</text:span></text:p>
        </text:list-item>
      </text:list>
      <text:p text:style-name="P101"/>
      <text:list text:style-name="LS7" xml:id="list57">
        <text:list-item>
          <text:p text:style-name="P102"><text:span text:style-name="T102_1">curl</text:span><text:span text:style-name="T102_2"><text:s/>:</text:span></text:p>
        </text:list-item>
      </text:list>
      <text:p text:style-name="P103"/>
      <text:list text:style-name="LS1" xml:id="list58" text:continue-list="list0">
        <text:list-item>
          <text:h text:style-name="P104" text:outline-level="10"><text:bookmark-start text:name="h.uki4b5rmyzg6"/><text:bookmark-end text:name="h.uki4b5rmyzg6"/><text:span text:style-name="T104_1">Emails</text:span></text:h>
        </text:list-item>
      </text:list>
      <text:p text:style-name="P105"/>
      <text:p text:style-name="P106"><text:span text:style-name="T106_1">Lors</text:span><text:span text:style-name="T106_2"><text:s/></text:span><text:span text:style-name="T106_3">de</text:span><text:span text:style-name="T106_4"><text:s/></text:span><text:span text:style-name="T106_5">l</text:span><text:span text:style-name="T106_6">’</text:span><text:span text:style-name="T106_7">envoi</text:span><text:span text:style-name="T106_8">,<text:s/></text:span><text:span text:style-name="T106_9">l</text:span><text:span text:style-name="T106_10">’</text:span><text:span text:style-name="T106_11">e</text:span><text:span text:style-name="T106_12">-</text:span><text:span text:style-name="T106_13">mail</text:span><text:span text:style-name="T106_14"><text:s/></text:span><text:span text:style-name="T106_15">est</text:span><text:span text:style-name="T106_16"><text:s/></text:span><text:span text:style-name="T106_17">envoyé</text:span><text:span text:style-name="T106_18"><text:s/></text:span><text:span text:style-name="T106_19">vers</text:span><text:span text:style-name="T106_20"><text:s/></text:span><text:span text:style-name="T106_21">un</text:span><text:span text:style-name="T106_22"><text:s/></text:span><text:span text:style-name="T106_23">premier</text:span><text:span text:style-name="T106_24"><text:s/></text:span><text:span text:style-name="T106_25">serveur</text:span><text:span text:style-name="T106_26"><text:s/></text:span><text:span text:style-name="T106_27">de</text:span><text:span text:style-name="T106_28"><text:s/></text:span><text:span text:style-name="T106_29">messagerie</text:span><text:span text:style-name="T106_30"><text:s/></text:span><text:span text:style-name="T106_31">appelé</text:span><text:span text:style-name="T106_32"><text:s/>:<text:s/></text:span><text:span text:style-name="T106_33">Agent</text:span><text:span text:style-name="T106_34"><text:s/></text:span><text:span text:style-name="T106_35">de</text:span><text:span text:style-name="T106_36"><text:s/></text:span><text:span text:style-name="T106_37">transfert</text:span><text:span text:style-name="T106_38"><text:s/></text:span><text:span text:style-name="T106_39">de</text:span><text:span text:style-name="T106_40"><text:s/></text:span><text:span text:style-name="T106_41">courrier</text:span><text:span text:style-name="T106_42"><text:s/></text:span><text:span text:style-name="T106_43">ou</text:span><text:span text:style-name="T106_44"><text:s/></text:span><text:span text:style-name="T106_45">MTA</text:span><text:span text:style-name="T106_46"><text:s/>(</text:span><text:span text:style-name="T106_47">Mail</text:span><text:span text:style-name="T106_48"><text:s/></text:span><text:span text:style-name="T106_49">Transfer</text:span><text:span text:style-name="T106_50"><text:s/></text:span><text:span text:style-name="T106_51">Agent</text:span><text:span text:style-name="T106_52">).<text:s/></text:span><text:span text:style-name="T106_53">Il</text:span><text:span text:style-name="T106_54"><text:s/></text:span><text:span text:style-name="T106_55">s</text:span><text:span text:style-name="T106_56">’</text:span><text:span text:style-name="T106_57">agit</text:span><text:span text:style-name="T106_58"><text:s/></text:span><text:span text:style-name="T106_59">en</text:span><text:span text:style-name="T106_60"><text:s/></text:span><text:span text:style-name="T106_61">général</text:span><text:span text:style-name="T106_62"><text:s/></text:span><text:span text:style-name="T106_63">du</text:span><text:span text:style-name="T106_64"><text:s/></text:span><text:span text:style-name="T106_65">serveur</text:span><text:span text:style-name="T106_66"><text:s/></text:span><text:span text:style-name="T106_67">de</text:span><text:span text:style-name="T106_68"><text:s/></text:span><text:span text:style-name="T106_69">messagerie</text:span><text:span text:style-name="T106_70"><text:s/></text:span><text:span text:style-name="T106_71">de</text:span><text:span text:style-name="T106_72"><text:s/></text:span><text:span text:style-name="T106_73">votre</text:span><text:span text:style-name="T106_74"><text:s/></text:span><text:span text:style-name="T106_75">fournisseur</text:span><text:span text:style-name="T106_76"><text:s/></text:span><text:span text:style-name="T106_77">d</text:span><text:span text:style-name="T106_78">’</text:span><text:span text:style-name="T106_79">accès</text:span><text:span text:style-name="T106_80">.<text:s/></text:span><text:span text:style-name="T106_81">Vous</text:span><text:span text:style-name="T106_82"><text:s/></text:span><text:span text:style-name="T106_83">avez</text:span><text:span text:style-name="T106_84"><text:s/></text:span><text:span text:style-name="T106_85">du</text:span><text:span text:style-name="T106_86"><text:s/></text:span><text:span text:style-name="T106_87">spécifier</text:span><text:span text:style-name="T106_88"><text:s/></text:span><text:span text:style-name="T106_89">son</text:span><text:span text:style-name="T106_90"><text:s/></text:span><text:span text:style-name="T106_91">nom</text:span><text:span text:style-name="T106_92"><text:s/></text:span><text:span text:style-name="T106_93">en</text:span><text:span text:style-name="T106_94"><text:s/></text:span><text:span text:style-name="T106_95">tant</text:span><text:span text:style-name="T106_96"><text:s/></text:span><text:span text:style-name="T106_97">que</text:span><text:span text:style-name="T106_98"><text:s/></text:span><text:span text:style-name="T106_99">serveur</text:span><text:span text:style-name="T106_100"><text:s/></text:span><text:span text:style-name="T106_101">sortant</text:span><text:span text:style-name="T106_102"><text:s/></text:span><text:span text:style-name="T106_103">dans</text:span><text:span text:style-name="T106_104"><text:s/></text:span><text:span text:style-name="T106_105">votre</text:span><text:span text:style-name="T106_106"><text:s/></text:span><text:span text:style-name="T106_107">logiciel</text:span><text:span text:style-name="T106_108"><text:s/></text:span><text:span text:style-name="T106_109">de</text:span><text:span text:style-name="T106_110"><text:s/></text:span><text:span text:style-name="T106_111">messagerie</text:span><text:span text:style-name="T106_112">.<text:s/></text:span><text:span text:style-name="T106_113">Son</text:span><text:span text:style-name="T106_114"><text:s/></text:span><text:span text:style-name="T106_115">rôle</text:span><text:span text:style-name="T106_116"><text:s/></text:span><text:span text:style-name="T106_117">est</text:span><text:span text:style-name="T106_118"><text:s/></text:span><text:span text:style-name="T106_119">d</text:span><text:span text:style-name="T106_120">’</text:span><text:span text:style-name="T106_121">établir</text:span><text:span text:style-name="T106_122"><text:s/></text:span><text:span text:style-name="T106_123">en</text:span><text:span text:style-name="T106_124"><text:s/></text:span><text:span text:style-name="T106_125">fonction</text:span><text:span text:style-name="T106_126"><text:s/></text:span><text:span text:style-name="T106_127">du</text:span><text:span text:style-name="T106_128"><text:s/></text:span><text:span text:style-name="T106_129">nom</text:span><text:span text:style-name="T106_130"><text:s/></text:span><text:span text:style-name="T106_131">domaine</text:span><text:span text:style-name="T106_132"><text:s/></text:span><text:span text:style-name="T106_133">contenu</text:span><text:span text:style-name="T106_134"><text:s/></text:span><text:span text:style-name="T106_135">dans</text:span><text:span text:style-name="T106_136"><text:s/></text:span><text:span text:style-name="T106_137">l</text:span><text:span text:style-name="T106_138">’</text:span><text:span text:style-name="T106_139">adresse</text:span><text:span text:style-name="T106_140"><text:s/></text:span><text:span text:style-name="T106_141">mail</text:span><text:span text:style-name="T106_142"><text:s/></text:span><text:span text:style-name="T106_143">du</text:span><text:span text:style-name="T106_144"><text:s/></text:span><text:span text:style-name="T106_145">destinataire</text:span><text:span text:style-name="T106_146"><text:s/></text:span><text:span text:style-name="T106_147">quel</text:span><text:span text:style-name="T106_148"><text:s/></text:span><text:span text:style-name="T106_149">est</text:span><text:span text:style-name="T106_150"><text:s/></text:span><text:span text:style-name="T106_151">le</text:span><text:span text:style-name="T106_152"><text:s/></text:span><text:span text:style-name="T106_153">serveur</text:span><text:span text:style-name="T106_154"><text:s/></text:span><text:span text:style-name="T106_155">chargé</text:span><text:span text:style-name="T106_156"><text:s/></text:span><text:span text:style-name="T106_157">de</text:span><text:span text:style-name="T106_158"><text:s/></text:span><text:span text:style-name="T106_159">le</text:span><text:span text:style-name="T106_160"><text:s/></text:span><text:span text:style-name="T106_161">prendre</text:span><text:span text:style-name="T106_162"><text:s/></text:span><text:span text:style-name="T106_163">en</text:span><text:span text:style-name="T106_164"><text:s/></text:span><text:span text:style-name="T106_165">charge</text:span><text:span text:style-name="T106_166">.<text:s/></text:span><text:span text:style-name="T106_167">Il</text:span><text:span text:style-name="T106_168"><text:s/></text:span><text:span text:style-name="T106_169">lui</text:span><text:span text:style-name="T106_170"><text:s/></text:span><text:span text:style-name="T106_171">envoie</text:span><text:span text:style-name="T106_172"><text:s/></text:span><text:span text:style-name="T106_173">alors</text:span><text:span text:style-name="T106_174"><text:s/></text:span><text:span text:style-name="T106_175">l</text:span><text:span text:style-name="T106_176">’</text:span><text:span text:style-name="T106_177">e</text:span><text:span text:style-name="T106_178">-</text:span><text:span text:style-name="T106_179">mail</text:span><text:span text:style-name="T106_180">.<text:s/></text:span><text:span text:style-name="T106_181">Le</text:span><text:span text:style-name="T106_182"><text:s/></text:span><text:span text:style-name="T106_183">protocole</text:span><text:span text:style-name="T106_184"><text:s/></text:span><text:span text:style-name="T106_185">de</text:span><text:span text:style-name="T106_186"><text:s/></text:span><text:span text:style-name="T106_187">communication</text:span><text:span text:style-name="T106_188"><text:s/></text:span><text:span text:style-name="T106_189">utilisé</text:span><text:span text:style-name="T106_190"><text:s/></text:span><text:span text:style-name="T106_191">est</text:span><text:span text:style-name="T106_192"><text:s/></text:span><text:span text:style-name="T106_193">le</text:span><text:span text:style-name="T106_194"><text:s/></text:span><text:span text:style-name="T106_195">SMTP</text:span><text:span text:style-name="T106_196"><text:s/>(</text:span><text:span text:style-name="T106_197">Simple</text:span><text:span text:style-name="T106_198"><text:s/></text:span><text:span text:style-name="T106_199">mail</text:span><text:span text:style-name="T106_200"><text:s/></text:span><text:span text:style-name="T106_201">Transfer</text:span><text:span text:style-name="T106_202"><text:s/></text:span><text:span text:style-name="T106_203">Protocol</text:span><text:span text:style-name="T106_204">).</text:span></text:p>
      <text:p text:style-name="P107"/>
      <text:p text:style-name="P108"><text:span text:style-name="T108_1">Le</text:span><text:span text:style-name="T108_2"><text:s/></text:span><text:span text:style-name="T108_3">MTA</text:span><text:span text:style-name="T108_4"><text:s/></text:span><text:span text:style-name="T108_5">destinataire</text:span><text:span text:style-name="T108_6"><text:s/></text:span><text:span text:style-name="T108_7">vérifie</text:span><text:span text:style-name="T108_8"><text:s/></text:span><text:span text:style-name="T108_9">que</text:span><text:span text:style-name="T108_10"><text:s/></text:span><text:span text:style-name="T108_11">le</text:span><text:span text:style-name="T108_12"><text:s/></text:span><text:span text:style-name="T108_13">destinataire</text:span><text:span text:style-name="T108_14"><text:s/></text:span><text:span text:style-name="T108_15">de</text:span><text:span text:style-name="T108_16"><text:s/></text:span><text:span text:style-name="T108_17">l</text:span><text:span text:style-name="T108_18">’</text:span><text:span text:style-name="T108_19">e</text:span><text:span text:style-name="T108_20">-</text:span><text:span text:style-name="T108_21">mail</text:span><text:span text:style-name="T108_22"><text:s/></text:span><text:span text:style-name="T108_23">existe</text:span><text:span text:style-name="T108_24"><text:s/></text:span><text:span text:style-name="T108_25">bien</text:span><text:span text:style-name="T108_26"><text:s/></text:span><text:span text:style-name="T108_27">pour</text:span><text:span text:style-name="T108_28"><text:s/></text:span><text:span text:style-name="T108_29">le</text:span><text:span text:style-name="T108_30"><text:s/></text:span><text:span text:style-name="T108_31">nom</text:span><text:span text:style-name="T108_32"><text:s/></text:span><text:span text:style-name="T108_33">de</text:span><text:span text:style-name="T108_34"><text:s/></text:span><text:span text:style-name="T108_35">domaine</text:span><text:span text:style-name="T108_36"><text:s/></text:span><text:span text:style-name="T108_37">qu</text:span><text:span text:style-name="T108_38">’</text:span><text:span text:style-name="T108_39">il</text:span><text:span text:style-name="T108_40"><text:s/></text:span><text:span text:style-name="T108_41">a</text:span><text:span text:style-name="T108_42"><text:s/></text:span><text:span text:style-name="T108_43">en</text:span><text:span text:style-name="T108_44"><text:s/></text:span><text:span text:style-name="T108_45">charge</text:span><text:span text:style-name="T108_46">.<text:s/></text:span><text:span text:style-name="T108_47">Il</text:span><text:span text:style-name="T108_48"><text:s/></text:span><text:span text:style-name="T108_49">s</text:span><text:span text:style-name="T108_50">’</text:span><text:span text:style-name="T108_51">appuie</text:span><text:span text:style-name="T108_52"><text:s/></text:span><text:span text:style-name="T108_53">pour</text:span><text:span text:style-name="T108_54"><text:s/></text:span><text:span text:style-name="T108_55">cela</text:span><text:span text:style-name="T108_56"><text:s/></text:span><text:span text:style-name="T108_57">sur</text:span><text:span text:style-name="T108_58"><text:s/></text:span><text:span text:style-name="T108_59">une</text:span><text:span text:style-name="T108_60"><text:s/></text:span><text:span text:style-name="T108_61">base</text:span><text:span text:style-name="T108_62"><text:s/></text:span><text:span text:style-name="T108_63">de</text:span><text:span text:style-name="T108_64"><text:s/></text:span><text:span text:style-name="T108_65">données</text:span><text:span text:style-name="T108_66"><text:s/></text:span><text:span text:style-name="T108_67">contenant</text:span><text:span text:style-name="T108_68"><text:s/></text:span><text:span text:style-name="T108_69">tous</text:span><text:span text:style-name="T108_70"><text:s/></text:span><text:span text:style-name="T108_71">les</text:span><text:span text:style-name="T108_72"><text:s/></text:span><text:span text:style-name="T108_73">comptes</text:span><text:span text:style-name="T108_74"><text:s/></text:span><text:span text:style-name="T108_75">mail</text:span><text:span text:style-name="T108_76"><text:s/></text:span><text:span text:style-name="T108_77">existant</text:span><text:span text:style-name="T108_78">.</text:span></text:p>
      <text:p text:style-name="P109"/>
      <text:p text:style-name="P110"><text:span text:style-name="T110_1">Si</text:span><text:span text:style-name="T110_2"><text:s/></text:span><text:span text:style-name="T110_3">le</text:span><text:span text:style-name="T110_4"><text:s/></text:span><text:span text:style-name="T110_5">destinataire</text:span><text:span text:style-name="T110_6"><text:s/></text:span><text:span text:style-name="T110_7">n</text:span><text:span text:style-name="T110_8">’</text:span><text:span text:style-name="T110_9">existe</text:span><text:span text:style-name="T110_10"><text:s/></text:span><text:span text:style-name="T110_11">pas</text:span><text:span text:style-name="T110_12">,<text:s/></text:span><text:span text:style-name="T110_13">le</text:span><text:span text:style-name="T110_14"><text:s/></text:span><text:span text:style-name="T110_15">MTA</text:span><text:span text:style-name="T110_16"><text:s/></text:span><text:span text:style-name="T110_17">renvoi</text:span><text:span text:style-name="T110_18"><text:s/></text:span><text:span text:style-name="T110_19">un</text:span><text:span text:style-name="T110_20"><text:s/></text:span><text:span text:style-name="T110_21">message</text:span><text:span text:style-name="T110_22"><text:s/></text:span><text:span text:style-name="T110_23">d</text:span><text:span text:style-name="T110_24">’</text:span><text:span text:style-name="T110_25">erreur</text:span><text:span text:style-name="T110_26"><text:s/></text:span><text:span text:style-name="T110_27">à</text:span><text:span text:style-name="T110_28"><text:s/></text:span><text:span text:style-name="T110_29">l</text:span><text:span text:style-name="T110_30">’</text:span><text:span text:style-name="T110_31">émetteur</text:span><text:span text:style-name="T110_32"><text:s/></text:span><text:span text:style-name="T110_33">du</text:span><text:span text:style-name="T110_34"><text:s/></text:span><text:span text:style-name="T110_35">mail</text:span><text:span text:style-name="T110_36">.</text:span></text:p>
      <text:p text:style-name="P111"><text:span text:style-name="T111_1">Si</text:span><text:span text:style-name="T111_2"><text:s/></text:span><text:span text:style-name="T111_3">le</text:span><text:span text:style-name="T111_4"><text:s/></text:span><text:span text:style-name="T111_5">destinataire</text:span><text:span text:style-name="T111_6"><text:s/></text:span><text:span text:style-name="T111_7">est</text:span><text:span text:style-name="T111_8"><text:s/></text:span><text:span text:style-name="T111_9">valide</text:span><text:span text:style-name="T111_10">,<text:s/></text:span><text:span text:style-name="T111_11">l</text:span><text:span text:style-name="T111_12">’</text:span><text:span text:style-name="T111_13">e</text:span><text:span text:style-name="T111_14">-</text:span><text:span text:style-name="T111_15">mail</text:span><text:span text:style-name="T111_16"><text:s/></text:span><text:span text:style-name="T111_17">est</text:span><text:span text:style-name="T111_18"><text:s/></text:span><text:span text:style-name="T111_19">transféré</text:span><text:span text:style-name="T111_20"><text:s/></text:span><text:span text:style-name="T111_21">au</text:span><text:span text:style-name="T111_22"><text:s/></text:span><text:span text:style-name="T111_23">MDA</text:span><text:span text:style-name="T111_24"><text:s/>(</text:span><text:span text:style-name="T111_25">Mail</text:span><text:span text:style-name="T111_26"><text:s/></text:span><text:span text:style-name="T111_27">Delivery</text:span><text:span text:style-name="T111_28"><text:s/></text:span><text:span text:style-name="T111_29">Agent</text:span><text:span text:style-name="T111_30">)<text:s/></text:span><text:span text:style-name="T111_31">qui</text:span><text:span text:style-name="T111_32"><text:s/></text:span><text:span text:style-name="T111_33">est</text:span><text:span text:style-name="T111_34"><text:s/></text:span><text:span text:style-name="T111_35">un</text:span><text:span text:style-name="T111_36"><text:s/></text:span><text:span text:style-name="T111_37">programme</text:span><text:span text:style-name="T111_38"><text:s/></text:span><text:span text:style-name="T111_39">chargé</text:span><text:span text:style-name="T111_40"><text:s/></text:span><text:span text:style-name="T111_41">de</text:span><text:span text:style-name="T111_42"><text:s/></text:span><text:span text:style-name="T111_43">gérer</text:span><text:span text:style-name="T111_44"><text:s/></text:span><text:span text:style-name="T111_45">le</text:span><text:span text:style-name="T111_46"><text:s/></text:span><text:span text:style-name="T111_47">stockage</text:span><text:span text:style-name="T111_48"><text:s/></text:span><text:span text:style-name="T111_49">des</text:span><text:span text:style-name="T111_50"><text:s/></text:span><text:span text:style-name="T111_51">e</text:span><text:span text:style-name="T111_52">-</text:span><text:span text:style-name="T111_53">mails</text:span><text:span text:style-name="T111_54"><text:s/></text:span><text:span text:style-name="T111_55">sur</text:span><text:span text:style-name="T111_56"><text:s/></text:span><text:span text:style-name="T111_57">un</text:span><text:span text:style-name="T111_58"><text:s/></text:span><text:span text:style-name="T111_59">serveur</text:span><text:span text:style-name="T111_60"><text:s/></text:span><text:span text:style-name="T111_61">dans</text:span><text:span text:style-name="T111_62"><text:s/></text:span><text:span text:style-name="T111_63">l</text:span><text:span text:style-name="T111_64">’</text:span><text:span text:style-name="T111_65">attente</text:span><text:span text:style-name="T111_66"><text:s/></text:span><text:span text:style-name="T111_67">que</text:span><text:span text:style-name="T111_68"><text:s/></text:span><text:span text:style-name="T111_69">son</text:span><text:span text:style-name="T111_70"><text:s/></text:span><text:span text:style-name="T111_71">destinataire</text:span><text:span text:style-name="T111_72"><text:s/></text:span><text:span text:style-name="T111_73">vienne</text:span><text:span text:style-name="T111_74"><text:s/></text:span><text:span text:style-name="T111_75">le</text:span><text:span text:style-name="T111_76"><text:s/></text:span><text:span text:style-name="T111_77">relever</text:span><text:span text:style-name="T111_78">.<text:s/></text:span></text:p>
      <text:p text:style-name="P112"/>
      <text:p text:style-name="P113"><text:span text:style-name="T113_1">Relever</text:span><text:span text:style-name="T113_2"><text:s/></text:span><text:span text:style-name="T113_3">ce</text:span><text:span text:style-name="T113_4"><text:s/></text:span><text:span text:style-name="T113_5">mail</text:span><text:span text:style-name="T113_6"><text:s/></text:span><text:span text:style-name="T113_7">c</text:span><text:span text:style-name="T113_8">’</text:span><text:span text:style-name="T113_9">est</text:span><text:span text:style-name="T113_10"><text:s/></text:span><text:span text:style-name="T113_11">l</text:span><text:span text:style-name="T113_12">’</text:span><text:span text:style-name="T113_13">opération</text:span><text:span text:style-name="T113_14"><text:s/></text:span><text:span text:style-name="T113_15">qui</text:span><text:span text:style-name="T113_16"><text:s/></text:span><text:span text:style-name="T113_17">est</text:span><text:span text:style-name="T113_18"><text:s/></text:span><text:span text:style-name="T113_19">effectuée</text:span><text:span text:style-name="T113_20"><text:s/></text:span><text:span text:style-name="T113_21">par</text:span><text:span text:style-name="T113_22"><text:s/></text:span><text:span text:style-name="T113_23">le</text:span><text:span text:style-name="T113_24"><text:s/></text:span><text:span text:style-name="T113_25">client</text:span><text:span text:style-name="T113_26"><text:s/></text:span><text:span text:style-name="T113_27">de</text:span><text:span text:style-name="T113_28"><text:s/></text:span><text:span text:style-name="T113_29">messagerie</text:span><text:span text:style-name="T113_30"><text:s/></text:span><text:span text:style-name="T113_31">ou</text:span><text:span text:style-name="T113_32"><text:s/></text:span><text:span text:style-name="T113_33">MUA</text:span><text:span text:style-name="T113_34">(</text:span><text:span text:style-name="T113_35">Mail</text:span><text:span text:style-name="T113_36"><text:s/></text:span><text:span text:style-name="T113_37">User</text:span><text:span text:style-name="T113_38"><text:s/></text:span><text:span text:style-name="T113_39">Agent</text:span><text:span text:style-name="T113_40">).<text:s/></text:span><text:span text:style-name="T113_41">Il</text:span><text:span text:style-name="T113_42"><text:s/></text:span><text:span text:style-name="T113_43">s</text:span><text:span text:style-name="T113_44">’</text:span><text:span text:style-name="T113_45">agit</text:span><text:span text:style-name="T113_46"><text:s/></text:span><text:span text:style-name="T113_47">en</text:span><text:span text:style-name="T113_48"><text:s/></text:span><text:span text:style-name="T113_49">général</text:span><text:span text:style-name="T113_50"><text:s/></text:span><text:span text:style-name="T113_51">d</text:span><text:span text:style-name="T113_52">’</text:span><text:span text:style-name="T113_53">un</text:span><text:span text:style-name="T113_54"><text:s/></text:span><text:span text:style-name="T113_55">logiciel</text:span><text:span text:style-name="T113_56"><text:s/></text:span><text:span text:style-name="T113_57">installé</text:span><text:span text:style-name="T113_58"><text:s/></text:span><text:span text:style-name="T113_59">sur</text:span><text:span text:style-name="T113_60"><text:s/></text:span><text:span text:style-name="T113_61">votre</text:span><text:span text:style-name="T113_62"><text:s/></text:span><text:span text:style-name="T113_63">poste</text:span><text:span text:style-name="T113_64"><text:s/></text:span><text:span text:style-name="T113_65">de</text:span><text:span text:style-name="T113_66"><text:s/></text:span><text:span text:style-name="T113_67">travail</text:span><text:span text:style-name="T113_68"><text:s/>:<text:s/></text:span><text:span text:style-name="T113_69">Outlook</text:span><text:span text:style-name="T113_70"><text:s/></text:span><text:span text:style-name="T113_71">Express</text:span><text:span text:style-name="T113_72">,<text:s text:c="2"/></text:span><text:span text:style-name="T113_73">Thunderbird</text:span><text:span text:style-name="T113_74"><text:s/>(</text:span><text:span text:style-name="T113_75">fortement</text:span><text:span text:style-name="T113_76"><text:s/></text:span><text:span text:style-name="T113_77">conseillé</text:span><text:span text:style-name="T113_78"><text:s/>!),<text:s/></text:span><text:span text:style-name="T113_79">Kmail</text:span><text:span text:style-name="T113_80">,<text:s/></text:span><text:span text:style-name="T113_81">Evolution</text:span><text:span text:style-name="T113_82">,<text:s/></text:span><text:span text:style-name="T113_83">etc</text:span><text:span text:style-name="T113_84">…<text:s/></text:span><text:span text:style-name="T113_85">Le</text:span><text:span text:style-name="T113_86"><text:s/></text:span><text:span text:style-name="T113_87">protocole</text:span><text:span text:style-name="T113_88"><text:s/></text:span><text:span text:style-name="T113_89">utilisé</text:span><text:span text:style-name="T113_90"><text:s/></text:span><text:span text:style-name="T113_91">peut</text:span><text:span text:style-name="T113_92">-</text:span><text:span text:style-name="T113_93">être</text:span><text:span text:style-name="T113_94"><text:s/></text:span><text:span text:style-name="T113_95">POP</text:span><text:span text:style-name="T113_96">3</text:span><text:span text:style-name="T113_97"><text:s/>(</text:span><text:span text:style-name="T113_98">Post</text:span><text:span text:style-name="T113_99"><text:s/></text:span><text:span text:style-name="T113_100">Office</text:span><text:span text:style-name="T113_101"><text:s/></text:span><text:span text:style-name="T113_102">Protocol</text:span><text:span text:style-name="T113_103">)<text:s/></text:span><text:span text:style-name="T113_104">ou</text:span><text:span text:style-name="T113_105"><text:s/></text:span><text:span text:style-name="T113_106">IMAP</text:span><text:span text:style-name="T113_107"><text:s/>(</text:span><text:span text:style-name="T113_108">Internet</text:span><text:span text:style-name="T113_109"><text:s/></text:span><text:span text:style-name="T113_110">Message</text:span><text:span text:style-name="T113_111"><text:s/></text:span><text:span text:style-name="T113_112">Access</text:span><text:span text:style-name="T113_113"><text:s/></text:span><text:span text:style-name="T113_114">Protocol</text:span><text:span text:style-name="T113_115">)<text:s/></text:span><text:span text:style-name="T113_116">ou</text:span><text:span text:style-name="T113_117"><text:s/></text:span><text:span text:style-name="T113_118">encore</text:span><text:span text:style-name="T113_119"><text:s/></text:span><text:span text:style-name="T113_120">des</text:span><text:span text:style-name="T113_121"><text:s/></text:span><text:span text:style-name="T113_122">protocoles</text:span><text:span text:style-name="T113_123"><text:s/></text:span><text:span text:style-name="T113_124">propriétaires</text:span><text:span text:style-name="T113_125">.</text:span></text:p>
      <text:p text:style-name="P114"/>
      <text:list text:style-name="LS1" xml:id="list59" text:continue-list="list0">
        <text:list-item>
          <text:h text:style-name="P115" text:outline-level="10"><text:bookmark-start text:name="h.xxord8p8ps4e"/><text:bookmark-end text:name="h.xxord8p8ps4e"/><text:span text:style-name="T115_1">Regex</text:span></text:h>
        </text:list-item>
      </text:list>
      <text:p text:style-name="P116"/>
      <text:p text:style-name="P117"><text:span text:style-name="T117_1">^<text:s/>:<text:s/></text:span><text:span text:style-name="T117_2">finds</text:span><text:span text:style-name="T117_3"><text:s/></text:span><text:span text:style-name="T117_4">the</text:span><text:span text:style-name="T117_5"><text:s/></text:span><text:span text:style-name="T117_6">start</text:span><text:span text:style-name="T117_7"><text:s/></text:span><text:span text:style-name="T117_8">of</text:span><text:span text:style-name="T117_9"><text:s/></text:span><text:span text:style-name="T117_10">a</text:span><text:span text:style-name="T117_11"><text:s/></text:span><text:span text:style-name="T117_12">line</text:span></text:p>
      <text:p text:style-name="P118"><text:span text:style-name="T118_1">$<text:s/>:<text:s/></text:span><text:span text:style-name="T118_2">finds</text:span><text:span text:style-name="T118_3"><text:s/></text:span><text:span text:style-name="T118_4">the</text:span><text:span text:style-name="T118_5"><text:s/></text:span><text:span text:style-name="T118_6">end</text:span><text:span text:style-name="T118_7"><text:s/></text:span><text:span text:style-name="T118_8">of</text:span><text:span text:style-name="T118_9"><text:s/></text:span><text:span text:style-name="T118_10">a</text:span><text:span text:style-name="T118_11"><text:s/></text:span><text:span text:style-name="T118_12">line</text:span></text:p>
      <text:p text:style-name="P119"><text:span text:style-name="T119_1">.<text:s/>:<text:s/></text:span><text:span text:style-name="T119_2">finds</text:span><text:span text:style-name="T119_3"><text:s/></text:span><text:span text:style-name="T119_4">any</text:span><text:span text:style-name="T119_5"><text:s/></text:span><text:span text:style-name="T119_6">character</text:span></text:p>
      <text:p text:style-name="P120"><text:span text:style-name="T120_1">*<text:s/>:<text:s/></text:span><text:span text:style-name="T120_2">repeats</text:span><text:span text:style-name="T120_3"><text:s/></text:span><text:span text:style-name="T120_4">the</text:span><text:span text:style-name="T120_5"><text:s/></text:span><text:span text:style-name="T120_6">previous</text:span><text:span text:style-name="T120_7"><text:s/></text:span><text:span text:style-name="T120_8">expression</text:span><text:span text:style-name="T120_9"><text:s/>0<text:s/></text:span><text:span text:style-name="T120_10">to</text:span><text:span text:style-name="T120_11"><text:s/></text:span><text:span text:style-name="T120_12">n</text:span><text:span text:style-name="T120_13"><text:s/></text:span><text:span text:style-name="T120_14">times</text:span></text:p>
      <text:p text:style-name="P121"><text:span text:style-name="T121_1">\+<text:s/>(</text:span><text:span text:style-name="T121_2">or</text:span><text:span text:style-name="T121_3"><text:s/>+<text:s/></text:span><text:span text:style-name="T121_4">when</text:span><text:span text:style-name="T121_5"><text:s/></text:span><text:span text:style-name="T121_6">using</text:span><text:span text:style-name="T121_7"><text:s/></text:span><text:span text:style-name="T121_8">the</text:span><text:span text:style-name="T121_9"><text:s/>-</text:span><text:span text:style-name="T121_10">r</text:span><text:span text:style-name="T121_11"><text:s/></text:span><text:span text:style-name="T121_12">flag</text:span><text:span text:style-name="T121_13">)<text:s/>:<text:s/></text:span><text:span text:style-name="T121_14">repeats</text:span><text:span text:style-name="T121_15"><text:s/></text:span><text:span text:style-name="T121_16">the</text:span><text:span text:style-name="T121_17"><text:s/></text:span><text:span text:style-name="T121_18">previous</text:span><text:span text:style-name="T121_19"><text:s/></text:span><text:span text:style-name="T121_20">expression</text:span><text:span text:style-name="T121_21"><text:s/>1<text:s/></text:span><text:span text:style-name="T121_22">to</text:span><text:span text:style-name="T121_23"><text:s/></text:span><text:span text:style-name="T121_24">n</text:span><text:span text:style-name="T121_25"><text:s/></text:span><text:span text:style-name="T121_26">times</text:span></text:p>
      <text:p text:style-name="P122"><text:span text:style-name="T122_1">\?<text:s/>(</text:span><text:span text:style-name="T122_2">or</text:span><text:span text:style-name="T122_3"><text:s/>?<text:s/></text:span><text:span text:style-name="T122_4">when</text:span><text:span text:style-name="T122_5"><text:s/></text:span><text:span text:style-name="T122_6">using</text:span><text:span text:style-name="T122_7"><text:s/></text:span><text:span text:style-name="T122_8">the</text:span><text:span text:style-name="T122_9"><text:s/>-</text:span><text:span text:style-name="T122_10">r</text:span><text:span text:style-name="T122_11"><text:s/></text:span><text:span text:style-name="T122_12">flag</text:span><text:span text:style-name="T122_13">)<text:s/>:<text:s/></text:span><text:span text:style-name="T122_14">repeats</text:span><text:span text:style-name="T122_15"><text:s/></text:span><text:span text:style-name="T122_16">the</text:span><text:span text:style-name="T122_17"><text:s/></text:span><text:span text:style-name="T122_18">previous</text:span><text:span text:style-name="T122_19"><text:s/></text:span><text:span text:style-name="T122_20">expression</text:span><text:span text:style-name="T122_21"><text:s/>0<text:s/></text:span><text:span text:style-name="T122_22">or</text:span><text:span text:style-name="T122_23"><text:s/>1<text:s/></text:span><text:span text:style-name="T122_24">time</text:span></text:p>
      <text:p text:style-name="P123"><text:span text:style-name="T123_1">\{1,3\}<text:s/>:<text:s/></text:span><text:span text:style-name="T123_2">repeats</text:span><text:span text:style-name="T123_3"><text:s/></text:span><text:span text:style-name="T123_4">the</text:span><text:span text:style-name="T123_5"><text:s/></text:span><text:span text:style-name="T123_6">previous</text:span><text:span text:style-name="T123_7"><text:s/></text:span><text:span text:style-name="T123_8">expression</text:span><text:span text:style-name="T123_9"><text:s/>1<text:s/></text:span><text:span text:style-name="T123_10">to</text:span><text:span text:style-name="T123_11"><text:s/>3<text:s/></text:span><text:span text:style-name="T123_12">times</text:span></text:p>
      <text:p text:style-name="P124"><text:span text:style-name="T124_1">Example</text:span><text:span text:style-name="T124_2"><text:s/>:<text:s/>[</text:span><text:span text:style-name="T124_3">A</text:span><text:span text:style-name="T124_4">-</text:span><text:span text:style-name="T124_5">Z</text:span><text:span text:style-name="T124_6">]\{1,3\}<text:s/></text:span><text:span text:style-name="T124_7">find</text:span></text:p>
      <text:p text:style-name="P125"><text:span text:style-name="T125_1">ABD</text:span><text:span text:style-name="T125_2">,<text:s/></text:span><text:span text:style-name="T125_3">DEF</text:span><text:span text:style-name="T125_4">,<text:s/></text:span><text:span text:style-name="T125_5">LOC</text:span><text:span text:style-name="T125_6">,<text:s/></text:span><text:span text:style-name="T125_7">AB</text:span><text:span text:style-name="T125_8">,<text:s/></text:span><text:span text:style-name="T125_9">EO</text:span><text:span text:style-name="T125_10">,<text:s/></text:span><text:span text:style-name="T125_11">A</text:span><text:span text:style-name="T125_12">,<text:s/></text:span><text:span text:style-name="T125_13">F</text:span><text:span text:style-name="T125_14">,<text:s/></text:span><text:span text:style-name="T125_15">Z</text:span><text:span text:style-name="T125_16"><text:s/>...</text:span></text:p>
      <text:p text:style-name="P126"><text:span text:style-name="T126_1">[<text:s/>:<text:s/></text:span><text:span text:style-name="T126_2">starts</text:span><text:span text:style-name="T126_3"><text:s/></text:span><text:span text:style-name="T126_4">a</text:span><text:span text:style-name="T126_5"><text:s/></text:span><text:span text:style-name="T126_6">character</text:span><text:span text:style-name="T126_7"><text:s/></text:span><text:span text:style-name="T126_8">from</text:span><text:span text:style-name="T126_9"><text:s/></text:span><text:span text:style-name="T126_10">these</text:span><text:span text:style-name="T126_11"><text:s/></text:span><text:span text:style-name="T126_12">possible</text:span><text:span text:style-name="T126_13"><text:s/></text:span><text:span text:style-name="T126_14">characters</text:span><text:span text:style-name="T126_15"><text:s/></text:span></text:p>
      <text:p text:style-name="P127"><text:span text:style-name="T127_1">]<text:s/>:<text:s/></text:span><text:span text:style-name="T127_2">ends</text:span><text:span text:style-name="T127_3"><text:s/></text:span><text:span text:style-name="T127_4">a</text:span><text:span text:style-name="T127_5"><text:s/></text:span><text:span text:style-name="T127_6">sequence</text:span><text:span text:style-name="T127_7"><text:s/></text:span><text:span text:style-name="T127_8">of</text:span><text:span text:style-name="T127_9"><text:s/></text:span><text:span text:style-name="T127_10">alternative</text:span><text:span text:style-name="T127_11"><text:s/></text:span><text:span text:style-name="T127_12">characters</text:span><text:span text:style-name="T127_13"><text:s/></text:span><text:span text:style-name="T127_14">to</text:span><text:span text:style-name="T127_15"><text:s/></text:span><text:span text:style-name="T127_16">find</text:span><text:span text:style-name="T127_17"><text:s/></text:span></text:p>
      <text:p text:style-name="P128"><text:span text:style-name="T128_1"><text:s/>:<text:s/>[</text:span><text:span text:style-name="T128_2">abc</text:span><text:span text:style-name="T128_3">]<text:s/></text:span><text:span text:style-name="T128_4">finds</text:span><text:span text:style-name="T128_5"><text:s/></text:span><text:span text:style-name="T128_6">a</text:span><text:span text:style-name="T128_7"><text:s/></text:span><text:span text:style-name="T128_8">or</text:span><text:span text:style-name="T128_9"><text:s/></text:span><text:span text:style-name="T128_10">b</text:span><text:span text:style-name="T128_11"><text:s/></text:span><text:span text:style-name="T128_12">or</text:span><text:span text:style-name="T128_13"><text:s/></text:span><text:span text:style-name="T128_14">c</text:span></text:p>
      <text:p text:style-name="P129"><text:span text:style-name="T129_1"><text:s/>:<text:s/>[12</text:span><text:span text:style-name="T129_2">a</text:span><text:span text:style-name="T129_3">]<text:s/></text:span><text:span text:style-name="T129_4">finds</text:span><text:span text:style-name="T129_5"><text:s/>1<text:s/></text:span><text:span text:style-name="T129_6">or</text:span><text:span text:style-name="T129_7"><text:s/>2<text:s/></text:span><text:span text:style-name="T129_8">or</text:span><text:span text:style-name="T129_9"><text:s/></text:span><text:span text:style-name="T129_10">a</text:span></text:p>
      <text:p text:style-name="P130"><text:span text:style-name="T130_1">\|<text:s/>:<text:s/></text:span><text:span text:style-name="T130_2">means</text:span><text:span text:style-name="T130_3"><text:s/>"</text:span><text:span text:style-name="T130_4">or</text:span><text:span text:style-name="T130_5">"<text:s/></text:span><text:span text:style-name="T130_6">in</text:span><text:span text:style-name="T130_7"><text:s/></text:span><text:span text:style-name="T130_8">a</text:span><text:span text:style-name="T130_9"><text:s/></text:span><text:span text:style-name="T130_10">group</text:span><text:span text:style-name="T130_11"><text:s/>\(</text:span><text:span text:style-name="T130_12">abc</text:span><text:span text:style-name="T130_13">\|</text:span><text:span text:style-name="T130_14">def</text:span><text:span text:style-name="T130_15">\)</text:span></text:p>
      <text:p text:style-name="P131"><text:span text:style-name="T131_1">\[<text:s/>:<text:s/></text:span><text:span text:style-name="T131_2">finds</text:span><text:span text:style-name="T131_3"><text:s/></text:span><text:span text:style-name="T131_4">the</text:span><text:span text:style-name="T131_5"><text:s/>"["<text:s/></text:span><text:span text:style-name="T131_6">character</text:span><text:span text:style-name="T131_7"><text:s text:c="4"/></text:span></text:p>
      <text:p text:style-name="P132"><text:span text:style-name="T132_1">\(<text:s/>:<text:s/></text:span><text:span text:style-name="T132_2">starts</text:span><text:span text:style-name="T132_3"><text:s/></text:span><text:span text:style-name="T132_4">a</text:span><text:span text:style-name="T132_5"><text:s/></text:span><text:span text:style-name="T132_6">group</text:span><text:span text:style-name="T132_7"><text:s text:c="2"/></text:span><text:span text:style-name="T132_8">Example</text:span><text:span text:style-name="T132_9">:<text:s text:c="3"/></text:span><text:span text:style-name="T132_10">sed</text:span><text:span text:style-name="T132_11"><text:s/>-</text:span><text:span text:style-name="T132_12">e</text:span><text:span text:style-name="T132_13"><text:s/>"</text:span><text:span text:style-name="T132_14">s</text:span><text:span text:style-name="T132_15">/^\([</text:span><text:span text:style-name="T132_16">A</text:span><text:span text:style-name="T132_17">-</text:span><text:span text:style-name="T132_18">Z</text:span><text:span text:style-name="T132_19">][</text:span><text:span text:style-name="T132_20">a</text:span><text:span text:style-name="T132_21">-</text:span><text:span text:style-name="T132_22">z</text:span><text:span text:style-name="T132_23">]*\)<text:s/>\([</text:span><text:span text:style-name="T132_24">A</text:span><text:span text:style-name="T132_25">-</text:span><text:span text:style-name="T132_26">Z</text:span><text:span text:style-name="T132_27">][</text:span><text:span text:style-name="T132_28">a</text:span><text:span text:style-name="T132_29">-</text:span><text:span text:style-name="T132_30">z</text:span><text:span text:style-name="T132_31">]*\)$/\2<text:s/>\1/</text:span><text:span text:style-name="T132_32">g</text:span><text:span text:style-name="T132_33">"</text:span></text:p>
      <text:p text:style-name="P133"><text:span text:style-name="T133_1">Example</text:span><text:span text:style-name="T133_2"><text:s/>(</text:span><text:span text:style-name="T133_3">abc</text:span><text:span text:style-name="T133_4">)<text:s/>:<text:s/></text:span><text:span text:style-name="T133_5">finds</text:span><text:span text:style-name="T133_6"><text:s/>"</text:span><text:span text:style-name="T133_7">abc</text:span><text:span text:style-name="T133_8">"<text:s/></text:span><text:span text:style-name="T133_9">and</text:span><text:span text:style-name="T133_10"><text:s/></text:span><text:span text:style-name="T133_11">makes</text:span><text:span text:style-name="T133_12"><text:s/></text:span><text:span text:style-name="T133_13">the</text:span><text:span text:style-name="T133_14"><text:s/></text:span><text:span text:style-name="T133_15">match</text:span><text:span text:style-name="T133_16"><text:s/></text:span><text:span text:style-name="T133_17">accessible</text:span><text:span text:style-name="T133_18"><text:s/></text:span><text:span text:style-name="T133_19">throug</text:span><text:span text:style-name="T133_20"><text:s/></text:span><text:span text:style-name="T133_21">a</text:span><text:span text:style-name="T133_22"><text:s/></text:span><text:span text:style-name="T133_23">number</text:span><text:span text:style-name="T133_24"><text:s/></text:span><text:span text:style-name="T133_25">like</text:span><text:span text:style-name="T133_26"><text:s/>\1</text:span></text:p>
      <text:p text:style-name="P134"><text:span text:style-name="T134_1">\1<text:s/>:<text:s/></text:span><text:span text:style-name="T134_2">refer</text:span><text:span text:style-name="T134_3"><text:s/></text:span><text:span text:style-name="T134_4">to</text:span><text:span text:style-name="T134_5"><text:s/></text:span><text:span text:style-name="T134_6">the</text:span><text:span text:style-name="T134_7"><text:s/></text:span><text:span text:style-name="T134_8">match</text:span><text:span text:style-name="T134_9"><text:s/></text:span><text:span text:style-name="T134_10">content</text:span><text:span text:style-name="T134_11"><text:s/></text:span><text:span text:style-name="T134_12">of</text:span><text:span text:style-name="T134_13"><text:s/></text:span><text:span text:style-name="T134_14">the</text:span><text:span text:style-name="T134_15"><text:s/></text:span><text:span text:style-name="T134_16">group</text:span><text:span text:style-name="T134_17"><text:s/>1</text:span></text:p>
      <text:p text:style-name="P135"><text:span text:style-name="T135_1">*<text:s/>:<text:s/></text:span><text:span text:style-name="T135_2">the</text:span><text:span text:style-name="T135_3"><text:s/></text:span><text:span text:style-name="T135_4">previous</text:span><text:span text:style-name="T135_5"><text:s/></text:span><text:span text:style-name="T135_6">occurrence</text:span><text:span text:style-name="T135_7"><text:s/></text:span><text:span text:style-name="T135_8">recurring</text:span><text:span text:style-name="T135_9"><text:s/>0<text:s/></text:span><text:span text:style-name="T135_10">or</text:span><text:span text:style-name="T135_11"><text:s/></text:span><text:span text:style-name="T135_12">plus</text:span></text:p>
      <text:p text:style-name="P136"><text:span text:style-name="T136_1">a</text:span><text:span text:style-name="T136_2">*<text:s/>:<text:s/></text:span><text:span text:style-name="T136_3">finds</text:span><text:span text:style-name="T136_4"><text:s/>""<text:s/>"</text:span><text:span text:style-name="T136_5">a</text:span><text:span text:style-name="T136_6">"<text:s/>"</text:span><text:span text:style-name="T136_7">aa</text:span><text:span text:style-name="T136_8">"<text:s/>"</text:span><text:span text:style-name="T136_9">aaaaaaa</text:span><text:span text:style-name="T136_10">"</text:span></text:p>
      <text:p text:style-name="P137"><text:span text:style-name="T137_1">[</text:span><text:span text:style-name="T137_2">abc</text:span><text:span text:style-name="T137_3">]*<text:s/>:<text:s/></text:span><text:span text:style-name="T137_4">finds</text:span><text:span text:style-name="T137_5"><text:s/>""<text:s/>"</text:span><text:span text:style-name="T137_6">abc</text:span><text:span text:style-name="T137_7">"<text:s/>"</text:span><text:span text:style-name="T137_8">aa</text:span><text:span text:style-name="T137_9">"<text:s/>"</text:span><text:span text:style-name="T137_10">acccc</text:span><text:span text:style-name="T137_11">"<text:s/>"</text:span><text:span text:style-name="T137_12">aaabbbbb</text:span><text:span text:style-name="T137_13">"</text:span></text:p>
      <text:p text:style-name="P138"><text:span text:style-name="T138_1">[</text:span><text:span text:style-name="T138_2">abc</text:span><text:span text:style-name="T138_3">]*<text:s/>"</text:span><text:span text:style-name="T138_4">abcd</text:span><text:span text:style-name="T138_5">"<text:s/>=&gt;<text:s/>"</text:span><text:span text:style-name="T138_6">abc</text:span><text:span text:style-name="T138_7">"<text:s/></text:span></text:p>
      <text:p text:style-name="P139"><text:span text:style-name="T139_1"><text:s text:c="4"/></text:span></text:p>
      <text:p text:style-name="P140"/>
      <text:p text:style-name="P141"/>
      <text:p text:style-name="P142"/>
      <text:p text:style-name="P143"/>
      <text:h text:style-name="P144" text:outline-level="10"><text:bookmark-start text:name="h.ybjxhkpkkzb8"/><text:bookmark-end text:name="h.ybjxhkpkkzb8"/></text:h>
      <text:p text:style-name="P145"/>
      <text:p text:style-name="P146"/>
      <text:p text:style-name="P147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Courier New" svg:font-family="Courier New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fo:keep-with-next="always" fo:keep-together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fo:keep-with-next="always" fo:keep-together="always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number style:num-format="I" text:style-name="List1Level0" style:num-suffix="." text:level="1">
        <style:list-level-properties text:min-label-width="1.27cm" text:min-label-distance="0.635cm" fo:text-align="end"/>
        <style:text-properties style:text-underline-style="none"/>
      </text:list-level-style-number>
      <text:list-level-style-number style:num-format="A" text:style-name="List1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1" text:style-name="List1Level2" style:num-suffix="." text:level="3">
        <style:list-level-properties text:space-before="3.492cm" text:min-label-width="0.318cm" fo:text-align="start"/>
        <style:text-properties style:text-underline-style="none"/>
      </text:list-level-style-number>
      <text:list-level-style-number style:num-format="a" text:style-name="List1Level3" style:num-suffix=")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1" text:style-name="List1Level4" style:num-suffix=")" style:num-prefix="(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a" text:style-name="List1Level5" style:num-suffix=")" style:num-prefix="(" text:level="6">
        <style:list-level-properties text:space-before="7.302cm" text:min-label-width="0.318cm" fo:text-align="start"/>
        <style:text-properties style:text-underline-style="none"/>
      </text:list-level-style-number>
      <text:list-level-style-number style:num-format="i" text:style-name="List1Level6" style:num-suffix=")" style:num-prefix="(" text:level="7">
        <style:list-level-properties text:min-label-width="8.89cm" text:min-label-distance="0.635cm" fo:text-align="end"/>
        <style:text-properties style:text-underline-style="none"/>
      </text:list-level-style-number>
      <text:list-level-style-number style:num-format="a" text:style-name="List1Level7" style:num-suffix=")" style:num-prefix="(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1Level8" style:num-suffix=")" style:num-prefix="(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text:list-style style:name="LS2">
      <text:list-level-style-bullet text:bullet-char="●" text:style-name="List2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2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2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2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2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2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2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2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2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3Level0" style:family="text">
      <style:text-properties style:text-underline-style="none"/>
    </style:style>
    <style:style style:name="List3Level1" style:family="text">
      <style:text-properties style:text-underline-style="none"/>
    </style:style>
    <style:style style:name="List3Level2" style:family="text">
      <style:text-properties style:text-underline-style="none"/>
    </style:style>
    <style:style style:name="List3Level3" style:family="text">
      <style:text-properties style:text-underline-style="none"/>
    </style:style>
    <style:style style:name="List3Level4" style:family="text">
      <style:text-properties style:text-underline-style="none"/>
    </style:style>
    <style:style style:name="List3Level5" style:family="text">
      <style:text-properties style:text-underline-style="none"/>
    </style:style>
    <style:style style:name="List3Level6" style:family="text">
      <style:text-properties style:text-underline-style="none"/>
    </style:style>
    <style:style style:name="List3Level7" style:family="text">
      <style:text-properties style:text-underline-style="none"/>
    </style:style>
    <style:style style:name="List3Level8" style:family="text">
      <style:text-properties style:text-underline-style="none"/>
    </style:style>
    <text:list-style style:name="LS3">
      <text:list-level-style-bullet text:bullet-char="●" text:style-name="List3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3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3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3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3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3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3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3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3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4Level0" style:family="text">
      <style:text-properties style:text-underline-style="none"/>
    </style:style>
    <style:style style:name="List4Level1" style:family="text">
      <style:text-properties style:text-underline-style="none"/>
    </style:style>
    <style:style style:name="List4Level2" style:family="text">
      <style:text-properties style:text-underline-style="none"/>
    </style:style>
    <style:style style:name="List4Level3" style:family="text">
      <style:text-properties style:text-underline-style="none"/>
    </style:style>
    <style:style style:name="List4Level4" style:family="text">
      <style:text-properties style:text-underline-style="none"/>
    </style:style>
    <style:style style:name="List4Level5" style:family="text">
      <style:text-properties style:text-underline-style="none"/>
    </style:style>
    <style:style style:name="List4Level6" style:family="text">
      <style:text-properties style:text-underline-style="none"/>
    </style:style>
    <style:style style:name="List4Level7" style:family="text">
      <style:text-properties style:text-underline-style="none"/>
    </style:style>
    <style:style style:name="List4Level8" style:family="text">
      <style:text-properties style:text-underline-style="none"/>
    </style:style>
    <text:list-style style:name="LS4">
      <text:list-level-style-bullet text:bullet-char="●" text:style-name="List4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4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4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4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4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4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4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4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4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5Level0" style:family="text">
      <style:text-properties style:text-underline-style="none"/>
    </style:style>
    <style:style style:name="List5Level1" style:family="text">
      <style:text-properties style:text-underline-style="none"/>
    </style:style>
    <style:style style:name="List5Level2" style:family="text">
      <style:text-properties style:text-underline-style="none"/>
    </style:style>
    <style:style style:name="List5Level3" style:family="text">
      <style:text-properties style:text-underline-style="none"/>
    </style:style>
    <style:style style:name="List5Level4" style:family="text">
      <style:text-properties style:text-underline-style="none"/>
    </style:style>
    <style:style style:name="List5Level5" style:family="text">
      <style:text-properties style:text-underline-style="none"/>
    </style:style>
    <style:style style:name="List5Level6" style:family="text">
      <style:text-properties style:text-underline-style="none"/>
    </style:style>
    <style:style style:name="List5Level7" style:family="text">
      <style:text-properties style:text-underline-style="none"/>
    </style:style>
    <style:style style:name="List5Level8" style:family="text">
      <style:text-properties style:text-underline-style="none"/>
    </style:style>
    <text:list-style style:name="LS5">
      <text:list-level-style-bullet text:bullet-char="●" text:style-name="List5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5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5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5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5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5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5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5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5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6Level0" style:family="text">
      <style:text-properties style:text-underline-style="none"/>
    </style:style>
    <style:style style:name="List6Level1" style:family="text">
      <style:text-properties style:text-underline-style="none"/>
    </style:style>
    <style:style style:name="List6Level2" style:family="text">
      <style:text-properties style:text-underline-style="none"/>
    </style:style>
    <style:style style:name="List6Level3" style:family="text">
      <style:text-properties style:text-underline-style="none"/>
    </style:style>
    <style:style style:name="List6Level4" style:family="text">
      <style:text-properties style:text-underline-style="none"/>
    </style:style>
    <style:style style:name="List6Level5" style:family="text">
      <style:text-properties style:text-underline-style="none"/>
    </style:style>
    <style:style style:name="List6Level6" style:family="text">
      <style:text-properties style:text-underline-style="none"/>
    </style:style>
    <style:style style:name="List6Level7" style:family="text">
      <style:text-properties style:text-underline-style="none"/>
    </style:style>
    <style:style style:name="List6Level8" style:family="text">
      <style:text-properties style:text-underline-style="none"/>
    </style:style>
    <text:list-style style:name="LS6">
      <text:list-level-style-bullet text:bullet-char="●" text:style-name="List6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6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6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6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6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6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6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6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6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7Level0" style:family="text">
      <style:text-properties style:text-underline-style="none"/>
    </style:style>
    <style:style style:name="List7Level1" style:family="text">
      <style:text-properties style:text-underline-style="none"/>
    </style:style>
    <style:style style:name="List7Level2" style:family="text">
      <style:text-properties style:text-underline-style="none"/>
    </style:style>
    <style:style style:name="List7Level3" style:family="text">
      <style:text-properties style:text-underline-style="none"/>
    </style:style>
    <style:style style:name="List7Level4" style:family="text">
      <style:text-properties style:text-underline-style="none"/>
    </style:style>
    <style:style style:name="List7Level5" style:family="text">
      <style:text-properties style:text-underline-style="none"/>
    </style:style>
    <style:style style:name="List7Level6" style:family="text">
      <style:text-properties style:text-underline-style="none"/>
    </style:style>
    <style:style style:name="List7Level7" style:family="text">
      <style:text-properties style:text-underline-style="none"/>
    </style:style>
    <style:style style:name="List7Level8" style:family="text">
      <style:text-properties style:text-underline-style="none"/>
    </style:style>
    <text:list-style style:name="LS7">
      <text:list-level-style-bullet text:bullet-char="●" text:style-name="List7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7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7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7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7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7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7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7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7Level8" text:level="9">
        <style:list-level-properties text:space-before="11.112cm" text:min-label-width="0.318cm" fo:text-align="start"/>
        <style:text-properties style:text-underline-style="none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1.249cm" fo:padding-left="0cm" fo:margin-left="2.54cm" fo:padding-right="0cm" fo:margin-right="2.54cm"/>
      <style:footer-style>
        <style:header-footer-properties fo:min-height="1.291cm" fo:margin-top="1.291cm" style:dynamic-spacing="true"/>
      </style:footer-style>
    </style:page-layout>
    <style:style style:name="P1" style:family="paragraph" style:parent-style-name="Standard" style:master-page-name="Standard">
      <style:paragraph-properties fo:text-align="right" fo:break-before="auto" fo:line-height="115%" style:writing-mode="lr-tb"/>
    </style:style>
    <style:style style:name="T1_1" style:family="text"/>
  </office:automatic-styles>
  <office:master-styles>
    <style:master-page style:name="Standard" style:page-layout-name="pm1">
      <style:footer>
        <text:p text:style-name="P1"><text:span text:style-name="T1_1"><text:page-number text:select-page="current"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